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e_data" table:style-name="ta1">
        <table:shapes>
          <draw:frame draw:z-index="0" draw:style-name="gr1" draw:text-style-name="P1" svg:width="6.2988in" svg:height="3.5429in" svg:x="2.6193in" svg:y="16.0185in">
            <draw:object draw:notify-on-update-of-ranges="pose_data.A1:pose_data.A2265 pose_data.B1:pose_data.B22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table:number-columns-repeated="2"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57644462585449" calcext:value-type="float">
            <text:p>5.5764446258544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0844469070435" calcext:value-type="float">
            <text:p>5.6084446907043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404447555542" calcext:value-type="float">
            <text:p>5.640444755554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67244434356689" calcext:value-type="float">
            <text:p>5.6724443435668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0444440841675" calcext:value-type="float">
            <text:p>5.7044444084167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364444732666" calcext:value-type="float">
            <text:p>5.736444473266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76844453811646" calcext:value-type="float">
            <text:p>5.7684445381164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0044460296631" calcext:value-type="float">
            <text:p>5.8004446029663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3244466781616" calcext:value-type="float">
            <text:p>5.8324446678161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6444473266602" calcext:value-type="float">
            <text:p>5.8644447326660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89644479751587" calcext:value-type="float">
            <text:p>5.8964447975158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2844438552856" calcext:value-type="float">
            <text:p>5.9284443855285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6044445037842" calcext:value-type="float">
            <text:p>5.9604444503784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5.99244451522827" calcext:value-type="float">
            <text:p>5.9924445152282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2444458007813" calcext:value-type="float">
            <text:p>6.0244445800781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5644464492798" calcext:value-type="float">
            <text:p>6.0564446449279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08844470977783" calcext:value-type="float">
            <text:p>6.0884447097778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2044477462769" calcext:value-type="float">
            <text:p>6.1204447746276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5244436264038" calcext:value-type="float">
            <text:p>6.1524443626403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18444442749023" calcext:value-type="float">
            <text:p>6.1844444274902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1644449234009" calcext:value-type="float">
            <text:p>6.2164444923400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4844455718994" calcext:value-type="float">
            <text:p>6.2484445571899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2804446220398" calcext:value-type="float">
            <text:p>6.280444622039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1244468688965" calcext:value-type="float">
            <text:p>6.3124446868896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444447517395" calcext:value-type="float">
            <text:p>6.344444751739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3764443397522" calcext:value-type="float">
            <text:p>6.376444339752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0844440460205" calcext:value-type="float">
            <text:p>6.4084444046020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404444694519" calcext:value-type="float">
            <text:p>6.440444469451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47244453430176" calcext:value-type="float">
            <text:p>6.4724445343017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0444459915161" calcext:value-type="float">
            <text:p>6.5044445991516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3644466400147" calcext:value-type="float">
            <text:p>6.5364446640014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56844472885132" calcext:value-type="float">
            <text:p>6.5684447288513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0044479370117" calcext:value-type="float">
            <text:p>6.6004447937011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3244438171387" calcext:value-type="float">
            <text:p>6.6324443817138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6444444656372" calcext:value-type="float">
            <text:p>6.6644444465637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69644451141357" calcext:value-type="float">
            <text:p>6.6964445114135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2844457626343" calcext:value-type="float">
            <text:p>6.7284445762634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6044464111328" calcext:value-type="float">
            <text:p>6.7604446411132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79244470596314" calcext:value-type="float">
            <text:p>6.7924447059631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2444477081299" calcext:value-type="float">
            <text:p>6.824444770812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5644435882568" calcext:value-type="float">
            <text:p>6.8564443588256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88844442367554" calcext:value-type="float">
            <text:p>6.8884444236755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2044448852539" calcext:value-type="float">
            <text:p>6.9204444885253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5244455337524" calcext:value-type="float">
            <text:p>6.9524445533752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6.9844446182251" calcext:value-type="float">
            <text:p>6.984444618225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1644468307495" calcext:value-type="float">
            <text:p>7.0164446830749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4844474792481" calcext:value-type="float">
            <text:p>7.0484447479248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0804443359375" calcext:value-type="float">
            <text:p>7.080444335937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1244440078735" calcext:value-type="float">
            <text:p>7.11244440078735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4444446563721" calcext:value-type="float">
            <text:p>7.1444444656372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17644453048706" calcext:value-type="float">
            <text:p>7.17644453048706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0844459533691" calcext:value-type="float">
            <text:p>7.20844459533691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4044466018677" calcext:value-type="float">
            <text:p>7.2404446601867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27244472503662" calcext:value-type="float">
            <text:p>7.2724447250366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0444478988647" calcext:value-type="float">
            <text:p>7.3044447898864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3644437789917" calcext:value-type="float">
            <text:p>7.33644437789917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36844444274902" calcext:value-type="float">
            <text:p>7.36844444274902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0044450759888" calcext:value-type="float">
            <text:p>7.4004445075988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3244457244873" calcext:value-type="float">
            <text:p>7.43244457244873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6444463729858" calcext:value-type="float">
            <text:p>7.46444463729858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49644470214844" calcext:value-type="float">
            <text:p>7.49644470214844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2844476699829" calcext:value-type="float">
            <text:p>7.5284447669982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044435501099" calcext:value-type="float">
            <text:p>7.56044435501099</text:p>
          </table:table-cell>
          <table:table-cell office:value-type="float" office:value="5.54444456100464" calcext:value-type="float">
            <text:p>5.54444456100464</text:p>
          </table:table-cell>
        </table:table-row>
        <table:table-row table:style-name="ro1">
          <table:table-cell office:value-type="float" office:value="7.56360101699829" calcext:value-type="float">
            <text:p>7.56360101699829</text:p>
          </table:table-cell>
          <table:table-cell office:value-type="float" office:value="5.57628870010376" calcext:value-type="float">
            <text:p>5.57628870010376</text:p>
          </table:table-cell>
        </table:table-row>
        <table:table-row table:style-name="ro1">
          <table:table-cell office:value-type="float" office:value="7.56675720214844" calcext:value-type="float">
            <text:p>7.56675720214844</text:p>
          </table:table-cell>
          <table:table-cell office:value-type="float" office:value="5.60813236236572" calcext:value-type="float">
            <text:p>5.60813236236572</text:p>
          </table:table-cell>
        </table:table-row>
        <table:table-row table:style-name="ro1">
          <table:table-cell office:value-type="float" office:value="7.56991386413574" calcext:value-type="float">
            <text:p>7.56991386413574</text:p>
          </table:table-cell>
          <table:table-cell office:value-type="float" office:value="5.63997650146484" calcext:value-type="float">
            <text:p>5.63997650146484</text:p>
          </table:table-cell>
        </table:table-row>
        <table:table-row table:style-name="ro1">
          <table:table-cell office:value-type="float" office:value="7.57307004928589" calcext:value-type="float">
            <text:p>7.57307004928589</text:p>
          </table:table-cell>
          <table:table-cell office:value-type="float" office:value="5.67182016372681" calcext:value-type="float">
            <text:p>5.67182016372681</text:p>
          </table:table-cell>
        </table:table-row>
        <table:table-row table:style-name="ro1">
          <table:table-cell office:value-type="float" office:value="7.57622623443604" calcext:value-type="float">
            <text:p>7.57622623443604</text:p>
          </table:table-cell>
          <table:table-cell office:value-type="float" office:value="5.70366430282593" calcext:value-type="float">
            <text:p>5.70366430282593</text:p>
          </table:table-cell>
        </table:table-row>
        <table:table-row table:style-name="ro1">
          <table:table-cell office:value-type="float" office:value="7.57938289642334" calcext:value-type="float">
            <text:p>7.57938289642334</text:p>
          </table:table-cell>
          <table:table-cell office:value-type="float" office:value="5.73550844192505" calcext:value-type="float">
            <text:p>5.73550844192505</text:p>
          </table:table-cell>
        </table:table-row>
        <table:table-row table:style-name="ro1">
          <table:table-cell office:value-type="float" office:value="7.58253908157349" calcext:value-type="float">
            <text:p>7.58253908157349</text:p>
          </table:table-cell>
          <table:table-cell office:value-type="float" office:value="5.76735210418701" calcext:value-type="float">
            <text:p>5.76735210418701</text:p>
          </table:table-cell>
        </table:table-row>
        <table:table-row table:style-name="ro1">
          <table:table-cell office:value-type="float" office:value="7.58569526672363" calcext:value-type="float">
            <text:p>7.58569526672363</text:p>
          </table:table-cell>
          <table:table-cell office:value-type="float" office:value="5.79919624328613" calcext:value-type="float">
            <text:p>5.79919624328613</text:p>
          </table:table-cell>
        </table:table-row>
        <table:table-row table:style-name="ro1">
          <table:table-cell office:value-type="float" office:value="7.58885192871094" calcext:value-type="float">
            <text:p>7.58885192871094</text:p>
          </table:table-cell>
          <table:table-cell office:value-type="float" office:value="5.8310399055481" calcext:value-type="float">
            <text:p>5.8310399055481</text:p>
          </table:table-cell>
        </table:table-row>
        <table:table-row table:style-name="ro1">
          <table:table-cell office:value-type="float" office:value="7.59200811386108" calcext:value-type="float">
            <text:p>7.59200811386108</text:p>
          </table:table-cell>
          <table:table-cell office:value-type="float" office:value="5.86288404464722" calcext:value-type="float">
            <text:p>5.86288404464722</text:p>
          </table:table-cell>
        </table:table-row>
        <table:table-row table:style-name="ro1">
          <table:table-cell office:value-type="float" office:value="7.59516477584839" calcext:value-type="float">
            <text:p>7.59516477584839</text:p>
          </table:table-cell>
          <table:table-cell office:value-type="float" office:value="5.89472818374634" calcext:value-type="float">
            <text:p>5.89472818374634</text:p>
          </table:table-cell>
        </table:table-row>
        <table:table-row table:style-name="ro1">
          <table:table-cell office:value-type="float" office:value="7.59832096099854" calcext:value-type="float">
            <text:p>7.59832096099854</text:p>
          </table:table-cell>
          <table:table-cell office:value-type="float" office:value="5.9265718460083" calcext:value-type="float">
            <text:p>5.9265718460083</text:p>
          </table:table-cell>
        </table:table-row>
        <table:table-row table:style-name="ro1">
          <table:table-cell office:value-type="float" office:value="7.60147714614868" calcext:value-type="float">
            <text:p>7.60147714614868</text:p>
          </table:table-cell>
          <table:table-cell office:value-type="float" office:value="5.95841598510742" calcext:value-type="float">
            <text:p>5.95841598510742</text:p>
          </table:table-cell>
        </table:table-row>
        <table:table-row table:style-name="ro1">
          <table:table-cell office:value-type="float" office:value="7.60463380813599" calcext:value-type="float">
            <text:p>7.60463380813599</text:p>
          </table:table-cell>
          <table:table-cell office:value-type="float" office:value="5.99026012420654" calcext:value-type="float">
            <text:p>5.99026012420654</text:p>
          </table:table-cell>
        </table:table-row>
        <table:table-row table:style-name="ro1">
          <table:table-cell office:value-type="float" office:value="7.60778999328613" calcext:value-type="float">
            <text:p>7.60778999328613</text:p>
          </table:table-cell>
          <table:table-cell office:value-type="float" office:value="6.02210378646851" calcext:value-type="float">
            <text:p>6.02210378646851</text:p>
          </table:table-cell>
        </table:table-row>
        <table:table-row table:style-name="ro1">
          <table:table-cell office:value-type="float" office:value="7.61094617843628" calcext:value-type="float">
            <text:p>7.61094617843628</text:p>
          </table:table-cell>
          <table:table-cell office:value-type="float" office:value="6.05394792556763" calcext:value-type="float">
            <text:p>6.05394792556763</text:p>
          </table:table-cell>
        </table:table-row>
        <table:table-row table:style-name="ro1">
          <table:table-cell office:value-type="float" office:value="7.61410284042358" calcext:value-type="float">
            <text:p>7.61410284042358</text:p>
          </table:table-cell>
          <table:table-cell office:value-type="float" office:value="6.08579158782959" calcext:value-type="float">
            <text:p>6.08579158782959</text:p>
          </table:table-cell>
        </table:table-row>
        <table:table-row table:style-name="ro1">
          <table:table-cell office:value-type="float" office:value="7.61725902557373" calcext:value-type="float">
            <text:p>7.61725902557373</text:p>
          </table:table-cell>
          <table:table-cell office:value-type="float" office:value="6.11763572692871" calcext:value-type="float">
            <text:p>6.11763572692871</text:p>
          </table:table-cell>
        </table:table-row>
        <table:table-row table:style-name="ro1">
          <table:table-cell office:value-type="float" office:value="7.62041568756104" calcext:value-type="float">
            <text:p>7.62041568756104</text:p>
          </table:table-cell>
          <table:table-cell office:value-type="float" office:value="6.14947986602783" calcext:value-type="float">
            <text:p>6.14947986602783</text:p>
          </table:table-cell>
        </table:table-row>
        <table:table-row table:style-name="ro1">
          <table:table-cell office:value-type="float" office:value="7.62357187271118" calcext:value-type="float">
            <text:p>7.62357187271118</text:p>
          </table:table-cell>
          <table:table-cell office:value-type="float" office:value="6.1813235282898" calcext:value-type="float">
            <text:p>6.1813235282898</text:p>
          </table:table-cell>
        </table:table-row>
        <table:table-row table:style-name="ro1">
          <table:table-cell office:value-type="float" office:value="7.62672805786133" calcext:value-type="float">
            <text:p>7.62672805786133</text:p>
          </table:table-cell>
          <table:table-cell office:value-type="float" office:value="6.21316766738892" calcext:value-type="float">
            <text:p>6.21316766738892</text:p>
          </table:table-cell>
        </table:table-row>
        <table:table-row table:style-name="ro1">
          <table:table-cell office:value-type="float" office:value="7.62988471984863" calcext:value-type="float">
            <text:p>7.62988471984863</text:p>
          </table:table-cell>
          <table:table-cell office:value-type="float" office:value="6.24501132965088" calcext:value-type="float">
            <text:p>6.24501132965088</text:p>
          </table:table-cell>
        </table:table-row>
        <table:table-row table:style-name="ro1">
          <table:table-cell office:value-type="float" office:value="7.63304090499878" calcext:value-type="float">
            <text:p>7.63304090499878</text:p>
          </table:table-cell>
          <table:table-cell office:value-type="float" office:value="6.27685546875" calcext:value-type="float">
            <text:p>6.27685546875</text:p>
          </table:table-cell>
        </table:table-row>
        <table:table-row table:style-name="ro1">
          <table:table-cell office:value-type="float" office:value="7.63619709014893" calcext:value-type="float">
            <text:p>7.63619709014893</text:p>
          </table:table-cell>
          <table:table-cell office:value-type="float" office:value="6.30869960784912" calcext:value-type="float">
            <text:p>6.30869960784912</text:p>
          </table:table-cell>
        </table:table-row>
        <table:table-row table:style-name="ro1">
          <table:table-cell office:value-type="float" office:value="7.63935375213623" calcext:value-type="float">
            <text:p>7.63935375213623</text:p>
          </table:table-cell>
          <table:table-cell office:value-type="float" office:value="6.34054327011108" calcext:value-type="float">
            <text:p>6.34054327011108</text:p>
          </table:table-cell>
        </table:table-row>
        <table:table-row table:style-name="ro1">
          <table:table-cell office:value-type="float" office:value="7.64250993728638" calcext:value-type="float">
            <text:p>7.64250993728638</text:p>
          </table:table-cell>
          <table:table-cell office:value-type="float" office:value="6.37238740921021" calcext:value-type="float">
            <text:p>6.37238740921021</text:p>
          </table:table-cell>
        </table:table-row>
        <table:table-row table:style-name="ro1">
          <table:table-cell office:value-type="float" office:value="7.64566659927368" calcext:value-type="float">
            <text:p>7.64566659927368</text:p>
          </table:table-cell>
          <table:table-cell office:value-type="float" office:value="6.40423107147217" calcext:value-type="float">
            <text:p>6.40423107147217</text:p>
          </table:table-cell>
        </table:table-row>
        <table:table-row table:style-name="ro1">
          <table:table-cell office:value-type="float" office:value="7.64882278442383" calcext:value-type="float">
            <text:p>7.64882278442383</text:p>
          </table:table-cell>
          <table:table-cell office:value-type="float" office:value="6.43607521057129" calcext:value-type="float">
            <text:p>6.43607521057129</text:p>
          </table:table-cell>
        </table:table-row>
        <table:table-row table:style-name="ro1">
          <table:table-cell office:value-type="float" office:value="7.65197896957397" calcext:value-type="float">
            <text:p>7.65197896957397</text:p>
          </table:table-cell>
          <table:table-cell office:value-type="float" office:value="6.46791934967041" calcext:value-type="float">
            <text:p>6.46791934967041</text:p>
          </table:table-cell>
        </table:table-row>
        <table:table-row table:style-name="ro1">
          <table:table-cell office:value-type="float" office:value="7.65513563156128" calcext:value-type="float">
            <text:p>7.65513563156128</text:p>
          </table:table-cell>
          <table:table-cell office:value-type="float" office:value="6.49976301193237" calcext:value-type="float">
            <text:p>6.49976301193237</text:p>
          </table:table-cell>
        </table:table-row>
        <table:table-row table:style-name="ro1">
          <table:table-cell office:value-type="float" office:value="7.65829181671143" calcext:value-type="float">
            <text:p>7.65829181671143</text:p>
          </table:table-cell>
          <table:table-cell office:value-type="float" office:value="6.53160715103149" calcext:value-type="float">
            <text:p>6.53160715103149</text:p>
          </table:table-cell>
        </table:table-row>
        <table:table-row table:style-name="ro1">
          <table:table-cell office:value-type="float" office:value="7.66144800186157" calcext:value-type="float">
            <text:p>7.66144800186157</text:p>
          </table:table-cell>
          <table:table-cell office:value-type="float" office:value="6.56345129013062" calcext:value-type="float">
            <text:p>6.56345129013062</text:p>
          </table:table-cell>
        </table:table-row>
        <table:table-row table:style-name="ro1">
          <table:table-cell office:value-type="float" office:value="7.66460466384888" calcext:value-type="float">
            <text:p>7.66460466384888</text:p>
          </table:table-cell>
          <table:table-cell office:value-type="float" office:value="6.59529495239258" calcext:value-type="float">
            <text:p>6.59529495239258</text:p>
          </table:table-cell>
        </table:table-row>
        <table:table-row table:style-name="ro1">
          <table:table-cell office:value-type="float" office:value="7.66776084899902" calcext:value-type="float">
            <text:p>7.66776084899902</text:p>
          </table:table-cell>
          <table:table-cell office:value-type="float" office:value="6.6271390914917" calcext:value-type="float">
            <text:p>6.6271390914917</text:p>
          </table:table-cell>
        </table:table-row>
        <table:table-row table:style-name="ro1">
          <table:table-cell office:value-type="float" office:value="7.67091751098633" calcext:value-type="float">
            <text:p>7.67091751098633</text:p>
          </table:table-cell>
          <table:table-cell office:value-type="float" office:value="6.65898275375366" calcext:value-type="float">
            <text:p>6.65898275375366</text:p>
          </table:table-cell>
        </table:table-row>
        <table:table-row table:style-name="ro1">
          <table:table-cell office:value-type="float" office:value="7.67407369613647" calcext:value-type="float">
            <text:p>7.67407369613647</text:p>
          </table:table-cell>
          <table:table-cell office:value-type="float" office:value="6.69082689285278" calcext:value-type="float">
            <text:p>6.69082689285278</text:p>
          </table:table-cell>
        </table:table-row>
        <table:table-row table:style-name="ro1">
          <table:table-cell office:value-type="float" office:value="7.67722988128662" calcext:value-type="float">
            <text:p>7.67722988128662</text:p>
          </table:table-cell>
          <table:table-cell office:value-type="float" office:value="6.7226710319519" calcext:value-type="float">
            <text:p>6.7226710319519</text:p>
          </table:table-cell>
        </table:table-row>
        <table:table-row table:style-name="ro1">
          <table:table-cell office:value-type="float" office:value="7.68038654327393" calcext:value-type="float">
            <text:p>7.68038654327393</text:p>
          </table:table-cell>
          <table:table-cell office:value-type="float" office:value="6.75451469421387" calcext:value-type="float">
            <text:p>6.75451469421387</text:p>
          </table:table-cell>
        </table:table-row>
        <table:table-row table:style-name="ro1">
          <table:table-cell office:value-type="float" office:value="7.68354272842407" calcext:value-type="float">
            <text:p>7.68354272842407</text:p>
          </table:table-cell>
          <table:table-cell office:value-type="float" office:value="6.78635883331299" calcext:value-type="float">
            <text:p>6.78635883331299</text:p>
          </table:table-cell>
        </table:table-row>
        <table:table-row table:style-name="ro1">
          <table:table-cell office:value-type="float" office:value="7.68669891357422" calcext:value-type="float">
            <text:p>7.68669891357422</text:p>
          </table:table-cell>
          <table:table-cell office:value-type="float" office:value="6.81820249557495" calcext:value-type="float">
            <text:p>6.81820249557495</text:p>
          </table:table-cell>
        </table:table-row>
        <table:table-row table:style-name="ro1">
          <table:table-cell office:value-type="float" office:value="7.68985557556152" calcext:value-type="float">
            <text:p>7.68985557556152</text:p>
          </table:table-cell>
          <table:table-cell office:value-type="float" office:value="6.85004663467407" calcext:value-type="float">
            <text:p>6.85004663467407</text:p>
          </table:table-cell>
        </table:table-row>
        <table:table-row table:style-name="ro1">
          <table:table-cell office:value-type="float" office:value="7.69301176071167" calcext:value-type="float">
            <text:p>7.69301176071167</text:p>
          </table:table-cell>
          <table:table-cell office:value-type="float" office:value="6.88189077377319" calcext:value-type="float">
            <text:p>6.88189077377319</text:p>
          </table:table-cell>
        </table:table-row>
        <table:table-row table:style-name="ro1">
          <table:table-cell office:value-type="float" office:value="7.69616842269897" calcext:value-type="float">
            <text:p>7.69616842269897</text:p>
          </table:table-cell>
          <table:table-cell office:value-type="float" office:value="6.91373443603516" calcext:value-type="float">
            <text:p>6.91373443603516</text:p>
          </table:table-cell>
        </table:table-row>
        <table:table-row table:style-name="ro1">
          <table:table-cell office:value-type="float" office:value="7.69932460784912" calcext:value-type="float">
            <text:p>7.69932460784912</text:p>
          </table:table-cell>
          <table:table-cell office:value-type="float" office:value="6.94557857513428" calcext:value-type="float">
            <text:p>6.94557857513428</text:p>
          </table:table-cell>
        </table:table-row>
        <table:table-row table:style-name="ro1">
          <table:table-cell office:value-type="float" office:value="7.70248079299927" calcext:value-type="float">
            <text:p>7.70248079299927</text:p>
          </table:table-cell>
          <table:table-cell office:value-type="float" office:value="6.97742223739624" calcext:value-type="float">
            <text:p>6.97742223739624</text:p>
          </table:table-cell>
        </table:table-row>
        <table:table-row table:style-name="ro1">
          <table:table-cell office:value-type="float" office:value="7.70563745498657" calcext:value-type="float">
            <text:p>7.70563745498657</text:p>
          </table:table-cell>
          <table:table-cell office:value-type="float" office:value="7.00926637649536" calcext:value-type="float">
            <text:p>7.00926637649536</text:p>
          </table:table-cell>
        </table:table-row>
        <table:table-row table:style-name="ro1">
          <table:table-cell office:value-type="float" office:value="7.70879364013672" calcext:value-type="float">
            <text:p>7.70879364013672</text:p>
          </table:table-cell>
          <table:table-cell office:value-type="float" office:value="7.04111051559448" calcext:value-type="float">
            <text:p>7.04111051559448</text:p>
          </table:table-cell>
        </table:table-row>
        <table:table-row table:style-name="ro1">
          <table:table-cell office:value-type="float" office:value="7.71194982528687" calcext:value-type="float">
            <text:p>7.71194982528687</text:p>
          </table:table-cell>
          <table:table-cell office:value-type="float" office:value="7.07295417785645" calcext:value-type="float">
            <text:p>7.07295417785645</text:p>
          </table:table-cell>
        </table:table-row>
        <table:table-row table:style-name="ro1">
          <table:table-cell office:value-type="float" office:value="7.71510648727417" calcext:value-type="float">
            <text:p>7.71510648727417</text:p>
          </table:table-cell>
          <table:table-cell office:value-type="float" office:value="7.10479831695557" calcext:value-type="float">
            <text:p>7.10479831695557</text:p>
          </table:table-cell>
        </table:table-row>
        <table:table-row table:style-name="ro1">
          <table:table-cell office:value-type="float" office:value="7.71826267242432" calcext:value-type="float">
            <text:p>7.71826267242432</text:p>
          </table:table-cell>
          <table:table-cell office:value-type="float" office:value="7.13664245605469" calcext:value-type="float">
            <text:p>7.13664245605469</text:p>
          </table:table-cell>
        </table:table-row>
        <table:table-row table:style-name="ro1">
          <table:table-cell office:value-type="float" office:value="7.72141933441162" calcext:value-type="float">
            <text:p>7.72141933441162</text:p>
          </table:table-cell>
          <table:table-cell office:value-type="float" office:value="7.16848611831665" calcext:value-type="float">
            <text:p>7.16848611831665</text:p>
          </table:table-cell>
        </table:table-row>
        <table:table-row table:style-name="ro1">
          <table:table-cell office:value-type="float" office:value="7.72457551956177" calcext:value-type="float">
            <text:p>7.72457551956177</text:p>
          </table:table-cell>
          <table:table-cell office:value-type="float" office:value="7.20033025741577" calcext:value-type="float">
            <text:p>7.20033025741577</text:p>
          </table:table-cell>
        </table:table-row>
        <table:table-row table:style-name="ro1">
          <table:table-cell office:value-type="float" office:value="7.72773170471191" calcext:value-type="float">
            <text:p>7.72773170471191</text:p>
          </table:table-cell>
          <table:table-cell office:value-type="float" office:value="7.23217391967773" calcext:value-type="float">
            <text:p>7.23217391967773</text:p>
          </table:table-cell>
        </table:table-row>
        <table:table-row table:style-name="ro1">
          <table:table-cell office:value-type="float" office:value="7.73088836669922" calcext:value-type="float">
            <text:p>7.73088836669922</text:p>
          </table:table-cell>
          <table:table-cell office:value-type="float" office:value="7.26401805877686" calcext:value-type="float">
            <text:p>7.26401805877686</text:p>
          </table:table-cell>
        </table:table-row>
        <table:table-row table:style-name="ro1">
          <table:table-cell office:value-type="float" office:value="7.73404455184937" calcext:value-type="float">
            <text:p>7.73404455184937</text:p>
          </table:table-cell>
          <table:table-cell office:value-type="float" office:value="7.29586219787598" calcext:value-type="float">
            <text:p>7.29586219787598</text:p>
          </table:table-cell>
        </table:table-row>
        <table:table-row table:style-name="ro1">
          <table:table-cell office:value-type="float" office:value="7.73720121383667" calcext:value-type="float">
            <text:p>7.73720121383667</text:p>
          </table:table-cell>
          <table:table-cell office:value-type="float" office:value="7.32770586013794" calcext:value-type="float">
            <text:p>7.32770586013794</text:p>
          </table:table-cell>
        </table:table-row>
        <table:table-row table:style-name="ro1">
          <table:table-cell office:value-type="float" office:value="7.74035739898682" calcext:value-type="float">
            <text:p>7.74035739898682</text:p>
          </table:table-cell>
          <table:table-cell office:value-type="float" office:value="7.35954999923706" calcext:value-type="float">
            <text:p>7.35954999923706</text:p>
          </table:table-cell>
        </table:table-row>
        <table:table-row table:style-name="ro1">
          <table:table-cell office:value-type="float" office:value="7.74351358413696" calcext:value-type="float">
            <text:p>7.74351358413696</text:p>
          </table:table-cell>
          <table:table-cell office:value-type="float" office:value="7.39139366149902" calcext:value-type="float">
            <text:p>7.39139366149902</text:p>
          </table:table-cell>
        </table:table-row>
        <table:table-row table:style-name="ro1">
          <table:table-cell office:value-type="float" office:value="7.74667024612427" calcext:value-type="float">
            <text:p>7.74667024612427</text:p>
          </table:table-cell>
          <table:table-cell office:value-type="float" office:value="7.42323780059814" calcext:value-type="float">
            <text:p>7.42323780059814</text:p>
          </table:table-cell>
        </table:table-row>
        <table:table-row table:style-name="ro1">
          <table:table-cell office:value-type="float" office:value="7.74982643127441" calcext:value-type="float">
            <text:p>7.74982643127441</text:p>
          </table:table-cell>
          <table:table-cell office:value-type="float" office:value="7.45508193969727" calcext:value-type="float">
            <text:p>7.45508193969727</text:p>
          </table:table-cell>
        </table:table-row>
        <table:table-row table:style-name="ro1">
          <table:table-cell office:value-type="float" office:value="7.75298261642456" calcext:value-type="float">
            <text:p>7.75298261642456</text:p>
          </table:table-cell>
          <table:table-cell office:value-type="float" office:value="7.48692560195923" calcext:value-type="float">
            <text:p>7.48692560195923</text:p>
          </table:table-cell>
        </table:table-row>
        <table:table-row table:style-name="ro1">
          <table:table-cell office:value-type="float" office:value="7.75613927841187" calcext:value-type="float">
            <text:p>7.75613927841187</text:p>
          </table:table-cell>
          <table:table-cell office:value-type="float" office:value="7.51876974105835" calcext:value-type="float">
            <text:p>7.51876974105835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5929546356201" calcext:value-type="float">
            <text:p>7.75929546356201</text:p>
          </table:table-cell>
          <table:table-cell office:value-type="float" office:value="7.55061340332031" calcext:value-type="float">
            <text:p>7.55061340332031</text:p>
          </table:table-cell>
        </table:table-row>
        <table:table-row table:style-name="ro1">
          <table:table-cell office:value-type="float" office:value="7.76245212554932" calcext:value-type="float">
            <text:p>7.76245212554932</text:p>
          </table:table-cell>
          <table:table-cell office:value-type="float" office:value="7.58245754241943" calcext:value-type="float">
            <text:p>7.58245754241943</text:p>
          </table:table-cell>
        </table:table-row>
        <table:table-row table:style-name="ro1">
          <table:table-cell office:value-type="float" office:value="7.76560831069946" calcext:value-type="float">
            <text:p>7.76560831069946</text:p>
          </table:table-cell>
          <table:table-cell office:value-type="float" office:value="7.61430168151856" calcext:value-type="float">
            <text:p>7.61430168151856</text:p>
          </table:table-cell>
        </table:table-row>
        <table:table-row table:style-name="ro1">
          <table:table-cell office:value-type="float" office:value="7.76876449584961" calcext:value-type="float">
            <text:p>7.76876449584961</text:p>
          </table:table-cell>
          <table:table-cell office:value-type="float" office:value="7.64614534378052" calcext:value-type="float">
            <text:p>7.64614534378052</text:p>
          </table:table-cell>
        </table:table-row>
        <table:table-row table:style-name="ro1">
          <table:table-cell office:value-type="float" office:value="7.77192115783691" calcext:value-type="float">
            <text:p>7.77192115783691</text:p>
          </table:table-cell>
          <table:table-cell office:value-type="float" office:value="7.67798948287964" calcext:value-type="float">
            <text:p>7.67798948287964</text:p>
          </table:table-cell>
        </table:table-row>
        <table:table-row table:style-name="ro1">
          <table:table-cell office:value-type="float" office:value="7.77507734298706" calcext:value-type="float">
            <text:p>7.77507734298706</text:p>
          </table:table-cell>
          <table:table-cell office:value-type="float" office:value="7.70983362197876" calcext:value-type="float">
            <text:p>7.70983362197876</text:p>
          </table:table-cell>
        </table:table-row>
        <table:table-row table:style-name="ro1">
          <table:table-cell office:value-type="float" office:value="7.77823352813721" calcext:value-type="float">
            <text:p>7.77823352813721</text:p>
          </table:table-cell>
          <table:table-cell office:value-type="float" office:value="7.74167728424072" calcext:value-type="float">
            <text:p>7.74167728424072</text:p>
          </table:table-cell>
        </table:table-row>
        <table:table-row table:style-name="ro1">
          <table:table-cell office:value-type="float" office:value="7.78139019012451" calcext:value-type="float">
            <text:p>7.78139019012451</text:p>
          </table:table-cell>
          <table:table-cell office:value-type="float" office:value="7.77352142333984" calcext:value-type="float">
            <text:p>7.77352142333984</text:p>
          </table:table-cell>
        </table:table-row>
        <table:table-row table:style-name="ro1">
          <table:table-cell office:value-type="float" office:value="7.78454637527466" calcext:value-type="float">
            <text:p>7.78454637527466</text:p>
          </table:table-cell>
          <table:table-cell office:value-type="float" office:value="7.80536508560181" calcext:value-type="float">
            <text:p>7.80536508560181</text:p>
          </table:table-cell>
        </table:table-row>
        <table:table-row table:style-name="ro1">
          <table:table-cell office:value-type="float" office:value="7.78770303726196" calcext:value-type="float">
            <text:p>7.78770303726196</text:p>
          </table:table-cell>
          <table:table-cell office:value-type="float" office:value="7.83720922470093" calcext:value-type="float">
            <text:p>7.83720922470093</text:p>
          </table:table-cell>
        </table:table-row>
        <table:table-row table:style-name="ro1">
          <table:table-cell office:value-type="float" office:value="7.79085922241211" calcext:value-type="float">
            <text:p>7.79085922241211</text:p>
          </table:table-cell>
          <table:table-cell office:value-type="float" office:value="7.86905336380005" calcext:value-type="float">
            <text:p>7.86905336380005</text:p>
          </table:table-cell>
        </table:table-row>
        <table:table-row table:style-name="ro1">
          <table:table-cell office:value-type="float" office:value="7.79401540756226" calcext:value-type="float">
            <text:p>7.79401540756226</text:p>
          </table:table-cell>
          <table:table-cell office:value-type="float" office:value="7.90089702606201" calcext:value-type="float">
            <text:p>7.90089702606201</text:p>
          </table:table-cell>
        </table:table-row>
        <table:table-row table:style-name="ro1">
          <table:table-cell office:value-type="float" office:value="7.79717206954956" calcext:value-type="float">
            <text:p>7.79717206954956</text:p>
          </table:table-cell>
          <table:table-cell office:value-type="float" office:value="7.93274116516113" calcext:value-type="float">
            <text:p>7.93274116516113</text:p>
          </table:table-cell>
        </table:table-row>
        <table:table-row table:style-name="ro1">
          <table:table-cell office:value-type="float" office:value="7.80032825469971" calcext:value-type="float">
            <text:p>7.80032825469971</text:p>
          </table:table-cell>
          <table:table-cell office:value-type="float" office:value="7.9645848274231" calcext:value-type="float">
            <text:p>7.9645848274231</text:p>
          </table:table-cell>
        </table:table-row>
        <table:table-row table:style-name="ro1">
          <table:table-cell office:value-type="float" office:value="7.80348443984985" calcext:value-type="float">
            <text:p>7.80348443984985</text:p>
          </table:table-cell>
          <table:table-cell office:value-type="float" office:value="7.99642896652222" calcext:value-type="float">
            <text:p>7.99642896652222</text:p>
          </table:table-cell>
        </table:table-row>
        <table:table-row table:style-name="ro1">
          <table:table-cell office:value-type="float" office:value="7.80664110183716" calcext:value-type="float">
            <text:p>7.80664110183716</text:p>
          </table:table-cell>
          <table:table-cell office:value-type="float" office:value="8.02827262878418" calcext:value-type="float">
            <text:p>8.02827262878418</text:p>
          </table:table-cell>
        </table:table-row>
        <table:table-row table:style-name="ro1">
          <table:table-cell office:value-type="float" office:value="7.80979728698731" calcext:value-type="float">
            <text:p>7.80979728698731</text:p>
          </table:table-cell>
          <table:table-cell office:value-type="float" office:value="8.0601167678833" calcext:value-type="float">
            <text:p>8.0601167678833</text:p>
          </table:table-cell>
        </table:table-row>
        <table:table-row table:style-name="ro1">
          <table:table-cell office:value-type="float" office:value="7.81295394897461" calcext:value-type="float">
            <text:p>7.81295394897461</text:p>
          </table:table-cell>
          <table:table-cell office:value-type="float" office:value="8.09196090698242" calcext:value-type="float">
            <text:p>8.09196090698242</text:p>
          </table:table-cell>
        </table:table-row>
        <table:table-row table:style-name="ro1">
          <table:table-cell office:value-type="float" office:value="7.81611013412476" calcext:value-type="float">
            <text:p>7.81611013412476</text:p>
          </table:table-cell>
          <table:table-cell office:value-type="float" office:value="8.12380504608154" calcext:value-type="float">
            <text:p>8.12380504608154</text:p>
          </table:table-cell>
        </table:table-row>
        <table:table-row table:style-name="ro1">
          <table:table-cell office:value-type="float" office:value="7.8192663192749" calcext:value-type="float">
            <text:p>7.8192663192749</text:p>
          </table:table-cell>
          <table:table-cell office:value-type="float" office:value="8.15564918518066" calcext:value-type="float">
            <text:p>8.15564918518066</text:p>
          </table:table-cell>
        </table:table-row>
        <table:table-row table:style-name="ro1">
          <table:table-cell office:value-type="float" office:value="7.82242298126221" calcext:value-type="float">
            <text:p>7.82242298126221</text:p>
          </table:table-cell>
          <table:table-cell office:value-type="float" office:value="8.18749237060547" calcext:value-type="float">
            <text:p>8.18749237060547</text:p>
          </table:table-cell>
        </table:table-row>
        <table:table-row table:style-name="ro1">
          <table:table-cell office:value-type="float" office:value="7.82557916641235" calcext:value-type="float">
            <text:p>7.82557916641235</text:p>
          </table:table-cell>
          <table:table-cell office:value-type="float" office:value="8.21933650970459" calcext:value-type="float">
            <text:p>8.21933650970459</text:p>
          </table:table-cell>
        </table:table-row>
        <table:table-row table:style-name="ro1">
          <table:table-cell office:value-type="float" office:value="7.8287353515625" calcext:value-type="float">
            <text:p>7.8287353515625</text:p>
          </table:table-cell>
          <table:table-cell office:value-type="float" office:value="8.25118064880371" calcext:value-type="float">
            <text:p>8.25118064880371</text:p>
          </table:table-cell>
        </table:table-row>
        <table:table-row table:style-name="ro1">
          <table:table-cell office:value-type="float" office:value="7.83189201354981" calcext:value-type="float">
            <text:p>7.83189201354981</text:p>
          </table:table-cell>
          <table:table-cell office:value-type="float" office:value="8.28302478790283" calcext:value-type="float">
            <text:p>8.28302478790283</text:p>
          </table:table-cell>
        </table:table-row>
        <table:table-row table:style-name="ro1">
          <table:table-cell office:value-type="float" office:value="7.83504819869995" calcext:value-type="float">
            <text:p>7.83504819869995</text:p>
          </table:table-cell>
          <table:table-cell office:value-type="float" office:value="8.31486892700195" calcext:value-type="float">
            <text:p>8.31486892700195</text:p>
          </table:table-cell>
        </table:table-row>
        <table:table-row table:style-name="ro1">
          <table:table-cell office:value-type="float" office:value="7.83820486068726" calcext:value-type="float">
            <text:p>7.83820486068726</text:p>
          </table:table-cell>
          <table:table-cell office:value-type="float" office:value="8.34671211242676" calcext:value-type="float">
            <text:p>8.34671211242676</text:p>
          </table:table-cell>
        </table:table-row>
        <table:table-row table:style-name="ro1">
          <table:table-cell office:value-type="float" office:value="7.8413610458374" calcext:value-type="float">
            <text:p>7.8413610458374</text:p>
          </table:table-cell>
          <table:table-cell office:value-type="float" office:value="8.37855625152588" calcext:value-type="float">
            <text:p>8.37855625152588</text:p>
          </table:table-cell>
        </table:table-row>
        <table:table-row table:style-name="ro1">
          <table:table-cell office:value-type="float" office:value="7.84451723098755" calcext:value-type="float">
            <text:p>7.84451723098755</text:p>
          </table:table-cell>
          <table:table-cell office:value-type="float" office:value="8.410400390625" calcext:value-type="float">
            <text:p>8.410400390625</text:p>
          </table:table-cell>
        </table:table-row>
        <table:table-row table:style-name="ro1">
          <table:table-cell office:value-type="float" office:value="7.84767389297485" calcext:value-type="float">
            <text:p>7.84767389297485</text:p>
          </table:table-cell>
          <table:table-cell office:value-type="float" office:value="8.44224452972412" calcext:value-type="float">
            <text:p>8.44224452972412</text:p>
          </table:table-cell>
        </table:table-row>
        <table:table-row table:style-name="ro1">
          <table:table-cell office:value-type="float" office:value="7.850830078125" calcext:value-type="float">
            <text:p>7.850830078125</text:p>
          </table:table-cell>
          <table:table-cell office:value-type="float" office:value="8.47408866882324" calcext:value-type="float">
            <text:p>8.47408866882324</text:p>
          </table:table-cell>
        </table:table-row>
        <table:table-row table:style-name="ro1">
          <table:table-cell office:value-type="float" office:value="7.85398626327515" calcext:value-type="float">
            <text:p>7.85398626327515</text:p>
          </table:table-cell>
          <table:table-cell office:value-type="float" office:value="8.50593185424805" calcext:value-type="float">
            <text:p>8.50593185424805</text:p>
          </table:table-cell>
        </table:table-row>
        <table:table-row table:style-name="ro1">
          <table:table-cell office:value-type="float" office:value="7.85714292526245" calcext:value-type="float">
            <text:p>7.85714292526245</text:p>
          </table:table-cell>
          <table:table-cell office:value-type="float" office:value="8.53777599334717" calcext:value-type="float">
            <text:p>8.53777599334717</text:p>
          </table:table-cell>
        </table:table-row>
        <table:table-row table:style-name="ro1">
          <table:table-cell office:value-type="float" office:value="7.8602991104126" calcext:value-type="float">
            <text:p>7.8602991104126</text:p>
          </table:table-cell>
          <table:table-cell office:value-type="float" office:value="8.56962013244629" calcext:value-type="float">
            <text:p>8.56962013244629</text:p>
          </table:table-cell>
        </table:table-row>
        <table:table-row table:style-name="ro1">
          <table:table-cell office:value-type="float" office:value="7.8634557723999" calcext:value-type="float">
            <text:p>7.8634557723999</text:p>
          </table:table-cell>
          <table:table-cell office:value-type="float" office:value="8.60146427154541" calcext:value-type="float">
            <text:p>8.60146427154541</text:p>
          </table:table-cell>
        </table:table-row>
        <table:table-row table:style-name="ro1">
          <table:table-cell office:value-type="float" office:value="7.86661195755005" calcext:value-type="float">
            <text:p>7.86661195755005</text:p>
          </table:table-cell>
          <table:table-cell office:value-type="float" office:value="8.63330841064453" calcext:value-type="float">
            <text:p>8.63330841064453</text:p>
          </table:table-cell>
        </table:table-row>
        <table:table-row table:style-name="ro1">
          <table:table-cell office:value-type="float" office:value="7.8697681427002" calcext:value-type="float">
            <text:p>7.8697681427002</text:p>
          </table:table-cell>
          <table:table-cell office:value-type="float" office:value="8.66515159606934" calcext:value-type="float">
            <text:p>8.66515159606934</text:p>
          </table:table-cell>
        </table:table-row>
        <table:table-row table:style-name="ro1">
          <table:table-cell office:value-type="float" office:value="7.8729248046875" calcext:value-type="float">
            <text:p>7.8729248046875</text:p>
          </table:table-cell>
          <table:table-cell office:value-type="float" office:value="8.69699573516846" calcext:value-type="float">
            <text:p>8.69699573516846</text:p>
          </table:table-cell>
        </table:table-row>
        <table:table-row table:style-name="ro1">
          <table:table-cell office:value-type="float" office:value="7.87608098983765" calcext:value-type="float">
            <text:p>7.87608098983765</text:p>
          </table:table-cell>
          <table:table-cell office:value-type="float" office:value="8.72883987426758" calcext:value-type="float">
            <text:p>8.72883987426758</text:p>
          </table:table-cell>
        </table:table-row>
        <table:table-row table:style-name="ro1">
          <table:table-cell office:value-type="float" office:value="7.87923717498779" calcext:value-type="float">
            <text:p>7.87923717498779</text:p>
          </table:table-cell>
          <table:table-cell office:value-type="float" office:value="8.7606840133667" calcext:value-type="float">
            <text:p>8.7606840133667</text:p>
          </table:table-cell>
        </table:table-row>
        <table:table-row table:style-name="ro1">
          <table:table-cell office:value-type="float" office:value="7.8823938369751" calcext:value-type="float">
            <text:p>7.8823938369751</text:p>
          </table:table-cell>
          <table:table-cell office:value-type="float" office:value="8.79252815246582" calcext:value-type="float">
            <text:p>8.79252815246582</text:p>
          </table:table-cell>
        </table:table-row>
        <table:table-row table:style-name="ro1">
          <table:table-cell office:value-type="float" office:value="7.88555002212524" calcext:value-type="float">
            <text:p>7.88555002212524</text:p>
          </table:table-cell>
          <table:table-cell office:value-type="float" office:value="8.82437133789063" calcext:value-type="float">
            <text:p>8.82437133789063</text:p>
          </table:table-cell>
        </table:table-row>
        <table:table-row table:style-name="ro1">
          <table:table-cell office:value-type="float" office:value="7.88870668411255" calcext:value-type="float">
            <text:p>7.88870668411255</text:p>
          </table:table-cell>
          <table:table-cell office:value-type="float" office:value="8.85621547698975" calcext:value-type="float">
            <text:p>8.85621547698975</text:p>
          </table:table-cell>
        </table:table-row>
        <table:table-row table:style-name="ro1">
          <table:table-cell office:value-type="float" office:value="7.8918628692627" calcext:value-type="float">
            <text:p>7.8918628692627</text:p>
          </table:table-cell>
          <table:table-cell office:value-type="float" office:value="8.88805961608887" calcext:value-type="float">
            <text:p>8.88805961608887</text:p>
          </table:table-cell>
        </table:table-row>
        <table:table-row table:style-name="ro1">
          <table:table-cell office:value-type="float" office:value="7.89501905441284" calcext:value-type="float">
            <text:p>7.89501905441284</text:p>
          </table:table-cell>
          <table:table-cell office:value-type="float" office:value="8.91990375518799" calcext:value-type="float">
            <text:p>8.91990375518799</text:p>
          </table:table-cell>
        </table:table-row>
        <table:table-row table:style-name="ro1">
          <table:table-cell office:value-type="float" office:value="7.89817571640015" calcext:value-type="float">
            <text:p>7.89817571640015</text:p>
          </table:table-cell>
          <table:table-cell office:value-type="float" office:value="8.95174789428711" calcext:value-type="float">
            <text:p>8.95174789428711</text:p>
          </table:table-cell>
        </table:table-row>
        <table:table-row table:style-name="ro1">
          <table:table-cell office:value-type="float" office:value="7.90133190155029" calcext:value-type="float">
            <text:p>7.90133190155029</text:p>
          </table:table-cell>
          <table:table-cell office:value-type="float" office:value="8.98359107971191" calcext:value-type="float">
            <text:p>8.98359107971191</text:p>
          </table:table-cell>
        </table:table-row>
        <table:table-row table:style-name="ro1">
          <table:table-cell office:value-type="float" office:value="7.90448808670044" calcext:value-type="float">
            <text:p>7.90448808670044</text:p>
          </table:table-cell>
          <table:table-cell office:value-type="float" office:value="9.01543521881104" calcext:value-type="float">
            <text:p>9.01543521881104</text:p>
          </table:table-cell>
        </table:table-row>
        <table:table-row table:style-name="ro1">
          <table:table-cell office:value-type="float" office:value="7.90764474868774" calcext:value-type="float">
            <text:p>7.90764474868774</text:p>
          </table:table-cell>
          <table:table-cell office:value-type="float" office:value="9.04727935791016" calcext:value-type="float">
            <text:p>9.04727935791016</text:p>
          </table:table-cell>
        </table:table-row>
        <table:table-row table:style-name="ro1">
          <table:table-cell office:value-type="float" office:value="7.91080093383789" calcext:value-type="float">
            <text:p>7.91080093383789</text:p>
          </table:table-cell>
          <table:table-cell office:value-type="float" office:value="9.07912349700928" calcext:value-type="float">
            <text:p>9.07912349700928</text:p>
          </table:table-cell>
        </table:table-row>
        <table:table-row table:style-name="ro1">
          <table:table-cell office:value-type="float" office:value="7.9139575958252" calcext:value-type="float">
            <text:p>7.9139575958252</text:p>
          </table:table-cell>
          <table:table-cell office:value-type="float" office:value="9.1109676361084" calcext:value-type="float">
            <text:p>9.1109676361084</text:p>
          </table:table-cell>
        </table:table-row>
        <table:table-row table:style-name="ro1">
          <table:table-cell office:value-type="float" office:value="7.91711378097534" calcext:value-type="float">
            <text:p>7.91711378097534</text:p>
          </table:table-cell>
          <table:table-cell office:value-type="float" office:value="9.1428108215332" calcext:value-type="float">
            <text:p>9.1428108215332</text:p>
          </table:table-cell>
        </table:table-row>
        <table:table-row table:style-name="ro1">
          <table:table-cell office:value-type="float" office:value="7.92026996612549" calcext:value-type="float">
            <text:p>7.92026996612549</text:p>
          </table:table-cell>
          <table:table-cell office:value-type="float" office:value="9.17465496063232" calcext:value-type="float">
            <text:p>9.17465496063232</text:p>
          </table:table-cell>
        </table:table-row>
        <table:table-row table:style-name="ro1">
          <table:table-cell office:value-type="float" office:value="7.92342662811279" calcext:value-type="float">
            <text:p>7.92342662811279</text:p>
          </table:table-cell>
          <table:table-cell office:value-type="float" office:value="9.20649909973145" calcext:value-type="float">
            <text:p>9.20649909973145</text:p>
          </table:table-cell>
        </table:table-row>
        <table:table-row table:style-name="ro1">
          <table:table-cell office:value-type="float" office:value="7.92658281326294" calcext:value-type="float">
            <text:p>7.92658281326294</text:p>
          </table:table-cell>
          <table:table-cell office:value-type="float" office:value="9.23834323883057" calcext:value-type="float">
            <text:p>9.23834323883057</text:p>
          </table:table-cell>
        </table:table-row>
        <table:table-row table:style-name="ro1">
          <table:table-cell office:value-type="float" office:value="7.92973899841309" calcext:value-type="float">
            <text:p>7.92973899841309</text:p>
          </table:table-cell>
          <table:table-cell office:value-type="float" office:value="9.27018737792969" calcext:value-type="float">
            <text:p>9.27018737792969</text:p>
          </table:table-cell>
        </table:table-row>
        <table:table-row table:style-name="ro1">
          <table:table-cell office:value-type="float" office:value="7.93289566040039" calcext:value-type="float">
            <text:p>7.93289566040039</text:p>
          </table:table-cell>
          <table:table-cell office:value-type="float" office:value="9.30203151702881" calcext:value-type="float">
            <text:p>9.30203151702881</text:p>
          </table:table-cell>
        </table:table-row>
        <table:table-row table:style-name="ro1">
          <table:table-cell office:value-type="float" office:value="7.93605184555054" calcext:value-type="float">
            <text:p>7.93605184555054</text:p>
          </table:table-cell>
          <table:table-cell office:value-type="float" office:value="9.33387470245361" calcext:value-type="float">
            <text:p>9.33387470245361</text:p>
          </table:table-cell>
        </table:table-row>
        <table:table-row table:style-name="ro1">
          <table:table-cell office:value-type="float" office:value="7.93920850753784" calcext:value-type="float">
            <text:p>7.93920850753784</text:p>
          </table:table-cell>
          <table:table-cell office:value-type="float" office:value="9.36571884155273" calcext:value-type="float">
            <text:p>9.36571884155273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4236469268799" calcext:value-type="float">
            <text:p>7.94236469268799</text:p>
          </table:table-cell>
          <table:table-cell office:value-type="float" office:value="9.39756298065186" calcext:value-type="float">
            <text:p>9.39756298065186</text:p>
          </table:table-cell>
        </table:table-row>
        <table:table-row table:style-name="ro1">
          <table:table-cell office:value-type="float" office:value="7.91226530075073" calcext:value-type="float">
            <text:p>7.91226530075073</text:p>
          </table:table-cell>
          <table:table-cell office:value-type="float" office:value="9.38669776916504" calcext:value-type="float">
            <text:p>9.38669776916504</text:p>
          </table:table-cell>
        </table:table-row>
        <table:table-row table:style-name="ro1">
          <table:table-cell office:value-type="float" office:value="7.88216638565064" calcext:value-type="float">
            <text:p>7.88216638565064</text:p>
          </table:table-cell>
          <table:table-cell office:value-type="float" office:value="9.37583351135254" calcext:value-type="float">
            <text:p>9.37583351135254</text:p>
          </table:table-cell>
        </table:table-row>
        <table:table-row table:style-name="ro1">
          <table:table-cell office:value-type="float" office:value="7.85206747055054" calcext:value-type="float">
            <text:p>7.85206747055054</text:p>
          </table:table-cell>
          <table:table-cell office:value-type="float" office:value="9.36496925354004" calcext:value-type="float">
            <text:p>9.36496925354004</text:p>
          </table:table-cell>
        </table:table-row>
        <table:table-row table:style-name="ro1">
          <table:table-cell office:value-type="float" office:value="7.82196807861328" calcext:value-type="float">
            <text:p>7.82196807861328</text:p>
          </table:table-cell>
          <table:table-cell office:value-type="float" office:value="9.35410404205322" calcext:value-type="float">
            <text:p>9.35410404205322</text:p>
          </table:table-cell>
        </table:table-row>
        <table:table-row table:style-name="ro1">
          <table:table-cell office:value-type="float" office:value="7.79186916351318" calcext:value-type="float">
            <text:p>7.79186916351318</text:p>
          </table:table-cell>
          <table:table-cell office:value-type="float" office:value="9.34323978424072" calcext:value-type="float">
            <text:p>9.34323978424072</text:p>
          </table:table-cell>
        </table:table-row>
        <table:table-row table:style-name="ro1">
          <table:table-cell office:value-type="float" office:value="7.76176977157593" calcext:value-type="float">
            <text:p>7.76176977157593</text:p>
          </table:table-cell>
          <table:table-cell office:value-type="float" office:value="9.33237457275391" calcext:value-type="float">
            <text:p>9.33237457275391</text:p>
          </table:table-cell>
        </table:table-row>
        <table:table-row table:style-name="ro1">
          <table:table-cell office:value-type="float" office:value="7.73167085647583" calcext:value-type="float">
            <text:p>7.73167085647583</text:p>
          </table:table-cell>
          <table:table-cell office:value-type="float" office:value="9.32151031494141" calcext:value-type="float">
            <text:p>9.32151031494141</text:p>
          </table:table-cell>
        </table:table-row>
        <table:table-row table:style-name="ro1">
          <table:table-cell office:value-type="float" office:value="7.70157146453857" calcext:value-type="float">
            <text:p>7.70157146453857</text:p>
          </table:table-cell>
          <table:table-cell office:value-type="float" office:value="9.31064510345459" calcext:value-type="float">
            <text:p>9.31064510345459</text:p>
          </table:table-cell>
        </table:table-row>
        <table:table-row table:style-name="ro1">
          <table:table-cell office:value-type="float" office:value="7.67147254943848" calcext:value-type="float">
            <text:p>7.67147254943848</text:p>
          </table:table-cell>
          <table:table-cell office:value-type="float" office:value="9.29978084564209" calcext:value-type="float">
            <text:p>9.29978084564209</text:p>
          </table:table-cell>
        </table:table-row>
        <table:table-row table:style-name="ro1">
          <table:table-cell office:value-type="float" office:value="7.64137315750122" calcext:value-type="float">
            <text:p>7.64137315750122</text:p>
          </table:table-cell>
          <table:table-cell office:value-type="float" office:value="9.28891563415527" calcext:value-type="float">
            <text:p>9.28891563415527</text:p>
          </table:table-cell>
        </table:table-row>
        <table:table-row table:style-name="ro1">
          <table:table-cell office:value-type="float" office:value="7.61127424240112" calcext:value-type="float">
            <text:p>7.61127424240112</text:p>
          </table:table-cell>
          <table:table-cell office:value-type="float" office:value="9.27805137634277" calcext:value-type="float">
            <text:p>9.27805137634277</text:p>
          </table:table-cell>
        </table:table-row>
        <table:table-row table:style-name="ro1">
          <table:table-cell office:value-type="float" office:value="7.58117485046387" calcext:value-type="float">
            <text:p>7.58117485046387</text:p>
          </table:table-cell>
          <table:table-cell office:value-type="float" office:value="9.26718616485596" calcext:value-type="float">
            <text:p>9.26718616485596</text:p>
          </table:table-cell>
        </table:table-row>
        <table:table-row table:style-name="ro1">
          <table:table-cell office:value-type="float" office:value="7.55107593536377" calcext:value-type="float">
            <text:p>7.55107593536377</text:p>
          </table:table-cell>
          <table:table-cell office:value-type="float" office:value="9.25632190704346" calcext:value-type="float">
            <text:p>9.25632190704346</text:p>
          </table:table-cell>
        </table:table-row>
        <table:table-row table:style-name="ro1">
          <table:table-cell office:value-type="float" office:value="7.52097654342651" calcext:value-type="float">
            <text:p>7.52097654342651</text:p>
          </table:table-cell>
          <table:table-cell office:value-type="float" office:value="9.24545669555664" calcext:value-type="float">
            <text:p>9.24545669555664</text:p>
          </table:table-cell>
        </table:table-row>
        <table:table-row table:style-name="ro1">
          <table:table-cell office:value-type="float" office:value="7.49087762832642" calcext:value-type="float">
            <text:p>7.49087762832642</text:p>
          </table:table-cell>
          <table:table-cell office:value-type="float" office:value="9.23459243774414" calcext:value-type="float">
            <text:p>9.23459243774414</text:p>
          </table:table-cell>
        </table:table-row>
        <table:table-row table:style-name="ro1">
          <table:table-cell office:value-type="float" office:value="7.46077823638916" calcext:value-type="float">
            <text:p>7.46077823638916</text:p>
          </table:table-cell>
          <table:table-cell office:value-type="float" office:value="9.22372722625732" calcext:value-type="float">
            <text:p>9.22372722625732</text:p>
          </table:table-cell>
        </table:table-row>
        <table:table-row table:style-name="ro1">
          <table:table-cell office:value-type="float" office:value="7.43067932128906" calcext:value-type="float">
            <text:p>7.43067932128906</text:p>
          </table:table-cell>
          <table:table-cell office:value-type="float" office:value="9.21286296844482" calcext:value-type="float">
            <text:p>9.21286296844482</text:p>
          </table:table-cell>
        </table:table-row>
        <table:table-row table:style-name="ro1">
          <table:table-cell office:value-type="float" office:value="7.40058040618897" calcext:value-type="float">
            <text:p>7.40058040618897</text:p>
          </table:table-cell>
          <table:table-cell office:value-type="float" office:value="9.20199775695801" calcext:value-type="float">
            <text:p>9.20199775695801</text:p>
          </table:table-cell>
        </table:table-row>
        <table:table-row table:style-name="ro1">
          <table:table-cell office:value-type="float" office:value="7.37048101425171" calcext:value-type="float">
            <text:p>7.37048101425171</text:p>
          </table:table-cell>
          <table:table-cell office:value-type="float" office:value="9.19113349914551" calcext:value-type="float">
            <text:p>9.19113349914551</text:p>
          </table:table-cell>
        </table:table-row>
        <table:table-row table:style-name="ro1">
          <table:table-cell office:value-type="float" office:value="7.34038209915161" calcext:value-type="float">
            <text:p>7.34038209915161</text:p>
          </table:table-cell>
          <table:table-cell office:value-type="float" office:value="9.18026924133301" calcext:value-type="float">
            <text:p>9.18026924133301</text:p>
          </table:table-cell>
        </table:table-row>
        <table:table-row table:style-name="ro1">
          <table:table-cell office:value-type="float" office:value="7.31028270721436" calcext:value-type="float">
            <text:p>7.31028270721436</text:p>
          </table:table-cell>
          <table:table-cell office:value-type="float" office:value="9.16940402984619" calcext:value-type="float">
            <text:p>9.16940402984619</text:p>
          </table:table-cell>
        </table:table-row>
        <table:table-row table:style-name="ro1">
          <table:table-cell office:value-type="float" office:value="7.28018379211426" calcext:value-type="float">
            <text:p>7.28018379211426</text:p>
          </table:table-cell>
          <table:table-cell office:value-type="float" office:value="9.15853977203369" calcext:value-type="float">
            <text:p>9.15853977203369</text:p>
          </table:table-cell>
        </table:table-row>
        <table:table-row table:style-name="ro1">
          <table:table-cell office:value-type="float" office:value="7.250084400177" calcext:value-type="float">
            <text:p>7.250084400177</text:p>
          </table:table-cell>
          <table:table-cell office:value-type="float" office:value="9.14767456054688" calcext:value-type="float">
            <text:p>9.14767456054688</text:p>
          </table:table-cell>
        </table:table-row>
        <table:table-row table:style-name="ro1">
          <table:table-cell office:value-type="float" office:value="7.2199854850769" calcext:value-type="float">
            <text:p>7.2199854850769</text:p>
          </table:table-cell>
          <table:table-cell office:value-type="float" office:value="9.13681030273438" calcext:value-type="float">
            <text:p>9.13681030273438</text:p>
          </table:table-cell>
        </table:table-row>
        <table:table-row table:style-name="ro1">
          <table:table-cell office:value-type="float" office:value="7.18988609313965" calcext:value-type="float">
            <text:p>7.18988609313965</text:p>
          </table:table-cell>
          <table:table-cell office:value-type="float" office:value="9.12594509124756" calcext:value-type="float">
            <text:p>9.12594509124756</text:p>
          </table:table-cell>
        </table:table-row>
        <table:table-row table:style-name="ro1">
          <table:table-cell office:value-type="float" office:value="7.15978717803955" calcext:value-type="float">
            <text:p>7.15978717803955</text:p>
          </table:table-cell>
          <table:table-cell office:value-type="float" office:value="9.11508083343506" calcext:value-type="float">
            <text:p>9.11508083343506</text:p>
          </table:table-cell>
        </table:table-row>
        <table:table-row table:style-name="ro1">
          <table:table-cell office:value-type="float" office:value="7.1296877861023" calcext:value-type="float">
            <text:p>7.1296877861023</text:p>
          </table:table-cell>
          <table:table-cell office:value-type="float" office:value="9.10421562194824" calcext:value-type="float">
            <text:p>9.10421562194824</text:p>
          </table:table-cell>
        </table:table-row>
        <table:table-row table:style-name="ro1">
          <table:table-cell office:value-type="float" office:value="7.0995888710022" calcext:value-type="float">
            <text:p>7.0995888710022</text:p>
          </table:table-cell>
          <table:table-cell office:value-type="float" office:value="9.09335136413574" calcext:value-type="float">
            <text:p>9.09335136413574</text:p>
          </table:table-cell>
        </table:table-row>
        <table:table-row table:style-name="ro1">
          <table:table-cell office:value-type="float" office:value="7.06948947906494" calcext:value-type="float">
            <text:p>7.06948947906494</text:p>
          </table:table-cell>
          <table:table-cell office:value-type="float" office:value="9.08248615264893" calcext:value-type="float">
            <text:p>9.08248615264893</text:p>
          </table:table-cell>
        </table:table-row>
        <table:table-row table:style-name="ro1">
          <table:table-cell office:value-type="float" office:value="7.03939056396484" calcext:value-type="float">
            <text:p>7.03939056396484</text:p>
          </table:table-cell>
          <table:table-cell office:value-type="float" office:value="9.07162189483643" calcext:value-type="float">
            <text:p>9.07162189483643</text:p>
          </table:table-cell>
        </table:table-row>
        <table:table-row table:style-name="ro1">
          <table:table-cell office:value-type="float" office:value="7.00929117202759" calcext:value-type="float">
            <text:p>7.00929117202759</text:p>
          </table:table-cell>
          <table:table-cell office:value-type="float" office:value="9.06075668334961" calcext:value-type="float">
            <text:p>9.06075668334961</text:p>
          </table:table-cell>
        </table:table-row>
        <table:table-row table:style-name="ro1">
          <table:table-cell office:value-type="float" office:value="6.97919225692749" calcext:value-type="float">
            <text:p>6.97919225692749</text:p>
          </table:table-cell>
          <table:table-cell office:value-type="float" office:value="9.04989242553711" calcext:value-type="float">
            <text:p>9.04989242553711</text:p>
          </table:table-cell>
        </table:table-row>
        <table:table-row table:style-name="ro1">
          <table:table-cell office:value-type="float" office:value="6.94909286499023" calcext:value-type="float">
            <text:p>6.94909286499023</text:p>
          </table:table-cell>
          <table:table-cell office:value-type="float" office:value="9.03902721405029" calcext:value-type="float">
            <text:p>9.03902721405029</text:p>
          </table:table-cell>
        </table:table-row>
        <table:table-row table:style-name="ro1">
          <table:table-cell office:value-type="float" office:value="6.91899394989014" calcext:value-type="float">
            <text:p>6.91899394989014</text:p>
          </table:table-cell>
          <table:table-cell office:value-type="float" office:value="9.02816295623779" calcext:value-type="float">
            <text:p>9.02816295623779</text:p>
          </table:table-cell>
        </table:table-row>
        <table:table-row table:style-name="ro1">
          <table:table-cell office:value-type="float" office:value="6.88889503479004" calcext:value-type="float">
            <text:p>6.88889503479004</text:p>
          </table:table-cell>
          <table:table-cell office:value-type="float" office:value="9.01729774475098" calcext:value-type="float">
            <text:p>9.01729774475098</text:p>
          </table:table-cell>
        </table:table-row>
        <table:table-row table:style-name="ro1">
          <table:table-cell office:value-type="float" office:value="6.85879564285278" calcext:value-type="float">
            <text:p>6.85879564285278</text:p>
          </table:table-cell>
          <table:table-cell office:value-type="float" office:value="9.00643348693848" calcext:value-type="float">
            <text:p>9.00643348693848</text:p>
          </table:table-cell>
        </table:table-row>
        <table:table-row table:style-name="ro1">
          <table:table-cell office:value-type="float" office:value="6.82869672775269" calcext:value-type="float">
            <text:p>6.82869672775269</text:p>
          </table:table-cell>
          <table:table-cell office:value-type="float" office:value="8.99556922912598" calcext:value-type="float">
            <text:p>8.99556922912598</text:p>
          </table:table-cell>
        </table:table-row>
        <table:table-row table:style-name="ro1">
          <table:table-cell office:value-type="float" office:value="6.79859733581543" calcext:value-type="float">
            <text:p>6.79859733581543</text:p>
          </table:table-cell>
          <table:table-cell office:value-type="float" office:value="8.98470401763916" calcext:value-type="float">
            <text:p>8.98470401763916</text:p>
          </table:table-cell>
        </table:table-row>
        <table:table-row table:style-name="ro1">
          <table:table-cell office:value-type="float" office:value="6.76849842071533" calcext:value-type="float">
            <text:p>6.76849842071533</text:p>
          </table:table-cell>
          <table:table-cell office:value-type="float" office:value="8.97383975982666" calcext:value-type="float">
            <text:p>8.97383975982666</text:p>
          </table:table-cell>
        </table:table-row>
        <table:table-row table:style-name="ro1">
          <table:table-cell office:value-type="float" office:value="6.73839902877808" calcext:value-type="float">
            <text:p>6.73839902877808</text:p>
          </table:table-cell>
          <table:table-cell office:value-type="float" office:value="8.96297454833984" calcext:value-type="float">
            <text:p>8.96297454833984</text:p>
          </table:table-cell>
        </table:table-row>
        <table:table-row table:style-name="ro1">
          <table:table-cell office:value-type="float" office:value="6.70830011367798" calcext:value-type="float">
            <text:p>6.70830011367798</text:p>
          </table:table-cell>
          <table:table-cell office:value-type="float" office:value="8.95211029052734" calcext:value-type="float">
            <text:p>8.95211029052734</text:p>
          </table:table-cell>
        </table:table-row>
        <table:table-row table:style-name="ro1">
          <table:table-cell office:value-type="float" office:value="6.67820072174072" calcext:value-type="float">
            <text:p>6.67820072174072</text:p>
          </table:table-cell>
          <table:table-cell office:value-type="float" office:value="8.94124507904053" calcext:value-type="float">
            <text:p>8.94124507904053</text:p>
          </table:table-cell>
        </table:table-row>
        <table:table-row table:style-name="ro1">
          <table:table-cell office:value-type="float" office:value="6.64810180664063" calcext:value-type="float">
            <text:p>6.64810180664063</text:p>
          </table:table-cell>
          <table:table-cell office:value-type="float" office:value="8.93038082122803" calcext:value-type="float">
            <text:p>8.93038082122803</text:p>
          </table:table-cell>
        </table:table-row>
        <table:table-row table:style-name="ro1">
          <table:table-cell office:value-type="float" office:value="6.61800241470337" calcext:value-type="float">
            <text:p>6.61800241470337</text:p>
          </table:table-cell>
          <table:table-cell office:value-type="float" office:value="8.91951560974121" calcext:value-type="float">
            <text:p>8.91951560974121</text:p>
          </table:table-cell>
        </table:table-row>
        <table:table-row table:style-name="ro1">
          <table:table-cell office:value-type="float" office:value="6.58790349960327" calcext:value-type="float">
            <text:p>6.58790349960327</text:p>
          </table:table-cell>
          <table:table-cell office:value-type="float" office:value="8.90865135192871" calcext:value-type="float">
            <text:p>8.90865135192871</text:p>
          </table:table-cell>
        </table:table-row>
        <table:table-row table:style-name="ro1">
          <table:table-cell office:value-type="float" office:value="6.55780410766602" calcext:value-type="float">
            <text:p>6.55780410766602</text:p>
          </table:table-cell>
          <table:table-cell office:value-type="float" office:value="8.89778614044189" calcext:value-type="float">
            <text:p>8.89778614044189</text:p>
          </table:table-cell>
        </table:table-row>
        <table:table-row table:style-name="ro1">
          <table:table-cell office:value-type="float" office:value="6.52770519256592" calcext:value-type="float">
            <text:p>6.52770519256592</text:p>
          </table:table-cell>
          <table:table-cell office:value-type="float" office:value="8.88692188262939" calcext:value-type="float">
            <text:p>8.88692188262939</text:p>
          </table:table-cell>
        </table:table-row>
        <table:table-row table:style-name="ro1">
          <table:table-cell office:value-type="float" office:value="6.49760580062866" calcext:value-type="float">
            <text:p>6.49760580062866</text:p>
          </table:table-cell>
          <table:table-cell office:value-type="float" office:value="8.87605667114258" calcext:value-type="float">
            <text:p>8.87605667114258</text:p>
          </table:table-cell>
        </table:table-row>
        <table:table-row table:style-name="ro1">
          <table:table-cell office:value-type="float" office:value="6.46750688552856" calcext:value-type="float">
            <text:p>6.46750688552856</text:p>
          </table:table-cell>
          <table:table-cell office:value-type="float" office:value="8.86519241333008" calcext:value-type="float">
            <text:p>8.86519241333008</text:p>
          </table:table-cell>
        </table:table-row>
        <table:table-row table:style-name="ro1">
          <table:table-cell office:value-type="float" office:value="6.43740797042847" calcext:value-type="float">
            <text:p>6.43740797042847</text:p>
          </table:table-cell>
          <table:table-cell office:value-type="float" office:value="8.85432720184326" calcext:value-type="float">
            <text:p>8.85432720184326</text:p>
          </table:table-cell>
        </table:table-row>
        <table:table-row table:style-name="ro1">
          <table:table-cell office:value-type="float" office:value="6.40730857849121" calcext:value-type="float">
            <text:p>6.40730857849121</text:p>
          </table:table-cell>
          <table:table-cell office:value-type="float" office:value="8.84346294403076" calcext:value-type="float">
            <text:p>8.84346294403076</text:p>
          </table:table-cell>
        </table:table-row>
        <table:table-row table:style-name="ro1">
          <table:table-cell office:value-type="float" office:value="6.37720966339111" calcext:value-type="float">
            <text:p>6.37720966339111</text:p>
          </table:table-cell>
          <table:table-cell office:value-type="float" office:value="8.83259773254395" calcext:value-type="float">
            <text:p>8.83259773254395</text:p>
          </table:table-cell>
        </table:table-row>
        <table:table-row table:style-name="ro1">
          <table:table-cell office:value-type="float" office:value="6.34711027145386" calcext:value-type="float">
            <text:p>6.34711027145386</text:p>
          </table:table-cell>
          <table:table-cell office:value-type="float" office:value="8.82173347473145" calcext:value-type="float">
            <text:p>8.82173347473145</text:p>
          </table:table-cell>
        </table:table-row>
        <table:table-row table:style-name="ro1">
          <table:table-cell office:value-type="float" office:value="6.31701135635376" calcext:value-type="float">
            <text:p>6.31701135635376</text:p>
          </table:table-cell>
          <table:table-cell office:value-type="float" office:value="8.81086921691895" calcext:value-type="float">
            <text:p>8.81086921691895</text:p>
          </table:table-cell>
        </table:table-row>
        <table:table-row table:style-name="ro1">
          <table:table-cell office:value-type="float" office:value="6.2869119644165" calcext:value-type="float">
            <text:p>6.2869119644165</text:p>
          </table:table-cell>
          <table:table-cell office:value-type="float" office:value="8.80000400543213" calcext:value-type="float">
            <text:p>8.80000400543213</text:p>
          </table:table-cell>
        </table:table-row>
        <table:table-row table:style-name="ro1">
          <table:table-cell office:value-type="float" office:value="6.25681304931641" calcext:value-type="float">
            <text:p>6.25681304931641</text:p>
          </table:table-cell>
          <table:table-cell office:value-type="float" office:value="8.78913974761963" calcext:value-type="float">
            <text:p>8.78913974761963</text:p>
          </table:table-cell>
        </table:table-row>
        <table:table-row table:style-name="ro1">
          <table:table-cell office:value-type="float" office:value="6.22671365737915" calcext:value-type="float">
            <text:p>6.22671365737915</text:p>
          </table:table-cell>
          <table:table-cell office:value-type="float" office:value="8.77827453613281" calcext:value-type="float">
            <text:p>8.77827453613281</text:p>
          </table:table-cell>
        </table:table-row>
        <table:table-row table:style-name="ro1">
          <table:table-cell office:value-type="float" office:value="6.19661474227905" calcext:value-type="float">
            <text:p>6.19661474227905</text:p>
          </table:table-cell>
          <table:table-cell office:value-type="float" office:value="8.76741027832031" calcext:value-type="float">
            <text:p>8.76741027832031</text:p>
          </table:table-cell>
        </table:table-row>
        <table:table-row table:style-name="ro1">
          <table:table-cell office:value-type="float" office:value="6.1665153503418" calcext:value-type="float">
            <text:p>6.1665153503418</text:p>
          </table:table-cell>
          <table:table-cell office:value-type="float" office:value="8.7565450668335" calcext:value-type="float">
            <text:p>8.7565450668335</text:p>
          </table:table-cell>
        </table:table-row>
        <table:table-row table:style-name="ro1">
          <table:table-cell office:value-type="float" office:value="6.1364164352417" calcext:value-type="float">
            <text:p>6.1364164352417</text:p>
          </table:table-cell>
          <table:table-cell office:value-type="float" office:value="8.745680809021" calcext:value-type="float">
            <text:p>8.745680809021</text:p>
          </table:table-cell>
        </table:table-row>
        <table:table-row table:style-name="ro1">
          <table:table-cell office:value-type="float" office:value="6.10631704330444" calcext:value-type="float">
            <text:p>6.10631704330444</text:p>
          </table:table-cell>
          <table:table-cell office:value-type="float" office:value="8.73481559753418" calcext:value-type="float">
            <text:p>8.73481559753418</text:p>
          </table:table-cell>
        </table:table-row>
        <table:table-row table:style-name="ro1">
          <table:table-cell office:value-type="float" office:value="6.07621812820435" calcext:value-type="float">
            <text:p>6.07621812820435</text:p>
          </table:table-cell>
          <table:table-cell office:value-type="float" office:value="8.72395133972168" calcext:value-type="float">
            <text:p>8.72395133972168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4611873626709" calcext:value-type="float">
            <text:p>6.04611873626709</text:p>
          </table:table-cell>
          <table:table-cell office:value-type="float" office:value="8.71308612823486" calcext:value-type="float">
            <text:p>8.71308612823486</text:p>
          </table:table-cell>
        </table:table-row>
        <table:table-row table:style-name="ro1">
          <table:table-cell office:value-type="float" office:value="6.01601982116699" calcext:value-type="float">
            <text:p>6.01601982116699</text:p>
          </table:table-cell>
          <table:table-cell office:value-type="float" office:value="8.70222187042236" calcext:value-type="float">
            <text:p>8.70222187042236</text:p>
          </table:table-cell>
        </table:table-row>
        <table:table-row table:style-name="ro1">
          <table:table-cell office:value-type="float" office:value="5.98592042922974" calcext:value-type="float">
            <text:p>5.98592042922974</text:p>
          </table:table-cell>
          <table:table-cell office:value-type="float" office:value="8.69135665893555" calcext:value-type="float">
            <text:p>8.69135665893555</text:p>
          </table:table-cell>
        </table:table-row>
        <table:table-row table:style-name="ro1">
          <table:table-cell office:value-type="float" office:value="5.95582151412964" calcext:value-type="float">
            <text:p>5.95582151412964</text:p>
          </table:table-cell>
          <table:table-cell office:value-type="float" office:value="8.68049240112305" calcext:value-type="float">
            <text:p>8.68049240112305</text:p>
          </table:table-cell>
        </table:table-row>
        <table:table-row table:style-name="ro1">
          <table:table-cell office:value-type="float" office:value="5.92572259902954" calcext:value-type="float">
            <text:p>5.92572259902954</text:p>
          </table:table-cell>
          <table:table-cell office:value-type="float" office:value="8.66962718963623" calcext:value-type="float">
            <text:p>8.66962718963623</text:p>
          </table:table-cell>
        </table:table-row>
        <table:table-row table:style-name="ro1">
          <table:table-cell office:value-type="float" office:value="5.89562320709229" calcext:value-type="float">
            <text:p>5.89562320709229</text:p>
          </table:table-cell>
          <table:table-cell office:value-type="float" office:value="8.65876293182373" calcext:value-type="float">
            <text:p>8.65876293182373</text:p>
          </table:table-cell>
        </table:table-row>
        <table:table-row table:style-name="ro1">
          <table:table-cell office:value-type="float" office:value="5.86552429199219" calcext:value-type="float">
            <text:p>5.86552429199219</text:p>
          </table:table-cell>
          <table:table-cell office:value-type="float" office:value="8.64789772033691" calcext:value-type="float">
            <text:p>8.64789772033691</text:p>
          </table:table-cell>
        </table:table-row>
        <table:table-row table:style-name="ro1">
          <table:table-cell office:value-type="float" office:value="5.83542490005493" calcext:value-type="float">
            <text:p>5.83542490005493</text:p>
          </table:table-cell>
          <table:table-cell office:value-type="float" office:value="8.63703346252441" calcext:value-type="float">
            <text:p>8.63703346252441</text:p>
          </table:table-cell>
        </table:table-row>
        <table:table-row table:style-name="ro1">
          <table:table-cell office:value-type="float" office:value="5.80532598495483" calcext:value-type="float">
            <text:p>5.80532598495483</text:p>
          </table:table-cell>
          <table:table-cell office:value-type="float" office:value="8.62616920471191" calcext:value-type="float">
            <text:p>8.62616920471191</text:p>
          </table:table-cell>
        </table:table-row>
        <table:table-row table:style-name="ro1">
          <table:table-cell office:value-type="float" office:value="5.77522659301758" calcext:value-type="float">
            <text:p>5.77522659301758</text:p>
          </table:table-cell>
          <table:table-cell office:value-type="float" office:value="8.6153039932251" calcext:value-type="float">
            <text:p>8.6153039932251</text:p>
          </table:table-cell>
        </table:table-row>
        <table:table-row table:style-name="ro1">
          <table:table-cell office:value-type="float" office:value="5.74512767791748" calcext:value-type="float">
            <text:p>5.74512767791748</text:p>
          </table:table-cell>
          <table:table-cell office:value-type="float" office:value="8.6044397354126" calcext:value-type="float">
            <text:p>8.6044397354126</text:p>
          </table:table-cell>
        </table:table-row>
        <table:table-row table:style-name="ro1">
          <table:table-cell office:value-type="float" office:value="5.71502828598022" calcext:value-type="float">
            <text:p>5.71502828598022</text:p>
          </table:table-cell>
          <table:table-cell office:value-type="float" office:value="8.59357452392578" calcext:value-type="float">
            <text:p>8.59357452392578</text:p>
          </table:table-cell>
        </table:table-row>
        <table:table-row table:style-name="ro1">
          <table:table-cell office:value-type="float" office:value="5.68492937088013" calcext:value-type="float">
            <text:p>5.68492937088013</text:p>
          </table:table-cell>
          <table:table-cell office:value-type="float" office:value="8.58271026611328" calcext:value-type="float">
            <text:p>8.58271026611328</text:p>
          </table:table-cell>
        </table:table-row>
        <table:table-row table:style-name="ro1">
          <table:table-cell office:value-type="float" office:value="5.65482997894287" calcext:value-type="float">
            <text:p>5.65482997894287</text:p>
          </table:table-cell>
          <table:table-cell office:value-type="float" office:value="8.57184505462647" calcext:value-type="float">
            <text:p>8.57184505462647</text:p>
          </table:table-cell>
        </table:table-row>
        <table:table-row table:style-name="ro1">
          <table:table-cell office:value-type="float" office:value="5.62473106384277" calcext:value-type="float">
            <text:p>5.62473106384277</text:p>
          </table:table-cell>
          <table:table-cell office:value-type="float" office:value="8.56098079681397" calcext:value-type="float">
            <text:p>8.56098079681397</text:p>
          </table:table-cell>
        </table:table-row>
        <table:table-row table:style-name="ro1">
          <table:table-cell office:value-type="float" office:value="5.59463167190552" calcext:value-type="float">
            <text:p>5.59463167190552</text:p>
          </table:table-cell>
          <table:table-cell office:value-type="float" office:value="8.55011558532715" calcext:value-type="float">
            <text:p>8.55011558532715</text:p>
          </table:table-cell>
        </table:table-row>
        <table:table-row table:style-name="ro1">
          <table:table-cell office:value-type="float" office:value="5.56453275680542" calcext:value-type="float">
            <text:p>5.56453275680542</text:p>
          </table:table-cell>
          <table:table-cell office:value-type="float" office:value="8.53925132751465" calcext:value-type="float">
            <text:p>8.53925132751465</text:p>
          </table:table-cell>
        </table:table-row>
        <table:table-row table:style-name="ro1">
          <table:table-cell office:value-type="float" office:value="5.53443336486816" calcext:value-type="float">
            <text:p>5.53443336486816</text:p>
          </table:table-cell>
          <table:table-cell office:value-type="float" office:value="8.52838611602783" calcext:value-type="float">
            <text:p>8.52838611602783</text:p>
          </table:table-cell>
        </table:table-row>
        <table:table-row table:style-name="ro1">
          <table:table-cell office:value-type="float" office:value="5.50433444976807" calcext:value-type="float">
            <text:p>5.50433444976807</text:p>
          </table:table-cell>
          <table:table-cell office:value-type="float" office:value="8.51752185821533" calcext:value-type="float">
            <text:p>8.51752185821533</text:p>
          </table:table-cell>
        </table:table-row>
        <table:table-row table:style-name="ro1">
          <table:table-cell office:value-type="float" office:value="5.47423553466797" calcext:value-type="float">
            <text:p>5.47423553466797</text:p>
          </table:table-cell>
          <table:table-cell office:value-type="float" office:value="8.50665664672852" calcext:value-type="float">
            <text:p>8.50665664672852</text:p>
          </table:table-cell>
        </table:table-row>
        <table:table-row table:style-name="ro1">
          <table:table-cell office:value-type="float" office:value="5.44413614273071" calcext:value-type="float">
            <text:p>5.44413614273071</text:p>
          </table:table-cell>
          <table:table-cell office:value-type="float" office:value="8.49579238891602" calcext:value-type="float">
            <text:p>8.49579238891602</text:p>
          </table:table-cell>
        </table:table-row>
        <table:table-row table:style-name="ro1">
          <table:table-cell office:value-type="float" office:value="5.41403722763062" calcext:value-type="float">
            <text:p>5.41403722763062</text:p>
          </table:table-cell>
          <table:table-cell office:value-type="float" office:value="8.4849271774292" calcext:value-type="float">
            <text:p>8.4849271774292</text:p>
          </table:table-cell>
        </table:table-row>
        <table:table-row table:style-name="ro1">
          <table:table-cell office:value-type="float" office:value="5.38393783569336" calcext:value-type="float">
            <text:p>5.38393783569336</text:p>
          </table:table-cell>
          <table:table-cell office:value-type="float" office:value="8.4740629196167" calcext:value-type="float">
            <text:p>8.4740629196167</text:p>
          </table:table-cell>
        </table:table-row>
        <table:table-row table:style-name="ro1">
          <table:table-cell office:value-type="float" office:value="5.35383892059326" calcext:value-type="float">
            <text:p>5.35383892059326</text:p>
          </table:table-cell>
          <table:table-cell office:value-type="float" office:value="8.46319770812988" calcext:value-type="float">
            <text:p>8.46319770812988</text:p>
          </table:table-cell>
        </table:table-row>
        <table:table-row table:style-name="ro1">
          <table:table-cell office:value-type="float" office:value="5.32373952865601" calcext:value-type="float">
            <text:p>5.32373952865601</text:p>
          </table:table-cell>
          <table:table-cell office:value-type="float" office:value="8.45233345031738" calcext:value-type="float">
            <text:p>8.45233345031738</text:p>
          </table:table-cell>
        </table:table-row>
        <table:table-row table:style-name="ro1">
          <table:table-cell office:value-type="float" office:value="5.29364061355591" calcext:value-type="float">
            <text:p>5.29364061355591</text:p>
          </table:table-cell>
          <table:table-cell office:value-type="float" office:value="8.44146823883057" calcext:value-type="float">
            <text:p>8.44146823883057</text:p>
          </table:table-cell>
        </table:table-row>
        <table:table-row table:style-name="ro1">
          <table:table-cell office:value-type="float" office:value="5.26354122161865" calcext:value-type="float">
            <text:p>5.26354122161865</text:p>
          </table:table-cell>
          <table:table-cell office:value-type="float" office:value="8.43060398101807" calcext:value-type="float">
            <text:p>8.43060398101807</text:p>
          </table:table-cell>
        </table:table-row>
        <table:table-row table:style-name="ro1">
          <table:table-cell office:value-type="float" office:value="5.23344230651856" calcext:value-type="float">
            <text:p>5.23344230651856</text:p>
          </table:table-cell>
          <table:table-cell office:value-type="float" office:value="8.41973972320557" calcext:value-type="float">
            <text:p>8.41973972320557</text:p>
          </table:table-cell>
        </table:table-row>
        <table:table-row table:style-name="ro1">
          <table:table-cell office:value-type="float" office:value="5.2033429145813" calcext:value-type="float">
            <text:p>5.2033429145813</text:p>
          </table:table-cell>
          <table:table-cell office:value-type="float" office:value="8.40887451171875" calcext:value-type="float">
            <text:p>8.40887451171875</text:p>
          </table:table-cell>
        </table:table-row>
        <table:table-row table:style-name="ro1">
          <table:table-cell office:value-type="float" office:value="5.1732439994812" calcext:value-type="float">
            <text:p>5.1732439994812</text:p>
          </table:table-cell>
          <table:table-cell office:value-type="float" office:value="8.39801025390625" calcext:value-type="float">
            <text:p>8.39801025390625</text:p>
          </table:table-cell>
        </table:table-row>
        <table:table-row table:style-name="ro1">
          <table:table-cell office:value-type="float" office:value="5.14314460754395" calcext:value-type="float">
            <text:p>5.14314460754395</text:p>
          </table:table-cell>
          <table:table-cell office:value-type="float" office:value="8.38714504241943" calcext:value-type="float">
            <text:p>8.38714504241943</text:p>
          </table:table-cell>
        </table:table-row>
        <table:table-row table:style-name="ro1">
          <table:table-cell office:value-type="float" office:value="5.11304569244385" calcext:value-type="float">
            <text:p>5.11304569244385</text:p>
          </table:table-cell>
          <table:table-cell office:value-type="float" office:value="8.37628078460693" calcext:value-type="float">
            <text:p>8.37628078460693</text:p>
          </table:table-cell>
        </table:table-row>
        <table:table-row table:style-name="ro1">
          <table:table-cell office:value-type="float" office:value="5.08294630050659" calcext:value-type="float">
            <text:p>5.08294630050659</text:p>
          </table:table-cell>
          <table:table-cell office:value-type="float" office:value="8.36541557312012" calcext:value-type="float">
            <text:p>8.36541557312012</text:p>
          </table:table-cell>
        </table:table-row>
        <table:table-row table:style-name="ro1">
          <table:table-cell office:value-type="float" office:value="5.05284738540649" calcext:value-type="float">
            <text:p>5.05284738540649</text:p>
          </table:table-cell>
          <table:table-cell office:value-type="float" office:value="8.35455131530762" calcext:value-type="float">
            <text:p>8.35455131530762</text:p>
          </table:table-cell>
        </table:table-row>
        <table:table-row table:style-name="ro1">
          <table:table-cell office:value-type="float" office:value="5.02274799346924" calcext:value-type="float">
            <text:p>5.02274799346924</text:p>
          </table:table-cell>
          <table:table-cell office:value-type="float" office:value="8.3436861038208" calcext:value-type="float">
            <text:p>8.3436861038208</text:p>
          </table:table-cell>
        </table:table-row>
        <table:table-row table:style-name="ro1">
          <table:table-cell office:value-type="float" office:value="4.99264907836914" calcext:value-type="float">
            <text:p>4.99264907836914</text:p>
          </table:table-cell>
          <table:table-cell office:value-type="float" office:value="8.3328218460083" calcext:value-type="float">
            <text:p>8.3328218460083</text:p>
          </table:table-cell>
        </table:table-row>
        <table:table-row table:style-name="ro1">
          <table:table-cell office:value-type="float" office:value="4.96255016326904" calcext:value-type="float">
            <text:p>4.96255016326904</text:p>
          </table:table-cell>
          <table:table-cell office:value-type="float" office:value="8.32195663452148" calcext:value-type="float">
            <text:p>8.32195663452148</text:p>
          </table:table-cell>
        </table:table-row>
        <table:table-row table:style-name="ro1">
          <table:table-cell office:value-type="float" office:value="4.93245077133179" calcext:value-type="float">
            <text:p>4.93245077133179</text:p>
          </table:table-cell>
          <table:table-cell office:value-type="float" office:value="8.31109237670898" calcext:value-type="float">
            <text:p>8.31109237670898</text:p>
          </table:table-cell>
        </table:table-row>
        <table:table-row table:style-name="ro1">
          <table:table-cell office:value-type="float" office:value="4.90235185623169" calcext:value-type="float">
            <text:p>4.90235185623169</text:p>
          </table:table-cell>
          <table:table-cell office:value-type="float" office:value="8.30022716522217" calcext:value-type="float">
            <text:p>8.30022716522217</text:p>
          </table:table-cell>
        </table:table-row>
        <table:table-row table:style-name="ro1">
          <table:table-cell office:value-type="float" office:value="4.87225246429443" calcext:value-type="float">
            <text:p>4.87225246429443</text:p>
          </table:table-cell>
          <table:table-cell office:value-type="float" office:value="8.28936290740967" calcext:value-type="float">
            <text:p>8.28936290740967</text:p>
          </table:table-cell>
        </table:table-row>
        <table:table-row table:style-name="ro1">
          <table:table-cell office:value-type="float" office:value="4.84215354919434" calcext:value-type="float">
            <text:p>4.84215354919434</text:p>
          </table:table-cell>
          <table:table-cell office:value-type="float" office:value="8.27849769592285" calcext:value-type="float">
            <text:p>8.27849769592285</text:p>
          </table:table-cell>
        </table:table-row>
        <table:table-row table:style-name="ro1">
          <table:table-cell office:value-type="float" office:value="4.81205415725708" calcext:value-type="float">
            <text:p>4.81205415725708</text:p>
          </table:table-cell>
          <table:table-cell office:value-type="float" office:value="8.26763343811035" calcext:value-type="float">
            <text:p>8.26763343811035</text:p>
          </table:table-cell>
        </table:table-row>
        <table:table-row table:style-name="ro1">
          <table:table-cell office:value-type="float" office:value="4.78195524215698" calcext:value-type="float">
            <text:p>4.78195524215698</text:p>
          </table:table-cell>
          <table:table-cell office:value-type="float" office:value="8.25676822662354" calcext:value-type="float">
            <text:p>8.25676822662354</text:p>
          </table:table-cell>
        </table:table-row>
        <table:table-row table:style-name="ro1">
          <table:table-cell office:value-type="float" office:value="4.75185585021973" calcext:value-type="float">
            <text:p>4.75185585021973</text:p>
          </table:table-cell>
          <table:table-cell office:value-type="float" office:value="8.24590396881104" calcext:value-type="float">
            <text:p>8.24590396881104</text:p>
          </table:table-cell>
        </table:table-row>
        <table:table-row table:style-name="ro1">
          <table:table-cell office:value-type="float" office:value="4.72175693511963" calcext:value-type="float">
            <text:p>4.72175693511963</text:p>
          </table:table-cell>
          <table:table-cell office:value-type="float" office:value="8.23503971099854" calcext:value-type="float">
            <text:p>8.23503971099854</text:p>
          </table:table-cell>
        </table:table-row>
        <table:table-row table:style-name="ro1">
          <table:table-cell office:value-type="float" office:value="4.69165754318237" calcext:value-type="float">
            <text:p>4.69165754318237</text:p>
          </table:table-cell>
          <table:table-cell office:value-type="float" office:value="8.22417449951172" calcext:value-type="float">
            <text:p>8.22417449951172</text:p>
          </table:table-cell>
        </table:table-row>
        <table:table-row table:style-name="ro1">
          <table:table-cell office:value-type="float" office:value="4.66155862808228" calcext:value-type="float">
            <text:p>4.66155862808228</text:p>
          </table:table-cell>
          <table:table-cell office:value-type="float" office:value="8.21331024169922" calcext:value-type="float">
            <text:p>8.21331024169922</text:p>
          </table:table-cell>
        </table:table-row>
        <table:table-row table:style-name="ro1">
          <table:table-cell office:value-type="float" office:value="4.63145923614502" calcext:value-type="float">
            <text:p>4.63145923614502</text:p>
          </table:table-cell>
          <table:table-cell office:value-type="float" office:value="8.2024450302124" calcext:value-type="float">
            <text:p>8.2024450302124</text:p>
          </table:table-cell>
        </table:table-row>
        <table:table-row table:style-name="ro1">
          <table:table-cell office:value-type="float" office:value="4.60136032104492" calcext:value-type="float">
            <text:p>4.60136032104492</text:p>
          </table:table-cell>
          <table:table-cell office:value-type="float" office:value="8.1915807723999" calcext:value-type="float">
            <text:p>8.1915807723999</text:p>
          </table:table-cell>
        </table:table-row>
        <table:table-row table:style-name="ro1">
          <table:table-cell office:value-type="float" office:value="4.57126092910767" calcext:value-type="float">
            <text:p>4.57126092910767</text:p>
          </table:table-cell>
          <table:table-cell office:value-type="float" office:value="8.18071556091309" calcext:value-type="float">
            <text:p>8.18071556091309</text:p>
          </table:table-cell>
        </table:table-row>
        <table:table-row table:style-name="ro1">
          <table:table-cell office:value-type="float" office:value="4.54116201400757" calcext:value-type="float">
            <text:p>4.54116201400757</text:p>
          </table:table-cell>
          <table:table-cell office:value-type="float" office:value="8.16985130310059" calcext:value-type="float">
            <text:p>8.16985130310059</text:p>
          </table:table-cell>
        </table:table-row>
        <table:table-row table:style-name="ro1">
          <table:table-cell office:value-type="float" office:value="4.51106309890747" calcext:value-type="float">
            <text:p>4.51106309890747</text:p>
          </table:table-cell>
          <table:table-cell office:value-type="float" office:value="8.15898609161377" calcext:value-type="float">
            <text:p>8.15898609161377</text:p>
          </table:table-cell>
        </table:table-row>
        <table:table-row table:style-name="ro1">
          <table:table-cell office:value-type="float" office:value="4.48096370697022" calcext:value-type="float">
            <text:p>4.48096370697022</text:p>
          </table:table-cell>
          <table:table-cell office:value-type="float" office:value="8.14812183380127" calcext:value-type="float">
            <text:p>8.14812183380127</text:p>
          </table:table-cell>
        </table:table-row>
        <table:table-row table:style-name="ro1">
          <table:table-cell office:value-type="float" office:value="4.45086479187012" calcext:value-type="float">
            <text:p>4.45086479187012</text:p>
          </table:table-cell>
          <table:table-cell office:value-type="float" office:value="8.13725662231445" calcext:value-type="float">
            <text:p>8.13725662231445</text:p>
          </table:table-cell>
        </table:table-row>
        <table:table-row table:style-name="ro1">
          <table:table-cell office:value-type="float" office:value="4.42076539993286" calcext:value-type="float">
            <text:p>4.42076539993286</text:p>
          </table:table-cell>
          <table:table-cell office:value-type="float" office:value="8.12639236450195" calcext:value-type="float">
            <text:p>8.12639236450195</text:p>
          </table:table-cell>
        </table:table-row>
        <table:table-row table:style-name="ro1">
          <table:table-cell office:value-type="float" office:value="4.39066648483276" calcext:value-type="float">
            <text:p>4.39066648483276</text:p>
          </table:table-cell>
          <table:table-cell office:value-type="float" office:value="8.11552715301514" calcext:value-type="float">
            <text:p>8.11552715301514</text:p>
          </table:table-cell>
        </table:table-row>
        <table:table-row table:style-name="ro1">
          <table:table-cell office:value-type="float" office:value="4.36056709289551" calcext:value-type="float">
            <text:p>4.36056709289551</text:p>
          </table:table-cell>
          <table:table-cell office:value-type="float" office:value="8.10466289520264" calcext:value-type="float">
            <text:p>8.10466289520264</text:p>
          </table:table-cell>
        </table:table-row>
        <table:table-row table:style-name="ro1">
          <table:table-cell office:value-type="float" office:value="4.33046817779541" calcext:value-type="float">
            <text:p>4.33046817779541</text:p>
          </table:table-cell>
          <table:table-cell office:value-type="float" office:value="8.09379768371582" calcext:value-type="float">
            <text:p>8.09379768371582</text:p>
          </table:table-cell>
        </table:table-row>
        <table:table-row table:style-name="ro1">
          <table:table-cell office:value-type="float" office:value="4.30036878585815" calcext:value-type="float">
            <text:p>4.30036878585815</text:p>
          </table:table-cell>
          <table:table-cell office:value-type="float" office:value="8.08293342590332" calcext:value-type="float">
            <text:p>8.08293342590332</text:p>
          </table:table-cell>
        </table:table-row>
        <table:table-row table:style-name="ro1">
          <table:table-cell office:value-type="float" office:value="4.27026987075806" calcext:value-type="float">
            <text:p>4.27026987075806</text:p>
          </table:table-cell>
          <table:table-cell office:value-type="float" office:value="8.0720682144165" calcext:value-type="float">
            <text:p>8.0720682144165</text:p>
          </table:table-cell>
        </table:table-row>
        <table:table-row table:style-name="ro1">
          <table:table-cell office:value-type="float" office:value="4.2401704788208" calcext:value-type="float">
            <text:p>4.2401704788208</text:p>
          </table:table-cell>
          <table:table-cell office:value-type="float" office:value="8.061203956604" calcext:value-type="float">
            <text:p>8.061203956604</text:p>
          </table:table-cell>
        </table:table-row>
        <table:table-row table:style-name="ro1">
          <table:table-cell office:value-type="float" office:value="4.2100715637207" calcext:value-type="float">
            <text:p>4.2100715637207</text:p>
          </table:table-cell>
          <table:table-cell office:value-type="float" office:value="8.0503396987915" calcext:value-type="float">
            <text:p>8.0503396987915</text:p>
          </table:table-cell>
        </table:table-row>
        <table:table-row table:style-name="ro1">
          <table:table-cell office:value-type="float" office:value="4.17997217178345" calcext:value-type="float">
            <text:p>4.17997217178345</text:p>
          </table:table-cell>
          <table:table-cell office:value-type="float" office:value="8.03947448730469" calcext:value-type="float">
            <text:p>8.0394744873046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4987325668335" calcext:value-type="float">
            <text:p>4.14987325668335</text:p>
          </table:table-cell>
          <table:table-cell office:value-type="float" office:value="8.02861022949219" calcext:value-type="float">
            <text:p>8.02861022949219</text:p>
          </table:table-cell>
        </table:table-row>
        <table:table-row table:style-name="ro1">
          <table:table-cell office:value-type="float" office:value="4.11977386474609" calcext:value-type="float">
            <text:p>4.11977386474609</text:p>
          </table:table-cell>
          <table:table-cell office:value-type="float" office:value="8.01774501800537" calcext:value-type="float">
            <text:p>8.01774501800537</text:p>
          </table:table-cell>
        </table:table-row>
        <table:table-row table:style-name="ro1">
          <table:table-cell office:value-type="float" office:value="4.089674949646" calcext:value-type="float">
            <text:p>4.089674949646</text:p>
          </table:table-cell>
          <table:table-cell office:value-type="float" office:value="8.00688076019287" calcext:value-type="float">
            <text:p>8.00688076019287</text:p>
          </table:table-cell>
        </table:table-row>
        <table:table-row table:style-name="ro1">
          <table:table-cell office:value-type="float" office:value="4.05957555770874" calcext:value-type="float">
            <text:p>4.05957555770874</text:p>
          </table:table-cell>
          <table:table-cell office:value-type="float" office:value="7.99601554870606" calcext:value-type="float">
            <text:p>7.99601554870606</text:p>
          </table:table-cell>
        </table:table-row>
        <table:table-row table:style-name="ro1">
          <table:table-cell office:value-type="float" office:value="4.02947664260864" calcext:value-type="float">
            <text:p>4.02947664260864</text:p>
          </table:table-cell>
          <table:table-cell office:value-type="float" office:value="7.9851508140564" calcext:value-type="float">
            <text:p>7.9851508140564</text:p>
          </table:table-cell>
        </table:table-row>
        <table:table-row table:style-name="ro1">
          <table:table-cell office:value-type="float" office:value="3.99937748908997" calcext:value-type="float">
            <text:p>3.99937748908997</text:p>
          </table:table-cell>
          <table:table-cell office:value-type="float" office:value="7.9742865562439" calcext:value-type="float">
            <text:p>7.9742865562439</text:p>
          </table:table-cell>
        </table:table-row>
        <table:table-row table:style-name="ro1">
          <table:table-cell office:value-type="float" office:value="3.96927833557129" calcext:value-type="float">
            <text:p>3.96927833557129</text:p>
          </table:table-cell>
          <table:table-cell office:value-type="float" office:value="7.96342182159424" calcext:value-type="float">
            <text:p>7.96342182159424</text:p>
          </table:table-cell>
        </table:table-row>
        <table:table-row table:style-name="ro1">
          <table:table-cell office:value-type="float" office:value="3.93917918205261" calcext:value-type="float">
            <text:p>3.93917918205261</text:p>
          </table:table-cell>
          <table:table-cell office:value-type="float" office:value="7.95255708694458" calcext:value-type="float">
            <text:p>7.95255708694458</text:p>
          </table:table-cell>
        </table:table-row>
        <table:table-row table:style-name="ro1">
          <table:table-cell office:value-type="float" office:value="3.90908002853394" calcext:value-type="float">
            <text:p>3.90908002853394</text:p>
          </table:table-cell>
          <table:table-cell office:value-type="float" office:value="7.94169235229492" calcext:value-type="float">
            <text:p>7.94169235229492</text:p>
          </table:table-cell>
        </table:table-row>
        <table:table-row table:style-name="ro1">
          <table:table-cell office:value-type="float" office:value="3.87898087501526" calcext:value-type="float">
            <text:p>3.87898087501526</text:p>
          </table:table-cell>
          <table:table-cell office:value-type="float" office:value="7.93082761764526" calcext:value-type="float">
            <text:p>7.93082761764526</text:p>
          </table:table-cell>
        </table:table-row>
        <table:table-row table:style-name="ro1">
          <table:table-cell office:value-type="float" office:value="3.84888172149658" calcext:value-type="float">
            <text:p>3.84888172149658</text:p>
          </table:table-cell>
          <table:table-cell office:value-type="float" office:value="7.91996288299561" calcext:value-type="float">
            <text:p>7.91996288299561</text:p>
          </table:table-cell>
        </table:table-row>
        <table:table-row table:style-name="ro1">
          <table:table-cell office:value-type="float" office:value="3.81878256797791" calcext:value-type="float">
            <text:p>3.81878256797791</text:p>
          </table:table-cell>
          <table:table-cell office:value-type="float" office:value="7.90909814834595" calcext:value-type="float">
            <text:p>7.90909814834595</text:p>
          </table:table-cell>
        </table:table-row>
        <table:table-row table:style-name="ro1">
          <table:table-cell office:value-type="float" office:value="3.78868365287781" calcext:value-type="float">
            <text:p>3.78868365287781</text:p>
          </table:table-cell>
          <table:table-cell office:value-type="float" office:value="7.89823341369629" calcext:value-type="float">
            <text:p>7.89823341369629</text:p>
          </table:table-cell>
        </table:table-row>
        <table:table-row table:style-name="ro1">
          <table:table-cell office:value-type="float" office:value="3.75858449935913" calcext:value-type="float">
            <text:p>3.75858449935913</text:p>
          </table:table-cell>
          <table:table-cell office:value-type="float" office:value="7.88736867904663" calcext:value-type="float">
            <text:p>7.88736867904663</text:p>
          </table:table-cell>
        </table:table-row>
        <table:table-row table:style-name="ro1">
          <table:table-cell office:value-type="float" office:value="3.72848534584045" calcext:value-type="float">
            <text:p>3.72848534584045</text:p>
          </table:table-cell>
          <table:table-cell office:value-type="float" office:value="7.87650394439697" calcext:value-type="float">
            <text:p>7.87650394439697</text:p>
          </table:table-cell>
        </table:table-row>
        <table:table-row table:style-name="ro1">
          <table:table-cell office:value-type="float" office:value="3.69838619232178" calcext:value-type="float">
            <text:p>3.69838619232178</text:p>
          </table:table-cell>
          <table:table-cell office:value-type="float" office:value="7.86563920974731" calcext:value-type="float">
            <text:p>7.86563920974731</text:p>
          </table:table-cell>
        </table:table-row>
        <table:table-row table:style-name="ro1">
          <table:table-cell office:value-type="float" office:value="3.6682870388031" calcext:value-type="float">
            <text:p>3.6682870388031</text:p>
          </table:table-cell>
          <table:table-cell office:value-type="float" office:value="7.85477447509766" calcext:value-type="float">
            <text:p>7.85477447509766</text:p>
          </table:table-cell>
        </table:table-row>
        <table:table-row table:style-name="ro1">
          <table:table-cell office:value-type="float" office:value="3.63818788528442" calcext:value-type="float">
            <text:p>3.63818788528442</text:p>
          </table:table-cell>
          <table:table-cell office:value-type="float" office:value="7.843909740448" calcext:value-type="float">
            <text:p>7.843909740448</text:p>
          </table:table-cell>
        </table:table-row>
        <table:table-row table:style-name="ro1">
          <table:table-cell office:value-type="float" office:value="3.60808873176575" calcext:value-type="float">
            <text:p>3.60808873176575</text:p>
          </table:table-cell>
          <table:table-cell office:value-type="float" office:value="7.83304500579834" calcext:value-type="float">
            <text:p>7.83304500579834</text:p>
          </table:table-cell>
        </table:table-row>
        <table:table-row table:style-name="ro1">
          <table:table-cell office:value-type="float" office:value="3.57798957824707" calcext:value-type="float">
            <text:p>3.57798957824707</text:p>
          </table:table-cell>
          <table:table-cell office:value-type="float" office:value="7.82218027114868" calcext:value-type="float">
            <text:p>7.82218027114868</text:p>
          </table:table-cell>
        </table:table-row>
        <table:table-row table:style-name="ro1">
          <table:table-cell office:value-type="float" office:value="3.54789042472839" calcext:value-type="float">
            <text:p>3.54789042472839</text:p>
          </table:table-cell>
          <table:table-cell office:value-type="float" office:value="7.81131553649902" calcext:value-type="float">
            <text:p>7.81131553649902</text:p>
          </table:table-cell>
        </table:table-row>
        <table:table-row table:style-name="ro1">
          <table:table-cell office:value-type="float" office:value="3.51779127120972" calcext:value-type="float">
            <text:p>3.51779127120972</text:p>
          </table:table-cell>
          <table:table-cell office:value-type="float" office:value="7.80045080184937" calcext:value-type="float">
            <text:p>7.80045080184937</text:p>
          </table:table-cell>
        </table:table-row>
        <table:table-row table:style-name="ro1">
          <table:table-cell office:value-type="float" office:value="3.48769211769104" calcext:value-type="float">
            <text:p>3.48769211769104</text:p>
          </table:table-cell>
          <table:table-cell office:value-type="float" office:value="7.78958606719971" calcext:value-type="float">
            <text:p>7.78958606719971</text:p>
          </table:table-cell>
        </table:table-row>
        <table:table-row table:style-name="ro1">
          <table:table-cell office:value-type="float" office:value="3.45759296417236" calcext:value-type="float">
            <text:p>3.45759296417236</text:p>
          </table:table-cell>
          <table:table-cell office:value-type="float" office:value="7.77872180938721" calcext:value-type="float">
            <text:p>7.77872180938721</text:p>
          </table:table-cell>
        </table:table-row>
        <table:table-row table:style-name="ro1">
          <table:table-cell office:value-type="float" office:value="3.42749381065369" calcext:value-type="float">
            <text:p>3.42749381065369</text:p>
          </table:table-cell>
          <table:table-cell office:value-type="float" office:value="7.76785707473755" calcext:value-type="float">
            <text:p>7.76785707473755</text:p>
          </table:table-cell>
        </table:table-row>
        <table:table-row table:style-name="ro1">
          <table:table-cell office:value-type="float" office:value="3.39739465713501" calcext:value-type="float">
            <text:p>3.39739465713501</text:p>
          </table:table-cell>
          <table:table-cell office:value-type="float" office:value="7.75699234008789" calcext:value-type="float">
            <text:p>7.75699234008789</text:p>
          </table:table-cell>
        </table:table-row>
        <table:table-row table:style-name="ro1">
          <table:table-cell office:value-type="float" office:value="3.36729550361633" calcext:value-type="float">
            <text:p>3.36729550361633</text:p>
          </table:table-cell>
          <table:table-cell office:value-type="float" office:value="7.74612760543823" calcext:value-type="float">
            <text:p>7.74612760543823</text:p>
          </table:table-cell>
        </table:table-row>
        <table:table-row table:style-name="ro1">
          <table:table-cell office:value-type="float" office:value="3.33719635009766" calcext:value-type="float">
            <text:p>3.33719635009766</text:p>
          </table:table-cell>
          <table:table-cell office:value-type="float" office:value="7.73526287078857" calcext:value-type="float">
            <text:p>7.73526287078857</text:p>
          </table:table-cell>
        </table:table-row>
        <table:table-row table:style-name="ro1">
          <table:table-cell office:value-type="float" office:value="3.30709743499756" calcext:value-type="float">
            <text:p>3.30709743499756</text:p>
          </table:table-cell>
          <table:table-cell office:value-type="float" office:value="7.72439813613892" calcext:value-type="float">
            <text:p>7.72439813613892</text:p>
          </table:table-cell>
        </table:table-row>
        <table:table-row table:style-name="ro1">
          <table:table-cell office:value-type="float" office:value="3.27699828147888" calcext:value-type="float">
            <text:p>3.27699828147888</text:p>
          </table:table-cell>
          <table:table-cell office:value-type="float" office:value="7.71353340148926" calcext:value-type="float">
            <text:p>7.71353340148926</text:p>
          </table:table-cell>
        </table:table-row>
        <table:table-row table:style-name="ro1">
          <table:table-cell office:value-type="float" office:value="3.2468991279602" calcext:value-type="float">
            <text:p>3.2468991279602</text:p>
          </table:table-cell>
          <table:table-cell office:value-type="float" office:value="7.7026686668396" calcext:value-type="float">
            <text:p>7.7026686668396</text:p>
          </table:table-cell>
        </table:table-row>
        <table:table-row table:style-name="ro1">
          <table:table-cell office:value-type="float" office:value="3.21679997444153" calcext:value-type="float">
            <text:p>3.21679997444153</text:p>
          </table:table-cell>
          <table:table-cell office:value-type="float" office:value="7.69180393218994" calcext:value-type="float">
            <text:p>7.69180393218994</text:p>
          </table:table-cell>
        </table:table-row>
        <table:table-row table:style-name="ro1">
          <table:table-cell office:value-type="float" office:value="3.18670082092285" calcext:value-type="float">
            <text:p>3.18670082092285</text:p>
          </table:table-cell>
          <table:table-cell office:value-type="float" office:value="7.68093919754028" calcext:value-type="float">
            <text:p>7.68093919754028</text:p>
          </table:table-cell>
        </table:table-row>
        <table:table-row table:style-name="ro1">
          <table:table-cell office:value-type="float" office:value="3.15660166740417" calcext:value-type="float">
            <text:p>3.15660166740417</text:p>
          </table:table-cell>
          <table:table-cell office:value-type="float" office:value="7.67007446289063" calcext:value-type="float">
            <text:p>7.67007446289063</text:p>
          </table:table-cell>
        </table:table-row>
        <table:table-row table:style-name="ro1">
          <table:table-cell office:value-type="float" office:value="3.1265025138855" calcext:value-type="float">
            <text:p>3.1265025138855</text:p>
          </table:table-cell>
          <table:table-cell office:value-type="float" office:value="7.65920972824097" calcext:value-type="float">
            <text:p>7.65920972824097</text:p>
          </table:table-cell>
        </table:table-row>
        <table:table-row table:style-name="ro1">
          <table:table-cell office:value-type="float" office:value="3.09640336036682" calcext:value-type="float">
            <text:p>3.09640336036682</text:p>
          </table:table-cell>
          <table:table-cell office:value-type="float" office:value="7.64834499359131" calcext:value-type="float">
            <text:p>7.64834499359131</text:p>
          </table:table-cell>
        </table:table-row>
        <table:table-row table:style-name="ro1">
          <table:table-cell office:value-type="float" office:value="3.06630420684814" calcext:value-type="float">
            <text:p>3.06630420684814</text:p>
          </table:table-cell>
          <table:table-cell office:value-type="float" office:value="7.63748025894165" calcext:value-type="float">
            <text:p>7.63748025894165</text:p>
          </table:table-cell>
        </table:table-row>
        <table:table-row table:style-name="ro1">
          <table:table-cell office:value-type="float" office:value="3.03620505332947" calcext:value-type="float">
            <text:p>3.03620505332947</text:p>
          </table:table-cell>
          <table:table-cell office:value-type="float" office:value="7.62661552429199" calcext:value-type="float">
            <text:p>7.62661552429199</text:p>
          </table:table-cell>
        </table:table-row>
        <table:table-row table:style-name="ro1">
          <table:table-cell office:value-type="float" office:value="3.00610589981079" calcext:value-type="float">
            <text:p>3.00610589981079</text:p>
          </table:table-cell>
          <table:table-cell office:value-type="float" office:value="7.61575078964233" calcext:value-type="float">
            <text:p>7.61575078964233</text:p>
          </table:table-cell>
        </table:table-row>
        <table:table-row table:style-name="ro1">
          <table:table-cell office:value-type="float" office:value="2.97600674629211" calcext:value-type="float">
            <text:p>2.97600674629211</text:p>
          </table:table-cell>
          <table:table-cell office:value-type="float" office:value="7.60488605499268" calcext:value-type="float">
            <text:p>7.60488605499268</text:p>
          </table:table-cell>
        </table:table-row>
        <table:table-row table:style-name="ro1">
          <table:table-cell office:value-type="float" office:value="2.94590759277344" calcext:value-type="float">
            <text:p>2.94590759277344</text:p>
          </table:table-cell>
          <table:table-cell office:value-type="float" office:value="7.59402179718018" calcext:value-type="float">
            <text:p>7.59402179718018</text:p>
          </table:table-cell>
        </table:table-row>
        <table:table-row table:style-name="ro1">
          <table:table-cell office:value-type="float" office:value="2.91580843925476" calcext:value-type="float">
            <text:p>2.91580843925476</text:p>
          </table:table-cell>
          <table:table-cell office:value-type="float" office:value="7.58315706253052" calcext:value-type="float">
            <text:p>7.58315706253052</text:p>
          </table:table-cell>
        </table:table-row>
        <table:table-row table:style-name="ro1">
          <table:table-cell office:value-type="float" office:value="2.88570928573608" calcext:value-type="float">
            <text:p>2.88570928573608</text:p>
          </table:table-cell>
          <table:table-cell office:value-type="float" office:value="7.57229232788086" calcext:value-type="float">
            <text:p>7.57229232788086</text:p>
          </table:table-cell>
        </table:table-row>
        <table:table-row table:style-name="ro1">
          <table:table-cell office:value-type="float" office:value="2.85561013221741" calcext:value-type="float">
            <text:p>2.85561013221741</text:p>
          </table:table-cell>
          <table:table-cell office:value-type="float" office:value="7.5614275932312" calcext:value-type="float">
            <text:p>7.5614275932312</text:p>
          </table:table-cell>
        </table:table-row>
        <table:table-row table:style-name="ro1">
          <table:table-cell office:value-type="float" office:value="2.82551121711731" calcext:value-type="float">
            <text:p>2.82551121711731</text:p>
          </table:table-cell>
          <table:table-cell office:value-type="float" office:value="7.55056285858154" calcext:value-type="float">
            <text:p>7.55056285858154</text:p>
          </table:table-cell>
        </table:table-row>
        <table:table-row table:style-name="ro1">
          <table:table-cell office:value-type="float" office:value="2.79541206359863" calcext:value-type="float">
            <text:p>2.79541206359863</text:p>
          </table:table-cell>
          <table:table-cell office:value-type="float" office:value="7.53969812393189" calcext:value-type="float">
            <text:p>7.53969812393189</text:p>
          </table:table-cell>
        </table:table-row>
        <table:table-row table:style-name="ro1">
          <table:table-cell office:value-type="float" office:value="2.76531291007996" calcext:value-type="float">
            <text:p>2.76531291007996</text:p>
          </table:table-cell>
          <table:table-cell office:value-type="float" office:value="7.52883338928223" calcext:value-type="float">
            <text:p>7.52883338928223</text:p>
          </table:table-cell>
        </table:table-row>
        <table:table-row table:style-name="ro1">
          <table:table-cell office:value-type="float" office:value="2.73521375656128" calcext:value-type="float">
            <text:p>2.73521375656128</text:p>
          </table:table-cell>
          <table:table-cell office:value-type="float" office:value="7.51796865463257" calcext:value-type="float">
            <text:p>7.51796865463257</text:p>
          </table:table-cell>
        </table:table-row>
        <table:table-row table:style-name="ro1">
          <table:table-cell office:value-type="float" office:value="2.7051146030426" calcext:value-type="float">
            <text:p>2.7051146030426</text:p>
          </table:table-cell>
          <table:table-cell office:value-type="float" office:value="7.50710391998291" calcext:value-type="float">
            <text:p>7.50710391998291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7501544952393" calcext:value-type="float">
            <text:p>2.67501544952393</text:p>
          </table:table-cell>
          <table:table-cell office:value-type="float" office:value="7.49623918533325" calcext:value-type="float">
            <text:p>7.49623918533325</text:p>
          </table:table-cell>
        </table:table-row>
        <table:table-row table:style-name="ro1">
          <table:table-cell office:value-type="float" office:value="2.69307374954224" calcext:value-type="float">
            <text:p>2.69307374954224</text:p>
          </table:table-cell>
          <table:table-cell office:value-type="float" office:value="7.46982145309448" calcext:value-type="float">
            <text:p>7.46982145309448</text:p>
          </table:table-cell>
        </table:table-row>
        <table:table-row table:style-name="ro1">
          <table:table-cell office:value-type="float" office:value="2.71113204956055" calcext:value-type="float">
            <text:p>2.71113204956055</text:p>
          </table:table-cell>
          <table:table-cell office:value-type="float" office:value="7.44340372085571" calcext:value-type="float">
            <text:p>7.44340372085571</text:p>
          </table:table-cell>
        </table:table-row>
        <table:table-row table:style-name="ro1">
          <table:table-cell office:value-type="float" office:value="2.72919034957886" calcext:value-type="float">
            <text:p>2.72919034957886</text:p>
          </table:table-cell>
          <table:table-cell office:value-type="float" office:value="7.41698598861694" calcext:value-type="float">
            <text:p>7.41698598861694</text:p>
          </table:table-cell>
        </table:table-row>
        <table:table-row table:style-name="ro1">
          <table:table-cell office:value-type="float" office:value="2.74724864959717" calcext:value-type="float">
            <text:p>2.74724864959717</text:p>
          </table:table-cell>
          <table:table-cell office:value-type="float" office:value="7.39056825637817" calcext:value-type="float">
            <text:p>7.39056825637817</text:p>
          </table:table-cell>
        </table:table-row>
        <table:table-row table:style-name="ro1">
          <table:table-cell office:value-type="float" office:value="2.76530694961548" calcext:value-type="float">
            <text:p>2.76530694961548</text:p>
          </table:table-cell>
          <table:table-cell office:value-type="float" office:value="7.3641505241394" calcext:value-type="float">
            <text:p>7.3641505241394</text:p>
          </table:table-cell>
        </table:table-row>
        <table:table-row table:style-name="ro1">
          <table:table-cell office:value-type="float" office:value="2.78336524963379" calcext:value-type="float">
            <text:p>2.78336524963379</text:p>
          </table:table-cell>
          <table:table-cell office:value-type="float" office:value="7.33773279190064" calcext:value-type="float">
            <text:p>7.33773279190064</text:p>
          </table:table-cell>
        </table:table-row>
        <table:table-row table:style-name="ro1">
          <table:table-cell office:value-type="float" office:value="2.8014235496521" calcext:value-type="float">
            <text:p>2.8014235496521</text:p>
          </table:table-cell>
          <table:table-cell office:value-type="float" office:value="7.31131505966187" calcext:value-type="float">
            <text:p>7.31131505966187</text:p>
          </table:table-cell>
        </table:table-row>
        <table:table-row table:style-name="ro1">
          <table:table-cell office:value-type="float" office:value="2.81948184967041" calcext:value-type="float">
            <text:p>2.81948184967041</text:p>
          </table:table-cell>
          <table:table-cell office:value-type="float" office:value="7.2848973274231" calcext:value-type="float">
            <text:p>7.2848973274231</text:p>
          </table:table-cell>
        </table:table-row>
        <table:table-row table:style-name="ro1">
          <table:table-cell office:value-type="float" office:value="2.8375403881073" calcext:value-type="float">
            <text:p>2.8375403881073</text:p>
          </table:table-cell>
          <table:table-cell office:value-type="float" office:value="7.25847959518433" calcext:value-type="float">
            <text:p>7.25847959518433</text:p>
          </table:table-cell>
        </table:table-row>
        <table:table-row table:style-name="ro1">
          <table:table-cell office:value-type="float" office:value="2.85559868812561" calcext:value-type="float">
            <text:p>2.85559868812561</text:p>
          </table:table-cell>
          <table:table-cell office:value-type="float" office:value="7.23206186294556" calcext:value-type="float">
            <text:p>7.23206186294556</text:p>
          </table:table-cell>
        </table:table-row>
        <table:table-row table:style-name="ro1">
          <table:table-cell office:value-type="float" office:value="2.87365698814392" calcext:value-type="float">
            <text:p>2.87365698814392</text:p>
          </table:table-cell>
          <table:table-cell office:value-type="float" office:value="7.20564413070679" calcext:value-type="float">
            <text:p>7.20564413070679</text:p>
          </table:table-cell>
        </table:table-row>
        <table:table-row table:style-name="ro1">
          <table:table-cell office:value-type="float" office:value="2.89171528816223" calcext:value-type="float">
            <text:p>2.89171528816223</text:p>
          </table:table-cell>
          <table:table-cell office:value-type="float" office:value="7.17922639846802" calcext:value-type="float">
            <text:p>7.17922639846802</text:p>
          </table:table-cell>
        </table:table-row>
        <table:table-row table:style-name="ro1">
          <table:table-cell office:value-type="float" office:value="2.90977358818054" calcext:value-type="float">
            <text:p>2.90977358818054</text:p>
          </table:table-cell>
          <table:table-cell office:value-type="float" office:value="7.15280866622925" calcext:value-type="float">
            <text:p>7.15280866622925</text:p>
          </table:table-cell>
        </table:table-row>
        <table:table-row table:style-name="ro1">
          <table:table-cell office:value-type="float" office:value="2.92783188819885" calcext:value-type="float">
            <text:p>2.92783188819885</text:p>
          </table:table-cell>
          <table:table-cell office:value-type="float" office:value="7.12639093399048" calcext:value-type="float">
            <text:p>7.12639093399048</text:p>
          </table:table-cell>
        </table:table-row>
        <table:table-row table:style-name="ro1">
          <table:table-cell office:value-type="float" office:value="2.94589018821716" calcext:value-type="float">
            <text:p>2.94589018821716</text:p>
          </table:table-cell>
          <table:table-cell office:value-type="float" office:value="7.09997320175171" calcext:value-type="float">
            <text:p>7.09997320175171</text:p>
          </table:table-cell>
        </table:table-row>
        <table:table-row table:style-name="ro1">
          <table:table-cell office:value-type="float" office:value="2.96394848823547" calcext:value-type="float">
            <text:p>2.96394848823547</text:p>
          </table:table-cell>
          <table:table-cell office:value-type="float" office:value="7.07355546951294" calcext:value-type="float">
            <text:p>7.07355546951294</text:p>
          </table:table-cell>
        </table:table-row>
        <table:table-row table:style-name="ro1">
          <table:table-cell office:value-type="float" office:value="2.98200678825378" calcext:value-type="float">
            <text:p>2.98200678825378</text:p>
          </table:table-cell>
          <table:table-cell office:value-type="float" office:value="7.04713773727417" calcext:value-type="float">
            <text:p>7.04713773727417</text:p>
          </table:table-cell>
        </table:table-row>
        <table:table-row table:style-name="ro1">
          <table:table-cell office:value-type="float" office:value="3.00006508827209" calcext:value-type="float">
            <text:p>3.00006508827209</text:p>
          </table:table-cell>
          <table:table-cell office:value-type="float" office:value="7.0207200050354" calcext:value-type="float">
            <text:p>7.0207200050354</text:p>
          </table:table-cell>
        </table:table-row>
        <table:table-row table:style-name="ro1">
          <table:table-cell office:value-type="float" office:value="3.01812338829041" calcext:value-type="float">
            <text:p>3.01812338829041</text:p>
          </table:table-cell>
          <table:table-cell office:value-type="float" office:value="6.99430227279663" calcext:value-type="float">
            <text:p>6.99430227279663</text:p>
          </table:table-cell>
        </table:table-row>
        <table:table-row table:style-name="ro1">
          <table:table-cell office:value-type="float" office:value="3.03618168830872" calcext:value-type="float">
            <text:p>3.03618168830872</text:p>
          </table:table-cell>
          <table:table-cell office:value-type="float" office:value="6.96788454055786" calcext:value-type="float">
            <text:p>6.96788454055786</text:p>
          </table:table-cell>
        </table:table-row>
        <table:table-row table:style-name="ro1">
          <table:table-cell office:value-type="float" office:value="3.05423998832703" calcext:value-type="float">
            <text:p>3.05423998832703</text:p>
          </table:table-cell>
          <table:table-cell office:value-type="float" office:value="6.94146680831909" calcext:value-type="float">
            <text:p>6.94146680831909</text:p>
          </table:table-cell>
        </table:table-row>
        <table:table-row table:style-name="ro1">
          <table:table-cell office:value-type="float" office:value="3.07229828834534" calcext:value-type="float">
            <text:p>3.07229828834534</text:p>
          </table:table-cell>
          <table:table-cell office:value-type="float" office:value="6.91504907608032" calcext:value-type="float">
            <text:p>6.91504907608032</text:p>
          </table:table-cell>
        </table:table-row>
        <table:table-row table:style-name="ro1">
          <table:table-cell office:value-type="float" office:value="3.09035682678223" calcext:value-type="float">
            <text:p>3.09035682678223</text:p>
          </table:table-cell>
          <table:table-cell office:value-type="float" office:value="6.88863134384155" calcext:value-type="float">
            <text:p>6.88863134384155</text:p>
          </table:table-cell>
        </table:table-row>
        <table:table-row table:style-name="ro1">
          <table:table-cell office:value-type="float" office:value="3.10841512680054" calcext:value-type="float">
            <text:p>3.10841512680054</text:p>
          </table:table-cell>
          <table:table-cell office:value-type="float" office:value="6.86221313476563" calcext:value-type="float">
            <text:p>6.86221313476563</text:p>
          </table:table-cell>
        </table:table-row>
        <table:table-row table:style-name="ro1">
          <table:table-cell office:value-type="float" office:value="3.12647342681885" calcext:value-type="float">
            <text:p>3.12647342681885</text:p>
          </table:table-cell>
          <table:table-cell office:value-type="float" office:value="6.83579540252686" calcext:value-type="float">
            <text:p>6.83579540252686</text:p>
          </table:table-cell>
        </table:table-row>
        <table:table-row table:style-name="ro1">
          <table:table-cell office:value-type="float" office:value="3.14453172683716" calcext:value-type="float">
            <text:p>3.14453172683716</text:p>
          </table:table-cell>
          <table:table-cell office:value-type="float" office:value="6.80937767028809" calcext:value-type="float">
            <text:p>6.80937767028809</text:p>
          </table:table-cell>
        </table:table-row>
        <table:table-row table:style-name="ro1">
          <table:table-cell office:value-type="float" office:value="3.16259002685547" calcext:value-type="float">
            <text:p>3.16259002685547</text:p>
          </table:table-cell>
          <table:table-cell office:value-type="float" office:value="6.78295993804932" calcext:value-type="float">
            <text:p>6.78295993804932</text:p>
          </table:table-cell>
        </table:table-row>
        <table:table-row table:style-name="ro1">
          <table:table-cell office:value-type="float" office:value="3.18064832687378" calcext:value-type="float">
            <text:p>3.18064832687378</text:p>
          </table:table-cell>
          <table:table-cell office:value-type="float" office:value="6.75654220581055" calcext:value-type="float">
            <text:p>6.75654220581055</text:p>
          </table:table-cell>
        </table:table-row>
        <table:table-row table:style-name="ro1">
          <table:table-cell office:value-type="float" office:value="3.19870662689209" calcext:value-type="float">
            <text:p>3.19870662689209</text:p>
          </table:table-cell>
          <table:table-cell office:value-type="float" office:value="6.73012447357178" calcext:value-type="float">
            <text:p>6.73012447357178</text:p>
          </table:table-cell>
        </table:table-row>
        <table:table-row table:style-name="ro1">
          <table:table-cell office:value-type="float" office:value="3.2167649269104" calcext:value-type="float">
            <text:p>3.2167649269104</text:p>
          </table:table-cell>
          <table:table-cell office:value-type="float" office:value="6.70370674133301" calcext:value-type="float">
            <text:p>6.70370674133301</text:p>
          </table:table-cell>
        </table:table-row>
        <table:table-row table:style-name="ro1">
          <table:table-cell office:value-type="float" office:value="3.23482322692871" calcext:value-type="float">
            <text:p>3.23482322692871</text:p>
          </table:table-cell>
          <table:table-cell office:value-type="float" office:value="6.67728900909424" calcext:value-type="float">
            <text:p>6.67728900909424</text:p>
          </table:table-cell>
        </table:table-row>
        <table:table-row table:style-name="ro1">
          <table:table-cell office:value-type="float" office:value="3.25288152694702" calcext:value-type="float">
            <text:p>3.25288152694702</text:p>
          </table:table-cell>
          <table:table-cell office:value-type="float" office:value="6.65087127685547" calcext:value-type="float">
            <text:p>6.65087127685547</text:p>
          </table:table-cell>
        </table:table-row>
        <table:table-row table:style-name="ro1">
          <table:table-cell office:value-type="float" office:value="3.27093982696533" calcext:value-type="float">
            <text:p>3.27093982696533</text:p>
          </table:table-cell>
          <table:table-cell office:value-type="float" office:value="6.6244535446167" calcext:value-type="float">
            <text:p>6.6244535446167</text:p>
          </table:table-cell>
        </table:table-row>
        <table:table-row table:style-name="ro1">
          <table:table-cell office:value-type="float" office:value="3.28899812698364" calcext:value-type="float">
            <text:p>3.28899812698364</text:p>
          </table:table-cell>
          <table:table-cell office:value-type="float" office:value="6.59803581237793" calcext:value-type="float">
            <text:p>6.59803581237793</text:p>
          </table:table-cell>
        </table:table-row>
        <table:table-row table:style-name="ro1">
          <table:table-cell office:value-type="float" office:value="3.30705642700195" calcext:value-type="float">
            <text:p>3.30705642700195</text:p>
          </table:table-cell>
          <table:table-cell office:value-type="float" office:value="6.57161808013916" calcext:value-type="float">
            <text:p>6.57161808013916</text:p>
          </table:table-cell>
        </table:table-row>
        <table:table-row table:style-name="ro1">
          <table:table-cell office:value-type="float" office:value="3.32511472702026" calcext:value-type="float">
            <text:p>3.32511472702026</text:p>
          </table:table-cell>
          <table:table-cell office:value-type="float" office:value="6.54520034790039" calcext:value-type="float">
            <text:p>6.54520034790039</text:p>
          </table:table-cell>
        </table:table-row>
        <table:table-row table:style-name="ro1">
          <table:table-cell office:value-type="float" office:value="3.34317326545715" calcext:value-type="float">
            <text:p>3.34317326545715</text:p>
          </table:table-cell>
          <table:table-cell office:value-type="float" office:value="6.51878261566162" calcext:value-type="float">
            <text:p>6.51878261566162</text:p>
          </table:table-cell>
        </table:table-row>
        <table:table-row table:style-name="ro1">
          <table:table-cell office:value-type="float" office:value="3.36123156547546" calcext:value-type="float">
            <text:p>3.36123156547546</text:p>
          </table:table-cell>
          <table:table-cell office:value-type="float" office:value="6.49236488342285" calcext:value-type="float">
            <text:p>6.49236488342285</text:p>
          </table:table-cell>
        </table:table-row>
        <table:table-row table:style-name="ro1">
          <table:table-cell office:value-type="float" office:value="3.37928986549377" calcext:value-type="float">
            <text:p>3.37928986549377</text:p>
          </table:table-cell>
          <table:table-cell office:value-type="float" office:value="6.46594715118408" calcext:value-type="float">
            <text:p>6.46594715118408</text:p>
          </table:table-cell>
        </table:table-row>
        <table:table-row table:style-name="ro1">
          <table:table-cell office:value-type="float" office:value="3.39734816551208" calcext:value-type="float">
            <text:p>3.39734816551208</text:p>
          </table:table-cell>
          <table:table-cell office:value-type="float" office:value="6.43952941894531" calcext:value-type="float">
            <text:p>6.43952941894531</text:p>
          </table:table-cell>
        </table:table-row>
        <table:table-row table:style-name="ro1">
          <table:table-cell office:value-type="float" office:value="3.4154064655304" calcext:value-type="float">
            <text:p>3.4154064655304</text:p>
          </table:table-cell>
          <table:table-cell office:value-type="float" office:value="6.41311168670654" calcext:value-type="float">
            <text:p>6.41311168670654</text:p>
          </table:table-cell>
        </table:table-row>
        <table:table-row table:style-name="ro1">
          <table:table-cell office:value-type="float" office:value="3.43346476554871" calcext:value-type="float">
            <text:p>3.43346476554871</text:p>
          </table:table-cell>
          <table:table-cell office:value-type="float" office:value="6.38669395446777" calcext:value-type="float">
            <text:p>6.38669395446777</text:p>
          </table:table-cell>
        </table:table-row>
        <table:table-row table:style-name="ro1">
          <table:table-cell office:value-type="float" office:value="3.45152306556702" calcext:value-type="float">
            <text:p>3.45152306556702</text:p>
          </table:table-cell>
          <table:table-cell office:value-type="float" office:value="6.360276222229" calcext:value-type="float">
            <text:p>6.360276222229</text:p>
          </table:table-cell>
        </table:table-row>
        <table:table-row table:style-name="ro1">
          <table:table-cell office:value-type="float" office:value="3.46958136558533" calcext:value-type="float">
            <text:p>3.46958136558533</text:p>
          </table:table-cell>
          <table:table-cell office:value-type="float" office:value="6.33385848999023" calcext:value-type="float">
            <text:p>6.33385848999023</text:p>
          </table:table-cell>
        </table:table-row>
        <table:table-row table:style-name="ro1">
          <table:table-cell office:value-type="float" office:value="3.48763966560364" calcext:value-type="float">
            <text:p>3.48763966560364</text:p>
          </table:table-cell>
          <table:table-cell office:value-type="float" office:value="6.30744075775147" calcext:value-type="float">
            <text:p>6.30744075775147</text:p>
          </table:table-cell>
        </table:table-row>
        <table:table-row table:style-name="ro1">
          <table:table-cell office:value-type="float" office:value="3.50569796562195" calcext:value-type="float">
            <text:p>3.50569796562195</text:p>
          </table:table-cell>
          <table:table-cell office:value-type="float" office:value="6.2810230255127" calcext:value-type="float">
            <text:p>6.2810230255127</text:p>
          </table:table-cell>
        </table:table-row>
        <table:table-row table:style-name="ro1">
          <table:table-cell office:value-type="float" office:value="3.52375626564026" calcext:value-type="float">
            <text:p>3.52375626564026</text:p>
          </table:table-cell>
          <table:table-cell office:value-type="float" office:value="6.25460529327393" calcext:value-type="float">
            <text:p>6.25460529327393</text:p>
          </table:table-cell>
        </table:table-row>
        <table:table-row table:style-name="ro1">
          <table:table-cell office:value-type="float" office:value="3.54181456565857" calcext:value-type="float">
            <text:p>3.54181456565857</text:p>
          </table:table-cell>
          <table:table-cell office:value-type="float" office:value="6.22818756103516" calcext:value-type="float">
            <text:p>6.22818756103516</text:p>
          </table:table-cell>
        </table:table-row>
        <table:table-row table:style-name="ro1">
          <table:table-cell office:value-type="float" office:value="3.55987286567688" calcext:value-type="float">
            <text:p>3.55987286567688</text:p>
          </table:table-cell>
          <table:table-cell office:value-type="float" office:value="6.20176982879639" calcext:value-type="float">
            <text:p>6.20176982879639</text:p>
          </table:table-cell>
        </table:table-row>
        <table:table-row table:style-name="ro1">
          <table:table-cell office:value-type="float" office:value="3.57793116569519" calcext:value-type="float">
            <text:p>3.57793116569519</text:p>
          </table:table-cell>
          <table:table-cell office:value-type="float" office:value="6.17535209655762" calcext:value-type="float">
            <text:p>6.17535209655762</text:p>
          </table:table-cell>
        </table:table-row>
        <table:table-row table:style-name="ro1">
          <table:table-cell office:value-type="float" office:value="3.59598970413208" calcext:value-type="float">
            <text:p>3.59598970413208</text:p>
          </table:table-cell>
          <table:table-cell office:value-type="float" office:value="6.14893436431885" calcext:value-type="float">
            <text:p>6.14893436431885</text:p>
          </table:table-cell>
        </table:table-row>
        <table:table-row table:style-name="ro1">
          <table:table-cell office:value-type="float" office:value="3.61404800415039" calcext:value-type="float">
            <text:p>3.61404800415039</text:p>
          </table:table-cell>
          <table:table-cell office:value-type="float" office:value="6.12251663208008" calcext:value-type="float">
            <text:p>6.12251663208008</text:p>
          </table:table-cell>
        </table:table-row>
        <table:table-row table:style-name="ro1">
          <table:table-cell office:value-type="float" office:value="3.6321063041687" calcext:value-type="float">
            <text:p>3.6321063041687</text:p>
          </table:table-cell>
          <table:table-cell office:value-type="float" office:value="6.09609889984131" calcext:value-type="float">
            <text:p>6.09609889984131</text:p>
          </table:table-cell>
        </table:table-row>
        <table:table-row table:style-name="ro1">
          <table:table-cell office:value-type="float" office:value="3.65016460418701" calcext:value-type="float">
            <text:p>3.65016460418701</text:p>
          </table:table-cell>
          <table:table-cell office:value-type="float" office:value="6.06968116760254" calcext:value-type="float">
            <text:p>6.06968116760254</text:p>
          </table:table-cell>
        </table:table-row>
        <table:table-row table:style-name="ro1">
          <table:table-cell office:value-type="float" office:value="3.66822290420532" calcext:value-type="float">
            <text:p>3.66822290420532</text:p>
          </table:table-cell>
          <table:table-cell office:value-type="float" office:value="6.04326343536377" calcext:value-type="float">
            <text:p>6.04326343536377</text:p>
          </table:table-cell>
        </table:table-row>
        <table:table-row table:style-name="ro1">
          <table:table-cell office:value-type="float" office:value="3.68628120422363" calcext:value-type="float">
            <text:p>3.68628120422363</text:p>
          </table:table-cell>
          <table:table-cell office:value-type="float" office:value="6.016845703125" calcext:value-type="float">
            <text:p>6.016845703125</text:p>
          </table:table-cell>
        </table:table-row>
        <table:table-row table:style-name="ro1">
          <table:table-cell office:value-type="float" office:value="3.70433950424194" calcext:value-type="float">
            <text:p>3.70433950424194</text:p>
          </table:table-cell>
          <table:table-cell office:value-type="float" office:value="5.99042797088623" calcext:value-type="float">
            <text:p>5.99042797088623</text:p>
          </table:table-cell>
        </table:table-row>
        <table:table-row table:style-name="ro1">
          <table:table-cell office:value-type="float" office:value="3.72239780426025" calcext:value-type="float">
            <text:p>3.72239780426025</text:p>
          </table:table-cell>
          <table:table-cell office:value-type="float" office:value="5.96401023864746" calcext:value-type="float">
            <text:p>5.96401023864746</text:p>
          </table:table-cell>
        </table:table-row>
        <table:table-row table:style-name="ro1">
          <table:table-cell office:value-type="float" office:value="3.74045610427856" calcext:value-type="float">
            <text:p>3.74045610427856</text:p>
          </table:table-cell>
          <table:table-cell office:value-type="float" office:value="5.93759250640869" calcext:value-type="float">
            <text:p>5.93759250640869</text:p>
          </table:table-cell>
        </table:table-row>
        <table:table-row table:style-name="ro1">
          <table:table-cell office:value-type="float" office:value="3.75851440429687" calcext:value-type="float">
            <text:p>3.75851440429687</text:p>
          </table:table-cell>
          <table:table-cell office:value-type="float" office:value="5.91117477416992" calcext:value-type="float">
            <text:p>5.91117477416992</text:p>
          </table:table-cell>
        </table:table-row>
        <table:table-row table:style-name="ro1">
          <table:table-cell office:value-type="float" office:value="3.77657270431519" calcext:value-type="float">
            <text:p>3.77657270431519</text:p>
          </table:table-cell>
          <table:table-cell office:value-type="float" office:value="5.88475704193115" calcext:value-type="float">
            <text:p>5.88475704193115</text:p>
          </table:table-cell>
        </table:table-row>
        <table:table-row table:style-name="ro1">
          <table:table-cell office:value-type="float" office:value="3.7946310043335" calcext:value-type="float">
            <text:p>3.7946310043335</text:p>
          </table:table-cell>
          <table:table-cell office:value-type="float" office:value="5.85833930969238" calcext:value-type="float">
            <text:p>5.85833930969238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1268930435181" calcext:value-type="float">
            <text:p>3.81268930435181</text:p>
          </table:table-cell>
          <table:table-cell office:value-type="float" office:value="5.83192157745361" calcext:value-type="float">
            <text:p>5.83192157745361</text:p>
          </table:table-cell>
        </table:table-row>
        <table:table-row table:style-name="ro1">
          <table:table-cell office:value-type="float" office:value="3.83049249649048" calcext:value-type="float">
            <text:p>3.83049249649048</text:p>
          </table:table-cell>
          <table:table-cell office:value-type="float" office:value="5.85851192474365" calcext:value-type="float">
            <text:p>5.85851192474365</text:p>
          </table:table-cell>
        </table:table-row>
        <table:table-row table:style-name="ro1">
          <table:table-cell office:value-type="float" office:value="3.84829545021057" calcext:value-type="float">
            <text:p>3.84829545021057</text:p>
          </table:table-cell>
          <table:table-cell office:value-type="float" office:value="5.88510227203369" calcext:value-type="float">
            <text:p>5.88510227203369</text:p>
          </table:table-cell>
        </table:table-row>
        <table:table-row table:style-name="ro1">
          <table:table-cell office:value-type="float" office:value="3.86609840393066" calcext:value-type="float">
            <text:p>3.86609840393066</text:p>
          </table:table-cell>
          <table:table-cell office:value-type="float" office:value="5.91169261932373" calcext:value-type="float">
            <text:p>5.91169261932373</text:p>
          </table:table-cell>
        </table:table-row>
        <table:table-row table:style-name="ro1">
          <table:table-cell office:value-type="float" office:value="3.88390159606934" calcext:value-type="float">
            <text:p>3.88390159606934</text:p>
          </table:table-cell>
          <table:table-cell office:value-type="float" office:value="5.93828296661377" calcext:value-type="float">
            <text:p>5.93828296661377</text:p>
          </table:table-cell>
        </table:table-row>
        <table:table-row table:style-name="ro1">
          <table:table-cell office:value-type="float" office:value="3.90170454978943" calcext:value-type="float">
            <text:p>3.90170454978943</text:p>
          </table:table-cell>
          <table:table-cell office:value-type="float" office:value="5.96487379074097" calcext:value-type="float">
            <text:p>5.96487379074097</text:p>
          </table:table-cell>
        </table:table-row>
        <table:table-row table:style-name="ro1">
          <table:table-cell office:value-type="float" office:value="3.91950750350952" calcext:value-type="float">
            <text:p>3.91950750350952</text:p>
          </table:table-cell>
          <table:table-cell office:value-type="float" office:value="5.99146413803101" calcext:value-type="float">
            <text:p>5.99146413803101</text:p>
          </table:table-cell>
        </table:table-row>
        <table:table-row table:style-name="ro1">
          <table:table-cell office:value-type="float" office:value="3.93731045722961" calcext:value-type="float">
            <text:p>3.93731045722961</text:p>
          </table:table-cell>
          <table:table-cell office:value-type="float" office:value="6.01805448532105" calcext:value-type="float">
            <text:p>6.01805448532105</text:p>
          </table:table-cell>
        </table:table-row>
        <table:table-row table:style-name="ro1">
          <table:table-cell office:value-type="float" office:value="3.95511364936829" calcext:value-type="float">
            <text:p>3.95511364936829</text:p>
          </table:table-cell>
          <table:table-cell office:value-type="float" office:value="6.04464483261108" calcext:value-type="float">
            <text:p>6.04464483261108</text:p>
          </table:table-cell>
        </table:table-row>
        <table:table-row table:style-name="ro1">
          <table:table-cell office:value-type="float" office:value="3.97291660308838" calcext:value-type="float">
            <text:p>3.97291660308838</text:p>
          </table:table-cell>
          <table:table-cell office:value-type="float" office:value="6.07123565673828" calcext:value-type="float">
            <text:p>6.07123565673828</text:p>
          </table:table-cell>
        </table:table-row>
        <table:table-row table:style-name="ro1">
          <table:table-cell office:value-type="float" office:value="3.99071955680847" calcext:value-type="float">
            <text:p>3.99071955680847</text:p>
          </table:table-cell>
          <table:table-cell office:value-type="float" office:value="6.09782600402832" calcext:value-type="float">
            <text:p>6.09782600402832</text:p>
          </table:table-cell>
        </table:table-row>
        <table:table-row table:style-name="ro1">
          <table:table-cell office:value-type="float" office:value="4.00852251052856" calcext:value-type="float">
            <text:p>4.00852251052856</text:p>
          </table:table-cell>
          <table:table-cell office:value-type="float" office:value="6.12441635131836" calcext:value-type="float">
            <text:p>6.12441635131836</text:p>
          </table:table-cell>
        </table:table-row>
        <table:table-row table:style-name="ro1">
          <table:table-cell office:value-type="float" office:value="4.02632570266724" calcext:value-type="float">
            <text:p>4.02632570266724</text:p>
          </table:table-cell>
          <table:table-cell office:value-type="float" office:value="6.1510066986084" calcext:value-type="float">
            <text:p>6.1510066986084</text:p>
          </table:table-cell>
        </table:table-row>
        <table:table-row table:style-name="ro1">
          <table:table-cell office:value-type="float" office:value="4.04412889480591" calcext:value-type="float">
            <text:p>4.04412889480591</text:p>
          </table:table-cell>
          <table:table-cell office:value-type="float" office:value="6.1775975227356" calcext:value-type="float">
            <text:p>6.1775975227356</text:p>
          </table:table-cell>
        </table:table-row>
        <table:table-row table:style-name="ro1">
          <table:table-cell office:value-type="float" office:value="4.06193161010742" calcext:value-type="float">
            <text:p>4.06193161010742</text:p>
          </table:table-cell>
          <table:table-cell office:value-type="float" office:value="6.20418787002564" calcext:value-type="float">
            <text:p>6.20418787002564</text:p>
          </table:table-cell>
        </table:table-row>
        <table:table-row table:style-name="ro1">
          <table:table-cell office:value-type="float" office:value="4.07973480224609" calcext:value-type="float">
            <text:p>4.07973480224609</text:p>
          </table:table-cell>
          <table:table-cell office:value-type="float" office:value="6.23077821731567" calcext:value-type="float">
            <text:p>6.23077821731567</text:p>
          </table:table-cell>
        </table:table-row>
        <table:table-row table:style-name="ro1">
          <table:table-cell office:value-type="float" office:value="4.09753799438477" calcext:value-type="float">
            <text:p>4.09753799438477</text:p>
          </table:table-cell>
          <table:table-cell office:value-type="float" office:value="6.25736856460571" calcext:value-type="float">
            <text:p>6.25736856460571</text:p>
          </table:table-cell>
        </table:table-row>
        <table:table-row table:style-name="ro1">
          <table:table-cell office:value-type="float" office:value="4.11534070968628" calcext:value-type="float">
            <text:p>4.11534070968628</text:p>
          </table:table-cell>
          <table:table-cell office:value-type="float" office:value="6.28395891189575" calcext:value-type="float">
            <text:p>6.28395891189575</text:p>
          </table:table-cell>
        </table:table-row>
        <table:table-row table:style-name="ro1">
          <table:table-cell office:value-type="float" office:value="4.13314390182495" calcext:value-type="float">
            <text:p>4.13314390182495</text:p>
          </table:table-cell>
          <table:table-cell office:value-type="float" office:value="6.31054973602295" calcext:value-type="float">
            <text:p>6.31054973602295</text:p>
          </table:table-cell>
        </table:table-row>
        <table:table-row table:style-name="ro1">
          <table:table-cell office:value-type="float" office:value="4.15094709396362" calcext:value-type="float">
            <text:p>4.15094709396362</text:p>
          </table:table-cell>
          <table:table-cell office:value-type="float" office:value="6.33714008331299" calcext:value-type="float">
            <text:p>6.33714008331299</text:p>
          </table:table-cell>
        </table:table-row>
        <table:table-row table:style-name="ro1">
          <table:table-cell office:value-type="float" office:value="4.16874980926514" calcext:value-type="float">
            <text:p>4.16874980926514</text:p>
          </table:table-cell>
          <table:table-cell office:value-type="float" office:value="6.36373043060303" calcext:value-type="float">
            <text:p>6.36373043060303</text:p>
          </table:table-cell>
        </table:table-row>
        <table:table-row table:style-name="ro1">
          <table:table-cell office:value-type="float" office:value="4.18655300140381" calcext:value-type="float">
            <text:p>4.18655300140381</text:p>
          </table:table-cell>
          <table:table-cell office:value-type="float" office:value="6.39032077789307" calcext:value-type="float">
            <text:p>6.39032077789307</text:p>
          </table:table-cell>
        </table:table-row>
        <table:table-row table:style-name="ro1">
          <table:table-cell office:value-type="float" office:value="4.20435571670532" calcext:value-type="float">
            <text:p>4.20435571670532</text:p>
          </table:table-cell>
          <table:table-cell office:value-type="float" office:value="6.41691160202026" calcext:value-type="float">
            <text:p>6.41691160202026</text:p>
          </table:table-cell>
        </table:table-row>
        <table:table-row table:style-name="ro1">
          <table:table-cell office:value-type="float" office:value="4.22215890884399" calcext:value-type="float">
            <text:p>4.22215890884399</text:p>
          </table:table-cell>
          <table:table-cell office:value-type="float" office:value="6.4435019493103" calcext:value-type="float">
            <text:p>6.4435019493103</text:p>
          </table:table-cell>
        </table:table-row>
        <table:table-row table:style-name="ro1">
          <table:table-cell office:value-type="float" office:value="4.23996210098267" calcext:value-type="float">
            <text:p>4.23996210098267</text:p>
          </table:table-cell>
          <table:table-cell office:value-type="float" office:value="6.47009229660034" calcext:value-type="float">
            <text:p>6.47009229660034</text:p>
          </table:table-cell>
        </table:table-row>
        <table:table-row table:style-name="ro1">
          <table:table-cell office:value-type="float" office:value="4.25776481628418" calcext:value-type="float">
            <text:p>4.25776481628418</text:p>
          </table:table-cell>
          <table:table-cell office:value-type="float" office:value="6.49668264389038" calcext:value-type="float">
            <text:p>6.49668264389038</text:p>
          </table:table-cell>
        </table:table-row>
        <table:table-row table:style-name="ro1">
          <table:table-cell office:value-type="float" office:value="4.27556800842285" calcext:value-type="float">
            <text:p>4.27556800842285</text:p>
          </table:table-cell>
          <table:table-cell office:value-type="float" office:value="6.52327299118042" calcext:value-type="float">
            <text:p>6.52327299118042</text:p>
          </table:table-cell>
        </table:table-row>
        <table:table-row table:style-name="ro1">
          <table:table-cell office:value-type="float" office:value="4.29337120056152" calcext:value-type="float">
            <text:p>4.29337120056152</text:p>
          </table:table-cell>
          <table:table-cell office:value-type="float" office:value="6.54986381530762" calcext:value-type="float">
            <text:p>6.54986381530762</text:p>
          </table:table-cell>
        </table:table-row>
        <table:table-row table:style-name="ro1">
          <table:table-cell office:value-type="float" office:value="4.31117391586304" calcext:value-type="float">
            <text:p>4.31117391586304</text:p>
          </table:table-cell>
          <table:table-cell office:value-type="float" office:value="6.57645416259766" calcext:value-type="float">
            <text:p>6.57645416259766</text:p>
          </table:table-cell>
        </table:table-row>
        <table:table-row table:style-name="ro1">
          <table:table-cell office:value-type="float" office:value="4.32897710800171" calcext:value-type="float">
            <text:p>4.32897710800171</text:p>
          </table:table-cell>
          <table:table-cell office:value-type="float" office:value="6.6030445098877" calcext:value-type="float">
            <text:p>6.6030445098877</text:p>
          </table:table-cell>
        </table:table-row>
        <table:table-row table:style-name="ro1">
          <table:table-cell office:value-type="float" office:value="4.34678030014038" calcext:value-type="float">
            <text:p>4.34678030014038</text:p>
          </table:table-cell>
          <table:table-cell office:value-type="float" office:value="6.62963485717773" calcext:value-type="float">
            <text:p>6.62963485717773</text:p>
          </table:table-cell>
        </table:table-row>
        <table:table-row table:style-name="ro1">
          <table:table-cell office:value-type="float" office:value="4.36458301544189" calcext:value-type="float">
            <text:p>4.36458301544189</text:p>
          </table:table-cell>
          <table:table-cell office:value-type="float" office:value="6.65622568130493" calcext:value-type="float">
            <text:p>6.65622568130493</text:p>
          </table:table-cell>
        </table:table-row>
        <table:table-row table:style-name="ro1">
          <table:table-cell office:value-type="float" office:value="4.38238620758057" calcext:value-type="float">
            <text:p>4.38238620758057</text:p>
          </table:table-cell>
          <table:table-cell office:value-type="float" office:value="6.68281602859497" calcext:value-type="float">
            <text:p>6.68281602859497</text:p>
          </table:table-cell>
        </table:table-row>
        <table:table-row table:style-name="ro1">
          <table:table-cell office:value-type="float" office:value="4.40018939971924" calcext:value-type="float">
            <text:p>4.40018939971924</text:p>
          </table:table-cell>
          <table:table-cell office:value-type="float" office:value="6.70940637588501" calcext:value-type="float">
            <text:p>6.70940637588501</text:p>
          </table:table-cell>
        </table:table-row>
        <table:table-row table:style-name="ro1">
          <table:table-cell office:value-type="float" office:value="4.41799211502075" calcext:value-type="float">
            <text:p>4.41799211502075</text:p>
          </table:table-cell>
          <table:table-cell office:value-type="float" office:value="6.73599672317505" calcext:value-type="float">
            <text:p>6.73599672317505</text:p>
          </table:table-cell>
        </table:table-row>
        <table:table-row table:style-name="ro1">
          <table:table-cell office:value-type="float" office:value="4.43579530715942" calcext:value-type="float">
            <text:p>4.43579530715942</text:p>
          </table:table-cell>
          <table:table-cell office:value-type="float" office:value="6.76258707046509" calcext:value-type="float">
            <text:p>6.76258707046509</text:p>
          </table:table-cell>
        </table:table-row>
        <table:table-row table:style-name="ro1">
          <table:table-cell office:value-type="float" office:value="4.4535984992981" calcext:value-type="float">
            <text:p>4.4535984992981</text:p>
          </table:table-cell>
          <table:table-cell office:value-type="float" office:value="6.78917789459229" calcext:value-type="float">
            <text:p>6.78917789459229</text:p>
          </table:table-cell>
        </table:table-row>
        <table:table-row table:style-name="ro1">
          <table:table-cell office:value-type="float" office:value="4.47140121459961" calcext:value-type="float">
            <text:p>4.47140121459961</text:p>
          </table:table-cell>
          <table:table-cell office:value-type="float" office:value="6.81576824188232" calcext:value-type="float">
            <text:p>6.81576824188232</text:p>
          </table:table-cell>
        </table:table-row>
        <table:table-row table:style-name="ro1">
          <table:table-cell office:value-type="float" office:value="4.48920440673828" calcext:value-type="float">
            <text:p>4.48920440673828</text:p>
          </table:table-cell>
          <table:table-cell office:value-type="float" office:value="6.84235858917236" calcext:value-type="float">
            <text:p>6.84235858917236</text:p>
          </table:table-cell>
        </table:table-row>
        <table:table-row table:style-name="ro1">
          <table:table-cell office:value-type="float" office:value="4.5070071220398" calcext:value-type="float">
            <text:p>4.5070071220398</text:p>
          </table:table-cell>
          <table:table-cell office:value-type="float" office:value="6.8689489364624" calcext:value-type="float">
            <text:p>6.8689489364624</text:p>
          </table:table-cell>
        </table:table-row>
        <table:table-row table:style-name="ro1">
          <table:table-cell office:value-type="float" office:value="4.52481031417847" calcext:value-type="float">
            <text:p>4.52481031417847</text:p>
          </table:table-cell>
          <table:table-cell office:value-type="float" office:value="6.8955397605896" calcext:value-type="float">
            <text:p>6.8955397605896</text:p>
          </table:table-cell>
        </table:table-row>
        <table:table-row table:style-name="ro1">
          <table:table-cell office:value-type="float" office:value="4.54261350631714" calcext:value-type="float">
            <text:p>4.54261350631714</text:p>
          </table:table-cell>
          <table:table-cell office:value-type="float" office:value="6.92213010787964" calcext:value-type="float">
            <text:p>6.92213010787964</text:p>
          </table:table-cell>
        </table:table-row>
        <table:table-row table:style-name="ro1">
          <table:table-cell office:value-type="float" office:value="4.56041622161865" calcext:value-type="float">
            <text:p>4.56041622161865</text:p>
          </table:table-cell>
          <table:table-cell office:value-type="float" office:value="6.94872045516968" calcext:value-type="float">
            <text:p>6.94872045516968</text:p>
          </table:table-cell>
        </table:table-row>
        <table:table-row table:style-name="ro1">
          <table:table-cell office:value-type="float" office:value="4.57821941375732" calcext:value-type="float">
            <text:p>4.57821941375732</text:p>
          </table:table-cell>
          <table:table-cell office:value-type="float" office:value="6.97531080245972" calcext:value-type="float">
            <text:p>6.97531080245972</text:p>
          </table:table-cell>
        </table:table-row>
        <table:table-row table:style-name="ro1">
          <table:table-cell office:value-type="float" office:value="4.596022605896" calcext:value-type="float">
            <text:p>4.596022605896</text:p>
          </table:table-cell>
          <table:table-cell office:value-type="float" office:value="7.00190162658691" calcext:value-type="float">
            <text:p>7.00190162658691</text:p>
          </table:table-cell>
        </table:table-row>
        <table:table-row table:style-name="ro1">
          <table:table-cell office:value-type="float" office:value="4.61382532119751" calcext:value-type="float">
            <text:p>4.61382532119751</text:p>
          </table:table-cell>
          <table:table-cell office:value-type="float" office:value="7.02849197387695" calcext:value-type="float">
            <text:p>7.02849197387695</text:p>
          </table:table-cell>
        </table:table-row>
        <table:table-row table:style-name="ro1">
          <table:table-cell office:value-type="float" office:value="4.63162851333618" calcext:value-type="float">
            <text:p>4.63162851333618</text:p>
          </table:table-cell>
          <table:table-cell office:value-type="float" office:value="7.05508232116699" calcext:value-type="float">
            <text:p>7.05508232116699</text:p>
          </table:table-cell>
        </table:table-row>
        <table:table-row table:style-name="ro1">
          <table:table-cell office:value-type="float" office:value="4.64943170547485" calcext:value-type="float">
            <text:p>4.64943170547485</text:p>
          </table:table-cell>
          <table:table-cell office:value-type="float" office:value="7.08167266845703" calcext:value-type="float">
            <text:p>7.08167266845703</text:p>
          </table:table-cell>
        </table:table-row>
        <table:table-row table:style-name="ro1">
          <table:table-cell office:value-type="float" office:value="4.66723442077637" calcext:value-type="float">
            <text:p>4.66723442077637</text:p>
          </table:table-cell>
          <table:table-cell office:value-type="float" office:value="7.10826301574707" calcext:value-type="float">
            <text:p>7.10826301574707</text:p>
          </table:table-cell>
        </table:table-row>
        <table:table-row table:style-name="ro1">
          <table:table-cell office:value-type="float" office:value="4.68503761291504" calcext:value-type="float">
            <text:p>4.68503761291504</text:p>
          </table:table-cell>
          <table:table-cell office:value-type="float" office:value="7.13485383987427" calcext:value-type="float">
            <text:p>7.13485383987427</text:p>
          </table:table-cell>
        </table:table-row>
        <table:table-row table:style-name="ro1">
          <table:table-cell office:value-type="float" office:value="4.70284080505371" calcext:value-type="float">
            <text:p>4.70284080505371</text:p>
          </table:table-cell>
          <table:table-cell office:value-type="float" office:value="7.16144418716431" calcext:value-type="float">
            <text:p>7.16144418716431</text:p>
          </table:table-cell>
        </table:table-row>
        <table:table-row table:style-name="ro1">
          <table:table-cell office:value-type="float" office:value="4.72064352035522" calcext:value-type="float">
            <text:p>4.72064352035522</text:p>
          </table:table-cell>
          <table:table-cell office:value-type="float" office:value="7.18803453445435" calcext:value-type="float">
            <text:p>7.18803453445435</text:p>
          </table:table-cell>
        </table:table-row>
        <table:table-row table:style-name="ro1">
          <table:table-cell office:value-type="float" office:value="4.7384467124939" calcext:value-type="float">
            <text:p>4.7384467124939</text:p>
          </table:table-cell>
          <table:table-cell office:value-type="float" office:value="7.21462488174439" calcext:value-type="float">
            <text:p>7.21462488174439</text:p>
          </table:table-cell>
        </table:table-row>
        <table:table-row table:style-name="ro1">
          <table:table-cell office:value-type="float" office:value="4.75624990463257" calcext:value-type="float">
            <text:p>4.75624990463257</text:p>
          </table:table-cell>
          <table:table-cell office:value-type="float" office:value="7.24121570587158" calcext:value-type="float">
            <text:p>7.24121570587158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77405261993408" calcext:value-type="float">
            <text:p>4.77405261993408</text:p>
          </table:table-cell>
          <table:table-cell office:value-type="float" office:value="7.26780605316162" calcext:value-type="float">
            <text:p>7.26780605316162</text:p>
          </table:table-cell>
        </table:table-row>
        <table:table-row table:style-name="ro1">
          <table:table-cell office:value-type="float" office:value="4.80124664306641" calcext:value-type="float">
            <text:p>4.80124664306641</text:p>
          </table:table-cell>
          <table:table-cell office:value-type="float" office:value="7.2509388923645" calcext:value-type="float">
            <text:p>7.2509388923645</text:p>
          </table:table-cell>
        </table:table-row>
        <table:table-row table:style-name="ro1">
          <table:table-cell office:value-type="float" office:value="4.82844018936157" calcext:value-type="float">
            <text:p>4.82844018936157</text:p>
          </table:table-cell>
          <table:table-cell office:value-type="float" office:value="7.23407173156738" calcext:value-type="float">
            <text:p>7.23407173156738</text:p>
          </table:table-cell>
        </table:table-row>
        <table:table-row table:style-name="ro1">
          <table:table-cell office:value-type="float" office:value="4.85563373565674" calcext:value-type="float">
            <text:p>4.85563373565674</text:p>
          </table:table-cell>
          <table:table-cell office:value-type="float" office:value="7.21720457077026" calcext:value-type="float">
            <text:p>7.21720457077026</text:p>
          </table:table-cell>
        </table:table-row>
        <table:table-row table:style-name="ro1">
          <table:table-cell office:value-type="float" office:value="4.88282775878906" calcext:value-type="float">
            <text:p>4.88282775878906</text:p>
          </table:table-cell>
          <table:table-cell office:value-type="float" office:value="7.20033740997314" calcext:value-type="float">
            <text:p>7.20033740997314</text:p>
          </table:table-cell>
        </table:table-row>
        <table:table-row table:style-name="ro1">
          <table:table-cell office:value-type="float" office:value="4.91002130508423" calcext:value-type="float">
            <text:p>4.91002130508423</text:p>
          </table:table-cell>
          <table:table-cell office:value-type="float" office:value="7.18346977233887" calcext:value-type="float">
            <text:p>7.18346977233887</text:p>
          </table:table-cell>
        </table:table-row>
        <table:table-row table:style-name="ro1">
          <table:table-cell office:value-type="float" office:value="4.93721485137939" calcext:value-type="float">
            <text:p>4.93721485137939</text:p>
          </table:table-cell>
          <table:table-cell office:value-type="float" office:value="7.16660261154175" calcext:value-type="float">
            <text:p>7.16660261154175</text:p>
          </table:table-cell>
        </table:table-row>
        <table:table-row table:style-name="ro1">
          <table:table-cell office:value-type="float" office:value="4.96440887451172" calcext:value-type="float">
            <text:p>4.96440887451172</text:p>
          </table:table-cell>
          <table:table-cell office:value-type="float" office:value="7.14973545074463" calcext:value-type="float">
            <text:p>7.14973545074463</text:p>
          </table:table-cell>
        </table:table-row>
        <table:table-row table:style-name="ro1">
          <table:table-cell office:value-type="float" office:value="4.99160242080689" calcext:value-type="float">
            <text:p>4.99160242080689</text:p>
          </table:table-cell>
          <table:table-cell office:value-type="float" office:value="7.13286828994751" calcext:value-type="float">
            <text:p>7.13286828994751</text:p>
          </table:table-cell>
        </table:table-row>
        <table:table-row table:style-name="ro1">
          <table:table-cell office:value-type="float" office:value="5.01879596710205" calcext:value-type="float">
            <text:p>5.01879596710205</text:p>
          </table:table-cell>
          <table:table-cell office:value-type="float" office:value="7.11600112915039" calcext:value-type="float">
            <text:p>7.11600112915039</text:p>
          </table:table-cell>
        </table:table-row>
        <table:table-row table:style-name="ro1">
          <table:table-cell office:value-type="float" office:value="5.04598999023438" calcext:value-type="float">
            <text:p>5.04598999023438</text:p>
          </table:table-cell>
          <table:table-cell office:value-type="float" office:value="7.09913396835327" calcext:value-type="float">
            <text:p>7.09913396835327</text:p>
          </table:table-cell>
        </table:table-row>
        <table:table-row table:style-name="ro1">
          <table:table-cell office:value-type="float" office:value="5.07318353652954" calcext:value-type="float">
            <text:p>5.07318353652954</text:p>
          </table:table-cell>
          <table:table-cell office:value-type="float" office:value="7.08226680755615" calcext:value-type="float">
            <text:p>7.08226680755615</text:p>
          </table:table-cell>
        </table:table-row>
        <table:table-row table:style-name="ro1">
          <table:table-cell office:value-type="float" office:value="5.10037708282471" calcext:value-type="float">
            <text:p>5.10037708282471</text:p>
          </table:table-cell>
          <table:table-cell office:value-type="float" office:value="7.06539964675903" calcext:value-type="float">
            <text:p>7.06539964675903</text:p>
          </table:table-cell>
        </table:table-row>
        <table:table-row table:style-name="ro1">
          <table:table-cell office:value-type="float" office:value="5.12757110595703" calcext:value-type="float">
            <text:p>5.12757110595703</text:p>
          </table:table-cell>
          <table:table-cell office:value-type="float" office:value="7.04853248596191" calcext:value-type="float">
            <text:p>7.04853248596191</text:p>
          </table:table-cell>
        </table:table-row>
        <table:table-row table:style-name="ro1">
          <table:table-cell office:value-type="float" office:value="5.1547646522522" calcext:value-type="float">
            <text:p>5.1547646522522</text:p>
          </table:table-cell>
          <table:table-cell office:value-type="float" office:value="7.0316653251648" calcext:value-type="float">
            <text:p>7.0316653251648</text:p>
          </table:table-cell>
        </table:table-row>
        <table:table-row table:style-name="ro1">
          <table:table-cell office:value-type="float" office:value="5.18195819854736" calcext:value-type="float">
            <text:p>5.18195819854736</text:p>
          </table:table-cell>
          <table:table-cell office:value-type="float" office:value="7.01479816436768" calcext:value-type="float">
            <text:p>7.01479816436768</text:p>
          </table:table-cell>
        </table:table-row>
        <table:table-row table:style-name="ro1">
          <table:table-cell office:value-type="float" office:value="5.20915222167969" calcext:value-type="float">
            <text:p>5.20915222167969</text:p>
          </table:table-cell>
          <table:table-cell office:value-type="float" office:value="6.99793100357056" calcext:value-type="float">
            <text:p>6.99793100357056</text:p>
          </table:table-cell>
        </table:table-row>
        <table:table-row table:style-name="ro1">
          <table:table-cell office:value-type="float" office:value="5.23634576797485" calcext:value-type="float">
            <text:p>5.23634576797485</text:p>
          </table:table-cell>
          <table:table-cell office:value-type="float" office:value="6.98106384277344" calcext:value-type="float">
            <text:p>6.98106384277344</text:p>
          </table:table-cell>
        </table:table-row>
        <table:table-row table:style-name="ro1">
          <table:table-cell office:value-type="float" office:value="5.26353931427002" calcext:value-type="float">
            <text:p>5.26353931427002</text:p>
          </table:table-cell>
          <table:table-cell office:value-type="float" office:value="6.96419668197632" calcext:value-type="float">
            <text:p>6.96419668197632</text:p>
          </table:table-cell>
        </table:table-row>
        <table:table-row table:style-name="ro1">
          <table:table-cell office:value-type="float" office:value="5.29073333740234" calcext:value-type="float">
            <text:p>5.29073333740234</text:p>
          </table:table-cell>
          <table:table-cell office:value-type="float" office:value="6.9473295211792" calcext:value-type="float">
            <text:p>6.9473295211792</text:p>
          </table:table-cell>
        </table:table-row>
        <table:table-row table:style-name="ro1">
          <table:table-cell office:value-type="float" office:value="5.31792688369751" calcext:value-type="float">
            <text:p>5.31792688369751</text:p>
          </table:table-cell>
          <table:table-cell office:value-type="float" office:value="6.93046236038208" calcext:value-type="float">
            <text:p>6.93046236038208</text:p>
          </table:table-cell>
        </table:table-row>
        <table:table-row table:style-name="ro1">
          <table:table-cell office:value-type="float" office:value="5.34512042999268" calcext:value-type="float">
            <text:p>5.34512042999268</text:p>
          </table:table-cell>
          <table:table-cell office:value-type="float" office:value="6.91359519958496" calcext:value-type="float">
            <text:p>6.91359519958496</text:p>
          </table:table-cell>
        </table:table-row>
        <table:table-row table:style-name="ro1">
          <table:table-cell office:value-type="float" office:value="5.372314453125" calcext:value-type="float">
            <text:p>5.372314453125</text:p>
          </table:table-cell>
          <table:table-cell office:value-type="float" office:value="6.89672756195068" calcext:value-type="float">
            <text:p>6.89672756195068</text:p>
          </table:table-cell>
        </table:table-row>
        <table:table-row table:style-name="ro1">
          <table:table-cell office:value-type="float" office:value="5.39950799942017" calcext:value-type="float">
            <text:p>5.39950799942017</text:p>
          </table:table-cell>
          <table:table-cell office:value-type="float" office:value="6.87986040115356" calcext:value-type="float">
            <text:p>6.87986040115356</text:p>
          </table:table-cell>
        </table:table-row>
        <table:table-row table:style-name="ro1">
          <table:table-cell office:value-type="float" office:value="5.42670202255249" calcext:value-type="float">
            <text:p>5.42670202255249</text:p>
          </table:table-cell>
          <table:table-cell office:value-type="float" office:value="6.86299324035645" calcext:value-type="float">
            <text:p>6.86299324035645</text:p>
          </table:table-cell>
        </table:table-row>
        <table:table-row table:style-name="ro1">
          <table:table-cell office:value-type="float" office:value="5.45389556884766" calcext:value-type="float">
            <text:p>5.45389556884766</text:p>
          </table:table-cell>
          <table:table-cell office:value-type="float" office:value="6.84612607955933" calcext:value-type="float">
            <text:p>6.84612607955933</text:p>
          </table:table-cell>
        </table:table-row>
        <table:table-row table:style-name="ro1">
          <table:table-cell office:value-type="float" office:value="5.48108911514282" calcext:value-type="float">
            <text:p>5.48108911514282</text:p>
          </table:table-cell>
          <table:table-cell office:value-type="float" office:value="6.82925891876221" calcext:value-type="float">
            <text:p>6.82925891876221</text:p>
          </table:table-cell>
        </table:table-row>
        <table:table-row table:style-name="ro1">
          <table:table-cell office:value-type="float" office:value="5.50828313827515" calcext:value-type="float">
            <text:p>5.50828313827515</text:p>
          </table:table-cell>
          <table:table-cell office:value-type="float" office:value="6.81239175796509" calcext:value-type="float">
            <text:p>6.81239175796509</text:p>
          </table:table-cell>
        </table:table-row>
        <table:table-row table:style-name="ro1">
          <table:table-cell office:value-type="float" office:value="5.53547668457031" calcext:value-type="float">
            <text:p>5.53547668457031</text:p>
          </table:table-cell>
          <table:table-cell office:value-type="float" office:value="6.79552459716797" calcext:value-type="float">
            <text:p>6.79552459716797</text:p>
          </table:table-cell>
        </table:table-row>
        <table:table-row table:style-name="ro1">
          <table:table-cell office:value-type="float" office:value="5.56267023086548" calcext:value-type="float">
            <text:p>5.56267023086548</text:p>
          </table:table-cell>
          <table:table-cell office:value-type="float" office:value="6.77865743637085" calcext:value-type="float">
            <text:p>6.77865743637085</text:p>
          </table:table-cell>
        </table:table-row>
        <table:table-row table:style-name="ro1">
          <table:table-cell office:value-type="float" office:value="5.5898642539978" calcext:value-type="float">
            <text:p>5.5898642539978</text:p>
          </table:table-cell>
          <table:table-cell office:value-type="float" office:value="6.76179027557373" calcext:value-type="float">
            <text:p>6.76179027557373</text:p>
          </table:table-cell>
        </table:table-row>
        <table:table-row table:style-name="ro1">
          <table:table-cell office:value-type="float" office:value="5.61705780029297" calcext:value-type="float">
            <text:p>5.61705780029297</text:p>
          </table:table-cell>
          <table:table-cell office:value-type="float" office:value="6.74492311477661" calcext:value-type="float">
            <text:p>6.74492311477661</text:p>
          </table:table-cell>
        </table:table-row>
        <table:table-row table:style-name="ro1">
          <table:table-cell office:value-type="float" office:value="5.64425134658814" calcext:value-type="float">
            <text:p>5.64425134658814</text:p>
          </table:table-cell>
          <table:table-cell office:value-type="float" office:value="6.72805595397949" calcext:value-type="float">
            <text:p>6.72805595397949</text:p>
          </table:table-cell>
        </table:table-row>
        <table:table-row table:style-name="ro1">
          <table:table-cell office:value-type="float" office:value="5.67144536972046" calcext:value-type="float">
            <text:p>5.67144536972046</text:p>
          </table:table-cell>
          <table:table-cell office:value-type="float" office:value="6.71118879318237" calcext:value-type="float">
            <text:p>6.71118879318237</text:p>
          </table:table-cell>
        </table:table-row>
        <table:table-row table:style-name="ro1">
          <table:table-cell office:value-type="float" office:value="5.69863891601563" calcext:value-type="float">
            <text:p>5.69863891601563</text:p>
          </table:table-cell>
          <table:table-cell office:value-type="float" office:value="6.69432163238525" calcext:value-type="float">
            <text:p>6.69432163238525</text:p>
          </table:table-cell>
        </table:table-row>
        <table:table-row table:style-name="ro1">
          <table:table-cell office:value-type="float" office:value="5.72583246231079" calcext:value-type="float">
            <text:p>5.72583246231079</text:p>
          </table:table-cell>
          <table:table-cell office:value-type="float" office:value="6.67745447158814" calcext:value-type="float">
            <text:p>6.67745447158814</text:p>
          </table:table-cell>
        </table:table-row>
        <table:table-row table:style-name="ro1">
          <table:table-cell office:value-type="float" office:value="5.75302648544312" calcext:value-type="float">
            <text:p>5.75302648544312</text:p>
          </table:table-cell>
          <table:table-cell office:value-type="float" office:value="6.66058731079102" calcext:value-type="float">
            <text:p>6.66058731079102</text:p>
          </table:table-cell>
        </table:table-row>
        <table:table-row table:style-name="ro1">
          <table:table-cell office:value-type="float" office:value="5.78022003173828" calcext:value-type="float">
            <text:p>5.78022003173828</text:p>
          </table:table-cell>
          <table:table-cell office:value-type="float" office:value="6.6437201499939" calcext:value-type="float">
            <text:p>6.6437201499939</text:p>
          </table:table-cell>
        </table:table-row>
        <table:table-row table:style-name="ro1">
          <table:table-cell office:value-type="float" office:value="5.80741357803345" calcext:value-type="float">
            <text:p>5.80741357803345</text:p>
          </table:table-cell>
          <table:table-cell office:value-type="float" office:value="6.62685251235962" calcext:value-type="float">
            <text:p>6.62685251235962</text:p>
          </table:table-cell>
        </table:table-row>
        <table:table-row table:style-name="ro1">
          <table:table-cell office:value-type="float" office:value="5.83460760116577" calcext:value-type="float">
            <text:p>5.83460760116577</text:p>
          </table:table-cell>
          <table:table-cell office:value-type="float" office:value="6.6099853515625" calcext:value-type="float">
            <text:p>6.6099853515625</text:p>
          </table:table-cell>
        </table:table-row>
        <table:table-row table:style-name="ro1">
          <table:table-cell office:value-type="float" office:value="5.86180114746094" calcext:value-type="float">
            <text:p>5.86180114746094</text:p>
          </table:table-cell>
          <table:table-cell office:value-type="float" office:value="6.59311819076538" calcext:value-type="float">
            <text:p>6.59311819076538</text:p>
          </table:table-cell>
        </table:table-row>
        <table:table-row table:style-name="ro1">
          <table:table-cell office:value-type="float" office:value="5.8889946937561" calcext:value-type="float">
            <text:p>5.8889946937561</text:p>
          </table:table-cell>
          <table:table-cell office:value-type="float" office:value="6.57625102996826" calcext:value-type="float">
            <text:p>6.57625102996826</text:p>
          </table:table-cell>
        </table:table-row>
        <table:table-row table:style-name="ro1">
          <table:table-cell office:value-type="float" office:value="5.91618871688843" calcext:value-type="float">
            <text:p>5.91618871688843</text:p>
          </table:table-cell>
          <table:table-cell office:value-type="float" office:value="6.55938386917114" calcext:value-type="float">
            <text:p>6.55938386917114</text:p>
          </table:table-cell>
        </table:table-row>
        <table:table-row table:style-name="ro1">
          <table:table-cell office:value-type="float" office:value="5.94338226318359" calcext:value-type="float">
            <text:p>5.94338226318359</text:p>
          </table:table-cell>
          <table:table-cell office:value-type="float" office:value="6.54251670837402" calcext:value-type="float">
            <text:p>6.54251670837402</text:p>
          </table:table-cell>
        </table:table-row>
        <table:table-row table:style-name="ro1">
          <table:table-cell office:value-type="float" office:value="5.97057580947876" calcext:value-type="float">
            <text:p>5.97057580947876</text:p>
          </table:table-cell>
          <table:table-cell office:value-type="float" office:value="6.5256495475769" calcext:value-type="float">
            <text:p>6.5256495475769</text:p>
          </table:table-cell>
        </table:table-row>
        <table:table-row table:style-name="ro1">
          <table:table-cell office:value-type="float" office:value="5.99776983261108" calcext:value-type="float">
            <text:p>5.99776983261108</text:p>
          </table:table-cell>
          <table:table-cell office:value-type="float" office:value="6.50878238677979" calcext:value-type="float">
            <text:p>6.50878238677979</text:p>
          </table:table-cell>
        </table:table-row>
        <table:table-row table:style-name="ro1">
          <table:table-cell office:value-type="float" office:value="6.02496337890625" calcext:value-type="float">
            <text:p>6.02496337890625</text:p>
          </table:table-cell>
          <table:table-cell office:value-type="float" office:value="6.49191522598267" calcext:value-type="float">
            <text:p>6.49191522598267</text:p>
          </table:table-cell>
        </table:table-row>
        <table:table-row table:style-name="ro1">
          <table:table-cell office:value-type="float" office:value="6.05215692520142" calcext:value-type="float">
            <text:p>6.05215692520142</text:p>
          </table:table-cell>
          <table:table-cell office:value-type="float" office:value="6.47504806518555" calcext:value-type="float">
            <text:p>6.47504806518555</text:p>
          </table:table-cell>
        </table:table-row>
        <table:table-row table:style-name="ro1">
          <table:table-cell office:value-type="float" office:value="6.07935094833374" calcext:value-type="float">
            <text:p>6.07935094833374</text:p>
          </table:table-cell>
          <table:table-cell office:value-type="float" office:value="6.45818090438843" calcext:value-type="float">
            <text:p>6.45818090438843</text:p>
          </table:table-cell>
        </table:table-row>
        <table:table-row table:style-name="ro1">
          <table:table-cell office:value-type="float" office:value="6.10654449462891" calcext:value-type="float">
            <text:p>6.10654449462891</text:p>
          </table:table-cell>
          <table:table-cell office:value-type="float" office:value="6.44131374359131" calcext:value-type="float">
            <text:p>6.44131374359131</text:p>
          </table:table-cell>
        </table:table-row>
        <table:table-row table:style-name="ro1">
          <table:table-cell office:value-type="float" office:value="6.13373804092407" calcext:value-type="float">
            <text:p>6.13373804092407</text:p>
          </table:table-cell>
          <table:table-cell office:value-type="float" office:value="6.42444658279419" calcext:value-type="float">
            <text:p>6.42444658279419</text:p>
          </table:table-cell>
        </table:table-row>
        <table:table-row table:style-name="ro1">
          <table:table-cell office:value-type="float" office:value="6.1609320640564" calcext:value-type="float">
            <text:p>6.1609320640564</text:p>
          </table:table-cell>
          <table:table-cell office:value-type="float" office:value="6.40757942199707" calcext:value-type="float">
            <text:p>6.40757942199707</text:p>
          </table:table-cell>
        </table:table-row>
        <table:table-row table:style-name="ro1">
          <table:table-cell office:value-type="float" office:value="6.18812561035156" calcext:value-type="float">
            <text:p>6.18812561035156</text:p>
          </table:table-cell>
          <table:table-cell office:value-type="float" office:value="6.39071226119995" calcext:value-type="float">
            <text:p>6.39071226119995</text:p>
          </table:table-cell>
        </table:table-row>
        <table:table-row table:style-name="ro1">
          <table:table-cell office:value-type="float" office:value="6.21531963348389" calcext:value-type="float">
            <text:p>6.21531963348389</text:p>
          </table:table-cell>
          <table:table-cell office:value-type="float" office:value="6.37384510040283" calcext:value-type="float">
            <text:p>6.37384510040283</text:p>
          </table:table-cell>
        </table:table-row>
        <table:table-row table:style-name="ro1">
          <table:table-cell office:value-type="float" office:value="6.24251317977905" calcext:value-type="float">
            <text:p>6.24251317977905</text:p>
          </table:table-cell>
          <table:table-cell office:value-type="float" office:value="6.35697793960571" calcext:value-type="float">
            <text:p>6.35697793960571</text:p>
          </table:table-cell>
        </table:table-row>
        <table:table-row table:style-name="ro1">
          <table:table-cell office:value-type="float" office:value="6.26970672607422" calcext:value-type="float">
            <text:p>6.26970672607422</text:p>
          </table:table-cell>
          <table:table-cell office:value-type="float" office:value="6.34011030197144" calcext:value-type="float">
            <text:p>6.34011030197144</text:p>
          </table:table-cell>
        </table:table-row>
        <table:table-row table:style-name="ro1">
          <table:table-cell office:value-type="float" office:value="6.29690074920654" calcext:value-type="float">
            <text:p>6.29690074920654</text:p>
          </table:table-cell>
          <table:table-cell office:value-type="float" office:value="6.32324314117432" calcext:value-type="float">
            <text:p>6.32324314117432</text:p>
          </table:table-cell>
        </table:table-row>
        <table:table-row table:style-name="ro1">
          <table:table-cell office:value-type="float" office:value="6.32409429550171" calcext:value-type="float">
            <text:p>6.32409429550171</text:p>
          </table:table-cell>
          <table:table-cell office:value-type="float" office:value="6.3063759803772" calcext:value-type="float">
            <text:p>6.3063759803772</text:p>
          </table:table-cell>
        </table:table-row>
        <table:table-row table:style-name="ro1">
          <table:table-cell office:value-type="float" office:value="6.35128784179688" calcext:value-type="float">
            <text:p>6.35128784179688</text:p>
          </table:table-cell>
          <table:table-cell office:value-type="float" office:value="6.28950881958008" calcext:value-type="float">
            <text:p>6.28950881958008</text:p>
          </table:table-cell>
        </table:table-row>
        <table:table-row table:style-name="ro1">
          <table:table-cell office:value-type="float" office:value="6.3784818649292" calcext:value-type="float">
            <text:p>6.3784818649292</text:p>
          </table:table-cell>
          <table:table-cell office:value-type="float" office:value="6.27264165878296" calcext:value-type="float">
            <text:p>6.27264165878296</text:p>
          </table:table-cell>
        </table:table-row>
        <table:table-row table:style-name="ro1">
          <table:table-cell office:value-type="float" office:value="6.40567541122437" calcext:value-type="float">
            <text:p>6.40567541122437</text:p>
          </table:table-cell>
          <table:table-cell office:value-type="float" office:value="6.25577449798584" calcext:value-type="float">
            <text:p>6.25577449798584</text:p>
          </table:table-cell>
        </table:table-row>
        <table:table-row table:style-name="ro1">
          <table:table-cell office:value-type="float" office:value="6.43286895751953" calcext:value-type="float">
            <text:p>6.43286895751953</text:p>
          </table:table-cell>
          <table:table-cell office:value-type="float" office:value="6.23890733718872" calcext:value-type="float">
            <text:p>6.23890733718872</text:p>
          </table:table-cell>
        </table:table-row>
        <table:table-row table:style-name="ro1">
          <table:table-cell office:value-type="float" office:value="6.46006298065186" calcext:value-type="float">
            <text:p>6.46006298065186</text:p>
          </table:table-cell>
          <table:table-cell office:value-type="float" office:value="6.2220401763916" calcext:value-type="float">
            <text:p>6.2220401763916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48725652694702" calcext:value-type="float">
            <text:p>6.48725652694702</text:p>
          </table:table-cell>
          <table:table-cell office:value-type="float" office:value="6.20517301559448" calcext:value-type="float">
            <text:p>6.20517301559448</text:p>
          </table:table-cell>
        </table:table-row>
        <table:table-row table:style-name="ro1">
          <table:table-cell office:value-type="float" office:value="6.50980663299561" calcext:value-type="float">
            <text:p>6.50980663299561</text:p>
          </table:table-cell>
          <table:table-cell office:value-type="float" office:value="6.22787761688232" calcext:value-type="float">
            <text:p>6.22787761688232</text:p>
          </table:table-cell>
        </table:table-row>
        <table:table-row table:style-name="ro1">
          <table:table-cell office:value-type="float" office:value="6.53235626220703" calcext:value-type="float">
            <text:p>6.53235626220703</text:p>
          </table:table-cell>
          <table:table-cell office:value-type="float" office:value="6.25058221817017" calcext:value-type="float">
            <text:p>6.25058221817017</text:p>
          </table:table-cell>
        </table:table-row>
        <table:table-row table:style-name="ro1">
          <table:table-cell office:value-type="float" office:value="6.55490636825562" calcext:value-type="float">
            <text:p>6.55490636825562</text:p>
          </table:table-cell>
          <table:table-cell office:value-type="float" office:value="6.27328681945801" calcext:value-type="float">
            <text:p>6.27328681945801</text:p>
          </table:table-cell>
        </table:table-row>
        <table:table-row table:style-name="ro1">
          <table:table-cell office:value-type="float" office:value="6.5774564743042" calcext:value-type="float">
            <text:p>6.5774564743042</text:p>
          </table:table-cell>
          <table:table-cell office:value-type="float" office:value="6.29599142074585" calcext:value-type="float">
            <text:p>6.29599142074585</text:p>
          </table:table-cell>
        </table:table-row>
        <table:table-row table:style-name="ro1">
          <table:table-cell office:value-type="float" office:value="6.60000610351563" calcext:value-type="float">
            <text:p>6.60000610351563</text:p>
          </table:table-cell>
          <table:table-cell office:value-type="float" office:value="6.31869602203369" calcext:value-type="float">
            <text:p>6.31869602203369</text:p>
          </table:table-cell>
        </table:table-row>
        <table:table-row table:style-name="ro1">
          <table:table-cell office:value-type="float" office:value="6.62255620956421" calcext:value-type="float">
            <text:p>6.62255620956421</text:p>
          </table:table-cell>
          <table:table-cell office:value-type="float" office:value="6.34140062332153" calcext:value-type="float">
            <text:p>6.34140062332153</text:p>
          </table:table-cell>
        </table:table-row>
        <table:table-row table:style-name="ro1">
          <table:table-cell office:value-type="float" office:value="6.64510631561279" calcext:value-type="float">
            <text:p>6.64510631561279</text:p>
          </table:table-cell>
          <table:table-cell office:value-type="float" office:value="6.36410522460938" calcext:value-type="float">
            <text:p>6.36410522460938</text:p>
          </table:table-cell>
        </table:table-row>
        <table:table-row table:style-name="ro1">
          <table:table-cell office:value-type="float" office:value="6.66765594482422" calcext:value-type="float">
            <text:p>6.66765594482422</text:p>
          </table:table-cell>
          <table:table-cell office:value-type="float" office:value="6.38680982589722" calcext:value-type="float">
            <text:p>6.38680982589722</text:p>
          </table:table-cell>
        </table:table-row>
        <table:table-row table:style-name="ro1">
          <table:table-cell office:value-type="float" office:value="6.6902060508728" calcext:value-type="float">
            <text:p>6.6902060508728</text:p>
          </table:table-cell>
          <table:table-cell office:value-type="float" office:value="6.40951442718506" calcext:value-type="float">
            <text:p>6.40951442718506</text:p>
          </table:table-cell>
        </table:table-row>
        <table:table-row table:style-name="ro1">
          <table:table-cell office:value-type="float" office:value="6.71275615692139" calcext:value-type="float">
            <text:p>6.71275615692139</text:p>
          </table:table-cell>
          <table:table-cell office:value-type="float" office:value="6.4322190284729" calcext:value-type="float">
            <text:p>6.4322190284729</text:p>
          </table:table-cell>
        </table:table-row>
        <table:table-row table:style-name="ro1">
          <table:table-cell office:value-type="float" office:value="6.73530578613281" calcext:value-type="float">
            <text:p>6.73530578613281</text:p>
          </table:table-cell>
          <table:table-cell office:value-type="float" office:value="6.4549241065979" calcext:value-type="float">
            <text:p>6.4549241065979</text:p>
          </table:table-cell>
        </table:table-row>
        <table:table-row table:style-name="ro1">
          <table:table-cell office:value-type="float" office:value="6.7578558921814" calcext:value-type="float">
            <text:p>6.7578558921814</text:p>
          </table:table-cell>
          <table:table-cell office:value-type="float" office:value="6.47762870788574" calcext:value-type="float">
            <text:p>6.47762870788574</text:p>
          </table:table-cell>
        </table:table-row>
        <table:table-row table:style-name="ro1">
          <table:table-cell office:value-type="float" office:value="6.78040599822998" calcext:value-type="float">
            <text:p>6.78040599822998</text:p>
          </table:table-cell>
          <table:table-cell office:value-type="float" office:value="6.50033330917358" calcext:value-type="float">
            <text:p>6.50033330917358</text:p>
          </table:table-cell>
        </table:table-row>
        <table:table-row table:style-name="ro1">
          <table:table-cell office:value-type="float" office:value="6.80295562744141" calcext:value-type="float">
            <text:p>6.80295562744141</text:p>
          </table:table-cell>
          <table:table-cell office:value-type="float" office:value="6.52303791046143" calcext:value-type="float">
            <text:p>6.52303791046143</text:p>
          </table:table-cell>
        </table:table-row>
        <table:table-row table:style-name="ro1">
          <table:table-cell office:value-type="float" office:value="6.82550573348999" calcext:value-type="float">
            <text:p>6.82550573348999</text:p>
          </table:table-cell>
          <table:table-cell office:value-type="float" office:value="6.54574251174927" calcext:value-type="float">
            <text:p>6.54574251174927</text:p>
          </table:table-cell>
        </table:table-row>
        <table:table-row table:style-name="ro1">
          <table:table-cell office:value-type="float" office:value="6.84805583953857" calcext:value-type="float">
            <text:p>6.84805583953857</text:p>
          </table:table-cell>
          <table:table-cell office:value-type="float" office:value="6.56844711303711" calcext:value-type="float">
            <text:p>6.56844711303711</text:p>
          </table:table-cell>
        </table:table-row>
        <table:table-row table:style-name="ro1">
          <table:table-cell office:value-type="float" office:value="6.87060546875" calcext:value-type="float">
            <text:p>6.87060546875</text:p>
          </table:table-cell>
          <table:table-cell office:value-type="float" office:value="6.59115171432495" calcext:value-type="float">
            <text:p>6.59115171432495</text:p>
          </table:table-cell>
        </table:table-row>
        <table:table-row table:style-name="ro1">
          <table:table-cell office:value-type="float" office:value="6.89315557479858" calcext:value-type="float">
            <text:p>6.89315557479858</text:p>
          </table:table-cell>
          <table:table-cell office:value-type="float" office:value="6.61385631561279" calcext:value-type="float">
            <text:p>6.61385631561279</text:p>
          </table:table-cell>
        </table:table-row>
        <table:table-row table:style-name="ro1">
          <table:table-cell office:value-type="float" office:value="6.91570568084717" calcext:value-type="float">
            <text:p>6.91570568084717</text:p>
          </table:table-cell>
          <table:table-cell office:value-type="float" office:value="6.63656091690064" calcext:value-type="float">
            <text:p>6.63656091690064</text:p>
          </table:table-cell>
        </table:table-row>
        <table:table-row table:style-name="ro1">
          <table:table-cell office:value-type="float" office:value="6.93825531005859" calcext:value-type="float">
            <text:p>6.93825531005859</text:p>
          </table:table-cell>
          <table:table-cell office:value-type="float" office:value="6.65926551818848" calcext:value-type="float">
            <text:p>6.65926551818848</text:p>
          </table:table-cell>
        </table:table-row>
        <table:table-row table:style-name="ro1">
          <table:table-cell office:value-type="float" office:value="6.96080541610718" calcext:value-type="float">
            <text:p>6.96080541610718</text:p>
          </table:table-cell>
          <table:table-cell office:value-type="float" office:value="6.68197011947632" calcext:value-type="float">
            <text:p>6.68197011947632</text:p>
          </table:table-cell>
        </table:table-row>
        <table:table-row table:style-name="ro1">
          <table:table-cell office:value-type="float" office:value="6.98335552215576" calcext:value-type="float">
            <text:p>6.98335552215576</text:p>
          </table:table-cell>
          <table:table-cell office:value-type="float" office:value="6.70467472076416" calcext:value-type="float">
            <text:p>6.70467472076416</text:p>
          </table:table-cell>
        </table:table-row>
        <table:table-row table:style-name="ro1">
          <table:table-cell office:value-type="float" office:value="7.00590515136719" calcext:value-type="float">
            <text:p>7.00590515136719</text:p>
          </table:table-cell>
          <table:table-cell office:value-type="float" office:value="6.727379322052" calcext:value-type="float">
            <text:p>6.727379322052</text:p>
          </table:table-cell>
        </table:table-row>
        <table:table-row table:style-name="ro1">
          <table:table-cell office:value-type="float" office:value="7.02845525741577" calcext:value-type="float">
            <text:p>7.02845525741577</text:p>
          </table:table-cell>
          <table:table-cell office:value-type="float" office:value="6.75008392333984" calcext:value-type="float">
            <text:p>6.75008392333984</text:p>
          </table:table-cell>
        </table:table-row>
        <table:table-row table:style-name="ro1">
          <table:table-cell office:value-type="float" office:value="7.05100536346436" calcext:value-type="float">
            <text:p>7.05100536346436</text:p>
          </table:table-cell>
          <table:table-cell office:value-type="float" office:value="6.77278852462769" calcext:value-type="float">
            <text:p>6.77278852462769</text:p>
          </table:table-cell>
        </table:table-row>
        <table:table-row table:style-name="ro1">
          <table:table-cell office:value-type="float" office:value="7.07355499267578" calcext:value-type="float">
            <text:p>7.07355499267578</text:p>
          </table:table-cell>
          <table:table-cell office:value-type="float" office:value="6.79549312591553" calcext:value-type="float">
            <text:p>6.79549312591553</text:p>
          </table:table-cell>
        </table:table-row>
        <table:table-row table:style-name="ro1">
          <table:table-cell office:value-type="float" office:value="7.09610509872437" calcext:value-type="float">
            <text:p>7.09610509872437</text:p>
          </table:table-cell>
          <table:table-cell office:value-type="float" office:value="6.81819772720337" calcext:value-type="float">
            <text:p>6.81819772720337</text:p>
          </table:table-cell>
        </table:table-row>
        <table:table-row table:style-name="ro1">
          <table:table-cell office:value-type="float" office:value="7.11865472793579" calcext:value-type="float">
            <text:p>7.11865472793579</text:p>
          </table:table-cell>
          <table:table-cell office:value-type="float" office:value="6.84090232849121" calcext:value-type="float">
            <text:p>6.84090232849121</text:p>
          </table:table-cell>
        </table:table-row>
        <table:table-row table:style-name="ro1">
          <table:table-cell office:value-type="float" office:value="7.14120483398438" calcext:value-type="float">
            <text:p>7.14120483398438</text:p>
          </table:table-cell>
          <table:table-cell office:value-type="float" office:value="6.86360692977905" calcext:value-type="float">
            <text:p>6.86360692977905</text:p>
          </table:table-cell>
        </table:table-row>
        <table:table-row table:style-name="ro1">
          <table:table-cell office:value-type="float" office:value="7.16375494003296" calcext:value-type="float">
            <text:p>7.16375494003296</text:p>
          </table:table-cell>
          <table:table-cell office:value-type="float" office:value="6.88631153106689" calcext:value-type="float">
            <text:p>6.88631153106689</text:p>
          </table:table-cell>
        </table:table-row>
        <table:table-row table:style-name="ro1">
          <table:table-cell office:value-type="float" office:value="7.18630456924439" calcext:value-type="float">
            <text:p>7.18630456924439</text:p>
          </table:table-cell>
          <table:table-cell office:value-type="float" office:value="6.90901660919189" calcext:value-type="float">
            <text:p>6.90901660919189</text:p>
          </table:table-cell>
        </table:table-row>
        <table:table-row table:style-name="ro1">
          <table:table-cell office:value-type="float" office:value="7.20885467529297" calcext:value-type="float">
            <text:p>7.20885467529297</text:p>
          </table:table-cell>
          <table:table-cell office:value-type="float" office:value="6.93172121047974" calcext:value-type="float">
            <text:p>6.93172121047974</text:p>
          </table:table-cell>
        </table:table-row>
        <table:table-row table:style-name="ro1">
          <table:table-cell office:value-type="float" office:value="7.23140478134155" calcext:value-type="float">
            <text:p>7.23140478134155</text:p>
          </table:table-cell>
          <table:table-cell office:value-type="float" office:value="6.95442581176758" calcext:value-type="float">
            <text:p>6.95442581176758</text:p>
          </table:table-cell>
        </table:table-row>
        <table:table-row table:style-name="ro1">
          <table:table-cell office:value-type="float" office:value="7.25395441055298" calcext:value-type="float">
            <text:p>7.25395441055298</text:p>
          </table:table-cell>
          <table:table-cell office:value-type="float" office:value="6.97713041305542" calcext:value-type="float">
            <text:p>6.97713041305542</text:p>
          </table:table-cell>
        </table:table-row>
        <table:table-row table:style-name="ro1">
          <table:table-cell office:value-type="float" office:value="7.27650451660156" calcext:value-type="float">
            <text:p>7.27650451660156</text:p>
          </table:table-cell>
          <table:table-cell office:value-type="float" office:value="6.99983501434326" calcext:value-type="float">
            <text:p>6.99983501434326</text:p>
          </table:table-cell>
        </table:table-row>
        <table:table-row table:style-name="ro1">
          <table:table-cell office:value-type="float" office:value="7.29905462265015" calcext:value-type="float">
            <text:p>7.29905462265015</text:p>
          </table:table-cell>
          <table:table-cell office:value-type="float" office:value="7.0225396156311" calcext:value-type="float">
            <text:p>7.0225396156311</text:p>
          </table:table-cell>
        </table:table-row>
        <table:table-row table:style-name="ro1">
          <table:table-cell office:value-type="float" office:value="7.32160425186157" calcext:value-type="float">
            <text:p>7.32160425186157</text:p>
          </table:table-cell>
          <table:table-cell office:value-type="float" office:value="7.04524421691895" calcext:value-type="float">
            <text:p>7.04524421691895</text:p>
          </table:table-cell>
        </table:table-row>
        <table:table-row table:style-name="ro1">
          <table:table-cell office:value-type="float" office:value="7.34415435791016" calcext:value-type="float">
            <text:p>7.34415435791016</text:p>
          </table:table-cell>
          <table:table-cell office:value-type="float" office:value="7.06794881820679" calcext:value-type="float">
            <text:p>7.06794881820679</text:p>
          </table:table-cell>
        </table:table-row>
        <table:table-row table:style-name="ro1">
          <table:table-cell office:value-type="float" office:value="7.36670446395874" calcext:value-type="float">
            <text:p>7.36670446395874</text:p>
          </table:table-cell>
          <table:table-cell office:value-type="float" office:value="7.09065341949463" calcext:value-type="float">
            <text:p>7.09065341949463</text:p>
          </table:table-cell>
        </table:table-row>
        <table:table-row table:style-name="ro1">
          <table:table-cell office:value-type="float" office:value="7.38925409317017" calcext:value-type="float">
            <text:p>7.38925409317017</text:p>
          </table:table-cell>
          <table:table-cell office:value-type="float" office:value="7.11335802078247" calcext:value-type="float">
            <text:p>7.11335802078247</text:p>
          </table:table-cell>
        </table:table-row>
        <table:table-row table:style-name="ro1">
          <table:table-cell office:value-type="float" office:value="7.41180419921875" calcext:value-type="float">
            <text:p>7.41180419921875</text:p>
          </table:table-cell>
          <table:table-cell office:value-type="float" office:value="7.13606262207031" calcext:value-type="float">
            <text:p>7.13606262207031</text:p>
          </table:table-cell>
        </table:table-row>
        <table:table-row table:style-name="ro1">
          <table:table-cell office:value-type="float" office:value="7.43435430526733" calcext:value-type="float">
            <text:p>7.43435430526733</text:p>
          </table:table-cell>
          <table:table-cell office:value-type="float" office:value="7.15876722335815" calcext:value-type="float">
            <text:p>7.15876722335815</text:p>
          </table:table-cell>
        </table:table-row>
        <table:table-row table:style-name="ro1">
          <table:table-cell office:value-type="float" office:value="7.45690393447876" calcext:value-type="float">
            <text:p>7.45690393447876</text:p>
          </table:table-cell>
          <table:table-cell office:value-type="float" office:value="7.181471824646" calcext:value-type="float">
            <text:p>7.181471824646</text:p>
          </table:table-cell>
        </table:table-row>
        <table:table-row table:style-name="ro1">
          <table:table-cell office:value-type="float" office:value="7.47945404052734" calcext:value-type="float">
            <text:p>7.47945404052734</text:p>
          </table:table-cell>
          <table:table-cell office:value-type="float" office:value="7.20417642593384" calcext:value-type="float">
            <text:p>7.20417642593384</text:p>
          </table:table-cell>
        </table:table-row>
        <table:table-row table:style-name="ro1">
          <table:table-cell office:value-type="float" office:value="7.50200414657593" calcext:value-type="float">
            <text:p>7.50200414657593</text:p>
          </table:table-cell>
          <table:table-cell office:value-type="float" office:value="7.22688102722168" calcext:value-type="float">
            <text:p>7.22688102722168</text:p>
          </table:table-cell>
        </table:table-row>
        <table:table-row table:style-name="ro1">
          <table:table-cell office:value-type="float" office:value="7.52455377578735" calcext:value-type="float">
            <text:p>7.52455377578735</text:p>
          </table:table-cell>
          <table:table-cell office:value-type="float" office:value="7.24958562850952" calcext:value-type="float">
            <text:p>7.24958562850952</text:p>
          </table:table-cell>
        </table:table-row>
        <table:table-row table:style-name="ro1">
          <table:table-cell office:value-type="float" office:value="7.54710388183594" calcext:value-type="float">
            <text:p>7.54710388183594</text:p>
          </table:table-cell>
          <table:table-cell office:value-type="float" office:value="7.27229022979736" calcext:value-type="float">
            <text:p>7.27229022979736</text:p>
          </table:table-cell>
        </table:table-row>
        <table:table-row table:style-name="ro1">
          <table:table-cell office:value-type="float" office:value="7.56965398788452" calcext:value-type="float">
            <text:p>7.56965398788452</text:p>
          </table:table-cell>
          <table:table-cell office:value-type="float" office:value="7.29499483108521" calcext:value-type="float">
            <text:p>7.29499483108521</text:p>
          </table:table-cell>
        </table:table-row>
        <table:table-row table:style-name="ro1">
          <table:table-cell office:value-type="float" office:value="7.59220361709595" calcext:value-type="float">
            <text:p>7.59220361709595</text:p>
          </table:table-cell>
          <table:table-cell office:value-type="float" office:value="7.31769943237305" calcext:value-type="float">
            <text:p>7.31769943237305</text:p>
          </table:table-cell>
        </table:table-row>
        <table:table-row table:style-name="ro1">
          <table:table-cell office:value-type="float" office:value="7.61475372314453" calcext:value-type="float">
            <text:p>7.61475372314453</text:p>
          </table:table-cell>
          <table:table-cell office:value-type="float" office:value="7.34040403366089" calcext:value-type="float">
            <text:p>7.34040403366089</text:p>
          </table:table-cell>
        </table:table-row>
        <table:table-row table:style-name="ro1">
          <table:table-cell office:value-type="float" office:value="7.63730382919312" calcext:value-type="float">
            <text:p>7.63730382919312</text:p>
          </table:table-cell>
          <table:table-cell office:value-type="float" office:value="7.36310863494873" calcext:value-type="float">
            <text:p>7.36310863494873</text:p>
          </table:table-cell>
        </table:table-row>
        <table:table-row table:style-name="ro1">
          <table:table-cell office:value-type="float" office:value="7.65985345840454" calcext:value-type="float">
            <text:p>7.65985345840454</text:p>
          </table:table-cell>
          <table:table-cell office:value-type="float" office:value="7.38581371307373" calcext:value-type="float">
            <text:p>7.38581371307373</text:p>
          </table:table-cell>
        </table:table-row>
        <table:table-row table:style-name="ro1">
          <table:table-cell office:value-type="float" office:value="7.68240356445313" calcext:value-type="float">
            <text:p>7.68240356445313</text:p>
          </table:table-cell>
          <table:table-cell office:value-type="float" office:value="7.40851831436157" calcext:value-type="float">
            <text:p>7.40851831436157</text:p>
          </table:table-cell>
        </table:table-row>
        <table:table-row table:style-name="ro1">
          <table:table-cell office:value-type="float" office:value="7.70495367050171" calcext:value-type="float">
            <text:p>7.70495367050171</text:p>
          </table:table-cell>
          <table:table-cell office:value-type="float" office:value="7.43122291564941" calcext:value-type="float">
            <text:p>7.43122291564941</text:p>
          </table:table-cell>
        </table:table-row>
        <table:table-row table:style-name="ro1">
          <table:table-cell office:value-type="float" office:value="7.72750329971314" calcext:value-type="float">
            <text:p>7.72750329971314</text:p>
          </table:table-cell>
          <table:table-cell office:value-type="float" office:value="7.45392751693726" calcext:value-type="float">
            <text:p>7.45392751693726</text:p>
          </table:table-cell>
        </table:table-row>
        <table:table-row table:style-name="ro1">
          <table:table-cell office:value-type="float" office:value="7.75005340576172" calcext:value-type="float">
            <text:p>7.75005340576172</text:p>
          </table:table-cell>
          <table:table-cell office:value-type="float" office:value="7.4766321182251" calcext:value-type="float">
            <text:p>7.4766321182251</text:p>
          </table:table-cell>
        </table:table-row>
        <table:table-row table:style-name="ro1">
          <table:table-cell office:value-type="float" office:value="7.7726035118103" calcext:value-type="float">
            <text:p>7.7726035118103</text:p>
          </table:table-cell>
          <table:table-cell office:value-type="float" office:value="7.49933671951294" calcext:value-type="float">
            <text:p>7.49933671951294</text:p>
          </table:table-cell>
        </table:table-row>
        <table:table-row table:style-name="ro1">
          <table:table-cell office:value-type="float" office:value="7.79515314102173" calcext:value-type="float">
            <text:p>7.79515314102173</text:p>
          </table:table-cell>
          <table:table-cell office:value-type="float" office:value="7.52204132080078" calcext:value-type="float">
            <text:p>7.52204132080078</text:p>
          </table:table-cell>
        </table:table-row>
        <table:table-row table:style-name="ro1">
          <table:table-cell office:value-type="float" office:value="7.81770324707031" calcext:value-type="float">
            <text:p>7.81770324707031</text:p>
          </table:table-cell>
          <table:table-cell office:value-type="float" office:value="7.54474592208862" calcext:value-type="float">
            <text:p>7.54474592208862</text:p>
          </table:table-cell>
        </table:table-row>
        <table:table-row table:style-name="ro1">
          <table:table-cell office:value-type="float" office:value="7.8402533531189" calcext:value-type="float">
            <text:p>7.8402533531189</text:p>
          </table:table-cell>
          <table:table-cell office:value-type="float" office:value="7.56745052337647" calcext:value-type="float">
            <text:p>7.56745052337647</text:p>
          </table:table-cell>
        </table:table-row>
        <table:table-row table:style-name="ro1">
          <table:table-cell office:value-type="float" office:value="7.86280298233032" calcext:value-type="float">
            <text:p>7.86280298233032</text:p>
          </table:table-cell>
          <table:table-cell office:value-type="float" office:value="7.59015512466431" calcext:value-type="float">
            <text:p>7.59015512466431</text:p>
          </table:table-cell>
        </table:table-row>
        <table:table-row table:style-name="ro1">
          <table:table-cell office:value-type="float" office:value="7.88535308837891" calcext:value-type="float">
            <text:p>7.88535308837891</text:p>
          </table:table-cell>
          <table:table-cell office:value-type="float" office:value="7.61285972595215" calcext:value-type="float">
            <text:p>7.61285972595215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0790319442749" calcext:value-type="float">
            <text:p>7.90790319442749</text:p>
          </table:table-cell>
          <table:table-cell office:value-type="float" office:value="7.63556432723999" calcext:value-type="float">
            <text:p>7.63556432723999</text:p>
          </table:table-cell>
        </table:table-row>
        <table:table-row table:style-name="ro1">
          <table:table-cell office:value-type="float" office:value="7.93206214904785" calcext:value-type="float">
            <text:p>7.93206214904785</text:p>
          </table:table-cell>
          <table:table-cell office:value-type="float" office:value="7.61458015441895" calcext:value-type="float">
            <text:p>7.61458015441895</text:p>
          </table:table-cell>
        </table:table-row>
        <table:table-row table:style-name="ro1">
          <table:table-cell office:value-type="float" office:value="7.95622110366821" calcext:value-type="float">
            <text:p>7.95622110366821</text:p>
          </table:table-cell>
          <table:table-cell office:value-type="float" office:value="7.5935959815979" calcext:value-type="float">
            <text:p>7.5935959815979</text:p>
          </table:table-cell>
        </table:table-row>
        <table:table-row table:style-name="ro1">
          <table:table-cell office:value-type="float" office:value="7.98038053512573" calcext:value-type="float">
            <text:p>7.98038053512573</text:p>
          </table:table-cell>
          <table:table-cell office:value-type="float" office:value="7.57261180877686" calcext:value-type="float">
            <text:p>7.57261180877686</text:p>
          </table:table-cell>
        </table:table-row>
        <table:table-row table:style-name="ro1">
          <table:table-cell office:value-type="float" office:value="8.00453948974609" calcext:value-type="float">
            <text:p>8.00453948974609</text:p>
          </table:table-cell>
          <table:table-cell office:value-type="float" office:value="7.55162763595581" calcext:value-type="float">
            <text:p>7.55162763595581</text:p>
          </table:table-cell>
        </table:table-row>
        <table:table-row table:style-name="ro1">
          <table:table-cell office:value-type="float" office:value="8.02869892120361" calcext:value-type="float">
            <text:p>8.02869892120361</text:p>
          </table:table-cell>
          <table:table-cell office:value-type="float" office:value="7.53064346313477" calcext:value-type="float">
            <text:p>7.53064346313477</text:p>
          </table:table-cell>
        </table:table-row>
        <table:table-row table:style-name="ro1">
          <table:table-cell office:value-type="float" office:value="8.05285739898682" calcext:value-type="float">
            <text:p>8.05285739898682</text:p>
          </table:table-cell>
          <table:table-cell office:value-type="float" office:value="7.50965929031372" calcext:value-type="float">
            <text:p>7.50965929031372</text:p>
          </table:table-cell>
        </table:table-row>
        <table:table-row table:style-name="ro1">
          <table:table-cell office:value-type="float" office:value="8.07701683044434" calcext:value-type="float">
            <text:p>8.07701683044434</text:p>
          </table:table-cell>
          <table:table-cell office:value-type="float" office:value="7.48867511749268" calcext:value-type="float">
            <text:p>7.48867511749268</text:p>
          </table:table-cell>
        </table:table-row>
        <table:table-row table:style-name="ro1">
          <table:table-cell office:value-type="float" office:value="8.10117626190186" calcext:value-type="float">
            <text:p>8.10117626190186</text:p>
          </table:table-cell>
          <table:table-cell office:value-type="float" office:value="7.46769094467163" calcext:value-type="float">
            <text:p>7.46769094467163</text:p>
          </table:table-cell>
        </table:table-row>
        <table:table-row table:style-name="ro1">
          <table:table-cell office:value-type="float" office:value="8.12533473968506" calcext:value-type="float">
            <text:p>8.12533473968506</text:p>
          </table:table-cell>
          <table:table-cell office:value-type="float" office:value="7.44670677185059" calcext:value-type="float">
            <text:p>7.44670677185059</text:p>
          </table:table-cell>
        </table:table-row>
        <table:table-row table:style-name="ro1">
          <table:table-cell office:value-type="float" office:value="8.14949417114258" calcext:value-type="float">
            <text:p>8.14949417114258</text:p>
          </table:table-cell>
          <table:table-cell office:value-type="float" office:value="7.42572212219238" calcext:value-type="float">
            <text:p>7.42572212219238</text:p>
          </table:table-cell>
        </table:table-row>
        <table:table-row table:style-name="ro1">
          <table:table-cell office:value-type="float" office:value="8.1736536026001" calcext:value-type="float">
            <text:p>8.1736536026001</text:p>
          </table:table-cell>
          <table:table-cell office:value-type="float" office:value="7.40473794937134" calcext:value-type="float">
            <text:p>7.40473794937134</text:p>
          </table:table-cell>
        </table:table-row>
        <table:table-row table:style-name="ro1">
          <table:table-cell office:value-type="float" office:value="8.1978120803833" calcext:value-type="float">
            <text:p>8.1978120803833</text:p>
          </table:table-cell>
          <table:table-cell office:value-type="float" office:value="7.38375377655029" calcext:value-type="float">
            <text:p>7.38375377655029</text:p>
          </table:table-cell>
        </table:table-row>
        <table:table-row table:style-name="ro1">
          <table:table-cell office:value-type="float" office:value="8.22197151184082" calcext:value-type="float">
            <text:p>8.22197151184082</text:p>
          </table:table-cell>
          <table:table-cell office:value-type="float" office:value="7.36276960372925" calcext:value-type="float">
            <text:p>7.36276960372925</text:p>
          </table:table-cell>
        </table:table-row>
        <table:table-row table:style-name="ro1">
          <table:table-cell office:value-type="float" office:value="8.24613094329834" calcext:value-type="float">
            <text:p>8.24613094329834</text:p>
          </table:table-cell>
          <table:table-cell office:value-type="float" office:value="7.3417854309082" calcext:value-type="float">
            <text:p>7.3417854309082</text:p>
          </table:table-cell>
        </table:table-row>
        <table:table-row table:style-name="ro1">
          <table:table-cell office:value-type="float" office:value="8.27028942108154" calcext:value-type="float">
            <text:p>8.27028942108154</text:p>
          </table:table-cell>
          <table:table-cell office:value-type="float" office:value="7.32080125808716" calcext:value-type="float">
            <text:p>7.32080125808716</text:p>
          </table:table-cell>
        </table:table-row>
        <table:table-row table:style-name="ro1">
          <table:table-cell office:value-type="float" office:value="8.29444885253906" calcext:value-type="float">
            <text:p>8.29444885253906</text:p>
          </table:table-cell>
          <table:table-cell office:value-type="float" office:value="7.29981708526611" calcext:value-type="float">
            <text:p>7.29981708526611</text:p>
          </table:table-cell>
        </table:table-row>
        <table:table-row table:style-name="ro1">
          <table:table-cell office:value-type="float" office:value="8.31860828399658" calcext:value-type="float">
            <text:p>8.31860828399658</text:p>
          </table:table-cell>
          <table:table-cell office:value-type="float" office:value="7.27883291244507" calcext:value-type="float">
            <text:p>7.27883291244507</text:p>
          </table:table-cell>
        </table:table-row>
        <table:table-row table:style-name="ro1">
          <table:table-cell office:value-type="float" office:value="8.34276676177979" calcext:value-type="float">
            <text:p>8.34276676177979</text:p>
          </table:table-cell>
          <table:table-cell office:value-type="float" office:value="7.25784873962402" calcext:value-type="float">
            <text:p>7.25784873962402</text:p>
          </table:table-cell>
        </table:table-row>
        <table:table-row table:style-name="ro1">
          <table:table-cell office:value-type="float" office:value="8.36692619323731" calcext:value-type="float">
            <text:p>8.36692619323731</text:p>
          </table:table-cell>
          <table:table-cell office:value-type="float" office:value="7.23686456680298" calcext:value-type="float">
            <text:p>7.23686456680298</text:p>
          </table:table-cell>
        </table:table-row>
        <table:table-row table:style-name="ro1">
          <table:table-cell office:value-type="float" office:value="8.39108562469482" calcext:value-type="float">
            <text:p>8.39108562469482</text:p>
          </table:table-cell>
          <table:table-cell office:value-type="float" office:value="7.21588039398193" calcext:value-type="float">
            <text:p>7.21588039398193</text:p>
          </table:table-cell>
        </table:table-row>
        <table:table-row table:style-name="ro1">
          <table:table-cell office:value-type="float" office:value="8.41524505615234" calcext:value-type="float">
            <text:p>8.41524505615234</text:p>
          </table:table-cell>
          <table:table-cell office:value-type="float" office:value="7.19489622116089" calcext:value-type="float">
            <text:p>7.19489622116089</text:p>
          </table:table-cell>
        </table:table-row>
        <table:table-row table:style-name="ro1">
          <table:table-cell office:value-type="float" office:value="8.43940353393555" calcext:value-type="float">
            <text:p>8.43940353393555</text:p>
          </table:table-cell>
          <table:table-cell office:value-type="float" office:value="7.17391204833984" calcext:value-type="float">
            <text:p>7.17391204833984</text:p>
          </table:table-cell>
        </table:table-row>
        <table:table-row table:style-name="ro1">
          <table:table-cell office:value-type="float" office:value="8.46356296539307" calcext:value-type="float">
            <text:p>8.46356296539307</text:p>
          </table:table-cell>
          <table:table-cell office:value-type="float" office:value="7.1529278755188" calcext:value-type="float">
            <text:p>7.1529278755188</text:p>
          </table:table-cell>
        </table:table-row>
        <table:table-row table:style-name="ro1">
          <table:table-cell office:value-type="float" office:value="8.48772239685059" calcext:value-type="float">
            <text:p>8.48772239685059</text:p>
          </table:table-cell>
          <table:table-cell office:value-type="float" office:value="7.13194370269775" calcext:value-type="float">
            <text:p>7.13194370269775</text:p>
          </table:table-cell>
        </table:table-row>
        <table:table-row table:style-name="ro1">
          <table:table-cell office:value-type="float" office:value="8.51188087463379" calcext:value-type="float">
            <text:p>8.51188087463379</text:p>
          </table:table-cell>
          <table:table-cell office:value-type="float" office:value="7.11095905303955" calcext:value-type="float">
            <text:p>7.11095905303955</text:p>
          </table:table-cell>
        </table:table-row>
        <table:table-row table:style-name="ro1">
          <table:table-cell office:value-type="float" office:value="8.53604030609131" calcext:value-type="float">
            <text:p>8.53604030609131</text:p>
          </table:table-cell>
          <table:table-cell office:value-type="float" office:value="7.08997488021851" calcext:value-type="float">
            <text:p>7.08997488021851</text:p>
          </table:table-cell>
        </table:table-row>
        <table:table-row table:style-name="ro1">
          <table:table-cell office:value-type="float" office:value="8.56019973754883" calcext:value-type="float">
            <text:p>8.56019973754883</text:p>
          </table:table-cell>
          <table:table-cell office:value-type="float" office:value="7.06899070739746" calcext:value-type="float">
            <text:p>7.06899070739746</text:p>
          </table:table-cell>
        </table:table-row>
        <table:table-row table:style-name="ro1">
          <table:table-cell office:value-type="float" office:value="8.58435821533203" calcext:value-type="float">
            <text:p>8.58435821533203</text:p>
          </table:table-cell>
          <table:table-cell office:value-type="float" office:value="7.04800653457642" calcext:value-type="float">
            <text:p>7.04800653457642</text:p>
          </table:table-cell>
        </table:table-row>
        <table:table-row table:style-name="ro1">
          <table:table-cell office:value-type="float" office:value="8.60851764678955" calcext:value-type="float">
            <text:p>8.60851764678955</text:p>
          </table:table-cell>
          <table:table-cell office:value-type="float" office:value="7.02702236175537" calcext:value-type="float">
            <text:p>7.02702236175537</text:p>
          </table:table-cell>
        </table:table-row>
        <table:table-row table:style-name="ro1">
          <table:table-cell office:value-type="float" office:value="8.63267707824707" calcext:value-type="float">
            <text:p>8.63267707824707</text:p>
          </table:table-cell>
          <table:table-cell office:value-type="float" office:value="7.00603818893433" calcext:value-type="float">
            <text:p>7.00603818893433</text:p>
          </table:table-cell>
        </table:table-row>
        <table:table-row table:style-name="ro1">
          <table:table-cell office:value-type="float" office:value="8.65683555603027" calcext:value-type="float">
            <text:p>8.65683555603027</text:p>
          </table:table-cell>
          <table:table-cell office:value-type="float" office:value="6.98505401611328" calcext:value-type="float">
            <text:p>6.98505401611328</text:p>
          </table:table-cell>
        </table:table-row>
        <table:table-row table:style-name="ro1">
          <table:table-cell office:value-type="float" office:value="8.68099498748779" calcext:value-type="float">
            <text:p>8.68099498748779</text:p>
          </table:table-cell>
          <table:table-cell office:value-type="float" office:value="6.96406984329224" calcext:value-type="float">
            <text:p>6.96406984329224</text:p>
          </table:table-cell>
        </table:table-row>
        <table:table-row table:style-name="ro1">
          <table:table-cell office:value-type="float" office:value="8.70515441894531" calcext:value-type="float">
            <text:p>8.70515441894531</text:p>
          </table:table-cell>
          <table:table-cell office:value-type="float" office:value="6.94308567047119" calcext:value-type="float">
            <text:p>6.94308567047119</text:p>
          </table:table-cell>
        </table:table-row>
        <table:table-row table:style-name="ro1">
          <table:table-cell office:value-type="float" office:value="8.72931289672852" calcext:value-type="float">
            <text:p>8.72931289672852</text:p>
          </table:table-cell>
          <table:table-cell office:value-type="float" office:value="6.92210149765015" calcext:value-type="float">
            <text:p>6.92210149765015</text:p>
          </table:table-cell>
        </table:table-row>
        <table:table-row table:style-name="ro1">
          <table:table-cell office:value-type="float" office:value="8.75347232818604" calcext:value-type="float">
            <text:p>8.75347232818604</text:p>
          </table:table-cell>
          <table:table-cell office:value-type="float" office:value="6.9011173248291" calcext:value-type="float">
            <text:p>6.9011173248291</text:p>
          </table:table-cell>
        </table:table-row>
        <table:table-row table:style-name="ro1">
          <table:table-cell office:value-type="float" office:value="8.77763175964356" calcext:value-type="float">
            <text:p>8.77763175964356</text:p>
          </table:table-cell>
          <table:table-cell office:value-type="float" office:value="6.88013315200806" calcext:value-type="float">
            <text:p>6.88013315200806</text:p>
          </table:table-cell>
        </table:table-row>
        <table:table-row table:style-name="ro1">
          <table:table-cell office:value-type="float" office:value="8.80179023742676" calcext:value-type="float">
            <text:p>8.80179023742676</text:p>
          </table:table-cell>
          <table:table-cell office:value-type="float" office:value="6.85914897918701" calcext:value-type="float">
            <text:p>6.85914897918701</text:p>
          </table:table-cell>
        </table:table-row>
        <table:table-row table:style-name="ro1">
          <table:table-cell office:value-type="float" office:value="8.82594966888428" calcext:value-type="float">
            <text:p>8.82594966888428</text:p>
          </table:table-cell>
          <table:table-cell office:value-type="float" office:value="6.83816480636597" calcext:value-type="float">
            <text:p>6.83816480636597</text:p>
          </table:table-cell>
        </table:table-row>
        <table:table-row table:style-name="ro1">
          <table:table-cell office:value-type="float" office:value="8.8501091003418" calcext:value-type="float">
            <text:p>8.8501091003418</text:p>
          </table:table-cell>
          <table:table-cell office:value-type="float" office:value="6.81718063354492" calcext:value-type="float">
            <text:p>6.81718063354492</text:p>
          </table:table-cell>
        </table:table-row>
        <table:table-row table:style-name="ro1">
          <table:table-cell office:value-type="float" office:value="8.874267578125" calcext:value-type="float">
            <text:p>8.874267578125</text:p>
          </table:table-cell>
          <table:table-cell office:value-type="float" office:value="6.79619598388672" calcext:value-type="float">
            <text:p>6.79619598388672</text:p>
          </table:table-cell>
        </table:table-row>
        <table:table-row table:style-name="ro1">
          <table:table-cell office:value-type="float" office:value="8.89842700958252" calcext:value-type="float">
            <text:p>8.89842700958252</text:p>
          </table:table-cell>
          <table:table-cell office:value-type="float" office:value="6.77521181106567" calcext:value-type="float">
            <text:p>6.77521181106567</text:p>
          </table:table-cell>
        </table:table-row>
        <table:table-row table:style-name="ro1">
          <table:table-cell office:value-type="float" office:value="8.92258644104004" calcext:value-type="float">
            <text:p>8.92258644104004</text:p>
          </table:table-cell>
          <table:table-cell office:value-type="float" office:value="6.75422763824463" calcext:value-type="float">
            <text:p>6.75422763824463</text:p>
          </table:table-cell>
        </table:table-row>
        <table:table-row table:style-name="ro1">
          <table:table-cell office:value-type="float" office:value="8.94674491882324" calcext:value-type="float">
            <text:p>8.94674491882324</text:p>
          </table:table-cell>
          <table:table-cell office:value-type="float" office:value="6.73324346542358" calcext:value-type="float">
            <text:p>6.73324346542358</text:p>
          </table:table-cell>
        </table:table-row>
        <table:table-row table:style-name="ro1">
          <table:table-cell office:value-type="float" office:value="8.97090435028076" calcext:value-type="float">
            <text:p>8.97090435028076</text:p>
          </table:table-cell>
          <table:table-cell office:value-type="float" office:value="6.71225929260254" calcext:value-type="float">
            <text:p>6.71225929260254</text:p>
          </table:table-cell>
        </table:table-row>
        <table:table-row table:style-name="ro1">
          <table:table-cell office:value-type="float" office:value="8.99506378173828" calcext:value-type="float">
            <text:p>8.99506378173828</text:p>
          </table:table-cell>
          <table:table-cell office:value-type="float" office:value="6.69127511978149" calcext:value-type="float">
            <text:p>6.69127511978149</text:p>
          </table:table-cell>
        </table:table-row>
        <table:table-row table:style-name="ro1">
          <table:table-cell office:value-type="float" office:value="9.01922225952148" calcext:value-type="float">
            <text:p>9.01922225952148</text:p>
          </table:table-cell>
          <table:table-cell office:value-type="float" office:value="6.67029094696045" calcext:value-type="float">
            <text:p>6.67029094696045</text:p>
          </table:table-cell>
        </table:table-row>
        <table:table-row table:style-name="ro1">
          <table:table-cell office:value-type="float" office:value="9.043381690979" calcext:value-type="float">
            <text:p>9.043381690979</text:p>
          </table:table-cell>
          <table:table-cell office:value-type="float" office:value="6.6493067741394" calcext:value-type="float">
            <text:p>6.6493067741394</text:p>
          </table:table-cell>
        </table:table-row>
        <table:table-row table:style-name="ro1">
          <table:table-cell office:value-type="float" office:value="9.06754112243652" calcext:value-type="float">
            <text:p>9.06754112243652</text:p>
          </table:table-cell>
          <table:table-cell office:value-type="float" office:value="6.62832260131836" calcext:value-type="float">
            <text:p>6.62832260131836</text:p>
          </table:table-cell>
        </table:table-row>
        <table:table-row table:style-name="ro1">
          <table:table-cell office:value-type="float" office:value="9.09169960021973" calcext:value-type="float">
            <text:p>9.09169960021973</text:p>
          </table:table-cell>
          <table:table-cell office:value-type="float" office:value="6.60733842849731" calcext:value-type="float">
            <text:p>6.60733842849731</text:p>
          </table:table-cell>
        </table:table-row>
        <table:table-row table:style-name="ro1">
          <table:table-cell office:value-type="float" office:value="9.11585903167725" calcext:value-type="float">
            <text:p>9.11585903167725</text:p>
          </table:table-cell>
          <table:table-cell office:value-type="float" office:value="6.58635425567627" calcext:value-type="float">
            <text:p>6.58635425567627</text:p>
          </table:table-cell>
        </table:table-row>
        <table:table-row table:style-name="ro1">
          <table:table-cell office:value-type="float" office:value="9.14001846313477" calcext:value-type="float">
            <text:p>9.14001846313477</text:p>
          </table:table-cell>
          <table:table-cell office:value-type="float" office:value="6.56537008285522" calcext:value-type="float">
            <text:p>6.56537008285522</text:p>
          </table:table-cell>
        </table:table-row>
        <table:table-row table:style-name="ro1">
          <table:table-cell office:value-type="float" office:value="9.16417694091797" calcext:value-type="float">
            <text:p>9.16417694091797</text:p>
          </table:table-cell>
          <table:table-cell office:value-type="float" office:value="6.54438591003418" calcext:value-type="float">
            <text:p>6.54438591003418</text:p>
          </table:table-cell>
        </table:table-row>
        <table:table-row table:style-name="ro1">
          <table:table-cell office:value-type="float" office:value="9.18833637237549" calcext:value-type="float">
            <text:p>9.18833637237549</text:p>
          </table:table-cell>
          <table:table-cell office:value-type="float" office:value="6.52340173721314" calcext:value-type="float">
            <text:p>6.52340173721314</text:p>
          </table:table-cell>
        </table:table-row>
        <table:table-row table:style-name="ro1">
          <table:table-cell office:value-type="float" office:value="9.21249580383301" calcext:value-type="float">
            <text:p>9.21249580383301</text:p>
          </table:table-cell>
          <table:table-cell office:value-type="float" office:value="6.50241756439209" calcext:value-type="float">
            <text:p>6.50241756439209</text:p>
          </table:table-cell>
        </table:table-row>
        <table:table-row table:style-name="ro1">
          <table:table-cell office:value-type="float" office:value="9.23665428161621" calcext:value-type="float">
            <text:p>9.23665428161621</text:p>
          </table:table-cell>
          <table:table-cell office:value-type="float" office:value="6.48143339157105" calcext:value-type="float">
            <text:p>6.48143339157105</text:p>
          </table:table-cell>
        </table:table-row>
        <table:table-row table:style-name="ro1">
          <table:table-cell office:value-type="float" office:value="9.26081371307373" calcext:value-type="float">
            <text:p>9.26081371307373</text:p>
          </table:table-cell>
          <table:table-cell office:value-type="float" office:value="6.46044874191284" calcext:value-type="float">
            <text:p>6.46044874191284</text:p>
          </table:table-cell>
        </table:table-row>
        <table:table-row table:style-name="ro1">
          <table:table-cell office:value-type="float" office:value="9.28497314453125" calcext:value-type="float">
            <text:p>9.28497314453125</text:p>
          </table:table-cell>
          <table:table-cell office:value-type="float" office:value="6.4394645690918" calcext:value-type="float">
            <text:p>6.4394645690918</text:p>
          </table:table-cell>
        </table:table-row>
        <table:table-row table:style-name="ro1">
          <table:table-cell office:value-type="float" office:value="9.30913257598877" calcext:value-type="float">
            <text:p>9.30913257598877</text:p>
          </table:table-cell>
          <table:table-cell office:value-type="float" office:value="6.41848039627075" calcext:value-type="float">
            <text:p>6.41848039627075</text:p>
          </table:table-cell>
        </table:table-row>
        <table:table-row table:style-name="ro1">
          <table:table-cell office:value-type="float" office:value="9.33329105377197" calcext:value-type="float">
            <text:p>9.33329105377197</text:p>
          </table:table-cell>
          <table:table-cell office:value-type="float" office:value="6.39749622344971" calcext:value-type="float">
            <text:p>6.39749622344971</text:p>
          </table:table-cell>
        </table:table-row>
        <table:table-row table:style-name="ro1">
          <table:table-cell office:value-type="float" office:value="9.35745048522949" calcext:value-type="float">
            <text:p>9.35745048522949</text:p>
          </table:table-cell>
          <table:table-cell office:value-type="float" office:value="6.37651205062866" calcext:value-type="float">
            <text:p>6.37651205062866</text:p>
          </table:table-cell>
        </table:table-row>
        <table:table-row table:style-name="ro1">
          <table:table-cell office:value-type="float" office:value="9.38160991668701" calcext:value-type="float">
            <text:p>9.38160991668701</text:p>
          </table:table-cell>
          <table:table-cell office:value-type="float" office:value="6.35552787780762" calcext:value-type="float">
            <text:p>6.35552787780762</text:p>
          </table:table-cell>
        </table:table-row>
        <table:table-row table:style-name="ro1">
          <table:table-cell office:value-type="float" office:value="9.40576839447022" calcext:value-type="float">
            <text:p>9.40576839447022</text:p>
          </table:table-cell>
          <table:table-cell office:value-type="float" office:value="6.33454370498657" calcext:value-type="float">
            <text:p>6.33454370498657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2992782592773" calcext:value-type="float">
            <text:p>9.42992782592773</text:p>
          </table:table-cell>
          <table:table-cell office:value-type="float" office:value="6.31355953216553" calcext:value-type="float">
            <text:p>6.31355953216553</text:p>
          </table:table-cell>
        </table:table-row>
        <table:table-row table:style-name="ro1">
          <table:table-cell office:value-type="float" office:value="9.41582489013672" calcext:value-type="float">
            <text:p>9.41582489013672</text:p>
          </table:table-cell>
          <table:table-cell office:value-type="float" office:value="6.28483486175537" calcext:value-type="float">
            <text:p>6.28483486175537</text:p>
          </table:table-cell>
        </table:table-row>
        <table:table-row table:style-name="ro1">
          <table:table-cell office:value-type="float" office:value="9.40172290802002" calcext:value-type="float">
            <text:p>9.40172290802002</text:p>
          </table:table-cell>
          <table:table-cell office:value-type="float" office:value="6.25610971450806" calcext:value-type="float">
            <text:p>6.25610971450806</text:p>
          </table:table-cell>
        </table:table-row>
        <table:table-row table:style-name="ro1">
          <table:table-cell office:value-type="float" office:value="9.387619972229" calcext:value-type="float">
            <text:p>9.387619972229</text:p>
          </table:table-cell>
          <table:table-cell office:value-type="float" office:value="6.2273850440979" calcext:value-type="float">
            <text:p>6.2273850440979</text:p>
          </table:table-cell>
        </table:table-row>
        <table:table-row table:style-name="ro1">
          <table:table-cell office:value-type="float" office:value="9.37351703643799" calcext:value-type="float">
            <text:p>9.37351703643799</text:p>
          </table:table-cell>
          <table:table-cell office:value-type="float" office:value="6.19866037368774" calcext:value-type="float">
            <text:p>6.19866037368774</text:p>
          </table:table-cell>
        </table:table-row>
        <table:table-row table:style-name="ro1">
          <table:table-cell office:value-type="float" office:value="9.35941505432129" calcext:value-type="float">
            <text:p>9.35941505432129</text:p>
          </table:table-cell>
          <table:table-cell office:value-type="float" office:value="6.16993522644043" calcext:value-type="float">
            <text:p>6.16993522644043</text:p>
          </table:table-cell>
        </table:table-row>
        <table:table-row table:style-name="ro1">
          <table:table-cell office:value-type="float" office:value="9.34531211853027" calcext:value-type="float">
            <text:p>9.34531211853027</text:p>
          </table:table-cell>
          <table:table-cell office:value-type="float" office:value="6.14121055603027" calcext:value-type="float">
            <text:p>6.14121055603027</text:p>
          </table:table-cell>
        </table:table-row>
        <table:table-row table:style-name="ro1">
          <table:table-cell office:value-type="float" office:value="9.33120918273926" calcext:value-type="float">
            <text:p>9.33120918273926</text:p>
          </table:table-cell>
          <table:table-cell office:value-type="float" office:value="6.11248588562012" calcext:value-type="float">
            <text:p>6.11248588562012</text:p>
          </table:table-cell>
        </table:table-row>
        <table:table-row table:style-name="ro1">
          <table:table-cell office:value-type="float" office:value="9.31710720062256" calcext:value-type="float">
            <text:p>9.31710720062256</text:p>
          </table:table-cell>
          <table:table-cell office:value-type="float" office:value="6.0837607383728" calcext:value-type="float">
            <text:p>6.0837607383728</text:p>
          </table:table-cell>
        </table:table-row>
        <table:table-row table:style-name="ro1">
          <table:table-cell office:value-type="float" office:value="9.30300426483154" calcext:value-type="float">
            <text:p>9.30300426483154</text:p>
          </table:table-cell>
          <table:table-cell office:value-type="float" office:value="6.05503606796265" calcext:value-type="float">
            <text:p>6.05503606796265</text:p>
          </table:table-cell>
        </table:table-row>
        <table:table-row table:style-name="ro1">
          <table:table-cell office:value-type="float" office:value="9.28890132904053" calcext:value-type="float">
            <text:p>9.28890132904053</text:p>
          </table:table-cell>
          <table:table-cell office:value-type="float" office:value="6.02631139755249" calcext:value-type="float">
            <text:p>6.02631139755249</text:p>
          </table:table-cell>
        </table:table-row>
        <table:table-row table:style-name="ro1">
          <table:table-cell office:value-type="float" office:value="9.27479934692383" calcext:value-type="float">
            <text:p>9.27479934692383</text:p>
          </table:table-cell>
          <table:table-cell office:value-type="float" office:value="5.99758625030518" calcext:value-type="float">
            <text:p>5.99758625030518</text:p>
          </table:table-cell>
        </table:table-row>
        <table:table-row table:style-name="ro1">
          <table:table-cell office:value-type="float" office:value="9.26069641113281" calcext:value-type="float">
            <text:p>9.26069641113281</text:p>
          </table:table-cell>
          <table:table-cell office:value-type="float" office:value="5.96886157989502" calcext:value-type="float">
            <text:p>5.96886157989502</text:p>
          </table:table-cell>
        </table:table-row>
        <table:table-row table:style-name="ro1">
          <table:table-cell office:value-type="float" office:value="9.2465934753418" calcext:value-type="float">
            <text:p>9.2465934753418</text:p>
          </table:table-cell>
          <table:table-cell office:value-type="float" office:value="5.94013690948486" calcext:value-type="float">
            <text:p>5.94013690948486</text:p>
          </table:table-cell>
        </table:table-row>
        <table:table-row table:style-name="ro1">
          <table:table-cell office:value-type="float" office:value="9.2324914932251" calcext:value-type="float">
            <text:p>9.2324914932251</text:p>
          </table:table-cell>
          <table:table-cell office:value-type="float" office:value="5.91141176223755" calcext:value-type="float">
            <text:p>5.91141176223755</text:p>
          </table:table-cell>
        </table:table-row>
        <table:table-row table:style-name="ro1">
          <table:table-cell office:value-type="float" office:value="9.21838855743408" calcext:value-type="float">
            <text:p>9.21838855743408</text:p>
          </table:table-cell>
          <table:table-cell office:value-type="float" office:value="5.88268709182739" calcext:value-type="float">
            <text:p>5.88268709182739</text:p>
          </table:table-cell>
        </table:table-row>
        <table:table-row table:style-name="ro1">
          <table:table-cell office:value-type="float" office:value="9.20428562164307" calcext:value-type="float">
            <text:p>9.20428562164307</text:p>
          </table:table-cell>
          <table:table-cell office:value-type="float" office:value="5.85396242141724" calcext:value-type="float">
            <text:p>5.85396242141724</text:p>
          </table:table-cell>
        </table:table-row>
        <table:table-row table:style-name="ro1">
          <table:table-cell office:value-type="float" office:value="9.19018363952637" calcext:value-type="float">
            <text:p>9.19018363952637</text:p>
          </table:table-cell>
          <table:table-cell office:value-type="float" office:value="5.82523727416992" calcext:value-type="float">
            <text:p>5.82523727416992</text:p>
          </table:table-cell>
        </table:table-row>
        <table:table-row table:style-name="ro1">
          <table:table-cell office:value-type="float" office:value="9.17608070373535" calcext:value-type="float">
            <text:p>9.17608070373535</text:p>
          </table:table-cell>
          <table:table-cell office:value-type="float" office:value="5.79651260375977" calcext:value-type="float">
            <text:p>5.79651260375977</text:p>
          </table:table-cell>
        </table:table-row>
        <table:table-row table:style-name="ro1">
          <table:table-cell office:value-type="float" office:value="9.16197776794434" calcext:value-type="float">
            <text:p>9.16197776794434</text:p>
          </table:table-cell>
          <table:table-cell office:value-type="float" office:value="5.76778745651245" calcext:value-type="float">
            <text:p>5.76778745651245</text:p>
          </table:table-cell>
        </table:table-row>
        <table:table-row table:style-name="ro1">
          <table:table-cell office:value-type="float" office:value="9.14787578582764" calcext:value-type="float">
            <text:p>9.14787578582764</text:p>
          </table:table-cell>
          <table:table-cell office:value-type="float" office:value="5.7390627861023" calcext:value-type="float">
            <text:p>5.7390627861023</text:p>
          </table:table-cell>
        </table:table-row>
        <table:table-row table:style-name="ro1">
          <table:table-cell office:value-type="float" office:value="9.13377285003662" calcext:value-type="float">
            <text:p>9.13377285003662</text:p>
          </table:table-cell>
          <table:table-cell office:value-type="float" office:value="5.71033811569214" calcext:value-type="float">
            <text:p>5.71033811569214</text:p>
          </table:table-cell>
        </table:table-row>
        <table:table-row table:style-name="ro1">
          <table:table-cell office:value-type="float" office:value="9.11966991424561" calcext:value-type="float">
            <text:p>9.11966991424561</text:p>
          </table:table-cell>
          <table:table-cell office:value-type="float" office:value="5.68161296844482" calcext:value-type="float">
            <text:p>5.68161296844482</text:p>
          </table:table-cell>
        </table:table-row>
        <table:table-row table:style-name="ro1">
          <table:table-cell office:value-type="float" office:value="9.10556793212891" calcext:value-type="float">
            <text:p>9.10556793212891</text:p>
          </table:table-cell>
          <table:table-cell office:value-type="float" office:value="5.65288829803467" calcext:value-type="float">
            <text:p>5.65288829803467</text:p>
          </table:table-cell>
        </table:table-row>
        <table:table-row table:style-name="ro1">
          <table:table-cell office:value-type="float" office:value="9.09146499633789" calcext:value-type="float">
            <text:p>9.09146499633789</text:p>
          </table:table-cell>
          <table:table-cell office:value-type="float" office:value="5.62416362762451" calcext:value-type="float">
            <text:p>5.62416362762451</text:p>
          </table:table-cell>
        </table:table-row>
        <table:table-row table:style-name="ro1">
          <table:table-cell office:value-type="float" office:value="9.07736206054688" calcext:value-type="float">
            <text:p>9.07736206054688</text:p>
          </table:table-cell>
          <table:table-cell office:value-type="float" office:value="5.5954384803772" calcext:value-type="float">
            <text:p>5.5954384803772</text:p>
          </table:table-cell>
        </table:table-row>
        <table:table-row table:style-name="ro1">
          <table:table-cell office:value-type="float" office:value="9.06325912475586" calcext:value-type="float">
            <text:p>9.06325912475586</text:p>
          </table:table-cell>
          <table:table-cell office:value-type="float" office:value="5.56671380996704" calcext:value-type="float">
            <text:p>5.56671380996704</text:p>
          </table:table-cell>
        </table:table-row>
        <table:table-row table:style-name="ro1">
          <table:table-cell office:value-type="float" office:value="9.04915714263916" calcext:value-type="float">
            <text:p>9.04915714263916</text:p>
          </table:table-cell>
          <table:table-cell office:value-type="float" office:value="5.53798913955689" calcext:value-type="float">
            <text:p>5.53798913955689</text:p>
          </table:table-cell>
        </table:table-row>
        <table:table-row table:style-name="ro1">
          <table:table-cell office:value-type="float" office:value="9.03505420684814" calcext:value-type="float">
            <text:p>9.03505420684814</text:p>
          </table:table-cell>
          <table:table-cell office:value-type="float" office:value="5.50926399230957" calcext:value-type="float">
            <text:p>5.50926399230957</text:p>
          </table:table-cell>
        </table:table-row>
        <table:table-row table:style-name="ro1">
          <table:table-cell office:value-type="float" office:value="9.02095127105713" calcext:value-type="float">
            <text:p>9.02095127105713</text:p>
          </table:table-cell>
          <table:table-cell office:value-type="float" office:value="5.48053932189941" calcext:value-type="float">
            <text:p>5.48053932189941</text:p>
          </table:table-cell>
        </table:table-row>
        <table:table-row table:style-name="ro1">
          <table:table-cell office:value-type="float" office:value="9.00684928894043" calcext:value-type="float">
            <text:p>9.00684928894043</text:p>
          </table:table-cell>
          <table:table-cell office:value-type="float" office:value="5.45181465148926" calcext:value-type="float">
            <text:p>5.45181465148926</text:p>
          </table:table-cell>
        </table:table-row>
        <table:table-row table:style-name="ro1">
          <table:table-cell office:value-type="float" office:value="8.99274635314941" calcext:value-type="float">
            <text:p>8.99274635314941</text:p>
          </table:table-cell>
          <table:table-cell office:value-type="float" office:value="5.42308950424194" calcext:value-type="float">
            <text:p>5.42308950424194</text:p>
          </table:table-cell>
        </table:table-row>
        <table:table-row table:style-name="ro1">
          <table:table-cell office:value-type="float" office:value="8.9786434173584" calcext:value-type="float">
            <text:p>8.9786434173584</text:p>
          </table:table-cell>
          <table:table-cell office:value-type="float" office:value="5.39436483383179" calcext:value-type="float">
            <text:p>5.39436483383179</text:p>
          </table:table-cell>
        </table:table-row>
        <table:table-row table:style-name="ro1">
          <table:table-cell office:value-type="float" office:value="8.9645414352417" calcext:value-type="float">
            <text:p>8.9645414352417</text:p>
          </table:table-cell>
          <table:table-cell office:value-type="float" office:value="5.36564016342163" calcext:value-type="float">
            <text:p>5.36564016342163</text:p>
          </table:table-cell>
        </table:table-row>
        <table:table-row table:style-name="ro1">
          <table:table-cell office:value-type="float" office:value="8.95043849945068" calcext:value-type="float">
            <text:p>8.95043849945068</text:p>
          </table:table-cell>
          <table:table-cell office:value-type="float" office:value="5.33691501617432" calcext:value-type="float">
            <text:p>5.33691501617432</text:p>
          </table:table-cell>
        </table:table-row>
        <table:table-row table:style-name="ro1">
          <table:table-cell office:value-type="float" office:value="8.93633556365967" calcext:value-type="float">
            <text:p>8.93633556365967</text:p>
          </table:table-cell>
          <table:table-cell office:value-type="float" office:value="5.30819034576416" calcext:value-type="float">
            <text:p>5.30819034576416</text:p>
          </table:table-cell>
        </table:table-row>
        <table:table-row table:style-name="ro1">
          <table:table-cell office:value-type="float" office:value="8.92223358154297" calcext:value-type="float">
            <text:p>8.92223358154297</text:p>
          </table:table-cell>
          <table:table-cell office:value-type="float" office:value="5.279465675354" calcext:value-type="float">
            <text:p>5.279465675354</text:p>
          </table:table-cell>
        </table:table-row>
        <table:table-row table:style-name="ro1">
          <table:table-cell office:value-type="float" office:value="8.90813064575195" calcext:value-type="float">
            <text:p>8.90813064575195</text:p>
          </table:table-cell>
          <table:table-cell office:value-type="float" office:value="5.25074052810669" calcext:value-type="float">
            <text:p>5.25074052810669</text:p>
          </table:table-cell>
        </table:table-row>
        <table:table-row table:style-name="ro1">
          <table:table-cell office:value-type="float" office:value="8.89402770996094" calcext:value-type="float">
            <text:p>8.89402770996094</text:p>
          </table:table-cell>
          <table:table-cell office:value-type="float" office:value="5.22201585769653" calcext:value-type="float">
            <text:p>5.22201585769653</text:p>
          </table:table-cell>
        </table:table-row>
        <table:table-row table:style-name="ro1">
          <table:table-cell office:value-type="float" office:value="8.87992572784424" calcext:value-type="float">
            <text:p>8.87992572784424</text:p>
          </table:table-cell>
          <table:table-cell office:value-type="float" office:value="5.19329118728638" calcext:value-type="float">
            <text:p>5.19329118728638</text:p>
          </table:table-cell>
        </table:table-row>
        <table:table-row table:style-name="ro1">
          <table:table-cell office:value-type="float" office:value="8.86582279205322" calcext:value-type="float">
            <text:p>8.86582279205322</text:p>
          </table:table-cell>
          <table:table-cell office:value-type="float" office:value="5.16456604003906" calcext:value-type="float">
            <text:p>5.16456604003906</text:p>
          </table:table-cell>
        </table:table-row>
        <table:table-row table:style-name="ro1">
          <table:table-cell office:value-type="float" office:value="8.85171985626221" calcext:value-type="float">
            <text:p>8.85171985626221</text:p>
          </table:table-cell>
          <table:table-cell office:value-type="float" office:value="5.13584136962891" calcext:value-type="float">
            <text:p>5.13584136962891</text:p>
          </table:table-cell>
        </table:table-row>
        <table:table-row table:style-name="ro1">
          <table:table-cell office:value-type="float" office:value="8.83761787414551" calcext:value-type="float">
            <text:p>8.83761787414551</text:p>
          </table:table-cell>
          <table:table-cell office:value-type="float" office:value="5.10711669921875" calcext:value-type="float">
            <text:p>5.10711669921875</text:p>
          </table:table-cell>
        </table:table-row>
        <table:table-row table:style-name="ro1">
          <table:table-cell office:value-type="float" office:value="8.82351493835449" calcext:value-type="float">
            <text:p>8.82351493835449</text:p>
          </table:table-cell>
          <table:table-cell office:value-type="float" office:value="5.07839155197144" calcext:value-type="float">
            <text:p>5.07839155197144</text:p>
          </table:table-cell>
        </table:table-row>
        <table:table-row table:style-name="ro1">
          <table:table-cell office:value-type="float" office:value="8.80941200256348" calcext:value-type="float">
            <text:p>8.80941200256348</text:p>
          </table:table-cell>
          <table:table-cell office:value-type="float" office:value="5.04966688156128" calcext:value-type="float">
            <text:p>5.04966688156128</text:p>
          </table:table-cell>
        </table:table-row>
        <table:table-row table:style-name="ro1">
          <table:table-cell office:value-type="float" office:value="8.79531002044678" calcext:value-type="float">
            <text:p>8.79531002044678</text:p>
          </table:table-cell>
          <table:table-cell office:value-type="float" office:value="5.02094221115112" calcext:value-type="float">
            <text:p>5.02094221115112</text:p>
          </table:table-cell>
        </table:table-row>
        <table:table-row table:style-name="ro1">
          <table:table-cell office:value-type="float" office:value="8.78120708465576" calcext:value-type="float">
            <text:p>8.78120708465576</text:p>
          </table:table-cell>
          <table:table-cell office:value-type="float" office:value="4.99221706390381" calcext:value-type="float">
            <text:p>4.99221706390381</text:p>
          </table:table-cell>
        </table:table-row>
        <table:table-row table:style-name="ro1">
          <table:table-cell office:value-type="float" office:value="8.76710414886475" calcext:value-type="float">
            <text:p>8.76710414886475</text:p>
          </table:table-cell>
          <table:table-cell office:value-type="float" office:value="4.96349239349365" calcext:value-type="float">
            <text:p>4.96349239349365</text:p>
          </table:table-cell>
        </table:table-row>
        <table:table-row table:style-name="ro1">
          <table:table-cell office:value-type="float" office:value="8.75300216674805" calcext:value-type="float">
            <text:p>8.75300216674805</text:p>
          </table:table-cell>
          <table:table-cell office:value-type="float" office:value="4.9347677230835" calcext:value-type="float">
            <text:p>4.9347677230835</text:p>
          </table:table-cell>
        </table:table-row>
        <table:table-row table:style-name="ro1">
          <table:table-cell office:value-type="float" office:value="8.73889923095703" calcext:value-type="float">
            <text:p>8.73889923095703</text:p>
          </table:table-cell>
          <table:table-cell office:value-type="float" office:value="4.90604257583618" calcext:value-type="float">
            <text:p>4.90604257583618</text:p>
          </table:table-cell>
        </table:table-row>
        <table:table-row table:style-name="ro1">
          <table:table-cell office:value-type="float" office:value="8.72479629516602" calcext:value-type="float">
            <text:p>8.72479629516602</text:p>
          </table:table-cell>
          <table:table-cell office:value-type="float" office:value="4.87731790542603" calcext:value-type="float">
            <text:p>4.87731790542603</text:p>
          </table:table-cell>
        </table:table-row>
        <table:table-row table:style-name="ro1">
          <table:table-cell office:value-type="float" office:value="8.71069431304932" calcext:value-type="float">
            <text:p>8.71069431304932</text:p>
          </table:table-cell>
          <table:table-cell office:value-type="float" office:value="4.84859323501587" calcext:value-type="float">
            <text:p>4.84859323501587</text:p>
          </table:table-cell>
        </table:table-row>
        <table:table-row table:style-name="ro1">
          <table:table-cell office:value-type="float" office:value="8.6965913772583" calcext:value-type="float">
            <text:p>8.6965913772583</text:p>
          </table:table-cell>
          <table:table-cell office:value-type="float" office:value="4.81986808776856" calcext:value-type="float">
            <text:p>4.81986808776856</text:p>
          </table:table-cell>
        </table:table-row>
        <table:table-row table:style-name="ro1">
          <table:table-cell office:value-type="float" office:value="8.68248844146729" calcext:value-type="float">
            <text:p>8.68248844146729</text:p>
          </table:table-cell>
          <table:table-cell office:value-type="float" office:value="4.7911434173584" calcext:value-type="float">
            <text:p>4.7911434173584</text:p>
          </table:table-cell>
        </table:table-row>
        <table:table-row table:style-name="ro1">
          <table:table-cell office:value-type="float" office:value="8.66838645935059" calcext:value-type="float">
            <text:p>8.66838645935059</text:p>
          </table:table-cell>
          <table:table-cell office:value-type="float" office:value="4.76241827011108" calcext:value-type="float">
            <text:p>4.76241827011108</text:p>
          </table:table-cell>
        </table:table-row>
        <table:table-row table:style-name="ro1">
          <table:table-cell office:value-type="float" office:value="8.65428352355957" calcext:value-type="float">
            <text:p>8.65428352355957</text:p>
          </table:table-cell>
          <table:table-cell office:value-type="float" office:value="4.73369359970093" calcext:value-type="float">
            <text:p>4.73369359970093</text:p>
          </table:table-cell>
        </table:table-row>
        <table:table-row table:style-name="ro1">
          <table:table-cell office:value-type="float" office:value="8.64018058776856" calcext:value-type="float">
            <text:p>8.64018058776856</text:p>
          </table:table-cell>
          <table:table-cell office:value-type="float" office:value="4.70496892929077" calcext:value-type="float">
            <text:p>4.70496892929077</text:p>
          </table:table-cell>
        </table:table-row>
        <table:table-row table:style-name="ro1">
          <table:table-cell office:value-type="float" office:value="8.62607860565186" calcext:value-type="float">
            <text:p>8.62607860565186</text:p>
          </table:table-cell>
          <table:table-cell office:value-type="float" office:value="4.67624378204346" calcext:value-type="float">
            <text:p>4.67624378204346</text:p>
          </table:table-cell>
        </table:table-row>
        <table:table-row table:style-name="ro1">
          <table:table-cell office:value-type="float" office:value="8.61197566986084" calcext:value-type="float">
            <text:p>8.61197566986084</text:p>
          </table:table-cell>
          <table:table-cell office:value-type="float" office:value="4.6475191116333" calcext:value-type="float">
            <text:p>4.6475191116333</text:p>
          </table:table-cell>
        </table:table-row>
        <table:table-row table:style-name="ro1">
          <table:table-cell office:value-type="float" office:value="8.59787273406982" calcext:value-type="float">
            <text:p>8.59787273406982</text:p>
          </table:table-cell>
          <table:table-cell office:value-type="float" office:value="4.61879444122314" calcext:value-type="float">
            <text:p>4.61879444122314</text:p>
          </table:table-cell>
        </table:table-row>
        <table:table-row table:style-name="ro1">
          <table:table-cell office:value-type="float" office:value="8.58377075195313" calcext:value-type="float">
            <text:p>8.58377075195313</text:p>
          </table:table-cell>
          <table:table-cell office:value-type="float" office:value="4.59006929397583" calcext:value-type="float">
            <text:p>4.59006929397583</text:p>
          </table:table-cell>
        </table:table-row>
        <table:table-row table:style-name="ro1">
          <table:table-cell office:value-type="float" office:value="8.56966781616211" calcext:value-type="float">
            <text:p>8.56966781616211</text:p>
          </table:table-cell>
          <table:table-cell office:value-type="float" office:value="4.56134462356567" calcext:value-type="float">
            <text:p>4.56134462356567</text:p>
          </table:table-cell>
        </table:table-row>
        <table:table-row table:style-name="ro1">
          <table:table-cell office:value-type="float" office:value="8.55556488037109" calcext:value-type="float">
            <text:p>8.55556488037109</text:p>
          </table:table-cell>
          <table:table-cell office:value-type="float" office:value="4.53261995315552" calcext:value-type="float">
            <text:p>4.5326199531555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4146289825439" calcext:value-type="float">
            <text:p>8.54146289825439</text:p>
          </table:table-cell>
          <table:table-cell office:value-type="float" office:value="4.5038948059082" calcext:value-type="float">
            <text:p>4.5038948059082</text:p>
          </table:table-cell>
        </table:table-row>
        <table:table-row table:style-name="ro1">
          <table:table-cell office:value-type="float" office:value="8.52735996246338" calcext:value-type="float">
            <text:p>8.52735996246338</text:p>
          </table:table-cell>
          <table:table-cell office:value-type="float" office:value="4.47517013549805" calcext:value-type="float">
            <text:p>4.47517013549805</text:p>
          </table:table-cell>
        </table:table-row>
        <table:table-row table:style-name="ro1">
          <table:table-cell office:value-type="float" office:value="8.51325702667236" calcext:value-type="float">
            <text:p>8.51325702667236</text:p>
          </table:table-cell>
          <table:table-cell office:value-type="float" office:value="4.44644546508789" calcext:value-type="float">
            <text:p>4.44644546508789</text:p>
          </table:table-cell>
        </table:table-row>
        <table:table-row table:style-name="ro1">
          <table:table-cell office:value-type="float" office:value="8.49915504455566" calcext:value-type="float">
            <text:p>8.49915504455566</text:p>
          </table:table-cell>
          <table:table-cell office:value-type="float" office:value="4.41772031784058" calcext:value-type="float">
            <text:p>4.41772031784058</text:p>
          </table:table-cell>
        </table:table-row>
        <table:table-row table:style-name="ro1">
          <table:table-cell office:value-type="float" office:value="8.48505210876465" calcext:value-type="float">
            <text:p>8.48505210876465</text:p>
          </table:table-cell>
          <table:table-cell office:value-type="float" office:value="4.38899564743042" calcext:value-type="float">
            <text:p>4.38899564743042</text:p>
          </table:table-cell>
        </table:table-row>
        <table:table-row table:style-name="ro1">
          <table:table-cell office:value-type="float" office:value="8.47094917297363" calcext:value-type="float">
            <text:p>8.47094917297363</text:p>
          </table:table-cell>
          <table:table-cell office:value-type="float" office:value="4.36027097702026" calcext:value-type="float">
            <text:p>4.36027097702026</text:p>
          </table:table-cell>
        </table:table-row>
        <table:table-row table:style-name="ro1">
          <table:table-cell office:value-type="float" office:value="8.45684719085693" calcext:value-type="float">
            <text:p>8.45684719085693</text:p>
          </table:table-cell>
          <table:table-cell office:value-type="float" office:value="4.33154582977295" calcext:value-type="float">
            <text:p>4.33154582977295</text:p>
          </table:table-cell>
        </table:table-row>
        <table:table-row table:style-name="ro1">
          <table:table-cell office:value-type="float" office:value="8.44274425506592" calcext:value-type="float">
            <text:p>8.44274425506592</text:p>
          </table:table-cell>
          <table:table-cell office:value-type="float" office:value="4.30282115936279" calcext:value-type="float">
            <text:p>4.30282115936279</text:p>
          </table:table-cell>
        </table:table-row>
        <table:table-row table:style-name="ro1">
          <table:table-cell office:value-type="float" office:value="8.4286413192749" calcext:value-type="float">
            <text:p>8.4286413192749</text:p>
          </table:table-cell>
          <table:table-cell office:value-type="float" office:value="4.27409648895264" calcext:value-type="float">
            <text:p>4.27409648895264</text:p>
          </table:table-cell>
        </table:table-row>
        <table:table-row table:style-name="ro1">
          <table:table-cell office:value-type="float" office:value="8.4145393371582" calcext:value-type="float">
            <text:p>8.4145393371582</text:p>
          </table:table-cell>
          <table:table-cell office:value-type="float" office:value="4.24537134170532" calcext:value-type="float">
            <text:p>4.24537134170532</text:p>
          </table:table-cell>
        </table:table-row>
        <table:table-row table:style-name="ro1">
          <table:table-cell office:value-type="float" office:value="8.40043640136719" calcext:value-type="float">
            <text:p>8.40043640136719</text:p>
          </table:table-cell>
          <table:table-cell office:value-type="float" office:value="4.21664667129517" calcext:value-type="float">
            <text:p>4.21664667129517</text:p>
          </table:table-cell>
        </table:table-row>
        <table:table-row table:style-name="ro1">
          <table:table-cell office:value-type="float" office:value="8.38633346557617" calcext:value-type="float">
            <text:p>8.38633346557617</text:p>
          </table:table-cell>
          <table:table-cell office:value-type="float" office:value="4.18792200088501" calcext:value-type="float">
            <text:p>4.18792200088501</text:p>
          </table:table-cell>
        </table:table-row>
        <table:table-row table:style-name="ro1">
          <table:table-cell office:value-type="float" office:value="8.37223148345947" calcext:value-type="float">
            <text:p>8.37223148345947</text:p>
          </table:table-cell>
          <table:table-cell office:value-type="float" office:value="4.1591968536377" calcext:value-type="float">
            <text:p>4.1591968536377</text:p>
          </table:table-cell>
        </table:table-row>
        <table:table-row table:style-name="ro1">
          <table:table-cell office:value-type="float" office:value="8.35812854766846" calcext:value-type="float">
            <text:p>8.35812854766846</text:p>
          </table:table-cell>
          <table:table-cell office:value-type="float" office:value="4.13047218322754" calcext:value-type="float">
            <text:p>4.13047218322754</text:p>
          </table:table-cell>
        </table:table-row>
        <table:table-row table:style-name="ro1">
          <table:table-cell office:value-type="float" office:value="8.34402561187744" calcext:value-type="float">
            <text:p>8.34402561187744</text:p>
          </table:table-cell>
          <table:table-cell office:value-type="float" office:value="4.10174751281738" calcext:value-type="float">
            <text:p>4.10174751281738</text:p>
          </table:table-cell>
        </table:table-row>
        <table:table-row table:style-name="ro1">
          <table:table-cell office:value-type="float" office:value="8.32992362976074" calcext:value-type="float">
            <text:p>8.32992362976074</text:p>
          </table:table-cell>
          <table:table-cell office:value-type="float" office:value="4.07302236557007" calcext:value-type="float">
            <text:p>4.07302236557007</text:p>
          </table:table-cell>
        </table:table-row>
        <table:table-row table:style-name="ro1">
          <table:table-cell office:value-type="float" office:value="8.31582069396973" calcext:value-type="float">
            <text:p>8.31582069396973</text:p>
          </table:table-cell>
          <table:table-cell office:value-type="float" office:value="4.04429769515991" calcext:value-type="float">
            <text:p>4.04429769515991</text:p>
          </table:table-cell>
        </table:table-row>
        <table:table-row table:style-name="ro1">
          <table:table-cell office:value-type="float" office:value="8.30171775817871" calcext:value-type="float">
            <text:p>8.30171775817871</text:p>
          </table:table-cell>
          <table:table-cell office:value-type="float" office:value="4.01557302474976" calcext:value-type="float">
            <text:p>4.01557302474976</text:p>
          </table:table-cell>
        </table:table-row>
        <table:table-row table:style-name="ro1">
          <table:table-cell office:value-type="float" office:value="8.28761577606201" calcext:value-type="float">
            <text:p>8.28761577606201</text:p>
          </table:table-cell>
          <table:table-cell office:value-type="float" office:value="3.98684787750244" calcext:value-type="float">
            <text:p>3.98684787750244</text:p>
          </table:table-cell>
        </table:table-row>
        <table:table-row table:style-name="ro1">
          <table:table-cell office:value-type="float" office:value="8.273512840271" calcext:value-type="float">
            <text:p>8.273512840271</text:p>
          </table:table-cell>
          <table:table-cell office:value-type="float" office:value="3.95812320709229" calcext:value-type="float">
            <text:p>3.95812320709229</text:p>
          </table:table-cell>
        </table:table-row>
        <table:table-row table:style-name="ro1">
          <table:table-cell office:value-type="float" office:value="8.25940990447998" calcext:value-type="float">
            <text:p>8.25940990447998</text:p>
          </table:table-cell>
          <table:table-cell office:value-type="float" office:value="3.92939829826355" calcext:value-type="float">
            <text:p>3.92939829826355</text:p>
          </table:table-cell>
        </table:table-row>
        <table:table-row table:style-name="ro1">
          <table:table-cell office:value-type="float" office:value="8.24530792236328" calcext:value-type="float">
            <text:p>8.24530792236328</text:p>
          </table:table-cell>
          <table:table-cell office:value-type="float" office:value="3.90067338943481" calcext:value-type="float">
            <text:p>3.90067338943481</text:p>
          </table:table-cell>
        </table:table-row>
        <table:table-row table:style-name="ro1">
          <table:table-cell office:value-type="float" office:value="8.23120498657227" calcext:value-type="float">
            <text:p>8.23120498657227</text:p>
          </table:table-cell>
          <table:table-cell office:value-type="float" office:value="3.87194871902466" calcext:value-type="float">
            <text:p>3.87194871902466</text:p>
          </table:table-cell>
        </table:table-row>
        <table:table-row table:style-name="ro1">
          <table:table-cell office:value-type="float" office:value="8.21710205078125" calcext:value-type="float">
            <text:p>8.21710205078125</text:p>
          </table:table-cell>
          <table:table-cell office:value-type="float" office:value="3.84322381019592" calcext:value-type="float">
            <text:p>3.84322381019592</text:p>
          </table:table-cell>
        </table:table-row>
        <table:table-row table:style-name="ro1">
          <table:table-cell office:value-type="float" office:value="8.20300006866455" calcext:value-type="float">
            <text:p>8.20300006866455</text:p>
          </table:table-cell>
          <table:table-cell office:value-type="float" office:value="3.81449890136719" calcext:value-type="float">
            <text:p>3.81449890136719</text:p>
          </table:table-cell>
        </table:table-row>
        <table:table-row table:style-name="ro1">
          <table:table-cell office:value-type="float" office:value="8.18889713287354" calcext:value-type="float">
            <text:p>8.18889713287354</text:p>
          </table:table-cell>
          <table:table-cell office:value-type="float" office:value="3.78577423095703" calcext:value-type="float">
            <text:p>3.78577423095703</text:p>
          </table:table-cell>
        </table:table-row>
        <table:table-row table:style-name="ro1">
          <table:table-cell office:value-type="float" office:value="8.17479419708252" calcext:value-type="float">
            <text:p>8.17479419708252</text:p>
          </table:table-cell>
          <table:table-cell office:value-type="float" office:value="3.7570493221283" calcext:value-type="float">
            <text:p>3.7570493221283</text:p>
          </table:table-cell>
        </table:table-row>
        <table:table-row table:style-name="ro1">
          <table:table-cell office:value-type="float" office:value="8.16069221496582" calcext:value-type="float">
            <text:p>8.16069221496582</text:p>
          </table:table-cell>
          <table:table-cell office:value-type="float" office:value="3.72832441329956" calcext:value-type="float">
            <text:p>3.72832441329956</text:p>
          </table:table-cell>
        </table:table-row>
        <table:table-row table:style-name="ro1">
          <table:table-cell office:value-type="float" office:value="8.14658927917481" calcext:value-type="float">
            <text:p>8.14658927917481</text:p>
          </table:table-cell>
          <table:table-cell office:value-type="float" office:value="3.6995997428894" calcext:value-type="float">
            <text:p>3.6995997428894</text:p>
          </table:table-cell>
        </table:table-row>
        <table:table-row table:style-name="ro1">
          <table:table-cell office:value-type="float" office:value="8.13248634338379" calcext:value-type="float">
            <text:p>8.13248634338379</text:p>
          </table:table-cell>
          <table:table-cell office:value-type="float" office:value="3.67087483406067" calcext:value-type="float">
            <text:p>3.67087483406067</text:p>
          </table:table-cell>
        </table:table-row>
        <table:table-row table:style-name="ro1">
          <table:table-cell office:value-type="float" office:value="8.11838436126709" calcext:value-type="float">
            <text:p>8.11838436126709</text:p>
          </table:table-cell>
          <table:table-cell office:value-type="float" office:value="3.64214992523193" calcext:value-type="float">
            <text:p>3.64214992523193</text:p>
          </table:table-cell>
        </table:table-row>
        <table:table-row table:style-name="ro1">
          <table:table-cell office:value-type="float" office:value="8.10428142547607" calcext:value-type="float">
            <text:p>8.10428142547607</text:p>
          </table:table-cell>
          <table:table-cell office:value-type="float" office:value="3.6134250164032" calcext:value-type="float">
            <text:p>3.6134250164032</text:p>
          </table:table-cell>
        </table:table-row>
        <table:table-row table:style-name="ro1">
          <table:table-cell office:value-type="float" office:value="8.09017848968506" calcext:value-type="float">
            <text:p>8.09017848968506</text:p>
          </table:table-cell>
          <table:table-cell office:value-type="float" office:value="3.58470034599304" calcext:value-type="float">
            <text:p>3.58470034599304</text:p>
          </table:table-cell>
        </table:table-row>
        <table:table-row table:style-name="ro1">
          <table:table-cell office:value-type="float" office:value="8.07607650756836" calcext:value-type="float">
            <text:p>8.07607650756836</text:p>
          </table:table-cell>
          <table:table-cell office:value-type="float" office:value="3.55597543716431" calcext:value-type="float">
            <text:p>3.55597543716431</text:p>
          </table:table-cell>
        </table:table-row>
        <table:table-row table:style-name="ro1">
          <table:table-cell office:value-type="float" office:value="8.06197357177734" calcext:value-type="float">
            <text:p>8.06197357177734</text:p>
          </table:table-cell>
          <table:table-cell office:value-type="float" office:value="3.52725052833557" calcext:value-type="float">
            <text:p>3.52725052833557</text:p>
          </table:table-cell>
        </table:table-row>
        <table:table-row table:style-name="ro1">
          <table:table-cell office:value-type="float" office:value="8.04787063598633" calcext:value-type="float">
            <text:p>8.04787063598633</text:p>
          </table:table-cell>
          <table:table-cell office:value-type="float" office:value="3.49852585792541" calcext:value-type="float">
            <text:p>3.49852585792541</text:p>
          </table:table-cell>
        </table:table-row>
        <table:table-row table:style-name="ro1">
          <table:table-cell office:value-type="float" office:value="8.03376865386963" calcext:value-type="float">
            <text:p>8.03376865386963</text:p>
          </table:table-cell>
          <table:table-cell office:value-type="float" office:value="3.46980094909668" calcext:value-type="float">
            <text:p>3.46980094909668</text:p>
          </table:table-cell>
        </table:table-row>
        <table:table-row table:style-name="ro1">
          <table:table-cell office:value-type="float" office:value="8.01966571807861" calcext:value-type="float">
            <text:p>8.01966571807861</text:p>
          </table:table-cell>
          <table:table-cell office:value-type="float" office:value="3.44107604026794" calcext:value-type="float">
            <text:p>3.44107604026794</text:p>
          </table:table-cell>
        </table:table-row>
        <table:table-row table:style-name="ro1">
          <table:table-cell office:value-type="float" office:value="8.0055627822876" calcext:value-type="float">
            <text:p>8.0055627822876</text:p>
          </table:table-cell>
          <table:table-cell office:value-type="float" office:value="3.41235136985779" calcext:value-type="float">
            <text:p>3.41235136985779</text:p>
          </table:table-cell>
        </table:table-row>
        <table:table-row table:style-name="ro1">
          <table:table-cell office:value-type="float" office:value="7.99146032333374" calcext:value-type="float">
            <text:p>7.99146032333374</text:p>
          </table:table-cell>
          <table:table-cell office:value-type="float" office:value="3.38362646102905" calcext:value-type="float">
            <text:p>3.38362646102905</text:p>
          </table:table-cell>
        </table:table-row>
        <table:table-row table:style-name="ro1">
          <table:table-cell office:value-type="float" office:value="7.97735786437988" calcext:value-type="float">
            <text:p>7.97735786437988</text:p>
          </table:table-cell>
          <table:table-cell office:value-type="float" office:value="3.35490155220032" calcext:value-type="float">
            <text:p>3.35490155220032</text:p>
          </table:table-cell>
        </table:table-row>
        <table:table-row table:style-name="ro1">
          <table:table-cell office:value-type="float" office:value="7.96325540542603" calcext:value-type="float">
            <text:p>7.96325540542603</text:p>
          </table:table-cell>
          <table:table-cell office:value-type="float" office:value="3.32617688179016" calcext:value-type="float">
            <text:p>3.32617688179016</text:p>
          </table:table-cell>
        </table:table-row>
        <table:table-row table:style-name="ro1">
          <table:table-cell office:value-type="float" office:value="7.94915246963501" calcext:value-type="float">
            <text:p>7.94915246963501</text:p>
          </table:table-cell>
          <table:table-cell office:value-type="float" office:value="3.29745197296143" calcext:value-type="float">
            <text:p>3.29745197296143</text:p>
          </table:table-cell>
        </table:table-row>
        <table:table-row table:style-name="ro1">
          <table:table-cell office:value-type="float" office:value="7.93505001068115" calcext:value-type="float">
            <text:p>7.93505001068115</text:p>
          </table:table-cell>
          <table:table-cell office:value-type="float" office:value="3.26872706413269" calcext:value-type="float">
            <text:p>3.26872706413269</text:p>
          </table:table-cell>
        </table:table-row>
        <table:table-row table:style-name="ro1">
          <table:table-cell office:value-type="float" office:value="7.9209475517273" calcext:value-type="float">
            <text:p>7.9209475517273</text:p>
          </table:table-cell>
          <table:table-cell office:value-type="float" office:value="3.24000239372253" calcext:value-type="float">
            <text:p>3.24000239372253</text:p>
          </table:table-cell>
        </table:table-row>
        <table:table-row table:style-name="ro1">
          <table:table-cell office:value-type="float" office:value="7.90684461593628" calcext:value-type="float">
            <text:p>7.90684461593628</text:p>
          </table:table-cell>
          <table:table-cell office:value-type="float" office:value="3.2112774848938" calcext:value-type="float">
            <text:p>3.2112774848938</text:p>
          </table:table-cell>
        </table:table-row>
        <table:table-row table:style-name="ro1">
          <table:table-cell office:value-type="float" office:value="7.89274215698242" calcext:value-type="float">
            <text:p>7.89274215698242</text:p>
          </table:table-cell>
          <table:table-cell office:value-type="float" office:value="3.18255257606506" calcext:value-type="float">
            <text:p>3.18255257606506</text:p>
          </table:table-cell>
        </table:table-row>
        <table:table-row table:style-name="ro1">
          <table:table-cell office:value-type="float" office:value="7.87863969802856" calcext:value-type="float">
            <text:p>7.87863969802856</text:p>
          </table:table-cell>
          <table:table-cell office:value-type="float" office:value="3.15382790565491" calcext:value-type="float">
            <text:p>3.15382790565491</text:p>
          </table:table-cell>
        </table:table-row>
        <table:table-row table:style-name="ro1">
          <table:table-cell office:value-type="float" office:value="7.86453676223755" calcext:value-type="float">
            <text:p>7.86453676223755</text:p>
          </table:table-cell>
          <table:table-cell office:value-type="float" office:value="3.12510299682617" calcext:value-type="float">
            <text:p>3.12510299682617</text:p>
          </table:table-cell>
        </table:table-row>
        <table:table-row table:style-name="ro1">
          <table:table-cell office:value-type="float" office:value="7.85043430328369" calcext:value-type="float">
            <text:p>7.85043430328369</text:p>
          </table:table-cell>
          <table:table-cell office:value-type="float" office:value="3.09637808799744" calcext:value-type="float">
            <text:p>3.09637808799744</text:p>
          </table:table-cell>
        </table:table-row>
        <table:table-row table:style-name="ro1">
          <table:table-cell office:value-type="float" office:value="7.83633184432983" calcext:value-type="float">
            <text:p>7.83633184432983</text:p>
          </table:table-cell>
          <table:table-cell office:value-type="float" office:value="3.0676531791687" calcext:value-type="float">
            <text:p>3.0676531791687</text:p>
          </table:table-cell>
        </table:table-row>
        <table:table-row table:style-name="ro1">
          <table:table-cell office:value-type="float" office:value="7.82222890853882" calcext:value-type="float">
            <text:p>7.82222890853882</text:p>
          </table:table-cell>
          <table:table-cell office:value-type="float" office:value="3.03892850875854" calcext:value-type="float">
            <text:p>3.03892850875854</text:p>
          </table:table-cell>
        </table:table-row>
        <table:table-row table:style-name="ro1">
          <table:table-cell office:value-type="float" office:value="7.80812644958496" calcext:value-type="float">
            <text:p>7.80812644958496</text:p>
          </table:table-cell>
          <table:table-cell office:value-type="float" office:value="3.01020359992981" calcext:value-type="float">
            <text:p>3.01020359992981</text:p>
          </table:table-cell>
        </table:table-row>
        <table:table-row table:style-name="ro1">
          <table:table-cell office:value-type="float" office:value="7.79402351379395" calcext:value-type="float">
            <text:p>7.79402351379395</text:p>
          </table:table-cell>
          <table:table-cell office:value-type="float" office:value="2.98147869110107" calcext:value-type="float">
            <text:p>2.98147869110107</text:p>
          </table:table-cell>
        </table:table-row>
        <table:table-row table:style-name="ro1">
          <table:table-cell office:value-type="float" office:value="7.77992105484009" calcext:value-type="float">
            <text:p>7.77992105484009</text:p>
          </table:table-cell>
          <table:table-cell office:value-type="float" office:value="2.95275402069092" calcext:value-type="float">
            <text:p>2.95275402069092</text:p>
          </table:table-cell>
        </table:table-row>
        <table:table-row table:style-name="ro1">
          <table:table-cell office:value-type="float" office:value="7.76581859588623" calcext:value-type="float">
            <text:p>7.76581859588623</text:p>
          </table:table-cell>
          <table:table-cell office:value-type="float" office:value="2.92402911186218" calcext:value-type="float">
            <text:p>2.92402911186218</text:p>
          </table:table-cell>
        </table:table-row>
        <table:table-row table:style-name="ro1">
          <table:table-cell office:value-type="float" office:value="7.75171566009522" calcext:value-type="float">
            <text:p>7.75171566009522</text:p>
          </table:table-cell>
          <table:table-cell office:value-type="float" office:value="2.89530420303345" calcext:value-type="float">
            <text:p>2.89530420303345</text:p>
          </table:table-cell>
        </table:table-row>
        <table:table-row table:style-name="ro1">
          <table:table-cell office:value-type="float" office:value="7.73761320114136" calcext:value-type="float">
            <text:p>7.73761320114136</text:p>
          </table:table-cell>
          <table:table-cell office:value-type="float" office:value="2.86657953262329" calcext:value-type="float">
            <text:p>2.86657953262329</text:p>
          </table:table-cell>
        </table:table-row>
        <table:table-row table:style-name="ro1">
          <table:table-cell office:value-type="float" office:value="7.7235107421875" calcext:value-type="float">
            <text:p>7.7235107421875</text:p>
          </table:table-cell>
          <table:table-cell office:value-type="float" office:value="2.83785462379456" calcext:value-type="float">
            <text:p>2.83785462379456</text:p>
          </table:table-cell>
        </table:table-row>
        <table:table-row table:style-name="ro1">
          <table:table-cell office:value-type="float" office:value="7.70940780639648" calcext:value-type="float">
            <text:p>7.70940780639648</text:p>
          </table:table-cell>
          <table:table-cell office:value-type="float" office:value="2.80912971496582" calcext:value-type="float">
            <text:p>2.80912971496582</text:p>
          </table:table-cell>
        </table:table-row>
        <table:table-row table:style-name="ro1">
          <table:table-cell office:value-type="float" office:value="7.69530534744263" calcext:value-type="float">
            <text:p>7.69530534744263</text:p>
          </table:table-cell>
          <table:table-cell office:value-type="float" office:value="2.78040504455566" calcext:value-type="float">
            <text:p>2.78040504455566</text:p>
          </table:table-cell>
        </table:table-row>
        <table:table-row table:style-name="ro1">
          <table:table-cell office:value-type="float" office:value="7.68120288848877" calcext:value-type="float">
            <text:p>7.68120288848877</text:p>
          </table:table-cell>
          <table:table-cell office:value-type="float" office:value="2.75168013572693" calcext:value-type="float">
            <text:p>2.75168013572693</text:p>
          </table:table-cell>
        </table:table-row>
        <table:table-row table:style-name="ro1">
          <table:table-cell office:value-type="float" office:value="7.66709995269775" calcext:value-type="float">
            <text:p>7.66709995269775</text:p>
          </table:table-cell>
          <table:table-cell office:value-type="float" office:value="2.72295522689819" calcext:value-type="float">
            <text:p>2.72295522689819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529974937439" calcext:value-type="float">
            <text:p>7.6529974937439</text:p>
          </table:table-cell>
          <table:table-cell office:value-type="float" office:value="2.69423055648804" calcext:value-type="float">
            <text:p>2.69423055648804</text:p>
          </table:table-cell>
        </table:table-row>
        <table:table-row table:style-name="ro1">
          <table:table-cell office:value-type="float" office:value="7.6223669052124" calcext:value-type="float">
            <text:p>7.6223669052124</text:p>
          </table:table-cell>
          <table:table-cell office:value-type="float" office:value="2.70349097251892" calcext:value-type="float">
            <text:p>2.70349097251892</text:p>
          </table:table-cell>
        </table:table-row>
        <table:table-row table:style-name="ro1">
          <table:table-cell office:value-type="float" office:value="7.59173583984375" calcext:value-type="float">
            <text:p>7.59173583984375</text:p>
          </table:table-cell>
          <table:table-cell office:value-type="float" office:value="2.71275162696838" calcext:value-type="float">
            <text:p>2.71275162696838</text:p>
          </table:table-cell>
        </table:table-row>
        <table:table-row table:style-name="ro1">
          <table:table-cell office:value-type="float" office:value="7.56110525131226" calcext:value-type="float">
            <text:p>7.56110525131226</text:p>
          </table:table-cell>
          <table:table-cell office:value-type="float" office:value="2.72201228141785" calcext:value-type="float">
            <text:p>2.72201228141785</text:p>
          </table:table-cell>
        </table:table-row>
        <table:table-row table:style-name="ro1">
          <table:table-cell office:value-type="float" office:value="7.53047466278076" calcext:value-type="float">
            <text:p>7.53047466278076</text:p>
          </table:table-cell>
          <table:table-cell office:value-type="float" office:value="2.73127269744873" calcext:value-type="float">
            <text:p>2.73127269744873</text:p>
          </table:table-cell>
        </table:table-row>
        <table:table-row table:style-name="ro1">
          <table:table-cell office:value-type="float" office:value="7.49984407424927" calcext:value-type="float">
            <text:p>7.49984407424927</text:p>
          </table:table-cell>
          <table:table-cell office:value-type="float" office:value="2.74053335189819" calcext:value-type="float">
            <text:p>2.74053335189819</text:p>
          </table:table-cell>
        </table:table-row>
        <table:table-row table:style-name="ro1">
          <table:table-cell office:value-type="float" office:value="7.46921300888062" calcext:value-type="float">
            <text:p>7.46921300888062</text:p>
          </table:table-cell>
          <table:table-cell office:value-type="float" office:value="2.74979400634766" calcext:value-type="float">
            <text:p>2.74979400634766</text:p>
          </table:table-cell>
        </table:table-row>
        <table:table-row table:style-name="ro1">
          <table:table-cell office:value-type="float" office:value="7.43858242034912" calcext:value-type="float">
            <text:p>7.43858242034912</text:p>
          </table:table-cell>
          <table:table-cell office:value-type="float" office:value="2.75905442237854" calcext:value-type="float">
            <text:p>2.75905442237854</text:p>
          </table:table-cell>
        </table:table-row>
        <table:table-row table:style-name="ro1">
          <table:table-cell office:value-type="float" office:value="7.40795183181763" calcext:value-type="float">
            <text:p>7.40795183181763</text:p>
          </table:table-cell>
          <table:table-cell office:value-type="float" office:value="2.768315076828" calcext:value-type="float">
            <text:p>2.768315076828</text:p>
          </table:table-cell>
        </table:table-row>
        <table:table-row table:style-name="ro1">
          <table:table-cell office:value-type="float" office:value="7.37732076644897" calcext:value-type="float">
            <text:p>7.37732076644897</text:p>
          </table:table-cell>
          <table:table-cell office:value-type="float" office:value="2.77757573127747" calcext:value-type="float">
            <text:p>2.77757573127747</text:p>
          </table:table-cell>
        </table:table-row>
        <table:table-row table:style-name="ro1">
          <table:table-cell office:value-type="float" office:value="7.34669017791748" calcext:value-type="float">
            <text:p>7.34669017791748</text:p>
          </table:table-cell>
          <table:table-cell office:value-type="float" office:value="2.78683614730835" calcext:value-type="float">
            <text:p>2.78683614730835</text:p>
          </table:table-cell>
        </table:table-row>
        <table:table-row table:style-name="ro1">
          <table:table-cell office:value-type="float" office:value="7.31605958938599" calcext:value-type="float">
            <text:p>7.31605958938599</text:p>
          </table:table-cell>
          <table:table-cell office:value-type="float" office:value="2.79609680175781" calcext:value-type="float">
            <text:p>2.79609680175781</text:p>
          </table:table-cell>
        </table:table-row>
        <table:table-row table:style-name="ro1">
          <table:table-cell office:value-type="float" office:value="7.28542852401733" calcext:value-type="float">
            <text:p>7.28542852401733</text:p>
          </table:table-cell>
          <table:table-cell office:value-type="float" office:value="2.80535745620728" calcext:value-type="float">
            <text:p>2.80535745620728</text:p>
          </table:table-cell>
        </table:table-row>
        <table:table-row table:style-name="ro1">
          <table:table-cell office:value-type="float" office:value="7.25479793548584" calcext:value-type="float">
            <text:p>7.25479793548584</text:p>
          </table:table-cell>
          <table:table-cell office:value-type="float" office:value="2.81461787223816" calcext:value-type="float">
            <text:p>2.81461787223816</text:p>
          </table:table-cell>
        </table:table-row>
        <table:table-row table:style-name="ro1">
          <table:table-cell office:value-type="float" office:value="7.22416734695435" calcext:value-type="float">
            <text:p>7.22416734695435</text:p>
          </table:table-cell>
          <table:table-cell office:value-type="float" office:value="2.82387852668762" calcext:value-type="float">
            <text:p>2.82387852668762</text:p>
          </table:table-cell>
        </table:table-row>
        <table:table-row table:style-name="ro1">
          <table:table-cell office:value-type="float" office:value="7.19353675842285" calcext:value-type="float">
            <text:p>7.19353675842285</text:p>
          </table:table-cell>
          <table:table-cell office:value-type="float" office:value="2.83313918113708" calcext:value-type="float">
            <text:p>2.83313918113708</text:p>
          </table:table-cell>
        </table:table-row>
        <table:table-row table:style-name="ro1">
          <table:table-cell office:value-type="float" office:value="7.1629056930542" calcext:value-type="float">
            <text:p>7.1629056930542</text:p>
          </table:table-cell>
          <table:table-cell office:value-type="float" office:value="2.84239959716797" calcext:value-type="float">
            <text:p>2.84239959716797</text:p>
          </table:table-cell>
        </table:table-row>
        <table:table-row table:style-name="ro1">
          <table:table-cell office:value-type="float" office:value="7.13227510452271" calcext:value-type="float">
            <text:p>7.13227510452271</text:p>
          </table:table-cell>
          <table:table-cell office:value-type="float" office:value="2.85166025161743" calcext:value-type="float">
            <text:p>2.85166025161743</text:p>
          </table:table-cell>
        </table:table-row>
        <table:table-row table:style-name="ro1">
          <table:table-cell office:value-type="float" office:value="7.10164451599121" calcext:value-type="float">
            <text:p>7.10164451599121</text:p>
          </table:table-cell>
          <table:table-cell office:value-type="float" office:value="2.86092090606689" calcext:value-type="float">
            <text:p>2.86092090606689</text:p>
          </table:table-cell>
        </table:table-row>
        <table:table-row table:style-name="ro1">
          <table:table-cell office:value-type="float" office:value="7.07101345062256" calcext:value-type="float">
            <text:p>7.07101345062256</text:p>
          </table:table-cell>
          <table:table-cell office:value-type="float" office:value="2.87018132209778" calcext:value-type="float">
            <text:p>2.87018132209778</text:p>
          </table:table-cell>
        </table:table-row>
        <table:table-row table:style-name="ro1">
          <table:table-cell office:value-type="float" office:value="7.04038286209106" calcext:value-type="float">
            <text:p>7.04038286209106</text:p>
          </table:table-cell>
          <table:table-cell office:value-type="float" office:value="2.87944197654724" calcext:value-type="float">
            <text:p>2.87944197654724</text:p>
          </table:table-cell>
        </table:table-row>
        <table:table-row table:style-name="ro1">
          <table:table-cell office:value-type="float" office:value="7.00975227355957" calcext:value-type="float">
            <text:p>7.00975227355957</text:p>
          </table:table-cell>
          <table:table-cell office:value-type="float" office:value="2.8887026309967" calcext:value-type="float">
            <text:p>2.8887026309967</text:p>
          </table:table-cell>
        </table:table-row>
        <table:table-row table:style-name="ro1">
          <table:table-cell office:value-type="float" office:value="6.97912120819092" calcext:value-type="float">
            <text:p>6.97912120819092</text:p>
          </table:table-cell>
          <table:table-cell office:value-type="float" office:value="2.89796304702759" calcext:value-type="float">
            <text:p>2.89796304702759</text:p>
          </table:table-cell>
        </table:table-row>
        <table:table-row table:style-name="ro1">
          <table:table-cell office:value-type="float" office:value="6.94849061965942" calcext:value-type="float">
            <text:p>6.94849061965942</text:p>
          </table:table-cell>
          <table:table-cell office:value-type="float" office:value="2.90722370147705" calcext:value-type="float">
            <text:p>2.90722370147705</text:p>
          </table:table-cell>
        </table:table-row>
        <table:table-row table:style-name="ro1">
          <table:table-cell office:value-type="float" office:value="6.91786003112793" calcext:value-type="float">
            <text:p>6.91786003112793</text:p>
          </table:table-cell>
          <table:table-cell office:value-type="float" office:value="2.91648435592651" calcext:value-type="float">
            <text:p>2.91648435592651</text:p>
          </table:table-cell>
        </table:table-row>
        <table:table-row table:style-name="ro1">
          <table:table-cell office:value-type="float" office:value="6.88722944259644" calcext:value-type="float">
            <text:p>6.88722944259644</text:p>
          </table:table-cell>
          <table:table-cell office:value-type="float" office:value="2.9257447719574" calcext:value-type="float">
            <text:p>2.9257447719574</text:p>
          </table:table-cell>
        </table:table-row>
        <table:table-row table:style-name="ro1">
          <table:table-cell office:value-type="float" office:value="6.85659837722778" calcext:value-type="float">
            <text:p>6.85659837722778</text:p>
          </table:table-cell>
          <table:table-cell office:value-type="float" office:value="2.93500542640686" calcext:value-type="float">
            <text:p>2.93500542640686</text:p>
          </table:table-cell>
        </table:table-row>
        <table:table-row table:style-name="ro1">
          <table:table-cell office:value-type="float" office:value="6.82596778869629" calcext:value-type="float">
            <text:p>6.82596778869629</text:p>
          </table:table-cell>
          <table:table-cell office:value-type="float" office:value="2.94426608085632" calcext:value-type="float">
            <text:p>2.94426608085632</text:p>
          </table:table-cell>
        </table:table-row>
        <table:table-row table:style-name="ro1">
          <table:table-cell office:value-type="float" office:value="6.7953372001648" calcext:value-type="float">
            <text:p>6.7953372001648</text:p>
          </table:table-cell>
          <table:table-cell office:value-type="float" office:value="2.95352649688721" calcext:value-type="float">
            <text:p>2.95352649688721</text:p>
          </table:table-cell>
        </table:table-row>
        <table:table-row table:style-name="ro1">
          <table:table-cell office:value-type="float" office:value="6.76470613479614" calcext:value-type="float">
            <text:p>6.76470613479614</text:p>
          </table:table-cell>
          <table:table-cell office:value-type="float" office:value="2.96278715133667" calcext:value-type="float">
            <text:p>2.96278715133667</text:p>
          </table:table-cell>
        </table:table-row>
        <table:table-row table:style-name="ro1">
          <table:table-cell office:value-type="float" office:value="6.73407554626465" calcext:value-type="float">
            <text:p>6.73407554626465</text:p>
          </table:table-cell>
          <table:table-cell office:value-type="float" office:value="2.97204780578613" calcext:value-type="float">
            <text:p>2.97204780578613</text:p>
          </table:table-cell>
        </table:table-row>
        <table:table-row table:style-name="ro1">
          <table:table-cell office:value-type="float" office:value="6.70344495773315" calcext:value-type="float">
            <text:p>6.70344495773315</text:p>
          </table:table-cell>
          <table:table-cell office:value-type="float" office:value="2.98130822181702" calcext:value-type="float">
            <text:p>2.98130822181702</text:p>
          </table:table-cell>
        </table:table-row>
        <table:table-row table:style-name="ro1">
          <table:table-cell office:value-type="float" office:value="6.6728138923645" calcext:value-type="float">
            <text:p>6.6728138923645</text:p>
          </table:table-cell>
          <table:table-cell office:value-type="float" office:value="2.99056887626648" calcext:value-type="float">
            <text:p>2.99056887626648</text:p>
          </table:table-cell>
        </table:table-row>
        <table:table-row table:style-name="ro1">
          <table:table-cell office:value-type="float" office:value="6.64218330383301" calcext:value-type="float">
            <text:p>6.64218330383301</text:p>
          </table:table-cell>
          <table:table-cell office:value-type="float" office:value="2.99982953071594" calcext:value-type="float">
            <text:p>2.99982953071594</text:p>
          </table:table-cell>
        </table:table-row>
        <table:table-row table:style-name="ro1">
          <table:table-cell office:value-type="float" office:value="6.61155271530151" calcext:value-type="float">
            <text:p>6.61155271530151</text:p>
          </table:table-cell>
          <table:table-cell office:value-type="float" office:value="3.00908994674683" calcext:value-type="float">
            <text:p>3.00908994674683</text:p>
          </table:table-cell>
        </table:table-row>
        <table:table-row table:style-name="ro1">
          <table:table-cell office:value-type="float" office:value="6.58092212677002" calcext:value-type="float">
            <text:p>6.58092212677002</text:p>
          </table:table-cell>
          <table:table-cell office:value-type="float" office:value="3.01835060119629" calcext:value-type="float">
            <text:p>3.01835060119629</text:p>
          </table:table-cell>
        </table:table-row>
        <table:table-row table:style-name="ro1">
          <table:table-cell office:value-type="float" office:value="6.55029106140137" calcext:value-type="float">
            <text:p>6.55029106140137</text:p>
          </table:table-cell>
          <table:table-cell office:value-type="float" office:value="3.02761101722717" calcext:value-type="float">
            <text:p>3.02761101722717</text:p>
          </table:table-cell>
        </table:table-row>
        <table:table-row table:style-name="ro1">
          <table:table-cell office:value-type="float" office:value="6.51966047286987" calcext:value-type="float">
            <text:p>6.51966047286987</text:p>
          </table:table-cell>
          <table:table-cell office:value-type="float" office:value="3.03687167167664" calcext:value-type="float">
            <text:p>3.03687167167664</text:p>
          </table:table-cell>
        </table:table-row>
        <table:table-row table:style-name="ro1">
          <table:table-cell office:value-type="float" office:value="6.48902988433838" calcext:value-type="float">
            <text:p>6.48902988433838</text:p>
          </table:table-cell>
          <table:table-cell office:value-type="float" office:value="3.0461323261261" calcext:value-type="float">
            <text:p>3.0461323261261</text:p>
          </table:table-cell>
        </table:table-row>
        <table:table-row table:style-name="ro1">
          <table:table-cell office:value-type="float" office:value="6.45839881896973" calcext:value-type="float">
            <text:p>6.45839881896973</text:p>
          </table:table-cell>
          <table:table-cell office:value-type="float" office:value="3.05539274215698" calcext:value-type="float">
            <text:p>3.05539274215698</text:p>
          </table:table-cell>
        </table:table-row>
        <table:table-row table:style-name="ro1">
          <table:table-cell office:value-type="float" office:value="6.42776823043823" calcext:value-type="float">
            <text:p>6.42776823043823</text:p>
          </table:table-cell>
          <table:table-cell office:value-type="float" office:value="3.06465339660645" calcext:value-type="float">
            <text:p>3.06465339660645</text:p>
          </table:table-cell>
        </table:table-row>
        <table:table-row table:style-name="ro1">
          <table:table-cell office:value-type="float" office:value="6.39713764190674" calcext:value-type="float">
            <text:p>6.39713764190674</text:p>
          </table:table-cell>
          <table:table-cell office:value-type="float" office:value="3.07391405105591" calcext:value-type="float">
            <text:p>3.07391405105591</text:p>
          </table:table-cell>
        </table:table-row>
        <table:table-row table:style-name="ro1">
          <table:table-cell office:value-type="float" office:value="6.36650657653809" calcext:value-type="float">
            <text:p>6.36650657653809</text:p>
          </table:table-cell>
          <table:table-cell office:value-type="float" office:value="3.08317446708679" calcext:value-type="float">
            <text:p>3.08317446708679</text:p>
          </table:table-cell>
        </table:table-row>
        <table:table-row table:style-name="ro1">
          <table:table-cell office:value-type="float" office:value="6.33587598800659" calcext:value-type="float">
            <text:p>6.33587598800659</text:p>
          </table:table-cell>
          <table:table-cell office:value-type="float" office:value="3.09243512153625" calcext:value-type="float">
            <text:p>3.09243512153625</text:p>
          </table:table-cell>
        </table:table-row>
        <table:table-row table:style-name="ro1">
          <table:table-cell office:value-type="float" office:value="6.3052453994751" calcext:value-type="float">
            <text:p>6.3052453994751</text:p>
          </table:table-cell>
          <table:table-cell office:value-type="float" office:value="3.10169577598572" calcext:value-type="float">
            <text:p>3.10169577598572</text:p>
          </table:table-cell>
        </table:table-row>
        <table:table-row table:style-name="ro1">
          <table:table-cell office:value-type="float" office:value="6.2746148109436" calcext:value-type="float">
            <text:p>6.2746148109436</text:p>
          </table:table-cell>
          <table:table-cell office:value-type="float" office:value="3.1109561920166" calcext:value-type="float">
            <text:p>3.1109561920166</text:p>
          </table:table-cell>
        </table:table-row>
        <table:table-row table:style-name="ro1">
          <table:table-cell office:value-type="float" office:value="6.24398374557495" calcext:value-type="float">
            <text:p>6.24398374557495</text:p>
          </table:table-cell>
          <table:table-cell office:value-type="float" office:value="3.12021684646606" calcext:value-type="float">
            <text:p>3.12021684646606</text:p>
          </table:table-cell>
        </table:table-row>
        <table:table-row table:style-name="ro1">
          <table:table-cell office:value-type="float" office:value="6.21335315704346" calcext:value-type="float">
            <text:p>6.21335315704346</text:p>
          </table:table-cell>
          <table:table-cell office:value-type="float" office:value="3.12947750091553" calcext:value-type="float">
            <text:p>3.12947750091553</text:p>
          </table:table-cell>
        </table:table-row>
        <table:table-row table:style-name="ro1">
          <table:table-cell office:value-type="float" office:value="6.18272256851196" calcext:value-type="float">
            <text:p>6.18272256851196</text:p>
          </table:table-cell>
          <table:table-cell office:value-type="float" office:value="3.13873791694641" calcext:value-type="float">
            <text:p>3.13873791694641</text:p>
          </table:table-cell>
        </table:table-row>
        <table:table-row table:style-name="ro1">
          <table:table-cell office:value-type="float" office:value="6.15209150314331" calcext:value-type="float">
            <text:p>6.15209150314331</text:p>
          </table:table-cell>
          <table:table-cell office:value-type="float" office:value="3.14799857139587" calcext:value-type="float">
            <text:p>3.14799857139587</text:p>
          </table:table-cell>
        </table:table-row>
        <table:table-row table:style-name="ro1">
          <table:table-cell office:value-type="float" office:value="6.12146091461182" calcext:value-type="float">
            <text:p>6.12146091461182</text:p>
          </table:table-cell>
          <table:table-cell office:value-type="float" office:value="3.15725922584534" calcext:value-type="float">
            <text:p>3.15725922584534</text:p>
          </table:table-cell>
        </table:table-row>
        <table:table-row table:style-name="ro1">
          <table:table-cell office:value-type="float" office:value="6.09083032608032" calcext:value-type="float">
            <text:p>6.09083032608032</text:p>
          </table:table-cell>
          <table:table-cell office:value-type="float" office:value="3.16651964187622" calcext:value-type="float">
            <text:p>3.16651964187622</text:p>
          </table:table-cell>
        </table:table-row>
        <table:table-row table:style-name="ro1">
          <table:table-cell office:value-type="float" office:value="6.06019926071167" calcext:value-type="float">
            <text:p>6.06019926071167</text:p>
          </table:table-cell>
          <table:table-cell office:value-type="float" office:value="3.17578029632568" calcext:value-type="float">
            <text:p>3.17578029632568</text:p>
          </table:table-cell>
        </table:table-row>
        <table:table-row table:style-name="ro1">
          <table:table-cell office:value-type="float" office:value="6.02956867218018" calcext:value-type="float">
            <text:p>6.02956867218018</text:p>
          </table:table-cell>
          <table:table-cell office:value-type="float" office:value="3.18504095077515" calcext:value-type="float">
            <text:p>3.18504095077515</text:p>
          </table:table-cell>
        </table:table-row>
        <table:table-row table:style-name="ro1">
          <table:table-cell office:value-type="float" office:value="5.99893808364868" calcext:value-type="float">
            <text:p>5.99893808364868</text:p>
          </table:table-cell>
          <table:table-cell office:value-type="float" office:value="3.19430136680603" calcext:value-type="float">
            <text:p>3.19430136680603</text:p>
          </table:table-cell>
        </table:table-row>
        <table:table-row table:style-name="ro1">
          <table:table-cell office:value-type="float" office:value="5.96830749511719" calcext:value-type="float">
            <text:p>5.96830749511719</text:p>
          </table:table-cell>
          <table:table-cell office:value-type="float" office:value="3.20356202125549" calcext:value-type="float">
            <text:p>3.20356202125549</text:p>
          </table:table-cell>
        </table:table-row>
        <table:table-row table:style-name="ro1">
          <table:table-cell office:value-type="float" office:value="5.93767642974854" calcext:value-type="float">
            <text:p>5.93767642974854</text:p>
          </table:table-cell>
          <table:table-cell office:value-type="float" office:value="3.21282267570496" calcext:value-type="float">
            <text:p>3.21282267570496</text:p>
          </table:table-cell>
        </table:table-row>
        <table:table-row table:style-name="ro1">
          <table:table-cell office:value-type="float" office:value="5.90704584121704" calcext:value-type="float">
            <text:p>5.90704584121704</text:p>
          </table:table-cell>
          <table:table-cell office:value-type="float" office:value="3.22208309173584" calcext:value-type="float">
            <text:p>3.22208309173584</text:p>
          </table:table-cell>
        </table:table-row>
        <table:table-row table:style-name="ro1">
          <table:table-cell office:value-type="float" office:value="5.87641525268555" calcext:value-type="float">
            <text:p>5.87641525268555</text:p>
          </table:table-cell>
          <table:table-cell office:value-type="float" office:value="3.2313437461853" calcext:value-type="float">
            <text:p>3.2313437461853</text:p>
          </table:table-cell>
        </table:table-row>
        <table:table-row table:style-name="ro1">
          <table:table-cell office:value-type="float" office:value="5.84578418731689" calcext:value-type="float">
            <text:p>5.84578418731689</text:p>
          </table:table-cell>
          <table:table-cell office:value-type="float" office:value="3.24060440063477" calcext:value-type="float">
            <text:p>3.24060440063477</text:p>
          </table:table-cell>
        </table:table-row>
        <table:table-row table:style-name="ro1">
          <table:table-cell office:value-type="float" office:value="5.8151535987854" calcext:value-type="float">
            <text:p>5.8151535987854</text:p>
          </table:table-cell>
          <table:table-cell office:value-type="float" office:value="3.24986481666565" calcext:value-type="float">
            <text:p>3.24986481666565</text:p>
          </table:table-cell>
        </table:table-row>
        <table:table-row table:style-name="ro1">
          <table:table-cell office:value-type="float" office:value="5.78452301025391" calcext:value-type="float">
            <text:p>5.78452301025391</text:p>
          </table:table-cell>
          <table:table-cell office:value-type="float" office:value="3.25912547111511" calcext:value-type="float">
            <text:p>3.25912547111511</text:p>
          </table:table-cell>
        </table:table-row>
        <table:table-row table:style-name="ro1">
          <table:table-cell office:value-type="float" office:value="5.75389194488525" calcext:value-type="float">
            <text:p>5.75389194488525</text:p>
          </table:table-cell>
          <table:table-cell office:value-type="float" office:value="3.26838612556458" calcext:value-type="float">
            <text:p>3.26838612556458</text:p>
          </table:table-cell>
        </table:table-row>
        <table:table-row table:style-name="ro1">
          <table:table-cell office:value-type="float" office:value="5.72326135635376" calcext:value-type="float">
            <text:p>5.72326135635376</text:p>
          </table:table-cell>
          <table:table-cell office:value-type="float" office:value="3.27764654159546" calcext:value-type="float">
            <text:p>3.27764654159546</text:p>
          </table:table-cell>
        </table:table-row>
        <table:table-row table:style-name="ro1">
          <table:table-cell office:value-type="float" office:value="5.69263076782227" calcext:value-type="float">
            <text:p>5.69263076782227</text:p>
          </table:table-cell>
          <table:table-cell office:value-type="float" office:value="3.28690719604492" calcext:value-type="float">
            <text:p>3.28690719604492</text:p>
          </table:table-cell>
        </table:table-row>
        <table:table-row table:style-name="ro1">
          <table:table-cell office:value-type="float" office:value="5.66200017929077" calcext:value-type="float">
            <text:p>5.66200017929077</text:p>
          </table:table-cell>
          <table:table-cell office:value-type="float" office:value="3.29616785049438" calcext:value-type="float">
            <text:p>3.29616785049438</text:p>
          </table:table-cell>
        </table:table-row>
        <table:table-row table:style-name="ro1">
          <table:table-cell office:value-type="float" office:value="5.63136911392212" calcext:value-type="float">
            <text:p>5.63136911392212</text:p>
          </table:table-cell>
          <table:table-cell office:value-type="float" office:value="3.30542826652527" calcext:value-type="float">
            <text:p>3.30542826652527</text:p>
          </table:table-cell>
        </table:table-row>
        <table:table-row table:style-name="ro1">
          <table:table-cell office:value-type="float" office:value="5.60073852539063" calcext:value-type="float">
            <text:p>5.60073852539063</text:p>
          </table:table-cell>
          <table:table-cell office:value-type="float" office:value="3.31468892097473" calcext:value-type="float">
            <text:p>3.31468892097473</text:p>
          </table:table-cell>
        </table:table-row>
        <table:table-row table:style-name="ro1">
          <table:table-cell office:value-type="float" office:value="5.57010793685913" calcext:value-type="float">
            <text:p>5.57010793685913</text:p>
          </table:table-cell>
          <table:table-cell office:value-type="float" office:value="3.32394957542419" calcext:value-type="float">
            <text:p>3.32394957542419</text:p>
          </table:table-cell>
        </table:table-row>
        <table:table-row table:style-name="ro1">
          <table:table-cell office:value-type="float" office:value="5.53947687149048" calcext:value-type="float">
            <text:p>5.53947687149048</text:p>
          </table:table-cell>
          <table:table-cell office:value-type="float" office:value="3.33320999145508" calcext:value-type="float">
            <text:p>3.33320999145508</text:p>
          </table:table-cell>
        </table:table-row>
        <table:table-row table:style-name="ro1">
          <table:table-cell office:value-type="float" office:value="5.50884628295898" calcext:value-type="float">
            <text:p>5.50884628295898</text:p>
          </table:table-cell>
          <table:table-cell office:value-type="float" office:value="3.34247064590454" calcext:value-type="float">
            <text:p>3.34247064590454</text:p>
          </table:table-cell>
        </table:table-row>
        <table:table-row table:style-name="ro1">
          <table:table-cell office:value-type="float" office:value="5.47821569442749" calcext:value-type="float">
            <text:p>5.47821569442749</text:p>
          </table:table-cell>
          <table:table-cell office:value-type="float" office:value="3.351731300354" calcext:value-type="float">
            <text:p>3.351731300354</text:p>
          </table:table-cell>
        </table:table-row>
        <table:table-row table:style-name="ro1">
          <table:table-cell office:value-type="float" office:value="5.44758462905884" calcext:value-type="float">
            <text:p>5.44758462905884</text:p>
          </table:table-cell>
          <table:table-cell office:value-type="float" office:value="3.36099171638489" calcext:value-type="float">
            <text:p>3.36099171638489</text:p>
          </table:table-cell>
        </table:table-row>
        <table:table-row table:style-name="ro1">
          <table:table-cell office:value-type="float" office:value="5.41695404052734" calcext:value-type="float">
            <text:p>5.41695404052734</text:p>
          </table:table-cell>
          <table:table-cell office:value-type="float" office:value="3.37025237083435" calcext:value-type="float">
            <text:p>3.37025237083435</text:p>
          </table:table-cell>
        </table:table-row>
        <table:table-row table:style-name="ro1">
          <table:table-cell office:value-type="float" office:value="5.38632345199585" calcext:value-type="float">
            <text:p>5.38632345199585</text:p>
          </table:table-cell>
          <table:table-cell office:value-type="float" office:value="3.37951302528381" calcext:value-type="float">
            <text:p>3.37951302528381</text:p>
          </table:table-cell>
        </table:table-row>
        <table:table-row table:style-name="ro1">
          <table:table-cell office:value-type="float" office:value="5.35569286346436" calcext:value-type="float">
            <text:p>5.35569286346436</text:p>
          </table:table-cell>
          <table:table-cell office:value-type="float" office:value="3.3887734413147" calcext:value-type="float">
            <text:p>3.3887734413147</text:p>
          </table:table-cell>
        </table:table-row>
        <table:table-row table:style-name="ro1">
          <table:table-cell office:value-type="float" office:value="5.3250617980957" calcext:value-type="float">
            <text:p>5.3250617980957</text:p>
          </table:table-cell>
          <table:table-cell office:value-type="float" office:value="3.39803409576416" calcext:value-type="float">
            <text:p>3.39803409576416</text:p>
          </table:table-cell>
        </table:table-row>
        <table:table-row table:style-name="ro1">
          <table:table-cell office:value-type="float" office:value="5.29443120956421" calcext:value-type="float">
            <text:p>5.29443120956421</text:p>
          </table:table-cell>
          <table:table-cell office:value-type="float" office:value="3.40729475021362" calcext:value-type="float">
            <text:p>3.40729475021362</text:p>
          </table:table-cell>
        </table:table-row>
        <table:table-row table:style-name="ro1">
          <table:table-cell office:value-type="float" office:value="5.26380062103272" calcext:value-type="float">
            <text:p>5.26380062103272</text:p>
          </table:table-cell>
          <table:table-cell office:value-type="float" office:value="3.41655516624451" calcext:value-type="float">
            <text:p>3.41655516624451</text:p>
          </table:table-cell>
        </table:table-row>
        <table:table-row table:style-name="ro1">
          <table:table-cell office:value-type="float" office:value="5.23316955566406" calcext:value-type="float">
            <text:p>5.23316955566406</text:p>
          </table:table-cell>
          <table:table-cell office:value-type="float" office:value="3.42581582069397" calcext:value-type="float">
            <text:p>3.42581582069397</text:p>
          </table:table-cell>
        </table:table-row>
        <table:table-row table:style-name="ro1">
          <table:table-cell office:value-type="float" office:value="5.20253896713257" calcext:value-type="float">
            <text:p>5.20253896713257</text:p>
          </table:table-cell>
          <table:table-cell office:value-type="float" office:value="3.43507647514343" calcext:value-type="float">
            <text:p>3.43507647514343</text:p>
          </table:table-cell>
        </table:table-row>
        <table:table-row table:style-name="ro1">
          <table:table-cell office:value-type="float" office:value="5.17190837860107" calcext:value-type="float">
            <text:p>5.17190837860107</text:p>
          </table:table-cell>
          <table:table-cell office:value-type="float" office:value="3.44433689117432" calcext:value-type="float">
            <text:p>3.44433689117432</text:p>
          </table:table-cell>
        </table:table-row>
        <table:table-row table:style-name="ro1">
          <table:table-cell office:value-type="float" office:value="5.14127731323242" calcext:value-type="float">
            <text:p>5.14127731323242</text:p>
          </table:table-cell>
          <table:table-cell office:value-type="float" office:value="3.45359754562378" calcext:value-type="float">
            <text:p>3.45359754562378</text:p>
          </table:table-cell>
        </table:table-row>
        <table:table-row table:style-name="ro1">
          <table:table-cell office:value-type="float" office:value="5.11064672470093" calcext:value-type="float">
            <text:p>5.11064672470093</text:p>
          </table:table-cell>
          <table:table-cell office:value-type="float" office:value="3.46285820007324" calcext:value-type="float">
            <text:p>3.46285820007324</text:p>
          </table:table-cell>
        </table:table-row>
        <table:table-row table:style-name="ro1">
          <table:table-cell office:value-type="float" office:value="5.08001613616943" calcext:value-type="float">
            <text:p>5.08001613616943</text:p>
          </table:table-cell>
          <table:table-cell office:value-type="float" office:value="3.47211861610413" calcext:value-type="float">
            <text:p>3.47211861610413</text:p>
          </table:table-cell>
        </table:table-row>
        <table:table-row table:style-name="ro1">
          <table:table-cell office:value-type="float" office:value="5.04938507080078" calcext:value-type="float">
            <text:p>5.04938507080078</text:p>
          </table:table-cell>
          <table:table-cell office:value-type="float" office:value="3.48137927055359" calcext:value-type="float">
            <text:p>3.48137927055359</text:p>
          </table:table-cell>
        </table:table-row>
        <table:table-row table:style-name="ro1">
          <table:table-cell office:value-type="float" office:value="5.01875448226929" calcext:value-type="float">
            <text:p>5.01875448226929</text:p>
          </table:table-cell>
          <table:table-cell office:value-type="float" office:value="3.49063992500305" calcext:value-type="float">
            <text:p>3.49063992500305</text:p>
          </table:table-cell>
        </table:table-row>
        <table:table-row table:style-name="ro1">
          <table:table-cell office:value-type="float" office:value="4.98812389373779" calcext:value-type="float">
            <text:p>4.98812389373779</text:p>
          </table:table-cell>
          <table:table-cell office:value-type="float" office:value="3.49990034103394" calcext:value-type="float">
            <text:p>3.49990034103394</text:p>
          </table:table-cell>
        </table:table-row>
        <table:table-row table:style-name="ro1">
          <table:table-cell office:value-type="float" office:value="4.9574933052063" calcext:value-type="float">
            <text:p>4.9574933052063</text:p>
          </table:table-cell>
          <table:table-cell office:value-type="float" office:value="3.5091609954834" calcext:value-type="float">
            <text:p>3.5091609954834</text:p>
          </table:table-cell>
        </table:table-row>
        <table:table-row table:style-name="ro1">
          <table:table-cell office:value-type="float" office:value="4.92686223983765" calcext:value-type="float">
            <text:p>4.92686223983765</text:p>
          </table:table-cell>
          <table:table-cell office:value-type="float" office:value="3.51842164993286" calcext:value-type="float">
            <text:p>3.51842164993286</text:p>
          </table:table-cell>
        </table:table-row>
        <table:table-row table:style-name="ro1">
          <table:table-cell office:value-type="float" office:value="4.89623165130615" calcext:value-type="float">
            <text:p>4.89623165130615</text:p>
          </table:table-cell>
          <table:table-cell office:value-type="float" office:value="3.52768206596375" calcext:value-type="float">
            <text:p>3.52768206596375</text:p>
          </table:table-cell>
        </table:table-row>
        <table:table-row table:style-name="ro1">
          <table:table-cell office:value-type="float" office:value="4.86560106277466" calcext:value-type="float">
            <text:p>4.86560106277466</text:p>
          </table:table-cell>
          <table:table-cell office:value-type="float" office:value="3.53694272041321" calcext:value-type="float">
            <text:p>3.53694272041321</text:p>
          </table:table-cell>
        </table:table-row>
        <table:table-row table:style-name="ro1">
          <table:table-cell office:value-type="float" office:value="4.83496999740601" calcext:value-type="float">
            <text:p>4.83496999740601</text:p>
          </table:table-cell>
          <table:table-cell office:value-type="float" office:value="3.54620337486267" calcext:value-type="float">
            <text:p>3.54620337486267</text:p>
          </table:table-cell>
        </table:table-row>
        <table:table-row table:style-name="ro1">
          <table:table-cell office:value-type="float" office:value="4.80433940887451" calcext:value-type="float">
            <text:p>4.80433940887451</text:p>
          </table:table-cell>
          <table:table-cell office:value-type="float" office:value="3.55546379089355" calcext:value-type="float">
            <text:p>3.55546379089355</text:p>
          </table:table-cell>
        </table:table-row>
        <table:table-row table:style-name="ro1">
          <table:table-cell office:value-type="float" office:value="4.77370882034302" calcext:value-type="float">
            <text:p>4.77370882034302</text:p>
          </table:table-cell>
          <table:table-cell office:value-type="float" office:value="3.56472444534302" calcext:value-type="float">
            <text:p>3.56472444534302</text:p>
          </table:table-cell>
        </table:table-row>
        <table:table-row table:style-name="ro1">
          <table:table-cell office:value-type="float" office:value="4.74307775497437" calcext:value-type="float">
            <text:p>4.74307775497437</text:p>
          </table:table-cell>
          <table:table-cell office:value-type="float" office:value="3.57398509979248" calcext:value-type="float">
            <text:p>3.57398509979248</text:p>
          </table:table-cell>
        </table:table-row>
        <table:table-row table:style-name="ro1">
          <table:table-cell office:value-type="float" office:value="4.71244716644287" calcext:value-type="float">
            <text:p>4.71244716644287</text:p>
          </table:table-cell>
          <table:table-cell office:value-type="float" office:value="3.58324551582336" calcext:value-type="float">
            <text:p>3.58324551582336</text:p>
          </table:table-cell>
        </table:table-row>
        <table:table-row table:style-name="ro1">
          <table:table-cell office:value-type="float" office:value="4.68181657791138" calcext:value-type="float">
            <text:p>4.68181657791138</text:p>
          </table:table-cell>
          <table:table-cell office:value-type="float" office:value="3.59250617027283" calcext:value-type="float">
            <text:p>3.59250617027283</text:p>
          </table:table-cell>
        </table:table-row>
        <table:table-row table:style-name="ro1">
          <table:table-cell office:value-type="float" office:value="4.65118598937988" calcext:value-type="float">
            <text:p>4.65118598937988</text:p>
          </table:table-cell>
          <table:table-cell office:value-type="float" office:value="3.60176682472229" calcext:value-type="float">
            <text:p>3.60176682472229</text:p>
          </table:table-cell>
        </table:table-row>
        <table:table-row table:style-name="ro1">
          <table:table-cell office:value-type="float" office:value="4.62055492401123" calcext:value-type="float">
            <text:p>4.62055492401123</text:p>
          </table:table-cell>
          <table:table-cell office:value-type="float" office:value="3.61102724075317" calcext:value-type="float">
            <text:p>3.61102724075317</text:p>
          </table:table-cell>
        </table:table-row>
        <table:table-row table:style-name="ro1">
          <table:table-cell office:value-type="float" office:value="4.58992433547974" calcext:value-type="float">
            <text:p>4.58992433547974</text:p>
          </table:table-cell>
          <table:table-cell office:value-type="float" office:value="3.62028789520264" calcext:value-type="float">
            <text:p>3.62028789520264</text:p>
          </table:table-cell>
        </table:table-row>
        <table:table-row table:style-name="ro1">
          <table:table-cell office:value-type="float" office:value="4.55929374694824" calcext:value-type="float">
            <text:p>4.55929374694824</text:p>
          </table:table-cell>
          <table:table-cell office:value-type="float" office:value="3.6295485496521" calcext:value-type="float">
            <text:p>3.6295485496521</text:p>
          </table:table-cell>
        </table:table-row>
        <table:table-row table:style-name="ro1">
          <table:table-cell office:value-type="float" office:value="4.52866268157959" calcext:value-type="float">
            <text:p>4.52866268157959</text:p>
          </table:table-cell>
          <table:table-cell office:value-type="float" office:value="3.63880896568298" calcext:value-type="float">
            <text:p>3.63880896568298</text:p>
          </table:table-cell>
        </table:table-row>
        <table:table-row table:style-name="ro1">
          <table:table-cell office:value-type="float" office:value="4.4980320930481" calcext:value-type="float">
            <text:p>4.4980320930481</text:p>
          </table:table-cell>
          <table:table-cell office:value-type="float" office:value="3.64806962013245" calcext:value-type="float">
            <text:p>3.64806962013245</text:p>
          </table:table-cell>
        </table:table-row>
        <table:table-row table:style-name="ro1">
          <table:table-cell office:value-type="float" office:value="4.4674015045166" calcext:value-type="float">
            <text:p>4.4674015045166</text:p>
          </table:table-cell>
          <table:table-cell office:value-type="float" office:value="3.65733027458191" calcext:value-type="float">
            <text:p>3.65733027458191</text:p>
          </table:table-cell>
        </table:table-row>
        <table:table-row table:style-name="ro1">
          <table:table-cell office:value-type="float" office:value="4.43677043914795" calcext:value-type="float">
            <text:p>4.43677043914795</text:p>
          </table:table-cell>
          <table:table-cell office:value-type="float" office:value="3.66659069061279" calcext:value-type="float">
            <text:p>3.66659069061279</text:p>
          </table:table-cell>
        </table:table-row>
        <table:table-row table:style-name="ro1">
          <table:table-cell office:value-type="float" office:value="4.40613985061646" calcext:value-type="float">
            <text:p>4.40613985061646</text:p>
          </table:table-cell>
          <table:table-cell office:value-type="float" office:value="3.67585134506226" calcext:value-type="float">
            <text:p>3.67585134506226</text:p>
          </table:table-cell>
        </table:table-row>
        <table:table-row table:style-name="ro1">
          <table:table-cell office:value-type="float" office:value="4.37550926208496" calcext:value-type="float">
            <text:p>4.37550926208496</text:p>
          </table:table-cell>
          <table:table-cell office:value-type="float" office:value="3.68511199951172" calcext:value-type="float">
            <text:p>3.68511199951172</text:p>
          </table:table-cell>
        </table:table-row>
        <table:table-row table:style-name="ro1">
          <table:table-cell office:value-type="float" office:value="4.34487867355347" calcext:value-type="float">
            <text:p>4.34487867355347</text:p>
          </table:table-cell>
          <table:table-cell office:value-type="float" office:value="3.6943724155426" calcext:value-type="float">
            <text:p>3.6943724155426</text:p>
          </table:table-cell>
        </table:table-row>
        <table:table-row table:style-name="ro1">
          <table:table-cell office:value-type="float" office:value="4.31424760818481" calcext:value-type="float">
            <text:p>4.31424760818481</text:p>
          </table:table-cell>
          <table:table-cell office:value-type="float" office:value="3.70363306999207" calcext:value-type="float">
            <text:p>3.70363306999207</text:p>
          </table:table-cell>
        </table:table-row>
        <table:table-row table:style-name="ro1">
          <table:table-cell office:value-type="float" office:value="4.28361701965332" calcext:value-type="float">
            <text:p>4.28361701965332</text:p>
          </table:table-cell>
          <table:table-cell office:value-type="float" office:value="3.71289372444153" calcext:value-type="float">
            <text:p>3.71289372444153</text:p>
          </table:table-cell>
        </table:table-row>
        <table:table-row table:style-name="ro1">
          <table:table-cell office:value-type="float" office:value="4.25298643112183" calcext:value-type="float">
            <text:p>4.25298643112183</text:p>
          </table:table-cell>
          <table:table-cell office:value-type="float" office:value="3.72215414047241" calcext:value-type="float">
            <text:p>3.72215414047241</text:p>
          </table:table-cell>
        </table:table-row>
        <table:table-row table:style-name="ro1">
          <table:table-cell office:value-type="float" office:value="4.22235536575317" calcext:value-type="float">
            <text:p>4.22235536575317</text:p>
          </table:table-cell>
          <table:table-cell office:value-type="float" office:value="3.73141479492187" calcext:value-type="float">
            <text:p>3.73141479492187</text:p>
          </table:table-cell>
        </table:table-row>
        <table:table-row table:style-name="ro1">
          <table:table-cell office:value-type="float" office:value="4.19172477722168" calcext:value-type="float">
            <text:p>4.19172477722168</text:p>
          </table:table-cell>
          <table:table-cell office:value-type="float" office:value="3.74067544937134" calcext:value-type="float">
            <text:p>3.74067544937134</text:p>
          </table:table-cell>
        </table:table-row>
        <table:table-row table:style-name="ro1">
          <table:table-cell office:value-type="float" office:value="4.16109418869019" calcext:value-type="float">
            <text:p>4.16109418869019</text:p>
          </table:table-cell>
          <table:table-cell office:value-type="float" office:value="3.74993586540222" calcext:value-type="float">
            <text:p>3.74993586540222</text:p>
          </table:table-cell>
        </table:table-row>
        <table:table-row table:style-name="ro1">
          <table:table-cell office:value-type="float" office:value="4.13046312332153" calcext:value-type="float">
            <text:p>4.13046312332153</text:p>
          </table:table-cell>
          <table:table-cell office:value-type="float" office:value="3.75919651985168" calcext:value-type="float">
            <text:p>3.75919651985168</text:p>
          </table:table-cell>
        </table:table-row>
        <table:table-row table:style-name="ro1">
          <table:table-cell office:value-type="float" office:value="4.09983253479004" calcext:value-type="float">
            <text:p>4.09983253479004</text:p>
          </table:table-cell>
          <table:table-cell office:value-type="float" office:value="3.76845717430115" calcext:value-type="float">
            <text:p>3.76845717430115</text:p>
          </table:table-cell>
        </table:table-row>
        <table:table-row table:style-name="ro1">
          <table:table-cell office:value-type="float" office:value="4.06920194625855" calcext:value-type="float">
            <text:p>4.06920194625855</text:p>
          </table:table-cell>
          <table:table-cell office:value-type="float" office:value="3.77771759033203" calcext:value-type="float">
            <text:p>3.77771759033203</text:p>
          </table:table-cell>
        </table:table-row>
        <table:table-row table:style-name="ro1">
          <table:table-cell office:value-type="float" office:value="4.03857135772705" calcext:value-type="float">
            <text:p>4.03857135772705</text:p>
          </table:table-cell>
          <table:table-cell office:value-type="float" office:value="3.78697824478149" calcext:value-type="float">
            <text:p>3.78697824478149</text:p>
          </table:table-cell>
        </table:table-row>
        <table:table-row table:style-name="ro1">
          <table:table-cell office:value-type="float" office:value="4.0079402923584" calcext:value-type="float">
            <text:p>4.0079402923584</text:p>
          </table:table-cell>
          <table:table-cell office:value-type="float" office:value="3.79623889923096" calcext:value-type="float">
            <text:p>3.79623889923096</text:p>
          </table:table-cell>
        </table:table-row>
        <table:table-row table:style-name="ro1">
          <table:table-cell office:value-type="float" office:value="3.9773097038269" calcext:value-type="float">
            <text:p>3.9773097038269</text:p>
          </table:table-cell>
          <table:table-cell office:value-type="float" office:value="3.80549931526184" calcext:value-type="float">
            <text:p>3.80549931526184</text:p>
          </table:table-cell>
        </table:table-row>
        <table:table-row table:style-name="ro1">
          <table:table-cell office:value-type="float" office:value="3.94667887687683" calcext:value-type="float">
            <text:p>3.94667887687683</text:p>
          </table:table-cell>
          <table:table-cell office:value-type="float" office:value="3.8147599697113" calcext:value-type="float">
            <text:p>3.8147599697113</text:p>
          </table:table-cell>
        </table:table-row>
        <table:table-row table:style-name="ro1">
          <table:table-cell office:value-type="float" office:value="3.91604828834534" calcext:value-type="float">
            <text:p>3.91604828834534</text:p>
          </table:table-cell>
          <table:table-cell office:value-type="float" office:value="3.82402062416077" calcext:value-type="float">
            <text:p>3.82402062416077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8541746139526" calcext:value-type="float">
            <text:p>3.88541746139526</text:p>
          </table:table-cell>
          <table:table-cell office:value-type="float" office:value="3.83328104019165" calcext:value-type="float">
            <text:p>3.83328104019165</text:p>
          </table:table-cell>
        </table:table-row>
        <table:table-row table:style-name="ro1">
          <table:table-cell office:value-type="float" office:value="3.85478663444519" calcext:value-type="float">
            <text:p>3.85478663444519</text:p>
          </table:table-cell>
          <table:table-cell office:value-type="float" office:value="3.84254169464111" calcext:value-type="float">
            <text:p>3.84254169464111</text:p>
          </table:table-cell>
        </table:table-row>
        <table:table-row table:style-name="ro1">
          <table:table-cell office:value-type="float" office:value="3.8241560459137" calcext:value-type="float">
            <text:p>3.8241560459137</text:p>
          </table:table-cell>
          <table:table-cell office:value-type="float" office:value="3.85180234909058" calcext:value-type="float">
            <text:p>3.85180234909058</text:p>
          </table:table-cell>
        </table:table-row>
        <table:table-row table:style-name="ro1">
          <table:table-cell office:value-type="float" office:value="3.79352521896362" calcext:value-type="float">
            <text:p>3.79352521896362</text:p>
          </table:table-cell>
          <table:table-cell office:value-type="float" office:value="3.86106276512146" calcext:value-type="float">
            <text:p>3.86106276512146</text:p>
          </table:table-cell>
        </table:table-row>
        <table:table-row table:style-name="ro1">
          <table:table-cell office:value-type="float" office:value="3.76289463043213" calcext:value-type="float">
            <text:p>3.76289463043213</text:p>
          </table:table-cell>
          <table:table-cell office:value-type="float" office:value="3.87032341957092" calcext:value-type="float">
            <text:p>3.87032341957092</text:p>
          </table:table-cell>
        </table:table-row>
        <table:table-row table:style-name="ro1">
          <table:table-cell office:value-type="float" office:value="3.73226380348206" calcext:value-type="float">
            <text:p>3.73226380348206</text:p>
          </table:table-cell>
          <table:table-cell office:value-type="float" office:value="3.87958407402039" calcext:value-type="float">
            <text:p>3.87958407402039</text:p>
          </table:table-cell>
        </table:table-row>
        <table:table-row table:style-name="ro1">
          <table:table-cell office:value-type="float" office:value="3.70163297653198" calcext:value-type="float">
            <text:p>3.70163297653198</text:p>
          </table:table-cell>
          <table:table-cell office:value-type="float" office:value="3.88884449005127" calcext:value-type="float">
            <text:p>3.88884449005127</text:p>
          </table:table-cell>
        </table:table-row>
        <table:table-row table:style-name="ro1">
          <table:table-cell office:value-type="float" office:value="3.67100238800049" calcext:value-type="float">
            <text:p>3.67100238800049</text:p>
          </table:table-cell>
          <table:table-cell office:value-type="float" office:value="3.89810514450073" calcext:value-type="float">
            <text:p>3.89810514450073</text:p>
          </table:table-cell>
        </table:table-row>
        <table:table-row table:style-name="ro1">
          <table:table-cell office:value-type="float" office:value="3.64037156105041" calcext:value-type="float">
            <text:p>3.64037156105041</text:p>
          </table:table-cell>
          <table:table-cell office:value-type="float" office:value="3.9073657989502" calcext:value-type="float">
            <text:p>3.9073657989502</text:p>
          </table:table-cell>
        </table:table-row>
        <table:table-row table:style-name="ro1">
          <table:table-cell office:value-type="float" office:value="3.60974097251892" calcext:value-type="float">
            <text:p>3.60974097251892</text:p>
          </table:table-cell>
          <table:table-cell office:value-type="float" office:value="3.91662621498108" calcext:value-type="float">
            <text:p>3.91662621498108</text:p>
          </table:table-cell>
        </table:table-row>
        <table:table-row table:style-name="ro1">
          <table:table-cell office:value-type="float" office:value="3.57911014556885" calcext:value-type="float">
            <text:p>3.57911014556885</text:p>
          </table:table-cell>
          <table:table-cell office:value-type="float" office:value="3.92588686943054" calcext:value-type="float">
            <text:p>3.92588686943054</text:p>
          </table:table-cell>
        </table:table-row>
        <table:table-row table:style-name="ro1">
          <table:table-cell office:value-type="float" office:value="3.54847931861877" calcext:value-type="float">
            <text:p>3.54847931861877</text:p>
          </table:table-cell>
          <table:table-cell office:value-type="float" office:value="3.93514752388" calcext:value-type="float">
            <text:p>3.93514752388</text:p>
          </table:table-cell>
        </table:table-row>
        <table:table-row table:style-name="ro1">
          <table:table-cell office:value-type="float" office:value="3.51784873008728" calcext:value-type="float">
            <text:p>3.51784873008728</text:p>
          </table:table-cell>
          <table:table-cell office:value-type="float" office:value="3.94440793991089" calcext:value-type="float">
            <text:p>3.94440793991089</text:p>
          </table:table-cell>
        </table:table-row>
        <table:table-row table:style-name="ro1">
          <table:table-cell office:value-type="float" office:value="3.48721790313721" calcext:value-type="float">
            <text:p>3.48721790313721</text:p>
          </table:table-cell>
          <table:table-cell office:value-type="float" office:value="3.95366859436035" calcext:value-type="float">
            <text:p>3.95366859436035</text:p>
          </table:table-cell>
        </table:table-row>
        <table:table-row table:style-name="ro1">
          <table:table-cell office:value-type="float" office:value="3.45658731460571" calcext:value-type="float">
            <text:p>3.45658731460571</text:p>
          </table:table-cell>
          <table:table-cell office:value-type="float" office:value="3.96292924880981" calcext:value-type="float">
            <text:p>3.96292924880981</text:p>
          </table:table-cell>
        </table:table-row>
        <table:table-row table:style-name="ro1">
          <table:table-cell office:value-type="float" office:value="3.42595648765564" calcext:value-type="float">
            <text:p>3.42595648765564</text:p>
          </table:table-cell>
          <table:table-cell office:value-type="float" office:value="3.9721896648407" calcext:value-type="float">
            <text:p>3.9721896648407</text:p>
          </table:table-cell>
        </table:table-row>
        <table:table-row table:style-name="ro1">
          <table:table-cell office:value-type="float" office:value="3.39532566070557" calcext:value-type="float">
            <text:p>3.39532566070557</text:p>
          </table:table-cell>
          <table:table-cell office:value-type="float" office:value="3.98145031929016" calcext:value-type="float">
            <text:p>3.98145031929016</text:p>
          </table:table-cell>
        </table:table-row>
        <table:table-row table:style-name="ro1">
          <table:table-cell office:value-type="float" office:value="3.36469507217407" calcext:value-type="float">
            <text:p>3.36469507217407</text:p>
          </table:table-cell>
          <table:table-cell office:value-type="float" office:value="3.99071097373962" calcext:value-type="float">
            <text:p>3.99071097373962</text:p>
          </table:table-cell>
        </table:table-row>
        <table:table-row table:style-name="ro1">
          <table:table-cell office:value-type="float" office:value="3.334064245224" calcext:value-type="float">
            <text:p>3.334064245224</text:p>
          </table:table-cell>
          <table:table-cell office:value-type="float" office:value="3.99997138977051" calcext:value-type="float">
            <text:p>3.99997138977051</text:p>
          </table:table-cell>
        </table:table-row>
        <table:table-row table:style-name="ro1">
          <table:table-cell office:value-type="float" office:value="3.3034336566925" calcext:value-type="float">
            <text:p>3.3034336566925</text:p>
          </table:table-cell>
          <table:table-cell office:value-type="float" office:value="4.00923204421997" calcext:value-type="float">
            <text:p>4.00923204421997</text:p>
          </table:table-cell>
        </table:table-row>
        <table:table-row table:style-name="ro1">
          <table:table-cell office:value-type="float" office:value="3.27280282974243" calcext:value-type="float">
            <text:p>3.27280282974243</text:p>
          </table:table-cell>
          <table:table-cell office:value-type="float" office:value="4.01849269866943" calcext:value-type="float">
            <text:p>4.01849269866943</text:p>
          </table:table-cell>
        </table:table-row>
        <table:table-row table:style-name="ro1">
          <table:table-cell office:value-type="float" office:value="3.24217200279236" calcext:value-type="float">
            <text:p>3.24217200279236</text:p>
          </table:table-cell>
          <table:table-cell office:value-type="float" office:value="4.0277533531189" calcext:value-type="float">
            <text:p>4.0277533531189</text:p>
          </table:table-cell>
        </table:table-row>
        <table:table-row table:style-name="ro1">
          <table:table-cell office:value-type="float" office:value="3.21154141426086" calcext:value-type="float">
            <text:p>3.21154141426086</text:p>
          </table:table-cell>
          <table:table-cell office:value-type="float" office:value="4.03701400756836" calcext:value-type="float">
            <text:p>4.03701400756836</text:p>
          </table:table-cell>
        </table:table-row>
        <table:table-row table:style-name="ro1">
          <table:table-cell office:value-type="float" office:value="3.18091058731079" calcext:value-type="float">
            <text:p>3.18091058731079</text:p>
          </table:table-cell>
          <table:table-cell office:value-type="float" office:value="4.04627418518066" calcext:value-type="float">
            <text:p>4.04627418518066</text:p>
          </table:table-cell>
        </table:table-row>
        <table:table-row table:style-name="ro1">
          <table:table-cell office:value-type="float" office:value="3.1502799987793" calcext:value-type="float">
            <text:p>3.1502799987793</text:p>
          </table:table-cell>
          <table:table-cell office:value-type="float" office:value="4.05553483963013" calcext:value-type="float">
            <text:p>4.05553483963013</text:p>
          </table:table-cell>
        </table:table-row>
        <table:table-row table:style-name="ro1">
          <table:table-cell office:value-type="float" office:value="3.11964917182922" calcext:value-type="float">
            <text:p>3.11964917182922</text:p>
          </table:table-cell>
          <table:table-cell office:value-type="float" office:value="4.06479549407959" calcext:value-type="float">
            <text:p>4.06479549407959</text:p>
          </table:table-cell>
        </table:table-row>
        <table:table-row table:style-name="ro1">
          <table:table-cell office:value-type="float" office:value="3.08901834487915" calcext:value-type="float">
            <text:p>3.08901834487915</text:p>
          </table:table-cell>
          <table:table-cell office:value-type="float" office:value="4.07405614852905" calcext:value-type="float">
            <text:p>4.07405614852905</text:p>
          </table:table-cell>
        </table:table-row>
        <table:table-row table:style-name="ro1">
          <table:table-cell office:value-type="float" office:value="3.05838775634766" calcext:value-type="float">
            <text:p>3.05838775634766</text:p>
          </table:table-cell>
          <table:table-cell office:value-type="float" office:value="4.08331680297852" calcext:value-type="float">
            <text:p>4.08331680297852</text:p>
          </table:table-cell>
        </table:table-row>
        <table:table-row table:style-name="ro1">
          <table:table-cell office:value-type="float" office:value="3.02775692939758" calcext:value-type="float">
            <text:p>3.02775692939758</text:p>
          </table:table-cell>
          <table:table-cell office:value-type="float" office:value="4.09257745742798" calcext:value-type="float">
            <text:p>4.09257745742798</text:p>
          </table:table-cell>
        </table:table-row>
        <table:table-row table:style-name="ro1">
          <table:table-cell office:value-type="float" office:value="2.99712634086609" calcext:value-type="float">
            <text:p>2.99712634086609</text:p>
          </table:table-cell>
          <table:table-cell office:value-type="float" office:value="4.10183763504028" calcext:value-type="float">
            <text:p>4.10183763504028</text:p>
          </table:table-cell>
        </table:table-row>
        <table:table-row table:style-name="ro1">
          <table:table-cell office:value-type="float" office:value="2.96649551391602" calcext:value-type="float">
            <text:p>2.96649551391602</text:p>
          </table:table-cell>
          <table:table-cell office:value-type="float" office:value="4.11109828948975" calcext:value-type="float">
            <text:p>4.11109828948975</text:p>
          </table:table-cell>
        </table:table-row>
        <table:table-row table:style-name="ro1">
          <table:table-cell office:value-type="float" office:value="2.93586468696594" calcext:value-type="float">
            <text:p>2.93586468696594</text:p>
          </table:table-cell>
          <table:table-cell office:value-type="float" office:value="4.12035894393921" calcext:value-type="float">
            <text:p>4.12035894393921</text:p>
          </table:table-cell>
        </table:table-row>
        <table:table-row table:style-name="ro1">
          <table:table-cell office:value-type="float" office:value="2.90523409843445" calcext:value-type="float">
            <text:p>2.90523409843445</text:p>
          </table:table-cell>
          <table:table-cell office:value-type="float" office:value="4.12961959838867" calcext:value-type="float">
            <text:p>4.12961959838867</text:p>
          </table:table-cell>
        </table:table-row>
        <table:table-row table:style-name="ro1">
          <table:table-cell office:value-type="float" office:value="2.87460327148437" calcext:value-type="float">
            <text:p>2.87460327148437</text:p>
          </table:table-cell>
          <table:table-cell office:value-type="float" office:value="4.13888025283814" calcext:value-type="float">
            <text:p>4.13888025283814</text:p>
          </table:table-cell>
        </table:table-row>
        <table:table-row table:style-name="ro1">
          <table:table-cell office:value-type="float" office:value="2.84397268295288" calcext:value-type="float">
            <text:p>2.84397268295288</text:p>
          </table:table-cell>
          <table:table-cell office:value-type="float" office:value="4.1481409072876" calcext:value-type="float">
            <text:p>4.1481409072876</text:p>
          </table:table-cell>
        </table:table-row>
        <table:table-row table:style-name="ro1">
          <table:table-cell office:value-type="float" office:value="2.81334185600281" calcext:value-type="float">
            <text:p>2.81334185600281</text:p>
          </table:table-cell>
          <table:table-cell office:value-type="float" office:value="4.1574010848999" calcext:value-type="float">
            <text:p>4.1574010848999</text:p>
          </table:table-cell>
        </table:table-row>
        <table:table-row table:style-name="ro1">
          <table:table-cell office:value-type="float" office:value="2.78271102905273" calcext:value-type="float">
            <text:p>2.78271102905273</text:p>
          </table:table-cell>
          <table:table-cell office:value-type="float" office:value="4.16666173934937" calcext:value-type="float">
            <text:p>4.16666173934937</text:p>
          </table:table-cell>
        </table:table-row>
        <table:table-row table:style-name="ro1">
          <table:table-cell office:value-type="float" office:value="2.75208044052124" calcext:value-type="float">
            <text:p>2.75208044052124</text:p>
          </table:table-cell>
          <table:table-cell office:value-type="float" office:value="4.17592239379883" calcext:value-type="float">
            <text:p>4.17592239379883</text:p>
          </table:table-cell>
        </table:table-row>
        <table:table-row table:style-name="ro1">
          <table:table-cell office:value-type="float" office:value="2.72144961357117" calcext:value-type="float">
            <text:p>2.72144961357117</text:p>
          </table:table-cell>
          <table:table-cell office:value-type="float" office:value="4.18518304824829" calcext:value-type="float">
            <text:p>4.18518304824829</text:p>
          </table:table-cell>
        </table:table-row>
        <table:table-row table:style-name="ro1">
          <table:table-cell office:value-type="float" office:value="2.69081902503967" calcext:value-type="float">
            <text:p>2.69081902503967</text:p>
          </table:table-cell>
          <table:table-cell office:value-type="float" office:value="4.19444370269775" calcext:value-type="float">
            <text:p>4.19444370269775</text:p>
          </table:table-cell>
        </table:table-row>
        <table:table-row table:style-name="ro1">
          <table:table-cell office:value-type="float" office:value="2.6601881980896" calcext:value-type="float">
            <text:p>2.6601881980896</text:p>
          </table:table-cell>
          <table:table-cell office:value-type="float" office:value="4.20370435714722" calcext:value-type="float">
            <text:p>4.20370435714722</text:p>
          </table:table-cell>
        </table:table-row>
        <table:table-row table:style-name="ro1">
          <table:table-cell office:value-type="float" office:value="2.62955737113953" calcext:value-type="float">
            <text:p>2.62955737113953</text:p>
          </table:table-cell>
          <table:table-cell office:value-type="float" office:value="4.21296453475952" calcext:value-type="float">
            <text:p>4.21296453475952</text:p>
          </table:table-cell>
        </table:table-row>
        <table:table-row table:style-name="ro1">
          <table:table-cell office:value-type="float" office:value="2.59892678260803" calcext:value-type="float">
            <text:p>2.59892678260803</text:p>
          </table:table-cell>
          <table:table-cell office:value-type="float" office:value="4.22222518920898" calcext:value-type="float">
            <text:p>4.22222518920898</text:p>
          </table:table-cell>
        </table:table-row>
        <table:table-row table:style-name="ro1">
          <table:table-cell office:value-type="float" office:value="2.56829595565796" calcext:value-type="float">
            <text:p>2.56829595565796</text:p>
          </table:table-cell>
          <table:table-cell office:value-type="float" office:value="4.23148584365845" calcext:value-type="float">
            <text:p>4.23148584365845</text:p>
          </table:table-cell>
        </table:table-row>
        <table:table-row table:style-name="ro1">
          <table:table-cell office:value-type="float" office:value="2.53766536712646" calcext:value-type="float">
            <text:p>2.53766536712646</text:p>
          </table:table-cell>
          <table:table-cell office:value-type="float" office:value="4.24074649810791" calcext:value-type="float">
            <text:p>4.24074649810791</text:p>
          </table:table-cell>
        </table:table-row>
        <table:table-row table:style-name="ro1">
          <table:table-cell office:value-type="float" office:value="2.50703454017639" calcext:value-type="float">
            <text:p>2.50703454017639</text:p>
          </table:table-cell>
          <table:table-cell office:value-type="float" office:value="4.25000715255737" calcext:value-type="float">
            <text:p>4.25000715255737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640371322632" calcext:value-type="float">
            <text:p>2.47640371322632</text:p>
          </table:table-cell>
          <table:table-cell office:value-type="float" office:value="4.25926780700684" calcext:value-type="float">
            <text:p>4.25926780700684</text:p>
          </table:table-cell>
        </table:table-row>
        <table:table-row table:style-name="ro1">
          <table:table-cell office:value-type="float" office:value="2.47342562675476" calcext:value-type="float">
            <text:p>2.47342562675476</text:p>
          </table:table-cell>
          <table:table-cell office:value-type="float" office:value="4.29112863540649" calcext:value-type="float">
            <text:p>4.29112863540649</text:p>
          </table:table-cell>
        </table:table-row>
        <table:table-row table:style-name="ro1">
          <table:table-cell office:value-type="float" office:value="2.4704475402832" calcext:value-type="float">
            <text:p>2.4704475402832</text:p>
          </table:table-cell>
          <table:table-cell office:value-type="float" office:value="4.32298994064331" calcext:value-type="float">
            <text:p>4.32298994064331</text:p>
          </table:table-cell>
        </table:table-row>
        <table:table-row table:style-name="ro1">
          <table:table-cell office:value-type="float" office:value="2.46746921539307" calcext:value-type="float">
            <text:p>2.46746921539307</text:p>
          </table:table-cell>
          <table:table-cell office:value-type="float" office:value="4.35485076904297" calcext:value-type="float">
            <text:p>4.35485076904297</text:p>
          </table:table-cell>
        </table:table-row>
        <table:table-row table:style-name="ro1">
          <table:table-cell office:value-type="float" office:value="2.46449112892151" calcext:value-type="float">
            <text:p>2.46449112892151</text:p>
          </table:table-cell>
          <table:table-cell office:value-type="float" office:value="4.38671207427979" calcext:value-type="float">
            <text:p>4.38671207427979</text:p>
          </table:table-cell>
        </table:table-row>
        <table:table-row table:style-name="ro1">
          <table:table-cell office:value-type="float" office:value="2.46151304244995" calcext:value-type="float">
            <text:p>2.46151304244995</text:p>
          </table:table-cell>
          <table:table-cell office:value-type="float" office:value="4.4185733795166" calcext:value-type="float">
            <text:p>4.4185733795166</text:p>
          </table:table-cell>
        </table:table-row>
        <table:table-row table:style-name="ro1">
          <table:table-cell office:value-type="float" office:value="2.45853471755981" calcext:value-type="float">
            <text:p>2.45853471755981</text:p>
          </table:table-cell>
          <table:table-cell office:value-type="float" office:value="4.45043420791626" calcext:value-type="float">
            <text:p>4.45043420791626</text:p>
          </table:table-cell>
        </table:table-row>
        <table:table-row table:style-name="ro1">
          <table:table-cell office:value-type="float" office:value="2.45555663108826" calcext:value-type="float">
            <text:p>2.45555663108826</text:p>
          </table:table-cell>
          <table:table-cell office:value-type="float" office:value="4.48229551315308" calcext:value-type="float">
            <text:p>4.48229551315308</text:p>
          </table:table-cell>
        </table:table-row>
        <table:table-row table:style-name="ro1">
          <table:table-cell office:value-type="float" office:value="2.4525785446167" calcext:value-type="float">
            <text:p>2.4525785446167</text:p>
          </table:table-cell>
          <table:table-cell office:value-type="float" office:value="4.51415634155273" calcext:value-type="float">
            <text:p>4.51415634155273</text:p>
          </table:table-cell>
        </table:table-row>
        <table:table-row table:style-name="ro1">
          <table:table-cell office:value-type="float" office:value="2.44960021972656" calcext:value-type="float">
            <text:p>2.44960021972656</text:p>
          </table:table-cell>
          <table:table-cell office:value-type="float" office:value="4.54601764678955" calcext:value-type="float">
            <text:p>4.54601764678955</text:p>
          </table:table-cell>
        </table:table-row>
        <table:table-row table:style-name="ro1">
          <table:table-cell office:value-type="float" office:value="2.446622133255" calcext:value-type="float">
            <text:p>2.446622133255</text:p>
          </table:table-cell>
          <table:table-cell office:value-type="float" office:value="4.57787895202637" calcext:value-type="float">
            <text:p>4.57787895202637</text:p>
          </table:table-cell>
        </table:table-row>
        <table:table-row table:style-name="ro1">
          <table:table-cell office:value-type="float" office:value="2.44364404678345" calcext:value-type="float">
            <text:p>2.44364404678345</text:p>
          </table:table-cell>
          <table:table-cell office:value-type="float" office:value="4.60973978042603" calcext:value-type="float">
            <text:p>4.60973978042603</text:p>
          </table:table-cell>
        </table:table-row>
        <table:table-row table:style-name="ro1">
          <table:table-cell office:value-type="float" office:value="2.44066572189331" calcext:value-type="float">
            <text:p>2.44066572189331</text:p>
          </table:table-cell>
          <table:table-cell office:value-type="float" office:value="4.64160108566284" calcext:value-type="float">
            <text:p>4.64160108566284</text:p>
          </table:table-cell>
        </table:table-row>
        <table:table-row table:style-name="ro1">
          <table:table-cell office:value-type="float" office:value="2.43768763542175" calcext:value-type="float">
            <text:p>2.43768763542175</text:p>
          </table:table-cell>
          <table:table-cell office:value-type="float" office:value="4.6734619140625" calcext:value-type="float">
            <text:p>4.6734619140625</text:p>
          </table:table-cell>
        </table:table-row>
        <table:table-row table:style-name="ro1">
          <table:table-cell office:value-type="float" office:value="2.4347095489502" calcext:value-type="float">
            <text:p>2.4347095489502</text:p>
          </table:table-cell>
          <table:table-cell office:value-type="float" office:value="4.70532321929932" calcext:value-type="float">
            <text:p>4.70532321929932</text:p>
          </table:table-cell>
        </table:table-row>
        <table:table-row table:style-name="ro1">
          <table:table-cell office:value-type="float" office:value="2.43173122406006" calcext:value-type="float">
            <text:p>2.43173122406006</text:p>
          </table:table-cell>
          <table:table-cell office:value-type="float" office:value="4.73718404769897" calcext:value-type="float">
            <text:p>4.73718404769897</text:p>
          </table:table-cell>
        </table:table-row>
        <table:table-row table:style-name="ro1">
          <table:table-cell office:value-type="float" office:value="2.4287531375885" calcext:value-type="float">
            <text:p>2.4287531375885</text:p>
          </table:table-cell>
          <table:table-cell office:value-type="float" office:value="4.76904535293579" calcext:value-type="float">
            <text:p>4.76904535293579</text:p>
          </table:table-cell>
        </table:table-row>
        <table:table-row table:style-name="ro1">
          <table:table-cell office:value-type="float" office:value="2.42577505111694" calcext:value-type="float">
            <text:p>2.42577505111694</text:p>
          </table:table-cell>
          <table:table-cell office:value-type="float" office:value="4.80090665817261" calcext:value-type="float">
            <text:p>4.80090665817261</text:p>
          </table:table-cell>
        </table:table-row>
        <table:table-row table:style-name="ro1">
          <table:table-cell office:value-type="float" office:value="2.42279672622681" calcext:value-type="float">
            <text:p>2.42279672622681</text:p>
          </table:table-cell>
          <table:table-cell office:value-type="float" office:value="4.83276748657227" calcext:value-type="float">
            <text:p>4.83276748657227</text:p>
          </table:table-cell>
        </table:table-row>
        <table:table-row table:style-name="ro1">
          <table:table-cell office:value-type="float" office:value="2.41981863975525" calcext:value-type="float">
            <text:p>2.41981863975525</text:p>
          </table:table-cell>
          <table:table-cell office:value-type="float" office:value="4.86462879180908" calcext:value-type="float">
            <text:p>4.86462879180908</text:p>
          </table:table-cell>
        </table:table-row>
        <table:table-row table:style-name="ro1">
          <table:table-cell office:value-type="float" office:value="2.41684055328369" calcext:value-type="float">
            <text:p>2.41684055328369</text:p>
          </table:table-cell>
          <table:table-cell office:value-type="float" office:value="4.89648962020874" calcext:value-type="float">
            <text:p>4.89648962020874</text:p>
          </table:table-cell>
        </table:table-row>
        <table:table-row table:style-name="ro1">
          <table:table-cell office:value-type="float" office:value="2.41386222839355" calcext:value-type="float">
            <text:p>2.41386222839355</text:p>
          </table:table-cell>
          <table:table-cell office:value-type="float" office:value="4.92835092544556" calcext:value-type="float">
            <text:p>4.92835092544556</text:p>
          </table:table-cell>
        </table:table-row>
        <table:table-row table:style-name="ro1">
          <table:table-cell office:value-type="float" office:value="2.410884141922" calcext:value-type="float">
            <text:p>2.410884141922</text:p>
          </table:table-cell>
          <table:table-cell office:value-type="float" office:value="4.96021223068237" calcext:value-type="float">
            <text:p>4.96021223068237</text:p>
          </table:table-cell>
        </table:table-row>
        <table:table-row table:style-name="ro1">
          <table:table-cell office:value-type="float" office:value="2.40790581703186" calcext:value-type="float">
            <text:p>2.40790581703186</text:p>
          </table:table-cell>
          <table:table-cell office:value-type="float" office:value="4.99207305908203" calcext:value-type="float">
            <text:p>4.99207305908203</text:p>
          </table:table-cell>
        </table:table-row>
        <table:table-row table:style-name="ro1">
          <table:table-cell office:value-type="float" office:value="2.4049277305603" calcext:value-type="float">
            <text:p>2.4049277305603</text:p>
          </table:table-cell>
          <table:table-cell office:value-type="float" office:value="5.02393436431885" calcext:value-type="float">
            <text:p>5.02393436431885</text:p>
          </table:table-cell>
        </table:table-row>
        <table:table-row table:style-name="ro1">
          <table:table-cell office:value-type="float" office:value="2.40194964408875" calcext:value-type="float">
            <text:p>2.40194964408875</text:p>
          </table:table-cell>
          <table:table-cell office:value-type="float" office:value="5.05579519271851" calcext:value-type="float">
            <text:p>5.05579519271851</text:p>
          </table:table-cell>
        </table:table-row>
        <table:table-row table:style-name="ro1">
          <table:table-cell office:value-type="float" office:value="2.39897131919861" calcext:value-type="float">
            <text:p>2.39897131919861</text:p>
          </table:table-cell>
          <table:table-cell office:value-type="float" office:value="5.08765649795532" calcext:value-type="float">
            <text:p>5.08765649795532</text:p>
          </table:table-cell>
        </table:table-row>
        <table:table-row table:style-name="ro1">
          <table:table-cell office:value-type="float" office:value="2.39599323272705" calcext:value-type="float">
            <text:p>2.39599323272705</text:p>
          </table:table-cell>
          <table:table-cell office:value-type="float" office:value="5.11951780319214" calcext:value-type="float">
            <text:p>5.11951780319214</text:p>
          </table:table-cell>
        </table:table-row>
        <table:table-row table:style-name="ro1">
          <table:table-cell office:value-type="float" office:value="2.39301514625549" calcext:value-type="float">
            <text:p>2.39301514625549</text:p>
          </table:table-cell>
          <table:table-cell office:value-type="float" office:value="5.1513786315918" calcext:value-type="float">
            <text:p>5.1513786315918</text:p>
          </table:table-cell>
        </table:table-row>
        <table:table-row table:style-name="ro1">
          <table:table-cell office:value-type="float" office:value="2.39003682136536" calcext:value-type="float">
            <text:p>2.39003682136536</text:p>
          </table:table-cell>
          <table:table-cell office:value-type="float" office:value="5.18323993682861" calcext:value-type="float">
            <text:p>5.18323993682861</text:p>
          </table:table-cell>
        </table:table-row>
        <table:table-row table:style-name="ro1">
          <table:table-cell office:value-type="float" office:value="2.3870587348938" calcext:value-type="float">
            <text:p>2.3870587348938</text:p>
          </table:table-cell>
          <table:table-cell office:value-type="float" office:value="5.21510076522827" calcext:value-type="float">
            <text:p>5.21510076522827</text:p>
          </table:table-cell>
        </table:table-row>
        <table:table-row table:style-name="ro1">
          <table:table-cell office:value-type="float" office:value="2.38408064842224" calcext:value-type="float">
            <text:p>2.38408064842224</text:p>
          </table:table-cell>
          <table:table-cell office:value-type="float" office:value="5.24696207046509" calcext:value-type="float">
            <text:p>5.24696207046509</text:p>
          </table:table-cell>
        </table:table-row>
        <table:table-row table:style-name="ro1">
          <table:table-cell office:value-type="float" office:value="2.3811023235321" calcext:value-type="float">
            <text:p>2.3811023235321</text:p>
          </table:table-cell>
          <table:table-cell office:value-type="float" office:value="5.2788233757019" calcext:value-type="float">
            <text:p>5.2788233757019</text:p>
          </table:table-cell>
        </table:table-row>
        <table:table-row table:style-name="ro1">
          <table:table-cell office:value-type="float" office:value="2.37812423706055" calcext:value-type="float">
            <text:p>2.37812423706055</text:p>
          </table:table-cell>
          <table:table-cell office:value-type="float" office:value="5.31068420410156" calcext:value-type="float">
            <text:p>5.31068420410156</text:p>
          </table:table-cell>
        </table:table-row>
        <table:table-row table:style-name="ro1">
          <table:table-cell office:value-type="float" office:value="2.37514615058899" calcext:value-type="float">
            <text:p>2.37514615058899</text:p>
          </table:table-cell>
          <table:table-cell office:value-type="float" office:value="5.34254550933838" calcext:value-type="float">
            <text:p>5.34254550933838</text:p>
          </table:table-cell>
        </table:table-row>
        <table:table-row table:style-name="ro1">
          <table:table-cell office:value-type="float" office:value="2.37216782569885" calcext:value-type="float">
            <text:p>2.37216782569885</text:p>
          </table:table-cell>
          <table:table-cell office:value-type="float" office:value="5.37440633773804" calcext:value-type="float">
            <text:p>5.37440633773804</text:p>
          </table:table-cell>
        </table:table-row>
        <table:table-row table:style-name="ro1">
          <table:table-cell office:value-type="float" office:value="2.36918973922729" calcext:value-type="float">
            <text:p>2.36918973922729</text:p>
          </table:table-cell>
          <table:table-cell office:value-type="float" office:value="5.40626764297485" calcext:value-type="float">
            <text:p>5.40626764297485</text:p>
          </table:table-cell>
        </table:table-row>
        <table:table-row table:style-name="ro1">
          <table:table-cell office:value-type="float" office:value="2.36621165275574" calcext:value-type="float">
            <text:p>2.36621165275574</text:p>
          </table:table-cell>
          <table:table-cell office:value-type="float" office:value="5.43812894821167" calcext:value-type="float">
            <text:p>5.43812894821167</text:p>
          </table:table-cell>
        </table:table-row>
        <table:table-row table:style-name="ro1">
          <table:table-cell office:value-type="float" office:value="2.3632333278656" calcext:value-type="float">
            <text:p>2.3632333278656</text:p>
          </table:table-cell>
          <table:table-cell office:value-type="float" office:value="5.46998977661133" calcext:value-type="float">
            <text:p>5.46998977661133</text:p>
          </table:table-cell>
        </table:table-row>
        <table:table-row table:style-name="ro1">
          <table:table-cell office:value-type="float" office:value="2.36025524139404" calcext:value-type="float">
            <text:p>2.36025524139404</text:p>
          </table:table-cell>
          <table:table-cell office:value-type="float" office:value="5.50185108184814" calcext:value-type="float">
            <text:p>5.50185108184814</text:p>
          </table:table-cell>
        </table:table-row>
        <table:table-row table:style-name="ro1">
          <table:table-cell office:value-type="float" office:value="2.35727715492249" calcext:value-type="float">
            <text:p>2.35727715492249</text:p>
          </table:table-cell>
          <table:table-cell office:value-type="float" office:value="5.5337119102478" calcext:value-type="float">
            <text:p>5.5337119102478</text:p>
          </table:table-cell>
        </table:table-row>
        <table:table-row table:style-name="ro1">
          <table:table-cell office:value-type="float" office:value="2.35429883003235" calcext:value-type="float">
            <text:p>2.35429883003235</text:p>
          </table:table-cell>
          <table:table-cell office:value-type="float" office:value="5.56557321548462" calcext:value-type="float">
            <text:p>5.56557321548462</text:p>
          </table:table-cell>
        </table:table-row>
        <table:table-row table:style-name="ro1">
          <table:table-cell office:value-type="float" office:value="2.35132074356079" calcext:value-type="float">
            <text:p>2.35132074356079</text:p>
          </table:table-cell>
          <table:table-cell office:value-type="float" office:value="5.59743452072144" calcext:value-type="float">
            <text:p>5.59743452072144</text:p>
          </table:table-cell>
        </table:table-row>
        <table:table-row table:style-name="ro1">
          <table:table-cell office:value-type="float" office:value="2.34834265708923" calcext:value-type="float">
            <text:p>2.34834265708923</text:p>
          </table:table-cell>
          <table:table-cell office:value-type="float" office:value="5.62929534912109" calcext:value-type="float">
            <text:p>5.62929534912109</text:p>
          </table:table-cell>
        </table:table-row>
        <table:table-row table:style-name="ro1">
          <table:table-cell office:value-type="float" office:value="2.3453643321991" calcext:value-type="float">
            <text:p>2.3453643321991</text:p>
          </table:table-cell>
          <table:table-cell office:value-type="float" office:value="5.66115665435791" calcext:value-type="float">
            <text:p>5.66115665435791</text:p>
          </table:table-cell>
        </table:table-row>
        <table:table-row table:style-name="ro1">
          <table:table-cell office:value-type="float" office:value="2.34238624572754" calcext:value-type="float">
            <text:p>2.34238624572754</text:p>
          </table:table-cell>
          <table:table-cell office:value-type="float" office:value="5.69301748275757" calcext:value-type="float">
            <text:p>5.69301748275757</text:p>
          </table:table-cell>
        </table:table-row>
        <table:table-row table:style-name="ro1">
          <table:table-cell office:value-type="float" office:value="2.33940815925598" calcext:value-type="float">
            <text:p>2.33940815925598</text:p>
          </table:table-cell>
          <table:table-cell office:value-type="float" office:value="5.72487878799439" calcext:value-type="float">
            <text:p>5.72487878799439</text:p>
          </table:table-cell>
        </table:table-row>
        <table:table-row table:style-name="ro1">
          <table:table-cell office:value-type="float" office:value="2.33642983436584" calcext:value-type="float">
            <text:p>2.33642983436584</text:p>
          </table:table-cell>
          <table:table-cell office:value-type="float" office:value="5.7567400932312" calcext:value-type="float">
            <text:p>5.7567400932312</text:p>
          </table:table-cell>
        </table:table-row>
        <table:table-row table:style-name="ro1">
          <table:table-cell office:value-type="float" office:value="2.33345174789429" calcext:value-type="float">
            <text:p>2.33345174789429</text:p>
          </table:table-cell>
          <table:table-cell office:value-type="float" office:value="5.78860092163086" calcext:value-type="float">
            <text:p>5.78860092163086</text:p>
          </table:table-cell>
        </table:table-row>
        <table:table-row table:style-name="ro1">
          <table:table-cell office:value-type="float" office:value="2.33047366142273" calcext:value-type="float">
            <text:p>2.33047366142273</text:p>
          </table:table-cell>
          <table:table-cell office:value-type="float" office:value="5.82046222686768" calcext:value-type="float">
            <text:p>5.82046222686768</text:p>
          </table:table-cell>
        </table:table-row>
        <table:table-row table:style-name="ro1">
          <table:table-cell office:value-type="float" office:value="2.32749533653259" calcext:value-type="float">
            <text:p>2.32749533653259</text:p>
          </table:table-cell>
          <table:table-cell office:value-type="float" office:value="5.85232305526733" calcext:value-type="float">
            <text:p>5.85232305526733</text:p>
          </table:table-cell>
        </table:table-row>
        <table:table-row table:style-name="ro1">
          <table:table-cell office:value-type="float" office:value="2.32451725006104" calcext:value-type="float">
            <text:p>2.32451725006104</text:p>
          </table:table-cell>
          <table:table-cell office:value-type="float" office:value="5.88418436050415" calcext:value-type="float">
            <text:p>5.88418436050415</text:p>
          </table:table-cell>
        </table:table-row>
        <table:table-row table:style-name="ro1">
          <table:table-cell office:value-type="float" office:value="2.32153916358948" calcext:value-type="float">
            <text:p>2.32153916358948</text:p>
          </table:table-cell>
          <table:table-cell office:value-type="float" office:value="5.91604566574097" calcext:value-type="float">
            <text:p>5.91604566574097</text:p>
          </table:table-cell>
        </table:table-row>
        <table:table-row table:style-name="ro1">
          <table:table-cell office:value-type="float" office:value="2.31856083869934" calcext:value-type="float">
            <text:p>2.31856083869934</text:p>
          </table:table-cell>
          <table:table-cell office:value-type="float" office:value="5.94790649414063" calcext:value-type="float">
            <text:p>5.94790649414063</text:p>
          </table:table-cell>
        </table:table-row>
        <table:table-row table:style-name="ro1">
          <table:table-cell office:value-type="float" office:value="2.31558275222778" calcext:value-type="float">
            <text:p>2.31558275222778</text:p>
          </table:table-cell>
          <table:table-cell office:value-type="float" office:value="5.97976779937744" calcext:value-type="float">
            <text:p>5.97976779937744</text:p>
          </table:table-cell>
        </table:table-row>
        <table:table-row table:style-name="ro1">
          <table:table-cell office:value-type="float" office:value="2.31260466575623" calcext:value-type="float">
            <text:p>2.31260466575623</text:p>
          </table:table-cell>
          <table:table-cell office:value-type="float" office:value="6.0116286277771" calcext:value-type="float">
            <text:p>6.0116286277771</text:p>
          </table:table-cell>
        </table:table-row>
        <table:table-row table:style-name="ro1">
          <table:table-cell office:value-type="float" office:value="2.30962634086609" calcext:value-type="float">
            <text:p>2.30962634086609</text:p>
          </table:table-cell>
          <table:table-cell office:value-type="float" office:value="6.04348993301392" calcext:value-type="float">
            <text:p>6.04348993301392</text:p>
          </table:table-cell>
        </table:table-row>
        <table:table-row table:style-name="ro1">
          <table:table-cell office:value-type="float" office:value="2.30664825439453" calcext:value-type="float">
            <text:p>2.30664825439453</text:p>
          </table:table-cell>
          <table:table-cell office:value-type="float" office:value="6.07535123825073" calcext:value-type="float">
            <text:p>6.07535123825073</text:p>
          </table:table-cell>
        </table:table-row>
        <table:table-row table:style-name="ro1">
          <table:table-cell office:value-type="float" office:value="2.30366992950439" calcext:value-type="float">
            <text:p>2.30366992950439</text:p>
          </table:table-cell>
          <table:table-cell office:value-type="float" office:value="6.10721206665039" calcext:value-type="float">
            <text:p>6.10721206665039</text:p>
          </table:table-cell>
        </table:table-row>
        <table:table-row table:style-name="ro1">
          <table:table-cell office:value-type="float" office:value="2.30069184303284" calcext:value-type="float">
            <text:p>2.30069184303284</text:p>
          </table:table-cell>
          <table:table-cell office:value-type="float" office:value="6.13907337188721" calcext:value-type="float">
            <text:p>6.13907337188721</text:p>
          </table:table-cell>
        </table:table-row>
        <table:table-row table:style-name="ro1">
          <table:table-cell office:value-type="float" office:value="2.29771375656128" calcext:value-type="float">
            <text:p>2.29771375656128</text:p>
          </table:table-cell>
          <table:table-cell office:value-type="float" office:value="6.17093420028687" calcext:value-type="float">
            <text:p>6.17093420028687</text:p>
          </table:table-cell>
        </table:table-row>
        <table:table-row table:style-name="ro1">
          <table:table-cell office:value-type="float" office:value="2.29473543167114" calcext:value-type="float">
            <text:p>2.29473543167114</text:p>
          </table:table-cell>
          <table:table-cell office:value-type="float" office:value="6.20279550552368" calcext:value-type="float">
            <text:p>6.20279550552368</text:p>
          </table:table-cell>
        </table:table-row>
        <table:table-row table:style-name="ro1">
          <table:table-cell office:value-type="float" office:value="2.29175734519958" calcext:value-type="float">
            <text:p>2.29175734519958</text:p>
          </table:table-cell>
          <table:table-cell office:value-type="float" office:value="6.2346568107605" calcext:value-type="float">
            <text:p>6.2346568107605</text:p>
          </table:table-cell>
        </table:table-row>
        <table:table-row table:style-name="ro1">
          <table:table-cell office:value-type="float" office:value="2.28877925872803" calcext:value-type="float">
            <text:p>2.28877925872803</text:p>
          </table:table-cell>
          <table:table-cell office:value-type="float" office:value="6.26651763916016" calcext:value-type="float">
            <text:p>6.26651763916016</text:p>
          </table:table-cell>
        </table:table-row>
        <table:table-row table:style-name="ro1">
          <table:table-cell office:value-type="float" office:value="2.28580093383789" calcext:value-type="float">
            <text:p>2.28580093383789</text:p>
          </table:table-cell>
          <table:table-cell office:value-type="float" office:value="6.29837894439697" calcext:value-type="float">
            <text:p>6.29837894439697</text:p>
          </table:table-cell>
        </table:table-row>
        <table:table-row table:style-name="ro1">
          <table:table-cell office:value-type="float" office:value="2.28282284736633" calcext:value-type="float">
            <text:p>2.28282284736633</text:p>
          </table:table-cell>
          <table:table-cell office:value-type="float" office:value="6.33023977279663" calcext:value-type="float">
            <text:p>6.33023977279663</text:p>
          </table:table-cell>
        </table:table-row>
        <table:table-row table:style-name="ro1">
          <table:table-cell office:value-type="float" office:value="2.27984476089478" calcext:value-type="float">
            <text:p>2.27984476089478</text:p>
          </table:table-cell>
          <table:table-cell office:value-type="float" office:value="6.36210107803345" calcext:value-type="float">
            <text:p>6.36210107803345</text:p>
          </table:table-cell>
        </table:table-row>
        <table:table-row table:style-name="ro1">
          <table:table-cell office:value-type="float" office:value="2.27686643600464" calcext:value-type="float">
            <text:p>2.27686643600464</text:p>
          </table:table-cell>
          <table:table-cell office:value-type="float" office:value="6.39396238327026" calcext:value-type="float">
            <text:p>6.39396238327026</text:p>
          </table:table-cell>
        </table:table-row>
        <table:table-row table:style-name="ro1">
          <table:table-cell office:value-type="float" office:value="2.27388834953308" calcext:value-type="float">
            <text:p>2.27388834953308</text:p>
          </table:table-cell>
          <table:table-cell office:value-type="float" office:value="6.42582321166992" calcext:value-type="float">
            <text:p>6.42582321166992</text:p>
          </table:table-cell>
        </table:table-row>
        <table:table-row table:style-name="ro1">
          <table:table-cell office:value-type="float" office:value="2.27091026306152" calcext:value-type="float">
            <text:p>2.27091026306152</text:p>
          </table:table-cell>
          <table:table-cell office:value-type="float" office:value="6.45768451690674" calcext:value-type="float">
            <text:p>6.45768451690674</text:p>
          </table:table-cell>
        </table:table-row>
        <table:table-row table:style-name="ro1">
          <table:table-cell office:value-type="float" office:value="2.26793193817139" calcext:value-type="float">
            <text:p>2.26793193817139</text:p>
          </table:table-cell>
          <table:table-cell office:value-type="float" office:value="6.4895453453064" calcext:value-type="float">
            <text:p>6.4895453453064</text:p>
          </table:table-cell>
        </table:table-row>
        <table:table-row table:style-name="ro1">
          <table:table-cell office:value-type="float" office:value="2.26495385169983" calcext:value-type="float">
            <text:p>2.26495385169983</text:p>
          </table:table-cell>
          <table:table-cell office:value-type="float" office:value="6.52140665054321" calcext:value-type="float">
            <text:p>6.52140665054321</text:p>
          </table:table-cell>
        </table:table-row>
        <table:table-row table:style-name="ro1">
          <table:table-cell office:value-type="float" office:value="2.26197576522827" calcext:value-type="float">
            <text:p>2.26197576522827</text:p>
          </table:table-cell>
          <table:table-cell office:value-type="float" office:value="6.55326747894287" calcext:value-type="float">
            <text:p>6.55326747894287</text:p>
          </table:table-cell>
        </table:table-row>
        <table:table-row table:style-name="ro1">
          <table:table-cell office:value-type="float" office:value="2.25899744033813" calcext:value-type="float">
            <text:p>2.25899744033813</text:p>
          </table:table-cell>
          <table:table-cell office:value-type="float" office:value="6.58512878417969" calcext:value-type="float">
            <text:p>6.58512878417969</text:p>
          </table:table-cell>
        </table:table-row>
        <table:table-row table:style-name="ro1">
          <table:table-cell office:value-type="float" office:value="2.25601935386658" calcext:value-type="float">
            <text:p>2.25601935386658</text:p>
          </table:table-cell>
          <table:table-cell office:value-type="float" office:value="6.6169900894165" calcext:value-type="float">
            <text:p>6.6169900894165</text:p>
          </table:table-cell>
        </table:table-row>
        <table:table-row table:style-name="ro1">
          <table:table-cell office:value-type="float" office:value="2.25304126739502" calcext:value-type="float">
            <text:p>2.25304126739502</text:p>
          </table:table-cell>
          <table:table-cell office:value-type="float" office:value="6.64885091781616" calcext:value-type="float">
            <text:p>6.64885091781616</text:p>
          </table:table-cell>
        </table:table-row>
        <table:table-row table:style-name="ro1">
          <table:table-cell office:value-type="float" office:value="2.25006294250488" calcext:value-type="float">
            <text:p>2.25006294250488</text:p>
          </table:table-cell>
          <table:table-cell office:value-type="float" office:value="6.68071222305298" calcext:value-type="float">
            <text:p>6.68071222305298</text:p>
          </table:table-cell>
        </table:table-row>
        <table:table-row table:style-name="ro1">
          <table:table-cell office:value-type="float" office:value="2.24708485603333" calcext:value-type="float">
            <text:p>2.24708485603333</text:p>
          </table:table-cell>
          <table:table-cell office:value-type="float" office:value="6.71257305145264" calcext:value-type="float">
            <text:p>6.71257305145264</text:p>
          </table:table-cell>
        </table:table-row>
        <table:table-row table:style-name="ro1">
          <table:table-cell office:value-type="float" office:value="2.24410676956177" calcext:value-type="float">
            <text:p>2.24410676956177</text:p>
          </table:table-cell>
          <table:table-cell office:value-type="float" office:value="6.74443435668945" calcext:value-type="float">
            <text:p>6.74443435668945</text:p>
          </table:table-cell>
        </table:table-row>
        <table:table-row table:style-name="ro1">
          <table:table-cell office:value-type="float" office:value="2.24112844467163" calcext:value-type="float">
            <text:p>2.24112844467163</text:p>
          </table:table-cell>
          <table:table-cell office:value-type="float" office:value="6.77629566192627" calcext:value-type="float">
            <text:p>6.77629566192627</text:p>
          </table:table-cell>
        </table:table-row>
        <table:table-row table:style-name="ro1">
          <table:table-cell office:value-type="float" office:value="2.23815035820007" calcext:value-type="float">
            <text:p>2.23815035820007</text:p>
          </table:table-cell>
          <table:table-cell office:value-type="float" office:value="6.80815649032593" calcext:value-type="float">
            <text:p>6.80815649032593</text:p>
          </table:table-cell>
        </table:table-row>
        <table:table-row table:style-name="ro1">
          <table:table-cell office:value-type="float" office:value="2.23517227172852" calcext:value-type="float">
            <text:p>2.23517227172852</text:p>
          </table:table-cell>
          <table:table-cell office:value-type="float" office:value="6.84001779556274" calcext:value-type="float">
            <text:p>6.84001779556274</text:p>
          </table:table-cell>
        </table:table-row>
        <table:table-row table:style-name="ro1">
          <table:table-cell office:value-type="float" office:value="2.23219394683838" calcext:value-type="float">
            <text:p>2.23219394683838</text:p>
          </table:table-cell>
          <table:table-cell office:value-type="float" office:value="6.8718786239624" calcext:value-type="float">
            <text:p>6.8718786239624</text:p>
          </table:table-cell>
        </table:table-row>
        <table:table-row table:style-name="ro1">
          <table:table-cell office:value-type="float" office:value="2.22921586036682" calcext:value-type="float">
            <text:p>2.22921586036682</text:p>
          </table:table-cell>
          <table:table-cell office:value-type="float" office:value="6.90373992919922" calcext:value-type="float">
            <text:p>6.90373992919922</text:p>
          </table:table-cell>
        </table:table-row>
        <table:table-row table:style-name="ro1">
          <table:table-cell office:value-type="float" office:value="2.22623777389526" calcext:value-type="float">
            <text:p>2.22623777389526</text:p>
          </table:table-cell>
          <table:table-cell office:value-type="float" office:value="6.93560123443604" calcext:value-type="float">
            <text:p>6.93560123443604</text:p>
          </table:table-cell>
        </table:table-row>
        <table:table-row table:style-name="ro1">
          <table:table-cell office:value-type="float" office:value="2.22325944900513" calcext:value-type="float">
            <text:p>2.22325944900513</text:p>
          </table:table-cell>
          <table:table-cell office:value-type="float" office:value="6.96746206283569" calcext:value-type="float">
            <text:p>6.96746206283569</text:p>
          </table:table-cell>
        </table:table-row>
        <table:table-row table:style-name="ro1">
          <table:table-cell office:value-type="float" office:value="2.22028136253357" calcext:value-type="float">
            <text:p>2.22028136253357</text:p>
          </table:table-cell>
          <table:table-cell office:value-type="float" office:value="6.99932336807251" calcext:value-type="float">
            <text:p>6.99932336807251</text:p>
          </table:table-cell>
        </table:table-row>
        <table:table-row table:style-name="ro1">
          <table:table-cell office:value-type="float" office:value="2.21730327606201" calcext:value-type="float">
            <text:p>2.21730327606201</text:p>
          </table:table-cell>
          <table:table-cell office:value-type="float" office:value="7.03118419647217" calcext:value-type="float">
            <text:p>7.03118419647217</text:p>
          </table:table-cell>
        </table:table-row>
        <table:table-row table:style-name="ro1">
          <table:table-cell office:value-type="float" office:value="2.21432495117187" calcext:value-type="float">
            <text:p>2.21432495117187</text:p>
          </table:table-cell>
          <table:table-cell office:value-type="float" office:value="7.06304550170898" calcext:value-type="float">
            <text:p>7.06304550170898</text:p>
          </table:table-cell>
        </table:table-row>
        <table:table-row table:style-name="ro1">
          <table:table-cell office:value-type="float" office:value="2.21134686470032" calcext:value-type="float">
            <text:p>2.21134686470032</text:p>
          </table:table-cell>
          <table:table-cell office:value-type="float" office:value="7.0949068069458" calcext:value-type="float">
            <text:p>7.0949068069458</text:p>
          </table:table-cell>
        </table:table-row>
        <table:table-row table:style-name="ro1">
          <table:table-cell office:value-type="float" office:value="2.20836877822876" calcext:value-type="float">
            <text:p>2.20836877822876</text:p>
          </table:table-cell>
          <table:table-cell office:value-type="float" office:value="7.12676763534546" calcext:value-type="float">
            <text:p>7.12676763534546</text:p>
          </table:table-cell>
        </table:table-row>
        <table:table-row table:style-name="ro1">
          <table:table-cell office:value-type="float" office:value="2.20539045333862" calcext:value-type="float">
            <text:p>2.20539045333862</text:p>
          </table:table-cell>
          <table:table-cell office:value-type="float" office:value="7.15862894058228" calcext:value-type="float">
            <text:p>7.15862894058228</text:p>
          </table:table-cell>
        </table:table-row>
        <table:table-row table:style-name="ro1">
          <table:table-cell office:value-type="float" office:value="2.20241236686707" calcext:value-type="float">
            <text:p>2.20241236686707</text:p>
          </table:table-cell>
          <table:table-cell office:value-type="float" office:value="7.19048976898193" calcext:value-type="float">
            <text:p>7.19048976898193</text:p>
          </table:table-cell>
        </table:table-row>
        <table:table-row table:style-name="ro1">
          <table:table-cell office:value-type="float" office:value="2.19943404197693" calcext:value-type="float">
            <text:p>2.19943404197693</text:p>
          </table:table-cell>
          <table:table-cell office:value-type="float" office:value="7.22235107421875" calcext:value-type="float">
            <text:p>7.22235107421875</text:p>
          </table:table-cell>
        </table:table-row>
        <table:table-row table:style-name="ro1">
          <table:table-cell office:value-type="float" office:value="2.19645595550537" calcext:value-type="float">
            <text:p>2.19645595550537</text:p>
          </table:table-cell>
          <table:table-cell office:value-type="float" office:value="7.25421237945557" calcext:value-type="float">
            <text:p>7.25421237945557</text:p>
          </table:table-cell>
        </table:table-row>
        <table:table-row table:style-name="ro1">
          <table:table-cell office:value-type="float" office:value="2.19347786903381" calcext:value-type="float">
            <text:p>2.19347786903381</text:p>
          </table:table-cell>
          <table:table-cell office:value-type="float" office:value="7.28607320785522" calcext:value-type="float">
            <text:p>7.28607320785522</text:p>
          </table:table-cell>
        </table:table-row>
        <table:table-row table:style-name="ro1">
          <table:table-cell office:value-type="float" office:value="2.19049954414368" calcext:value-type="float">
            <text:p>2.19049954414368</text:p>
          </table:table-cell>
          <table:table-cell office:value-type="float" office:value="7.31793451309204" calcext:value-type="float">
            <text:p>7.31793451309204</text:p>
          </table:table-cell>
        </table:table-row>
        <table:table-row table:style-name="ro1">
          <table:table-cell office:value-type="float" office:value="2.18752145767212" calcext:value-type="float">
            <text:p>2.18752145767212</text:p>
          </table:table-cell>
          <table:table-cell office:value-type="float" office:value="7.3497953414917" calcext:value-type="float">
            <text:p>7.3497953414917</text:p>
          </table:table-cell>
        </table:table-row>
        <table:table-row table:style-name="ro1">
          <table:table-cell office:value-type="float" office:value="2.18454337120056" calcext:value-type="float">
            <text:p>2.18454337120056</text:p>
          </table:table-cell>
          <table:table-cell office:value-type="float" office:value="7.38165664672852" calcext:value-type="float">
            <text:p>7.38165664672852</text:p>
          </table:table-cell>
        </table:table-row>
        <table:table-row table:style-name="ro1">
          <table:table-cell office:value-type="float" office:value="2.18156504631042" calcext:value-type="float">
            <text:p>2.18156504631042</text:p>
          </table:table-cell>
          <table:table-cell office:value-type="float" office:value="7.41351795196533" calcext:value-type="float">
            <text:p>7.41351795196533</text:p>
          </table:table-cell>
        </table:table-row>
        <table:table-row table:style-name="ro1">
          <table:table-cell office:value-type="float" office:value="2.17858695983887" calcext:value-type="float">
            <text:p>2.17858695983887</text:p>
          </table:table-cell>
          <table:table-cell office:value-type="float" office:value="7.44537878036499" calcext:value-type="float">
            <text:p>7.44537878036499</text:p>
          </table:table-cell>
        </table:table-row>
        <table:table-row table:style-name="ro1">
          <table:table-cell office:value-type="float" office:value="2.17560887336731" calcext:value-type="float">
            <text:p>2.17560887336731</text:p>
          </table:table-cell>
          <table:table-cell office:value-type="float" office:value="7.47724008560181" calcext:value-type="float">
            <text:p>7.47724008560181</text:p>
          </table:table-cell>
        </table:table-row>
        <table:table-row table:style-name="ro1">
          <table:table-cell office:value-type="float" office:value="2.17263054847717" calcext:value-type="float">
            <text:p>2.17263054847717</text:p>
          </table:table-cell>
          <table:table-cell office:value-type="float" office:value="7.50910091400147" calcext:value-type="float">
            <text:p>7.50910091400147</text:p>
          </table:table-cell>
        </table:table-row>
        <table:table-row table:style-name="ro1">
          <table:table-cell office:value-type="float" office:value="2.16965246200562" calcext:value-type="float">
            <text:p>2.16965246200562</text:p>
          </table:table-cell>
          <table:table-cell office:value-type="float" office:value="7.54096221923828" calcext:value-type="float">
            <text:p>7.54096221923828</text:p>
          </table:table-cell>
        </table:table-row>
        <table:table-row table:style-name="ro1">
          <table:table-cell office:value-type="float" office:value="2.16667437553406" calcext:value-type="float">
            <text:p>2.16667437553406</text:p>
          </table:table-cell>
          <table:table-cell office:value-type="float" office:value="7.5728235244751" calcext:value-type="float">
            <text:p>7.5728235244751</text:p>
          </table:table-cell>
        </table:table-row>
        <table:table-row table:style-name="ro1">
          <table:table-cell office:value-type="float" office:value="2.16369605064392" calcext:value-type="float">
            <text:p>2.16369605064392</text:p>
          </table:table-cell>
          <table:table-cell office:value-type="float" office:value="7.60468435287476" calcext:value-type="float">
            <text:p>7.60468435287476</text:p>
          </table:table-cell>
        </table:table-row>
        <table:table-row table:style-name="ro1">
          <table:table-cell office:value-type="float" office:value="2.16071796417236" calcext:value-type="float">
            <text:p>2.16071796417236</text:p>
          </table:table-cell>
          <table:table-cell office:value-type="float" office:value="7.63654565811157" calcext:value-type="float">
            <text:p>7.63654565811157</text:p>
          </table:table-cell>
        </table:table-row>
        <table:table-row table:style-name="ro1">
          <table:table-cell office:value-type="float" office:value="2.15773987770081" calcext:value-type="float">
            <text:p>2.15773987770081</text:p>
          </table:table-cell>
          <table:table-cell office:value-type="float" office:value="7.66840648651123" calcext:value-type="float">
            <text:p>7.66840648651123</text:p>
          </table:table-cell>
        </table:table-row>
        <table:table-row table:style-name="ro1">
          <table:table-cell office:value-type="float" office:value="2.15476155281067" calcext:value-type="float">
            <text:p>2.15476155281067</text:p>
          </table:table-cell>
          <table:table-cell office:value-type="float" office:value="7.70026779174805" calcext:value-type="float">
            <text:p>7.70026779174805</text:p>
          </table:table-cell>
        </table:table-row>
        <table:table-row table:style-name="ro1">
          <table:table-cell office:value-type="float" office:value="2.15178346633911" calcext:value-type="float">
            <text:p>2.15178346633911</text:p>
          </table:table-cell>
          <table:table-cell office:value-type="float" office:value="7.73212909698486" calcext:value-type="float">
            <text:p>7.73212909698486</text:p>
          </table:table-cell>
        </table:table-row>
        <table:table-row table:style-name="ro1">
          <table:table-cell office:value-type="float" office:value="2.14880537986755" calcext:value-type="float">
            <text:p>2.14880537986755</text:p>
          </table:table-cell>
          <table:table-cell office:value-type="float" office:value="7.76398992538452" calcext:value-type="float">
            <text:p>7.76398992538452</text:p>
          </table:table-cell>
        </table:table-row>
        <table:table-row table:style-name="ro1">
          <table:table-cell office:value-type="float" office:value="2.14582705497742" calcext:value-type="float">
            <text:p>2.14582705497742</text:p>
          </table:table-cell>
          <table:table-cell office:value-type="float" office:value="7.79585123062134" calcext:value-type="float">
            <text:p>7.79585123062134</text:p>
          </table:table-cell>
        </table:table-row>
        <table:table-row table:style-name="ro1">
          <table:table-cell office:value-type="float" office:value="2.14284896850586" calcext:value-type="float">
            <text:p>2.14284896850586</text:p>
          </table:table-cell>
          <table:table-cell office:value-type="float" office:value="7.827712059021" calcext:value-type="float">
            <text:p>7.827712059021</text:p>
          </table:table-cell>
        </table:table-row>
        <table:table-row table:style-name="ro1">
          <table:table-cell office:value-type="float" office:value="2.1398708820343" calcext:value-type="float">
            <text:p>2.1398708820343</text:p>
          </table:table-cell>
          <table:table-cell office:value-type="float" office:value="7.85957336425781" calcext:value-type="float">
            <text:p>7.85957336425781</text:p>
          </table:table-cell>
        </table:table-row>
        <table:table-row table:style-name="ro1">
          <table:table-cell office:value-type="float" office:value="2.13689255714416" calcext:value-type="float">
            <text:p>2.13689255714416</text:p>
          </table:table-cell>
          <table:table-cell office:value-type="float" office:value="7.89143466949463" calcext:value-type="float">
            <text:p>7.89143466949463</text:p>
          </table:table-cell>
        </table:table-row>
        <table:table-row table:style-name="ro1">
          <table:table-cell office:value-type="float" office:value="2.13391447067261" calcext:value-type="float">
            <text:p>2.13391447067261</text:p>
          </table:table-cell>
          <table:table-cell office:value-type="float" office:value="7.92329549789429" calcext:value-type="float">
            <text:p>7.92329549789429</text:p>
          </table:table-cell>
        </table:table-row>
        <table:table-row table:style-name="ro1">
          <table:table-cell office:value-type="float" office:value="2.13093638420105" calcext:value-type="float">
            <text:p>2.13093638420105</text:p>
          </table:table-cell>
          <table:table-cell office:value-type="float" office:value="7.9551568031311" calcext:value-type="float">
            <text:p>7.9551568031311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795805931091" calcext:value-type="float">
            <text:p>2.12795805931091</text:p>
          </table:table-cell>
          <table:table-cell office:value-type="float" office:value="7.98701763153076" calcext:value-type="float">
            <text:p>7.98701763153076</text:p>
          </table:table-cell>
        </table:table-row>
        <table:table-row table:style-name="ro1">
          <table:table-cell office:value-type="float" office:value="2.12497997283936" calcext:value-type="float">
            <text:p>2.12497997283936</text:p>
          </table:table-cell>
          <table:table-cell office:value-type="float" office:value="8.01887893676758" calcext:value-type="float">
            <text:p>8.01887893676758</text:p>
          </table:table-cell>
        </table:table-row>
        <table:table-row table:style-name="ro1">
          <table:table-cell office:value-type="float" office:value="2.1220018863678" calcext:value-type="float">
            <text:p>2.1220018863678</text:p>
          </table:table-cell>
          <table:table-cell office:value-type="float" office:value="8.05074024200439" calcext:value-type="float">
            <text:p>8.05074024200439</text:p>
          </table:table-cell>
        </table:table-row>
        <table:table-row table:style-name="ro1">
          <table:table-cell office:value-type="float" office:value="2.11902356147766" calcext:value-type="float">
            <text:p>2.11902356147766</text:p>
          </table:table-cell>
          <table:table-cell office:value-type="float" office:value="8.08260154724121" calcext:value-type="float">
            <text:p>8.08260154724121</text:p>
          </table:table-cell>
        </table:table-row>
        <table:table-row table:style-name="ro1">
          <table:table-cell office:value-type="float" office:value="2.1160454750061" calcext:value-type="float">
            <text:p>2.1160454750061</text:p>
          </table:table-cell>
          <table:table-cell office:value-type="float" office:value="8.11446189880371" calcext:value-type="float">
            <text:p>8.11446189880371</text:p>
          </table:table-cell>
        </table:table-row>
        <table:table-row table:style-name="ro1">
          <table:table-cell office:value-type="float" office:value="2.11306738853455" calcext:value-type="float">
            <text:p>2.11306738853455</text:p>
          </table:table-cell>
          <table:table-cell office:value-type="float" office:value="8.14632320404053" calcext:value-type="float">
            <text:p>8.14632320404053</text:p>
          </table:table-cell>
        </table:table-row>
        <table:table-row table:style-name="ro1">
          <table:table-cell office:value-type="float" office:value="2.11008906364441" calcext:value-type="float">
            <text:p>2.11008906364441</text:p>
          </table:table-cell>
          <table:table-cell office:value-type="float" office:value="8.17818450927734" calcext:value-type="float">
            <text:p>8.17818450927734</text:p>
          </table:table-cell>
        </table:table-row>
        <table:table-row table:style-name="ro1">
          <table:table-cell office:value-type="float" office:value="2.10711097717285" calcext:value-type="float">
            <text:p>2.10711097717285</text:p>
          </table:table-cell>
          <table:table-cell office:value-type="float" office:value="8.21004581451416" calcext:value-type="float">
            <text:p>8.21004581451416</text:p>
          </table:table-cell>
        </table:table-row>
        <table:table-row table:style-name="ro1">
          <table:table-cell office:value-type="float" office:value="2.10413289070129" calcext:value-type="float">
            <text:p>2.10413289070129</text:p>
          </table:table-cell>
          <table:table-cell office:value-type="float" office:value="8.24190711975098" calcext:value-type="float">
            <text:p>8.24190711975098</text:p>
          </table:table-cell>
        </table:table-row>
        <table:table-row table:style-name="ro1">
          <table:table-cell office:value-type="float" office:value="2.10115456581116" calcext:value-type="float">
            <text:p>2.10115456581116</text:p>
          </table:table-cell>
          <table:table-cell office:value-type="float" office:value="8.27376747131348" calcext:value-type="float">
            <text:p>8.27376747131348</text:p>
          </table:table-cell>
        </table:table-row>
        <table:table-row table:style-name="ro1">
          <table:table-cell office:value-type="float" office:value="2.0981764793396" calcext:value-type="float">
            <text:p>2.0981764793396</text:p>
          </table:table-cell>
          <table:table-cell office:value-type="float" office:value="8.30562877655029" calcext:value-type="float">
            <text:p>8.30562877655029</text:p>
          </table:table-cell>
        </table:table-row>
        <table:table-row table:style-name="ro1">
          <table:table-cell office:value-type="float" office:value="2.09519815444946" calcext:value-type="float">
            <text:p>2.09519815444946</text:p>
          </table:table-cell>
          <table:table-cell office:value-type="float" office:value="8.33749008178711" calcext:value-type="float">
            <text:p>8.33749008178711</text:p>
          </table:table-cell>
        </table:table-row>
        <table:table-row table:style-name="ro1">
          <table:table-cell office:value-type="float" office:value="2.09222006797791" calcext:value-type="float">
            <text:p>2.09222006797791</text:p>
          </table:table-cell>
          <table:table-cell office:value-type="float" office:value="8.36935138702393" calcext:value-type="float">
            <text:p>8.36935138702393</text:p>
          </table:table-cell>
        </table:table-row>
        <table:table-row table:style-name="ro1">
          <table:table-cell office:value-type="float" office:value="2.08924198150635" calcext:value-type="float">
            <text:p>2.08924198150635</text:p>
          </table:table-cell>
          <table:table-cell office:value-type="float" office:value="8.40121269226074" calcext:value-type="float">
            <text:p>8.40121269226074</text:p>
          </table:table-cell>
        </table:table-row>
        <table:table-row table:style-name="ro1">
          <table:table-cell office:value-type="float" office:value="2.08626365661621" calcext:value-type="float">
            <text:p>2.08626365661621</text:p>
          </table:table-cell>
          <table:table-cell office:value-type="float" office:value="8.43307304382324" calcext:value-type="float">
            <text:p>8.43307304382324</text:p>
          </table:table-cell>
        </table:table-row>
        <table:table-row table:style-name="ro1">
          <table:table-cell office:value-type="float" office:value="2.08328557014465" calcext:value-type="float">
            <text:p>2.08328557014465</text:p>
          </table:table-cell>
          <table:table-cell office:value-type="float" office:value="8.46493434906006" calcext:value-type="float">
            <text:p>8.46493434906006</text:p>
          </table:table-cell>
        </table:table-row>
        <table:table-row table:style-name="ro1">
          <table:table-cell office:value-type="float" office:value="2.0803074836731" calcext:value-type="float">
            <text:p>2.0803074836731</text:p>
          </table:table-cell>
          <table:table-cell office:value-type="float" office:value="8.49679565429688" calcext:value-type="float">
            <text:p>8.49679565429688</text:p>
          </table:table-cell>
        </table:table-row>
        <table:table-row table:style-name="ro1">
          <table:table-cell office:value-type="float" office:value="2.07732915878296" calcext:value-type="float">
            <text:p>2.07732915878296</text:p>
          </table:table-cell>
          <table:table-cell office:value-type="float" office:value="8.52865695953369" calcext:value-type="float">
            <text:p>8.52865695953369</text:p>
          </table:table-cell>
        </table:table-row>
        <table:table-row table:style-name="ro1">
          <table:table-cell office:value-type="float" office:value="2.0743510723114" calcext:value-type="float">
            <text:p>2.0743510723114</text:p>
          </table:table-cell>
          <table:table-cell office:value-type="float" office:value="8.56051826477051" calcext:value-type="float">
            <text:p>8.56051826477051</text:p>
          </table:table-cell>
        </table:table-row>
        <table:table-row table:style-name="ro1">
          <table:table-cell office:value-type="float" office:value="2.07137298583984" calcext:value-type="float">
            <text:p>2.07137298583984</text:p>
          </table:table-cell>
          <table:table-cell office:value-type="float" office:value="8.59237861633301" calcext:value-type="float">
            <text:p>8.59237861633301</text:p>
          </table:table-cell>
        </table:table-row>
        <table:table-row table:style-name="ro1">
          <table:table-cell office:value-type="float" office:value="2.06839466094971" calcext:value-type="float">
            <text:p>2.06839466094971</text:p>
          </table:table-cell>
          <table:table-cell office:value-type="float" office:value="8.62423992156982" calcext:value-type="float">
            <text:p>8.62423992156982</text:p>
          </table:table-cell>
        </table:table-row>
        <table:table-row table:style-name="ro1">
          <table:table-cell office:value-type="float" office:value="2.06541657447815" calcext:value-type="float">
            <text:p>2.06541657447815</text:p>
          </table:table-cell>
          <table:table-cell office:value-type="float" office:value="8.65610122680664" calcext:value-type="float">
            <text:p>8.65610122680664</text:p>
          </table:table-cell>
        </table:table-row>
        <table:table-row table:style-name="ro1">
          <table:table-cell office:value-type="float" office:value="2.06243848800659" calcext:value-type="float">
            <text:p>2.06243848800659</text:p>
          </table:table-cell>
          <table:table-cell office:value-type="float" office:value="8.68796253204346" calcext:value-type="float">
            <text:p>8.68796253204346</text:p>
          </table:table-cell>
        </table:table-row>
        <table:table-row table:style-name="ro1">
          <table:table-cell office:value-type="float" office:value="2.05946016311645" calcext:value-type="float">
            <text:p>2.05946016311645</text:p>
          </table:table-cell>
          <table:table-cell office:value-type="float" office:value="8.71982383728027" calcext:value-type="float">
            <text:p>8.71982383728027</text:p>
          </table:table-cell>
        </table:table-row>
        <table:table-row table:style-name="ro1">
          <table:table-cell office:value-type="float" office:value="2.0564820766449" calcext:value-type="float">
            <text:p>2.0564820766449</text:p>
          </table:table-cell>
          <table:table-cell office:value-type="float" office:value="8.75168418884277" calcext:value-type="float">
            <text:p>8.75168418884277</text:p>
          </table:table-cell>
        </table:table-row>
        <table:table-row table:style-name="ro1">
          <table:table-cell office:value-type="float" office:value="2.05350399017334" calcext:value-type="float">
            <text:p>2.05350399017334</text:p>
          </table:table-cell>
          <table:table-cell office:value-type="float" office:value="8.78354549407959" calcext:value-type="float">
            <text:p>8.78354549407959</text:p>
          </table:table-cell>
        </table:table-row>
        <table:table-row table:style-name="ro1">
          <table:table-cell office:value-type="float" office:value="2.0505256652832" calcext:value-type="float">
            <text:p>2.0505256652832</text:p>
          </table:table-cell>
          <table:table-cell office:value-type="float" office:value="8.81540679931641" calcext:value-type="float">
            <text:p>8.81540679931641</text:p>
          </table:table-cell>
        </table:table-row>
        <table:table-row table:style-name="ro1">
          <table:table-cell office:value-type="float" office:value="2.04754757881165" calcext:value-type="float">
            <text:p>2.04754757881165</text:p>
          </table:table-cell>
          <table:table-cell office:value-type="float" office:value="8.84726810455322" calcext:value-type="float">
            <text:p>8.84726810455322</text:p>
          </table:table-cell>
        </table:table-row>
        <table:table-row table:style-name="ro1">
          <table:table-cell office:value-type="float" office:value="2.04456949234009" calcext:value-type="float">
            <text:p>2.04456949234009</text:p>
          </table:table-cell>
          <table:table-cell office:value-type="float" office:value="8.87912940979004" calcext:value-type="float">
            <text:p>8.87912940979004</text:p>
          </table:table-cell>
        </table:table-row>
        <table:table-row table:style-name="ro1">
          <table:table-cell office:value-type="float" office:value="2.04159116744995" calcext:value-type="float">
            <text:p>2.04159116744995</text:p>
          </table:table-cell>
          <table:table-cell office:value-type="float" office:value="8.91098976135254" calcext:value-type="float">
            <text:p>8.91098976135254</text:p>
          </table:table-cell>
        </table:table-row>
        <table:table-row table:style-name="ro1">
          <table:table-cell office:value-type="float" office:value="2.03861308097839" calcext:value-type="float">
            <text:p>2.03861308097839</text:p>
          </table:table-cell>
          <table:table-cell office:value-type="float" office:value="8.94285106658936" calcext:value-type="float">
            <text:p>8.94285106658936</text:p>
          </table:table-cell>
        </table:table-row>
        <table:table-row table:style-name="ro1">
          <table:table-cell office:value-type="float" office:value="2.03563499450684" calcext:value-type="float">
            <text:p>2.03563499450684</text:p>
          </table:table-cell>
          <table:table-cell office:value-type="float" office:value="8.97471237182617" calcext:value-type="float">
            <text:p>8.97471237182617</text:p>
          </table:table-cell>
        </table:table-row>
        <table:table-row table:style-name="ro1">
          <table:table-cell office:value-type="float" office:value="2.0326566696167" calcext:value-type="float">
            <text:p>2.0326566696167</text:p>
          </table:table-cell>
          <table:table-cell office:value-type="float" office:value="9.00657367706299" calcext:value-type="float">
            <text:p>9.00657367706299</text:p>
          </table:table-cell>
        </table:table-row>
        <table:table-row table:style-name="ro1">
          <table:table-cell office:value-type="float" office:value="2.02967858314514" calcext:value-type="float">
            <text:p>2.02967858314514</text:p>
          </table:table-cell>
          <table:table-cell office:value-type="float" office:value="9.03843498229981" calcext:value-type="float">
            <text:p>9.03843498229981</text:p>
          </table:table-cell>
        </table:table-row>
        <table:table-row table:style-name="ro1">
          <table:table-cell office:value-type="float" office:value="2.02670049667358" calcext:value-type="float">
            <text:p>2.02670049667358</text:p>
          </table:table-cell>
          <table:table-cell office:value-type="float" office:value="9.07029533386231" calcext:value-type="float">
            <text:p>9.07029533386231</text:p>
          </table:table-cell>
        </table:table-row>
        <table:table-row table:style-name="ro1">
          <table:table-cell office:value-type="float" office:value="2.02372217178345" calcext:value-type="float">
            <text:p>2.02372217178345</text:p>
          </table:table-cell>
          <table:table-cell office:value-type="float" office:value="9.10215663909912" calcext:value-type="float">
            <text:p>9.10215663909912</text:p>
          </table:table-cell>
        </table:table-row>
        <table:table-row table:style-name="ro1">
          <table:table-cell office:value-type="float" office:value="2.02074408531189" calcext:value-type="float">
            <text:p>2.02074408531189</text:p>
          </table:table-cell>
          <table:table-cell office:value-type="float" office:value="9.13401794433594" calcext:value-type="float">
            <text:p>9.13401794433594</text:p>
          </table:table-cell>
        </table:table-row>
        <table:table-row table:style-name="ro1">
          <table:table-cell office:value-type="float" office:value="2.01776599884033" calcext:value-type="float">
            <text:p>2.01776599884033</text:p>
          </table:table-cell>
          <table:table-cell office:value-type="float" office:value="9.16587924957275" calcext:value-type="float">
            <text:p>9.16587924957275</text:p>
          </table:table-cell>
        </table:table-row>
        <table:table-row table:style-name="ro1">
          <table:table-cell office:value-type="float" office:value="2.0147876739502" calcext:value-type="float">
            <text:p>2.0147876739502</text:p>
          </table:table-cell>
          <table:table-cell office:value-type="float" office:value="9.19774055480957" calcext:value-type="float">
            <text:p>9.19774055480957</text:p>
          </table:table-cell>
        </table:table-row>
        <table:table-row table:style-name="ro1">
          <table:table-cell office:value-type="float" office:value="2.01180958747864" calcext:value-type="float">
            <text:p>2.01180958747864</text:p>
          </table:table-cell>
          <table:table-cell office:value-type="float" office:value="9.22960090637207" calcext:value-type="float">
            <text:p>9.22960090637207</text:p>
          </table:table-cell>
        </table:table-row>
        <table:table-row table:style-name="ro1">
          <table:table-cell office:value-type="float" office:value="2.00883150100708" calcext:value-type="float">
            <text:p>2.00883150100708</text:p>
          </table:table-cell>
          <table:table-cell office:value-type="float" office:value="9.26146221160889" calcext:value-type="float">
            <text:p>9.26146221160889</text:p>
          </table:table-cell>
        </table:table-row>
        <table:table-row table:style-name="ro1">
          <table:table-cell office:value-type="float" office:value="2.00585317611694" calcext:value-type="float">
            <text:p>2.00585317611694</text:p>
          </table:table-cell>
          <table:table-cell office:value-type="float" office:value="9.2933235168457" calcext:value-type="float">
            <text:p>9.2933235168457</text:p>
          </table:table-cell>
        </table:table-row>
        <table:table-row table:style-name="ro1">
          <table:table-cell office:value-type="float" office:value="2.00287508964539" calcext:value-type="float">
            <text:p>2.00287508964539</text:p>
          </table:table-cell>
          <table:table-cell office:value-type="float" office:value="9.32518482208252" calcext:value-type="float">
            <text:p>9.32518482208252</text:p>
          </table:table-cell>
        </table:table-row>
        <table:table-row table:style-name="ro1">
          <table:table-cell office:value-type="float" office:value="1.99989688396454" calcext:value-type="float">
            <text:p>1.99989688396454</text:p>
          </table:table-cell>
          <table:table-cell office:value-type="float" office:value="9.35704517364502" calcext:value-type="float">
            <text:p>9.35704517364502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1.99691867828369" calcext:value-type="float">
            <text:p>1.99691867828369</text:p>
          </table:table-cell>
          <table:table-cell office:value-type="float" office:value="9.38890647888184" calcext:value-type="float">
            <text:p>9.38890647888184</text:p>
          </table:table-cell>
        </table:table-row>
        <table:table-row table:style-name="ro1">
          <table:table-cell office:value-type="float" office:value="2.02695655822754" calcext:value-type="float">
            <text:p>2.02695655822754</text:p>
          </table:table-cell>
          <table:table-cell office:value-type="float" office:value="9.37787437438965" calcext:value-type="float">
            <text:p>9.37787437438965</text:p>
          </table:table-cell>
        </table:table-row>
        <table:table-row table:style-name="ro1">
          <table:table-cell office:value-type="float" office:value="2.05699467658997" calcext:value-type="float">
            <text:p>2.05699467658997</text:p>
          </table:table-cell>
          <table:table-cell office:value-type="float" office:value="9.36684131622314" calcext:value-type="float">
            <text:p>9.36684131622314</text:p>
          </table:table-cell>
        </table:table-row>
        <table:table-row table:style-name="ro1">
          <table:table-cell office:value-type="float" office:value="2.08703255653381" calcext:value-type="float">
            <text:p>2.08703255653381</text:p>
          </table:table-cell>
          <table:table-cell office:value-type="float" office:value="9.35580825805664" calcext:value-type="float">
            <text:p>9.35580825805664</text:p>
          </table:table-cell>
        </table:table-row>
        <table:table-row table:style-name="ro1">
          <table:table-cell office:value-type="float" office:value="2.11707043647766" calcext:value-type="float">
            <text:p>2.11707043647766</text:p>
          </table:table-cell>
          <table:table-cell office:value-type="float" office:value="9.34477519989014" calcext:value-type="float">
            <text:p>9.34477519989014</text:p>
          </table:table-cell>
        </table:table-row>
        <table:table-row table:style-name="ro1">
          <table:table-cell office:value-type="float" office:value="2.14710831642151" calcext:value-type="float">
            <text:p>2.14710831642151</text:p>
          </table:table-cell>
          <table:table-cell office:value-type="float" office:value="9.33374214172363" calcext:value-type="float">
            <text:p>9.33374214172363</text:p>
          </table:table-cell>
        </table:table-row>
        <table:table-row table:style-name="ro1">
          <table:table-cell office:value-type="float" office:value="2.17714619636536" calcext:value-type="float">
            <text:p>2.17714619636536</text:p>
          </table:table-cell>
          <table:table-cell office:value-type="float" office:value="9.32271003723145" calcext:value-type="float">
            <text:p>9.32271003723145</text:p>
          </table:table-cell>
        </table:table-row>
        <table:table-row table:style-name="ro1">
          <table:table-cell office:value-type="float" office:value="2.2071840763092" calcext:value-type="float">
            <text:p>2.2071840763092</text:p>
          </table:table-cell>
          <table:table-cell office:value-type="float" office:value="9.31167697906494" calcext:value-type="float">
            <text:p>9.31167697906494</text:p>
          </table:table-cell>
        </table:table-row>
        <table:table-row table:style-name="ro1">
          <table:table-cell office:value-type="float" office:value="2.23722219467163" calcext:value-type="float">
            <text:p>2.23722219467163</text:p>
          </table:table-cell>
          <table:table-cell office:value-type="float" office:value="9.30064392089844" calcext:value-type="float">
            <text:p>9.30064392089844</text:p>
          </table:table-cell>
        </table:table-row>
        <table:table-row table:style-name="ro1">
          <table:table-cell office:value-type="float" office:value="2.26726007461548" calcext:value-type="float">
            <text:p>2.26726007461548</text:p>
          </table:table-cell>
          <table:table-cell office:value-type="float" office:value="9.28961086273193" calcext:value-type="float">
            <text:p>9.28961086273193</text:p>
          </table:table-cell>
        </table:table-row>
        <table:table-row table:style-name="ro1">
          <table:table-cell office:value-type="float" office:value="2.29729795455933" calcext:value-type="float">
            <text:p>2.29729795455933</text:p>
          </table:table-cell>
          <table:table-cell office:value-type="float" office:value="9.27857875823975" calcext:value-type="float">
            <text:p>9.27857875823975</text:p>
          </table:table-cell>
        </table:table-row>
        <table:table-row table:style-name="ro1">
          <table:table-cell office:value-type="float" office:value="2.32733583450317" calcext:value-type="float">
            <text:p>2.32733583450317</text:p>
          </table:table-cell>
          <table:table-cell office:value-type="float" office:value="9.26754570007324" calcext:value-type="float">
            <text:p>9.26754570007324</text:p>
          </table:table-cell>
        </table:table-row>
        <table:table-row table:style-name="ro1">
          <table:table-cell office:value-type="float" office:value="2.35737371444702" calcext:value-type="float">
            <text:p>2.35737371444702</text:p>
          </table:table-cell>
          <table:table-cell office:value-type="float" office:value="9.25651264190674" calcext:value-type="float">
            <text:p>9.25651264190674</text:p>
          </table:table-cell>
        </table:table-row>
        <table:table-row table:style-name="ro1">
          <table:table-cell office:value-type="float" office:value="2.38741159439087" calcext:value-type="float">
            <text:p>2.38741159439087</text:p>
          </table:table-cell>
          <table:table-cell office:value-type="float" office:value="9.24547958374023" calcext:value-type="float">
            <text:p>9.24547958374023</text:p>
          </table:table-cell>
        </table:table-row>
        <table:table-row table:style-name="ro1">
          <table:table-cell office:value-type="float" office:value="2.4174497127533" calcext:value-type="float">
            <text:p>2.4174497127533</text:p>
          </table:table-cell>
          <table:table-cell office:value-type="float" office:value="9.23444747924805" calcext:value-type="float">
            <text:p>9.23444747924805</text:p>
          </table:table-cell>
        </table:table-row>
        <table:table-row table:style-name="ro1">
          <table:table-cell office:value-type="float" office:value="2.44748759269714" calcext:value-type="float">
            <text:p>2.44748759269714</text:p>
          </table:table-cell>
          <table:table-cell office:value-type="float" office:value="9.22341442108154" calcext:value-type="float">
            <text:p>9.22341442108154</text:p>
          </table:table-cell>
        </table:table-row>
        <table:table-row table:style-name="ro1">
          <table:table-cell office:value-type="float" office:value="2.47752547264099" calcext:value-type="float">
            <text:p>2.47752547264099</text:p>
          </table:table-cell>
          <table:table-cell office:value-type="float" office:value="9.21238136291504" calcext:value-type="float">
            <text:p>9.21238136291504</text:p>
          </table:table-cell>
        </table:table-row>
        <table:table-row table:style-name="ro1">
          <table:table-cell office:value-type="float" office:value="2.50756335258484" calcext:value-type="float">
            <text:p>2.50756335258484</text:p>
          </table:table-cell>
          <table:table-cell office:value-type="float" office:value="9.20134830474854" calcext:value-type="float">
            <text:p>9.20134830474854</text:p>
          </table:table-cell>
        </table:table-row>
        <table:table-row table:style-name="ro1">
          <table:table-cell office:value-type="float" office:value="2.53760123252869" calcext:value-type="float">
            <text:p>2.53760123252869</text:p>
          </table:table-cell>
          <table:table-cell office:value-type="float" office:value="9.19031620025635" calcext:value-type="float">
            <text:p>9.19031620025635</text:p>
          </table:table-cell>
        </table:table-row>
        <table:table-row table:style-name="ro1">
          <table:table-cell office:value-type="float" office:value="2.56763911247253" calcext:value-type="float">
            <text:p>2.56763911247253</text:p>
          </table:table-cell>
          <table:table-cell office:value-type="float" office:value="9.17928314208984" calcext:value-type="float">
            <text:p>9.17928314208984</text:p>
          </table:table-cell>
        </table:table-row>
        <table:table-row table:style-name="ro1">
          <table:table-cell office:value-type="float" office:value="2.59767723083496" calcext:value-type="float">
            <text:p>2.59767723083496</text:p>
          </table:table-cell>
          <table:table-cell office:value-type="float" office:value="9.16825008392334" calcext:value-type="float">
            <text:p>9.16825008392334</text:p>
          </table:table-cell>
        </table:table-row>
        <table:table-row table:style-name="ro1">
          <table:table-cell office:value-type="float" office:value="2.62771511077881" calcext:value-type="float">
            <text:p>2.62771511077881</text:p>
          </table:table-cell>
          <table:table-cell office:value-type="float" office:value="9.15721702575684" calcext:value-type="float">
            <text:p>9.15721702575684</text:p>
          </table:table-cell>
        </table:table-row>
        <table:table-row table:style-name="ro1">
          <table:table-cell office:value-type="float" office:value="2.65775299072266" calcext:value-type="float">
            <text:p>2.65775299072266</text:p>
          </table:table-cell>
          <table:table-cell office:value-type="float" office:value="9.14618492126465" calcext:value-type="float">
            <text:p>9.14618492126465</text:p>
          </table:table-cell>
        </table:table-row>
        <table:table-row table:style-name="ro1">
          <table:table-cell office:value-type="float" office:value="2.6877908706665" calcext:value-type="float">
            <text:p>2.6877908706665</text:p>
          </table:table-cell>
          <table:table-cell office:value-type="float" office:value="9.13515186309814" calcext:value-type="float">
            <text:p>9.13515186309814</text:p>
          </table:table-cell>
        </table:table-row>
        <table:table-row table:style-name="ro1">
          <table:table-cell office:value-type="float" office:value="2.71782875061035" calcext:value-type="float">
            <text:p>2.71782875061035</text:p>
          </table:table-cell>
          <table:table-cell office:value-type="float" office:value="9.12411880493164" calcext:value-type="float">
            <text:p>9.12411880493164</text:p>
          </table:table-cell>
        </table:table-row>
        <table:table-row table:style-name="ro1">
          <table:table-cell office:value-type="float" office:value="2.7478666305542" calcext:value-type="float">
            <text:p>2.7478666305542</text:p>
          </table:table-cell>
          <table:table-cell office:value-type="float" office:value="9.11308574676514" calcext:value-type="float">
            <text:p>9.11308574676514</text:p>
          </table:table-cell>
        </table:table-row>
        <table:table-row table:style-name="ro1">
          <table:table-cell office:value-type="float" office:value="2.77790474891663" calcext:value-type="float">
            <text:p>2.77790474891663</text:p>
          </table:table-cell>
          <table:table-cell office:value-type="float" office:value="9.10205268859863" calcext:value-type="float">
            <text:p>9.10205268859863</text:p>
          </table:table-cell>
        </table:table-row>
        <table:table-row table:style-name="ro1">
          <table:table-cell office:value-type="float" office:value="2.80794262886047" calcext:value-type="float">
            <text:p>2.80794262886047</text:p>
          </table:table-cell>
          <table:table-cell office:value-type="float" office:value="9.09102058410645" calcext:value-type="float">
            <text:p>9.09102058410645</text:p>
          </table:table-cell>
        </table:table-row>
        <table:table-row table:style-name="ro1">
          <table:table-cell office:value-type="float" office:value="2.83798050880432" calcext:value-type="float">
            <text:p>2.83798050880432</text:p>
          </table:table-cell>
          <table:table-cell office:value-type="float" office:value="9.07998752593994" calcext:value-type="float">
            <text:p>9.07998752593994</text:p>
          </table:table-cell>
        </table:table-row>
        <table:table-row table:style-name="ro1">
          <table:table-cell office:value-type="float" office:value="2.86801838874817" calcext:value-type="float">
            <text:p>2.86801838874817</text:p>
          </table:table-cell>
          <table:table-cell office:value-type="float" office:value="9.06895446777344" calcext:value-type="float">
            <text:p>9.06895446777344</text:p>
          </table:table-cell>
        </table:table-row>
        <table:table-row table:style-name="ro1">
          <table:table-cell office:value-type="float" office:value="2.89805626869202" calcext:value-type="float">
            <text:p>2.89805626869202</text:p>
          </table:table-cell>
          <table:table-cell office:value-type="float" office:value="9.05792140960693" calcext:value-type="float">
            <text:p>9.05792140960693</text:p>
          </table:table-cell>
        </table:table-row>
        <table:table-row table:style-name="ro1">
          <table:table-cell office:value-type="float" office:value="2.92809414863586" calcext:value-type="float">
            <text:p>2.92809414863586</text:p>
          </table:table-cell>
          <table:table-cell office:value-type="float" office:value="9.04688930511475" calcext:value-type="float">
            <text:p>9.04688930511475</text:p>
          </table:table-cell>
        </table:table-row>
        <table:table-row table:style-name="ro1">
          <table:table-cell office:value-type="float" office:value="2.95813226699829" calcext:value-type="float">
            <text:p>2.95813226699829</text:p>
          </table:table-cell>
          <table:table-cell office:value-type="float" office:value="9.03585624694824" calcext:value-type="float">
            <text:p>9.03585624694824</text:p>
          </table:table-cell>
        </table:table-row>
        <table:table-row table:style-name="ro1">
          <table:table-cell office:value-type="float" office:value="2.98817014694214" calcext:value-type="float">
            <text:p>2.98817014694214</text:p>
          </table:table-cell>
          <table:table-cell office:value-type="float" office:value="9.02482318878174" calcext:value-type="float">
            <text:p>9.02482318878174</text:p>
          </table:table-cell>
        </table:table-row>
        <table:table-row table:style-name="ro1">
          <table:table-cell office:value-type="float" office:value="3.01820802688599" calcext:value-type="float">
            <text:p>3.01820802688599</text:p>
          </table:table-cell>
          <table:table-cell office:value-type="float" office:value="9.01379013061523" calcext:value-type="float">
            <text:p>9.01379013061523</text:p>
          </table:table-cell>
        </table:table-row>
        <table:table-row table:style-name="ro1">
          <table:table-cell office:value-type="float" office:value="3.04824590682983" calcext:value-type="float">
            <text:p>3.04824590682983</text:p>
          </table:table-cell>
          <table:table-cell office:value-type="float" office:value="9.00275802612305" calcext:value-type="float">
            <text:p>9.00275802612305</text:p>
          </table:table-cell>
        </table:table-row>
        <table:table-row table:style-name="ro1">
          <table:table-cell office:value-type="float" office:value="3.07828378677368" calcext:value-type="float">
            <text:p>3.07828378677368</text:p>
          </table:table-cell>
          <table:table-cell office:value-type="float" office:value="8.99172496795654" calcext:value-type="float">
            <text:p>8.99172496795654</text:p>
          </table:table-cell>
        </table:table-row>
        <table:table-row table:style-name="ro1">
          <table:table-cell office:value-type="float" office:value="3.10832166671753" calcext:value-type="float">
            <text:p>3.10832166671753</text:p>
          </table:table-cell>
          <table:table-cell office:value-type="float" office:value="8.98069190979004" calcext:value-type="float">
            <text:p>8.98069190979004</text:p>
          </table:table-cell>
        </table:table-row>
        <table:table-row table:style-name="ro1">
          <table:table-cell office:value-type="float" office:value="3.13835978507996" calcext:value-type="float">
            <text:p>3.13835978507996</text:p>
          </table:table-cell>
          <table:table-cell office:value-type="float" office:value="8.96965885162354" calcext:value-type="float">
            <text:p>8.96965885162354</text:p>
          </table:table-cell>
        </table:table-row>
        <table:table-row table:style-name="ro1">
          <table:table-cell office:value-type="float" office:value="3.1683976650238" calcext:value-type="float">
            <text:p>3.1683976650238</text:p>
          </table:table-cell>
          <table:table-cell office:value-type="float" office:value="8.95862674713135" calcext:value-type="float">
            <text:p>8.95862674713135</text:p>
          </table:table-cell>
        </table:table-row>
        <table:table-row table:style-name="ro1">
          <table:table-cell office:value-type="float" office:value="3.19843554496765" calcext:value-type="float">
            <text:p>3.19843554496765</text:p>
          </table:table-cell>
          <table:table-cell office:value-type="float" office:value="8.94759368896484" calcext:value-type="float">
            <text:p>8.94759368896484</text:p>
          </table:table-cell>
        </table:table-row>
        <table:table-row table:style-name="ro1">
          <table:table-cell office:value-type="float" office:value="3.2284734249115" calcext:value-type="float">
            <text:p>3.2284734249115</text:p>
          </table:table-cell>
          <table:table-cell office:value-type="float" office:value="8.93656063079834" calcext:value-type="float">
            <text:p>8.93656063079834</text:p>
          </table:table-cell>
        </table:table-row>
        <table:table-row table:style-name="ro1">
          <table:table-cell office:value-type="float" office:value="3.25851130485535" calcext:value-type="float">
            <text:p>3.25851130485535</text:p>
          </table:table-cell>
          <table:table-cell office:value-type="float" office:value="8.92552757263184" calcext:value-type="float">
            <text:p>8.92552757263184</text:p>
          </table:table-cell>
        </table:table-row>
        <table:table-row table:style-name="ro1">
          <table:table-cell office:value-type="float" office:value="3.28854918479919" calcext:value-type="float">
            <text:p>3.28854918479919</text:p>
          </table:table-cell>
          <table:table-cell office:value-type="float" office:value="8.91449546813965" calcext:value-type="float">
            <text:p>8.91449546813965</text:p>
          </table:table-cell>
        </table:table-row>
        <table:table-row table:style-name="ro1">
          <table:table-cell office:value-type="float" office:value="3.31858730316162" calcext:value-type="float">
            <text:p>3.31858730316162</text:p>
          </table:table-cell>
          <table:table-cell office:value-type="float" office:value="8.90346240997314" calcext:value-type="float">
            <text:p>8.90346240997314</text:p>
          </table:table-cell>
        </table:table-row>
        <table:table-row table:style-name="ro1">
          <table:table-cell office:value-type="float" office:value="3.34862518310547" calcext:value-type="float">
            <text:p>3.34862518310547</text:p>
          </table:table-cell>
          <table:table-cell office:value-type="float" office:value="8.89242935180664" calcext:value-type="float">
            <text:p>8.89242935180664</text:p>
          </table:table-cell>
        </table:table-row>
        <table:table-row table:style-name="ro1">
          <table:table-cell office:value-type="float" office:value="3.37866306304932" calcext:value-type="float">
            <text:p>3.37866306304932</text:p>
          </table:table-cell>
          <table:table-cell office:value-type="float" office:value="8.88139629364014" calcext:value-type="float">
            <text:p>8.88139629364014</text:p>
          </table:table-cell>
        </table:table-row>
        <table:table-row table:style-name="ro1">
          <table:table-cell office:value-type="float" office:value="3.40870094299316" calcext:value-type="float">
            <text:p>3.40870094299316</text:p>
          </table:table-cell>
          <table:table-cell office:value-type="float" office:value="8.87036323547363" calcext:value-type="float">
            <text:p>8.87036323547363</text:p>
          </table:table-cell>
        </table:table-row>
        <table:table-row table:style-name="ro1">
          <table:table-cell office:value-type="float" office:value="3.43873882293701" calcext:value-type="float">
            <text:p>3.43873882293701</text:p>
          </table:table-cell>
          <table:table-cell office:value-type="float" office:value="8.85933113098145" calcext:value-type="float">
            <text:p>8.85933113098145</text:p>
          </table:table-cell>
        </table:table-row>
        <table:table-row table:style-name="ro1">
          <table:table-cell office:value-type="float" office:value="3.46877670288086" calcext:value-type="float">
            <text:p>3.46877670288086</text:p>
          </table:table-cell>
          <table:table-cell office:value-type="float" office:value="8.84829807281494" calcext:value-type="float">
            <text:p>8.84829807281494</text:p>
          </table:table-cell>
        </table:table-row>
        <table:table-row table:style-name="ro1">
          <table:table-cell office:value-type="float" office:value="3.49881482124329" calcext:value-type="float">
            <text:p>3.49881482124329</text:p>
          </table:table-cell>
          <table:table-cell office:value-type="float" office:value="8.83726501464844" calcext:value-type="float">
            <text:p>8.83726501464844</text:p>
          </table:table-cell>
        </table:table-row>
        <table:table-row table:style-name="ro1">
          <table:table-cell office:value-type="float" office:value="3.52885270118713" calcext:value-type="float">
            <text:p>3.52885270118713</text:p>
          </table:table-cell>
          <table:table-cell office:value-type="float" office:value="8.82623195648193" calcext:value-type="float">
            <text:p>8.82623195648193</text:p>
          </table:table-cell>
        </table:table-row>
        <table:table-row table:style-name="ro1">
          <table:table-cell office:value-type="float" office:value="3.55889058113098" calcext:value-type="float">
            <text:p>3.55889058113098</text:p>
          </table:table-cell>
          <table:table-cell office:value-type="float" office:value="8.81519985198975" calcext:value-type="float">
            <text:p>8.81519985198975</text:p>
          </table:table-cell>
        </table:table-row>
        <table:table-row table:style-name="ro1">
          <table:table-cell office:value-type="float" office:value="3.58892846107483" calcext:value-type="float">
            <text:p>3.58892846107483</text:p>
          </table:table-cell>
          <table:table-cell office:value-type="float" office:value="8.80416679382324" calcext:value-type="float">
            <text:p>8.80416679382324</text:p>
          </table:table-cell>
        </table:table-row>
        <table:table-row table:style-name="ro1">
          <table:table-cell office:value-type="float" office:value="3.61896634101868" calcext:value-type="float">
            <text:p>3.61896634101868</text:p>
          </table:table-cell>
          <table:table-cell office:value-type="float" office:value="8.79313373565674" calcext:value-type="float">
            <text:p>8.79313373565674</text:p>
          </table:table-cell>
        </table:table-row>
        <table:table-row table:style-name="ro1">
          <table:table-cell office:value-type="float" office:value="3.64900422096252" calcext:value-type="float">
            <text:p>3.64900422096252</text:p>
          </table:table-cell>
          <table:table-cell office:value-type="float" office:value="8.78210067749023" calcext:value-type="float">
            <text:p>8.78210067749023</text:p>
          </table:table-cell>
        </table:table-row>
        <table:table-row table:style-name="ro1">
          <table:table-cell office:value-type="float" office:value="3.67904233932495" calcext:value-type="float">
            <text:p>3.67904233932495</text:p>
          </table:table-cell>
          <table:table-cell office:value-type="float" office:value="8.77106857299805" calcext:value-type="float">
            <text:p>8.77106857299805</text:p>
          </table:table-cell>
        </table:table-row>
        <table:table-row table:style-name="ro1">
          <table:table-cell office:value-type="float" office:value="3.7090802192688" calcext:value-type="float">
            <text:p>3.7090802192688</text:p>
          </table:table-cell>
          <table:table-cell office:value-type="float" office:value="8.76003551483154" calcext:value-type="float">
            <text:p>8.76003551483154</text:p>
          </table:table-cell>
        </table:table-row>
        <table:table-row table:style-name="ro1">
          <table:table-cell office:value-type="float" office:value="3.73911809921265" calcext:value-type="float">
            <text:p>3.73911809921265</text:p>
          </table:table-cell>
          <table:table-cell office:value-type="float" office:value="8.74900245666504" calcext:value-type="float">
            <text:p>8.74900245666504</text:p>
          </table:table-cell>
        </table:table-row>
        <table:table-row table:style-name="ro1">
          <table:table-cell office:value-type="float" office:value="3.76915597915649" calcext:value-type="float">
            <text:p>3.76915597915649</text:p>
          </table:table-cell>
          <table:table-cell office:value-type="float" office:value="8.73796939849854" calcext:value-type="float">
            <text:p>8.73796939849854</text:p>
          </table:table-cell>
        </table:table-row>
        <table:table-row table:style-name="ro1">
          <table:table-cell office:value-type="float" office:value="3.79919385910034" calcext:value-type="float">
            <text:p>3.79919385910034</text:p>
          </table:table-cell>
          <table:table-cell office:value-type="float" office:value="8.72693729400635" calcext:value-type="float">
            <text:p>8.72693729400635</text:p>
          </table:table-cell>
        </table:table-row>
        <table:table-row table:style-name="ro1">
          <table:table-cell office:value-type="float" office:value="3.82923173904419" calcext:value-type="float">
            <text:p>3.82923173904419</text:p>
          </table:table-cell>
          <table:table-cell office:value-type="float" office:value="8.71590423583984" calcext:value-type="float">
            <text:p>8.71590423583984</text:p>
          </table:table-cell>
        </table:table-row>
        <table:table-row table:style-name="ro1">
          <table:table-cell office:value-type="float" office:value="3.85926985740662" calcext:value-type="float">
            <text:p>3.85926985740662</text:p>
          </table:table-cell>
          <table:table-cell office:value-type="float" office:value="8.70487117767334" calcext:value-type="float">
            <text:p>8.7048711776733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  <table:table-row table:style-name="ro1">
          <table:table-cell office:value-type="float" office:value="3.88930773735046" calcext:value-type="float">
            <text:p>3.88930773735046</text:p>
          </table:table-cell>
          <table:table-cell office:value-type="float" office:value="8.69383811950684" calcext:value-type="float">
            <text:p>8.69383811950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23:55:22.854174086</dc:date>
    <meta:editing-duration>PT7M52S</meta:editing-duration>
    <meta:editing-cycles>1</meta:editing-cycles>
    <meta:document-statistic meta:table-count="1" meta:cell-count="453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pose_data.A1:pose_data.B2265" svg:x="0.32cm" svg:y="0.18cm" svg:width="12.508cm" svg:height="8.64cm">
          <chartooo:coordinate-region svg:x="0.756cm" svg:y="0.379cm" svg:width="11.7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e_data.B1:pose_data.B2265" chart:class="chart:scatter">
            <chart:domain table:cell-range-address="pose_data.A1:pose_data.A2265"/>
            <chart:data-point chart:repeated="22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4444456100464">
                <text:p>5.54444456100464</text:p>
                <draw:g>
                  <svg:desc>pose_data.A1:pose_data.A2265</svg:desc>
                </draw:g>
              </table:table-cell>
              <table:table-cell office:value-type="float" office:value="5.54444456100464">
                <text:p>5.54444456100464</text:p>
                <draw:g>
                  <svg:desc>pose_data.B1:pose_data.B2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54444456100464">
                <text:p>5.5444445610046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7644462585449">
                <text:p>5.5764446258544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60844469070435">
                <text:p>5.6084446907043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404447555542">
                <text:p>5.640444755554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67244434356689">
                <text:p>5.6724443435668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0444440841675">
                <text:p>5.7044444084167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364444732666">
                <text:p>5.736444473266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6844453811646">
                <text:p>5.7684445381164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80044460296631">
                <text:p>5.8004446029663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3244466781616">
                <text:p>5.8324446678161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6444473266602">
                <text:p>5.8644447326660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89644479751587">
                <text:p>5.8964447975158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92844438552856">
                <text:p>5.9284443855285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6044445037842">
                <text:p>5.9604444503784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99244451522827">
                <text:p>5.9924445152282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02444458007813">
                <text:p>6.0244445800781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05644464492798">
                <text:p>6.0564446449279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08844470977783">
                <text:p>6.0884447097778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2044477462769">
                <text:p>6.1204447746276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5244436264038">
                <text:p>6.1524443626403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18444442749023">
                <text:p>6.1844444274902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1644449234009">
                <text:p>6.2164444923400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24844455718994">
                <text:p>6.2484445571899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2804446220398">
                <text:p>6.280444622039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31244468688965">
                <text:p>6.3124446868896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3444447517395">
                <text:p>6.344444751739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3764443397522">
                <text:p>6.376444339752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0844440460205">
                <text:p>6.4084444046020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4404444694519">
                <text:p>6.440444469451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47244453430176">
                <text:p>6.4724445343017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50444459915161">
                <text:p>6.5044445991516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3644466400147">
                <text:p>6.5364446640014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56844472885132">
                <text:p>6.5684447288513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60044479370117">
                <text:p>6.6004447937011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63244438171387">
                <text:p>6.6324443817138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66444444656372">
                <text:p>6.6644444465637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9644451141357">
                <text:p>6.6964445114135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72844457626343">
                <text:p>6.7284445762634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76044464111328">
                <text:p>6.7604446411132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79244470596314">
                <text:p>6.7924447059631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82444477081299">
                <text:p>6.824444770812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85644435882568">
                <text:p>6.8564443588256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88844442367554">
                <text:p>6.8884444236755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2044448852539">
                <text:p>6.9204444885253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5244455337524">
                <text:p>6.9524445533752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844446182251">
                <text:p>6.984444618225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01644468307495">
                <text:p>7.0164446830749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04844474792481">
                <text:p>7.0484447479248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0804443359375">
                <text:p>7.080444335937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1244440078735">
                <text:p>7.11244440078735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4444446563721">
                <text:p>7.1444444656372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7644453048706">
                <text:p>7.17644453048706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0844459533691">
                <text:p>7.20844459533691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24044466018677">
                <text:p>7.2404446601867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7244472503662">
                <text:p>7.2724447250366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0444478988647">
                <text:p>7.3044447898864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33644437789917">
                <text:p>7.33644437789917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36844444274902">
                <text:p>7.36844444274902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40044450759888">
                <text:p>7.4004445075988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3244457244873">
                <text:p>7.43244457244873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46444463729858">
                <text:p>7.46444463729858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49644470214844">
                <text:p>7.49644470214844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2844476699829">
                <text:p>7.5284447669982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56044435501099">
                <text:p>7.56044435501099</text:p>
              </table:table-cell>
              <table:table-cell office:value-type="float" office:value="5.54444456100464">
                <text:p>5.544444561004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56360101699829">
                <text:p>7.56360101699829</text:p>
              </table:table-cell>
              <table:table-cell office:value-type="float" office:value="5.57628870010376">
                <text:p>5.576288700103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56675720214844">
                <text:p>7.56675720214844</text:p>
              </table:table-cell>
              <table:table-cell office:value-type="float" office:value="5.60813236236572">
                <text:p>5.608132362365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56991386413574">
                <text:p>7.56991386413574</text:p>
              </table:table-cell>
              <table:table-cell office:value-type="float" office:value="5.63997650146484">
                <text:p>5.639976501464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57307004928589">
                <text:p>7.57307004928589</text:p>
              </table:table-cell>
              <table:table-cell office:value-type="float" office:value="5.67182016372681">
                <text:p>5.671820163726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57622623443604">
                <text:p>7.57622623443604</text:p>
              </table:table-cell>
              <table:table-cell office:value-type="float" office:value="5.70366430282593">
                <text:p>5.70366430282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57938289642334">
                <text:p>7.57938289642334</text:p>
              </table:table-cell>
              <table:table-cell office:value-type="float" office:value="5.73550844192505">
                <text:p>5.73550844192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58253908157349">
                <text:p>7.58253908157349</text:p>
              </table:table-cell>
              <table:table-cell office:value-type="float" office:value="5.76735210418701">
                <text:p>5.767352104187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58569526672363">
                <text:p>7.58569526672363</text:p>
              </table:table-cell>
              <table:table-cell office:value-type="float" office:value="5.79919624328613">
                <text:p>5.799196243286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58885192871094">
                <text:p>7.58885192871094</text:p>
              </table:table-cell>
              <table:table-cell office:value-type="float" office:value="5.8310399055481">
                <text:p>5.83103990554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59200811386108">
                <text:p>7.59200811386108</text:p>
              </table:table-cell>
              <table:table-cell office:value-type="float" office:value="5.86288404464722">
                <text:p>5.862884044647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59516477584839">
                <text:p>7.59516477584839</text:p>
              </table:table-cell>
              <table:table-cell office:value-type="float" office:value="5.89472818374634">
                <text:p>5.894728183746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59832096099854">
                <text:p>7.59832096099854</text:p>
              </table:table-cell>
              <table:table-cell office:value-type="float" office:value="5.9265718460083">
                <text:p>5.9265718460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60147714614868">
                <text:p>7.60147714614868</text:p>
              </table:table-cell>
              <table:table-cell office:value-type="float" office:value="5.95841598510742">
                <text:p>5.958415985107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0463380813599">
                <text:p>7.60463380813599</text:p>
              </table:table-cell>
              <table:table-cell office:value-type="float" office:value="5.99026012420654">
                <text:p>5.990260124206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60778999328613">
                <text:p>7.60778999328613</text:p>
              </table:table-cell>
              <table:table-cell office:value-type="float" office:value="6.02210378646851">
                <text:p>6.022103786468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61094617843628">
                <text:p>7.61094617843628</text:p>
              </table:table-cell>
              <table:table-cell office:value-type="float" office:value="6.05394792556763">
                <text:p>6.053947925567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61410284042358">
                <text:p>7.61410284042358</text:p>
              </table:table-cell>
              <table:table-cell office:value-type="float" office:value="6.08579158782959">
                <text:p>6.085791587829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1725902557373">
                <text:p>7.61725902557373</text:p>
              </table:table-cell>
              <table:table-cell office:value-type="float" office:value="6.11763572692871">
                <text:p>6.11763572692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62041568756104">
                <text:p>7.62041568756104</text:p>
              </table:table-cell>
              <table:table-cell office:value-type="float" office:value="6.14947986602783">
                <text:p>6.149479866027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62357187271118">
                <text:p>7.62357187271118</text:p>
              </table:table-cell>
              <table:table-cell office:value-type="float" office:value="6.1813235282898">
                <text:p>6.18132352828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2672805786133">
                <text:p>7.62672805786133</text:p>
              </table:table-cell>
              <table:table-cell office:value-type="float" office:value="6.21316766738892">
                <text:p>6.213167667388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62988471984863">
                <text:p>7.62988471984863</text:p>
              </table:table-cell>
              <table:table-cell office:value-type="float" office:value="6.24501132965088">
                <text:p>6.245011329650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63304090499878">
                <text:p>7.63304090499878</text:p>
              </table:table-cell>
              <table:table-cell office:value-type="float" office:value="6.27685546875">
                <text:p>6.276855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3619709014893">
                <text:p>7.63619709014893</text:p>
              </table:table-cell>
              <table:table-cell office:value-type="float" office:value="6.30869960784912">
                <text:p>6.308699607849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63935375213623">
                <text:p>7.63935375213623</text:p>
              </table:table-cell>
              <table:table-cell office:value-type="float" office:value="6.34054327011108">
                <text:p>6.340543270111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64250993728638">
                <text:p>7.64250993728638</text:p>
              </table:table-cell>
              <table:table-cell office:value-type="float" office:value="6.37238740921021">
                <text:p>6.372387409210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64566659927368">
                <text:p>7.64566659927368</text:p>
              </table:table-cell>
              <table:table-cell office:value-type="float" office:value="6.40423107147217">
                <text:p>6.404231071472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64882278442383">
                <text:p>7.64882278442383</text:p>
              </table:table-cell>
              <table:table-cell office:value-type="float" office:value="6.43607521057129">
                <text:p>6.436075210571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65197896957397">
                <text:p>7.65197896957397</text:p>
              </table:table-cell>
              <table:table-cell office:value-type="float" office:value="6.46791934967041">
                <text:p>6.467919349670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65513563156128">
                <text:p>7.65513563156128</text:p>
              </table:table-cell>
              <table:table-cell office:value-type="float" office:value="6.49976301193237">
                <text:p>6.499763011932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65829181671143">
                <text:p>7.65829181671143</text:p>
              </table:table-cell>
              <table:table-cell office:value-type="float" office:value="6.53160715103149">
                <text:p>6.531607151031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66144800186157">
                <text:p>7.66144800186157</text:p>
              </table:table-cell>
              <table:table-cell office:value-type="float" office:value="6.56345129013062">
                <text:p>6.563451290130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66460466384888">
                <text:p>7.66460466384888</text:p>
              </table:table-cell>
              <table:table-cell office:value-type="float" office:value="6.59529495239258">
                <text:p>6.59529495239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66776084899902">
                <text:p>7.66776084899902</text:p>
              </table:table-cell>
              <table:table-cell office:value-type="float" office:value="6.6271390914917">
                <text:p>6.62713909149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67091751098633">
                <text:p>7.67091751098633</text:p>
              </table:table-cell>
              <table:table-cell office:value-type="float" office:value="6.65898275375366">
                <text:p>6.658982753753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67407369613647">
                <text:p>7.67407369613647</text:p>
              </table:table-cell>
              <table:table-cell office:value-type="float" office:value="6.69082689285278">
                <text:p>6.690826892852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67722988128662">
                <text:p>7.67722988128662</text:p>
              </table:table-cell>
              <table:table-cell office:value-type="float" office:value="6.7226710319519">
                <text:p>6.7226710319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68038654327393">
                <text:p>7.68038654327393</text:p>
              </table:table-cell>
              <table:table-cell office:value-type="float" office:value="6.75451469421387">
                <text:p>6.754514694213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68354272842407">
                <text:p>7.68354272842407</text:p>
              </table:table-cell>
              <table:table-cell office:value-type="float" office:value="6.78635883331299">
                <text:p>6.786358833312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68669891357422">
                <text:p>7.68669891357422</text:p>
              </table:table-cell>
              <table:table-cell office:value-type="float" office:value="6.81820249557495">
                <text:p>6.818202495574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68985557556152">
                <text:p>7.68985557556152</text:p>
              </table:table-cell>
              <table:table-cell office:value-type="float" office:value="6.85004663467407">
                <text:p>6.850046634674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69301176071167">
                <text:p>7.69301176071167</text:p>
              </table:table-cell>
              <table:table-cell office:value-type="float" office:value="6.88189077377319">
                <text:p>6.881890773773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69616842269897">
                <text:p>7.69616842269897</text:p>
              </table:table-cell>
              <table:table-cell office:value-type="float" office:value="6.91373443603516">
                <text:p>6.913734436035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69932460784912">
                <text:p>7.69932460784912</text:p>
              </table:table-cell>
              <table:table-cell office:value-type="float" office:value="6.94557857513428">
                <text:p>6.945578575134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70248079299927">
                <text:p>7.70248079299927</text:p>
              </table:table-cell>
              <table:table-cell office:value-type="float" office:value="6.97742223739624">
                <text:p>6.977422237396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70563745498657">
                <text:p>7.70563745498657</text:p>
              </table:table-cell>
              <table:table-cell office:value-type="float" office:value="7.00926637649536">
                <text:p>7.00926637649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70879364013672">
                <text:p>7.70879364013672</text:p>
              </table:table-cell>
              <table:table-cell office:value-type="float" office:value="7.04111051559448">
                <text:p>7.041110515594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1194982528687">
                <text:p>7.71194982528687</text:p>
              </table:table-cell>
              <table:table-cell office:value-type="float" office:value="7.07295417785645">
                <text:p>7.072954177856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71510648727417">
                <text:p>7.71510648727417</text:p>
              </table:table-cell>
              <table:table-cell office:value-type="float" office:value="7.10479831695557">
                <text:p>7.104798316955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71826267242432">
                <text:p>7.71826267242432</text:p>
              </table:table-cell>
              <table:table-cell office:value-type="float" office:value="7.13664245605469">
                <text:p>7.136642456054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72141933441162">
                <text:p>7.72141933441162</text:p>
              </table:table-cell>
              <table:table-cell office:value-type="float" office:value="7.16848611831665">
                <text:p>7.168486118316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2457551956177">
                <text:p>7.72457551956177</text:p>
              </table:table-cell>
              <table:table-cell office:value-type="float" office:value="7.20033025741577">
                <text:p>7.200330257415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72773170471191">
                <text:p>7.72773170471191</text:p>
              </table:table-cell>
              <table:table-cell office:value-type="float" office:value="7.23217391967773">
                <text:p>7.23217391967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73088836669922">
                <text:p>7.73088836669922</text:p>
              </table:table-cell>
              <table:table-cell office:value-type="float" office:value="7.26401805877686">
                <text:p>7.264018058776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73404455184937">
                <text:p>7.73404455184937</text:p>
              </table:table-cell>
              <table:table-cell office:value-type="float" office:value="7.29586219787598">
                <text:p>7.295862197875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73720121383667">
                <text:p>7.73720121383667</text:p>
              </table:table-cell>
              <table:table-cell office:value-type="float" office:value="7.32770586013794">
                <text:p>7.327705860137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74035739898682">
                <text:p>7.74035739898682</text:p>
              </table:table-cell>
              <table:table-cell office:value-type="float" office:value="7.35954999923706">
                <text:p>7.359549999237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74351358413696">
                <text:p>7.74351358413696</text:p>
              </table:table-cell>
              <table:table-cell office:value-type="float" office:value="7.39139366149902">
                <text:p>7.391393661499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4667024612427">
                <text:p>7.74667024612427</text:p>
              </table:table-cell>
              <table:table-cell office:value-type="float" office:value="7.42323780059814">
                <text:p>7.423237800598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74982643127441">
                <text:p>7.74982643127441</text:p>
              </table:table-cell>
              <table:table-cell office:value-type="float" office:value="7.45508193969727">
                <text:p>7.455081939697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75298261642456">
                <text:p>7.75298261642456</text:p>
              </table:table-cell>
              <table:table-cell office:value-type="float" office:value="7.48692560195923">
                <text:p>7.486925601959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75613927841187">
                <text:p>7.75613927841187</text:p>
              </table:table-cell>
              <table:table-cell office:value-type="float" office:value="7.51876974105835">
                <text:p>7.51876974105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75929546356201">
                <text:p>7.75929546356201</text:p>
              </table:table-cell>
              <table:table-cell office:value-type="float" office:value="7.55061340332031">
                <text:p>7.550613403320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76245212554932">
                <text:p>7.76245212554932</text:p>
              </table:table-cell>
              <table:table-cell office:value-type="float" office:value="7.58245754241943">
                <text:p>7.582457542419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76560831069946">
                <text:p>7.76560831069946</text:p>
              </table:table-cell>
              <table:table-cell office:value-type="float" office:value="7.61430168151856">
                <text:p>7.614301681518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76876449584961">
                <text:p>7.76876449584961</text:p>
              </table:table-cell>
              <table:table-cell office:value-type="float" office:value="7.64614534378052">
                <text:p>7.646145343780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77192115783691">
                <text:p>7.77192115783691</text:p>
              </table:table-cell>
              <table:table-cell office:value-type="float" office:value="7.67798948287964">
                <text:p>7.677989482879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77507734298706">
                <text:p>7.77507734298706</text:p>
              </table:table-cell>
              <table:table-cell office:value-type="float" office:value="7.70983362197876">
                <text:p>7.709833621978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77823352813721">
                <text:p>7.77823352813721</text:p>
              </table:table-cell>
              <table:table-cell office:value-type="float" office:value="7.74167728424072">
                <text:p>7.741677284240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78139019012451">
                <text:p>7.78139019012451</text:p>
              </table:table-cell>
              <table:table-cell office:value-type="float" office:value="7.77352142333984">
                <text:p>7.773521423339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78454637527466">
                <text:p>7.78454637527466</text:p>
              </table:table-cell>
              <table:table-cell office:value-type="float" office:value="7.80536508560181">
                <text:p>7.805365085601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78770303726196">
                <text:p>7.78770303726196</text:p>
              </table:table-cell>
              <table:table-cell office:value-type="float" office:value="7.83720922470093">
                <text:p>7.837209224700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79085922241211">
                <text:p>7.79085922241211</text:p>
              </table:table-cell>
              <table:table-cell office:value-type="float" office:value="7.86905336380005">
                <text:p>7.869053363800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79401540756226">
                <text:p>7.79401540756226</text:p>
              </table:table-cell>
              <table:table-cell office:value-type="float" office:value="7.90089702606201">
                <text:p>7.900897026062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79717206954956">
                <text:p>7.79717206954956</text:p>
              </table:table-cell>
              <table:table-cell office:value-type="float" office:value="7.93274116516113">
                <text:p>7.932741165161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80032825469971">
                <text:p>7.80032825469971</text:p>
              </table:table-cell>
              <table:table-cell office:value-type="float" office:value="7.9645848274231">
                <text:p>7.96458482742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80348443984985">
                <text:p>7.80348443984985</text:p>
              </table:table-cell>
              <table:table-cell office:value-type="float" office:value="7.99642896652222">
                <text:p>7.996428966522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80664110183716">
                <text:p>7.80664110183716</text:p>
              </table:table-cell>
              <table:table-cell office:value-type="float" office:value="8.02827262878418">
                <text:p>8.028272628784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80979728698731">
                <text:p>7.80979728698731</text:p>
              </table:table-cell>
              <table:table-cell office:value-type="float" office:value="8.0601167678833">
                <text:p>8.06011676788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81295394897461">
                <text:p>7.81295394897461</text:p>
              </table:table-cell>
              <table:table-cell office:value-type="float" office:value="8.09196090698242">
                <text:p>8.091960906982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81611013412476">
                <text:p>7.81611013412476</text:p>
              </table:table-cell>
              <table:table-cell office:value-type="float" office:value="8.12380504608154">
                <text:p>8.123805046081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8192663192749">
                <text:p>7.8192663192749</text:p>
              </table:table-cell>
              <table:table-cell office:value-type="float" office:value="8.15564918518066">
                <text:p>8.155649185180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82242298126221">
                <text:p>7.82242298126221</text:p>
              </table:table-cell>
              <table:table-cell office:value-type="float" office:value="8.18749237060547">
                <text:p>8.187492370605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82557916641235">
                <text:p>7.82557916641235</text:p>
              </table:table-cell>
              <table:table-cell office:value-type="float" office:value="8.21933650970459">
                <text:p>8.219336509704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8287353515625">
                <text:p>7.8287353515625</text:p>
              </table:table-cell>
              <table:table-cell office:value-type="float" office:value="8.25118064880371">
                <text:p>8.251180648803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83189201354981">
                <text:p>7.83189201354981</text:p>
              </table:table-cell>
              <table:table-cell office:value-type="float" office:value="8.28302478790283">
                <text:p>8.283024787902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83504819869995">
                <text:p>7.83504819869995</text:p>
              </table:table-cell>
              <table:table-cell office:value-type="float" office:value="8.31486892700195">
                <text:p>8.314868927001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83820486068726">
                <text:p>7.83820486068726</text:p>
              </table:table-cell>
              <table:table-cell office:value-type="float" office:value="8.34671211242676">
                <text:p>8.346712112426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8413610458374">
                <text:p>7.8413610458374</text:p>
              </table:table-cell>
              <table:table-cell office:value-type="float" office:value="8.37855625152588">
                <text:p>8.378556251525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84451723098755">
                <text:p>7.84451723098755</text:p>
              </table:table-cell>
              <table:table-cell office:value-type="float" office:value="8.410400390625">
                <text:p>8.4104003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84767389297485">
                <text:p>7.84767389297485</text:p>
              </table:table-cell>
              <table:table-cell office:value-type="float" office:value="8.44224452972412">
                <text:p>8.442244529724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850830078125">
                <text:p>7.850830078125</text:p>
              </table:table-cell>
              <table:table-cell office:value-type="float" office:value="8.47408866882324">
                <text:p>8.474088668823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85398626327515">
                <text:p>7.85398626327515</text:p>
              </table:table-cell>
              <table:table-cell office:value-type="float" office:value="8.50593185424805">
                <text:p>8.505931854248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85714292526245">
                <text:p>7.85714292526245</text:p>
              </table:table-cell>
              <table:table-cell office:value-type="float" office:value="8.53777599334717">
                <text:p>8.537775993347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8602991104126">
                <text:p>7.8602991104126</text:p>
              </table:table-cell>
              <table:table-cell office:value-type="float" office:value="8.56962013244629">
                <text:p>8.56962013244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8634557723999">
                <text:p>7.8634557723999</text:p>
              </table:table-cell>
              <table:table-cell office:value-type="float" office:value="8.60146427154541">
                <text:p>8.601464271545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86661195755005">
                <text:p>7.86661195755005</text:p>
              </table:table-cell>
              <table:table-cell office:value-type="float" office:value="8.63330841064453">
                <text:p>8.633308410644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8697681427002">
                <text:p>7.8697681427002</text:p>
              </table:table-cell>
              <table:table-cell office:value-type="float" office:value="8.66515159606934">
                <text:p>8.665151596069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8729248046875">
                <text:p>7.8729248046875</text:p>
              </table:table-cell>
              <table:table-cell office:value-type="float" office:value="8.69699573516846">
                <text:p>8.696995735168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87608098983765">
                <text:p>7.87608098983765</text:p>
              </table:table-cell>
              <table:table-cell office:value-type="float" office:value="8.72883987426758">
                <text:p>8.728839874267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87923717498779">
                <text:p>7.87923717498779</text:p>
              </table:table-cell>
              <table:table-cell office:value-type="float" office:value="8.7606840133667">
                <text:p>8.7606840133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8823938369751">
                <text:p>7.8823938369751</text:p>
              </table:table-cell>
              <table:table-cell office:value-type="float" office:value="8.79252815246582">
                <text:p>8.792528152465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88555002212524">
                <text:p>7.88555002212524</text:p>
              </table:table-cell>
              <table:table-cell office:value-type="float" office:value="8.82437133789063">
                <text:p>8.824371337890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88870668411255">
                <text:p>7.88870668411255</text:p>
              </table:table-cell>
              <table:table-cell office:value-type="float" office:value="8.85621547698975">
                <text:p>8.856215476989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8918628692627">
                <text:p>7.8918628692627</text:p>
              </table:table-cell>
              <table:table-cell office:value-type="float" office:value="8.88805961608887">
                <text:p>8.888059616088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89501905441284">
                <text:p>7.89501905441284</text:p>
              </table:table-cell>
              <table:table-cell office:value-type="float" office:value="8.91990375518799">
                <text:p>8.919903755187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89817571640015">
                <text:p>7.89817571640015</text:p>
              </table:table-cell>
              <table:table-cell office:value-type="float" office:value="8.95174789428711">
                <text:p>8.951747894287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90133190155029">
                <text:p>7.90133190155029</text:p>
              </table:table-cell>
              <table:table-cell office:value-type="float" office:value="8.98359107971191">
                <text:p>8.983591079711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90448808670044">
                <text:p>7.90448808670044</text:p>
              </table:table-cell>
              <table:table-cell office:value-type="float" office:value="9.01543521881104">
                <text:p>9.015435218811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90764474868774">
                <text:p>7.90764474868774</text:p>
              </table:table-cell>
              <table:table-cell office:value-type="float" office:value="9.04727935791016">
                <text:p>9.047279357910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91080093383789">
                <text:p>7.91080093383789</text:p>
              </table:table-cell>
              <table:table-cell office:value-type="float" office:value="9.07912349700928">
                <text:p>9.079123497009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9139575958252">
                <text:p>7.9139575958252</text:p>
              </table:table-cell>
              <table:table-cell office:value-type="float" office:value="9.1109676361084">
                <text:p>9.11096763610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91711378097534">
                <text:p>7.91711378097534</text:p>
              </table:table-cell>
              <table:table-cell office:value-type="float" office:value="9.1428108215332">
                <text:p>9.14281082153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92026996612549">
                <text:p>7.92026996612549</text:p>
              </table:table-cell>
              <table:table-cell office:value-type="float" office:value="9.17465496063232">
                <text:p>9.174654960632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92342662811279">
                <text:p>7.92342662811279</text:p>
              </table:table-cell>
              <table:table-cell office:value-type="float" office:value="9.20649909973145">
                <text:p>9.206499099731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92658281326294">
                <text:p>7.92658281326294</text:p>
              </table:table-cell>
              <table:table-cell office:value-type="float" office:value="9.23834323883057">
                <text:p>9.238343238830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92973899841309">
                <text:p>7.92973899841309</text:p>
              </table:table-cell>
              <table:table-cell office:value-type="float" office:value="9.27018737792969">
                <text:p>9.270187377929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93289566040039">
                <text:p>7.93289566040039</text:p>
              </table:table-cell>
              <table:table-cell office:value-type="float" office:value="9.30203151702881">
                <text:p>9.302031517028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93605184555054">
                <text:p>7.93605184555054</text:p>
              </table:table-cell>
              <table:table-cell office:value-type="float" office:value="9.33387470245361">
                <text:p>9.333874702453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93920850753784">
                <text:p>7.93920850753784</text:p>
              </table:table-cell>
              <table:table-cell office:value-type="float" office:value="9.36571884155273">
                <text:p>9.365718841552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94236469268799">
                <text:p>7.94236469268799</text:p>
              </table:table-cell>
              <table:table-cell office:value-type="float" office:value="9.39756298065186">
                <text:p>9.397562980651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.91226530075073">
                <text:p>7.91226530075073</text:p>
              </table:table-cell>
              <table:table-cell office:value-type="float" office:value="9.38669776916504">
                <text:p>9.386697769165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.88216638565064">
                <text:p>7.88216638565064</text:p>
              </table:table-cell>
              <table:table-cell office:value-type="float" office:value="9.37583351135254">
                <text:p>9.375833511352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85206747055054">
                <text:p>7.85206747055054</text:p>
              </table:table-cell>
              <table:table-cell office:value-type="float" office:value="9.36496925354004">
                <text:p>9.364969253540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.82196807861328">
                <text:p>7.82196807861328</text:p>
              </table:table-cell>
              <table:table-cell office:value-type="float" office:value="9.35410404205322">
                <text:p>9.354104042053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79186916351318">
                <text:p>7.79186916351318</text:p>
              </table:table-cell>
              <table:table-cell office:value-type="float" office:value="9.34323978424072">
                <text:p>9.343239784240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76176977157593">
                <text:p>7.76176977157593</text:p>
              </table:table-cell>
              <table:table-cell office:value-type="float" office:value="9.33237457275391">
                <text:p>9.332374572753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73167085647583">
                <text:p>7.73167085647583</text:p>
              </table:table-cell>
              <table:table-cell office:value-type="float" office:value="9.32151031494141">
                <text:p>9.321510314941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70157146453857">
                <text:p>7.70157146453857</text:p>
              </table:table-cell>
              <table:table-cell office:value-type="float" office:value="9.31064510345459">
                <text:p>9.310645103454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.67147254943848">
                <text:p>7.67147254943848</text:p>
              </table:table-cell>
              <table:table-cell office:value-type="float" office:value="9.29978084564209">
                <text:p>9.299780845642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64137315750122">
                <text:p>7.64137315750122</text:p>
              </table:table-cell>
              <table:table-cell office:value-type="float" office:value="9.28891563415527">
                <text:p>9.288915634155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61127424240112">
                <text:p>7.61127424240112</text:p>
              </table:table-cell>
              <table:table-cell office:value-type="float" office:value="9.27805137634277">
                <text:p>9.278051376342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58117485046387">
                <text:p>7.58117485046387</text:p>
              </table:table-cell>
              <table:table-cell office:value-type="float" office:value="9.26718616485596">
                <text:p>9.267186164855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55107593536377">
                <text:p>7.55107593536377</text:p>
              </table:table-cell>
              <table:table-cell office:value-type="float" office:value="9.25632190704346">
                <text:p>9.256321907043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52097654342651">
                <text:p>7.52097654342651</text:p>
              </table:table-cell>
              <table:table-cell office:value-type="float" office:value="9.24545669555664">
                <text:p>9.245456695556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49087762832642">
                <text:p>7.49087762832642</text:p>
              </table:table-cell>
              <table:table-cell office:value-type="float" office:value="9.23459243774414">
                <text:p>9.234592437744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46077823638916">
                <text:p>7.46077823638916</text:p>
              </table:table-cell>
              <table:table-cell office:value-type="float" office:value="9.22372722625732">
                <text:p>9.223727226257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43067932128906">
                <text:p>7.43067932128906</text:p>
              </table:table-cell>
              <table:table-cell office:value-type="float" office:value="9.21286296844482">
                <text:p>9.212862968444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40058040618897">
                <text:p>7.40058040618897</text:p>
              </table:table-cell>
              <table:table-cell office:value-type="float" office:value="9.20199775695801">
                <text:p>9.201997756958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37048101425171">
                <text:p>7.37048101425171</text:p>
              </table:table-cell>
              <table:table-cell office:value-type="float" office:value="9.19113349914551">
                <text:p>9.191133499145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34038209915161">
                <text:p>7.34038209915161</text:p>
              </table:table-cell>
              <table:table-cell office:value-type="float" office:value="9.18026924133301">
                <text:p>9.180269241333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31028270721436">
                <text:p>7.31028270721436</text:p>
              </table:table-cell>
              <table:table-cell office:value-type="float" office:value="9.16940402984619">
                <text:p>9.16940402984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28018379211426">
                <text:p>7.28018379211426</text:p>
              </table:table-cell>
              <table:table-cell office:value-type="float" office:value="9.15853977203369">
                <text:p>9.158539772033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250084400177">
                <text:p>7.250084400177</text:p>
              </table:table-cell>
              <table:table-cell office:value-type="float" office:value="9.14767456054688">
                <text:p>9.147674560546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2199854850769">
                <text:p>7.2199854850769</text:p>
              </table:table-cell>
              <table:table-cell office:value-type="float" office:value="9.13681030273438">
                <text:p>9.136810302734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18988609313965">
                <text:p>7.18988609313965</text:p>
              </table:table-cell>
              <table:table-cell office:value-type="float" office:value="9.12594509124756">
                <text:p>9.125945091247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15978717803955">
                <text:p>7.15978717803955</text:p>
              </table:table-cell>
              <table:table-cell office:value-type="float" office:value="9.11508083343506">
                <text:p>9.115080833435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.1296877861023">
                <text:p>7.1296877861023</text:p>
              </table:table-cell>
              <table:table-cell office:value-type="float" office:value="9.10421562194824">
                <text:p>9.104215621948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0995888710022">
                <text:p>7.0995888710022</text:p>
              </table:table-cell>
              <table:table-cell office:value-type="float" office:value="9.09335136413574">
                <text:p>9.093351364135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06948947906494">
                <text:p>7.06948947906494</text:p>
              </table:table-cell>
              <table:table-cell office:value-type="float" office:value="9.08248615264893">
                <text:p>9.082486152648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03939056396484">
                <text:p>7.03939056396484</text:p>
              </table:table-cell>
              <table:table-cell office:value-type="float" office:value="9.07162189483643">
                <text:p>9.071621894836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00929117202759">
                <text:p>7.00929117202759</text:p>
              </table:table-cell>
              <table:table-cell office:value-type="float" office:value="9.06075668334961">
                <text:p>9.060756683349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97919225692749">
                <text:p>6.97919225692749</text:p>
              </table:table-cell>
              <table:table-cell office:value-type="float" office:value="9.04989242553711">
                <text:p>9.049892425537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94909286499023">
                <text:p>6.94909286499023</text:p>
              </table:table-cell>
              <table:table-cell office:value-type="float" office:value="9.03902721405029">
                <text:p>9.039027214050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91899394989014">
                <text:p>6.91899394989014</text:p>
              </table:table-cell>
              <table:table-cell office:value-type="float" office:value="9.02816295623779">
                <text:p>9.028162956237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88889503479004">
                <text:p>6.88889503479004</text:p>
              </table:table-cell>
              <table:table-cell office:value-type="float" office:value="9.01729774475098">
                <text:p>9.017297744750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85879564285278">
                <text:p>6.85879564285278</text:p>
              </table:table-cell>
              <table:table-cell office:value-type="float" office:value="9.00643348693848">
                <text:p>9.006433486938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82869672775269">
                <text:p>6.82869672775269</text:p>
              </table:table-cell>
              <table:table-cell office:value-type="float" office:value="8.99556922912598">
                <text:p>8.995569229125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9859733581543">
                <text:p>6.79859733581543</text:p>
              </table:table-cell>
              <table:table-cell office:value-type="float" office:value="8.98470401763916">
                <text:p>8.984704017639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6849842071533">
                <text:p>6.76849842071533</text:p>
              </table:table-cell>
              <table:table-cell office:value-type="float" office:value="8.97383975982666">
                <text:p>8.973839759826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3839902877808">
                <text:p>6.73839902877808</text:p>
              </table:table-cell>
              <table:table-cell office:value-type="float" office:value="8.96297454833984">
                <text:p>8.962974548339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830011367798">
                <text:p>6.70830011367798</text:p>
              </table:table-cell>
              <table:table-cell office:value-type="float" office:value="8.95211029052734">
                <text:p>8.952110290527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67820072174072">
                <text:p>6.67820072174072</text:p>
              </table:table-cell>
              <table:table-cell office:value-type="float" office:value="8.94124507904053">
                <text:p>8.941245079040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64810180664063">
                <text:p>6.64810180664063</text:p>
              </table:table-cell>
              <table:table-cell office:value-type="float" office:value="8.93038082122803">
                <text:p>8.930380821228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61800241470337">
                <text:p>6.61800241470337</text:p>
              </table:table-cell>
              <table:table-cell office:value-type="float" office:value="8.91951560974121">
                <text:p>8.919515609741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58790349960327">
                <text:p>6.58790349960327</text:p>
              </table:table-cell>
              <table:table-cell office:value-type="float" office:value="8.90865135192871">
                <text:p>8.908651351928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55780410766602">
                <text:p>6.55780410766602</text:p>
              </table:table-cell>
              <table:table-cell office:value-type="float" office:value="8.89778614044189">
                <text:p>8.8977861404418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52770519256592">
                <text:p>6.52770519256592</text:p>
              </table:table-cell>
              <table:table-cell office:value-type="float" office:value="8.88692188262939">
                <text:p>8.886921882629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49760580062866">
                <text:p>6.49760580062866</text:p>
              </table:table-cell>
              <table:table-cell office:value-type="float" office:value="8.87605667114258">
                <text:p>8.876056671142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46750688552856">
                <text:p>6.46750688552856</text:p>
              </table:table-cell>
              <table:table-cell office:value-type="float" office:value="8.86519241333008">
                <text:p>8.865192413330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43740797042847">
                <text:p>6.43740797042847</text:p>
              </table:table-cell>
              <table:table-cell office:value-type="float" office:value="8.85432720184326">
                <text:p>8.854327201843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40730857849121">
                <text:p>6.40730857849121</text:p>
              </table:table-cell>
              <table:table-cell office:value-type="float" office:value="8.84346294403076">
                <text:p>8.843462944030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37720966339111">
                <text:p>6.37720966339111</text:p>
              </table:table-cell>
              <table:table-cell office:value-type="float" office:value="8.83259773254395">
                <text:p>8.832597732543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34711027145386">
                <text:p>6.34711027145386</text:p>
              </table:table-cell>
              <table:table-cell office:value-type="float" office:value="8.82173347473145">
                <text:p>8.821733474731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31701135635376">
                <text:p>6.31701135635376</text:p>
              </table:table-cell>
              <table:table-cell office:value-type="float" office:value="8.81086921691895">
                <text:p>8.810869216918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2869119644165">
                <text:p>6.2869119644165</text:p>
              </table:table-cell>
              <table:table-cell office:value-type="float" office:value="8.80000400543213">
                <text:p>8.800004005432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25681304931641">
                <text:p>6.25681304931641</text:p>
              </table:table-cell>
              <table:table-cell office:value-type="float" office:value="8.78913974761963">
                <text:p>8.78913974761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22671365737915">
                <text:p>6.22671365737915</text:p>
              </table:table-cell>
              <table:table-cell office:value-type="float" office:value="8.77827453613281">
                <text:p>8.778274536132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19661474227905">
                <text:p>6.19661474227905</text:p>
              </table:table-cell>
              <table:table-cell office:value-type="float" office:value="8.76741027832031">
                <text:p>8.767410278320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1665153503418">
                <text:p>6.1665153503418</text:p>
              </table:table-cell>
              <table:table-cell office:value-type="float" office:value="8.7565450668335">
                <text:p>8.75654506683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1364164352417">
                <text:p>6.1364164352417</text:p>
              </table:table-cell>
              <table:table-cell office:value-type="float" office:value="8.745680809021">
                <text:p>8.7456808090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10631704330444">
                <text:p>6.10631704330444</text:p>
              </table:table-cell>
              <table:table-cell office:value-type="float" office:value="8.73481559753418">
                <text:p>8.734815597534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07621812820435">
                <text:p>6.07621812820435</text:p>
              </table:table-cell>
              <table:table-cell office:value-type="float" office:value="8.72395133972168">
                <text:p>8.723951339721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04611873626709">
                <text:p>6.04611873626709</text:p>
              </table:table-cell>
              <table:table-cell office:value-type="float" office:value="8.71308612823486">
                <text:p>8.713086128234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01601982116699">
                <text:p>6.01601982116699</text:p>
              </table:table-cell>
              <table:table-cell office:value-type="float" office:value="8.70222187042236">
                <text:p>8.702221870422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98592042922974">
                <text:p>5.98592042922974</text:p>
              </table:table-cell>
              <table:table-cell office:value-type="float" office:value="8.69135665893555">
                <text:p>8.691356658935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95582151412964">
                <text:p>5.95582151412964</text:p>
              </table:table-cell>
              <table:table-cell office:value-type="float" office:value="8.68049240112305">
                <text:p>8.680492401123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92572259902954">
                <text:p>5.92572259902954</text:p>
              </table:table-cell>
              <table:table-cell office:value-type="float" office:value="8.66962718963623">
                <text:p>8.669627189636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89562320709229">
                <text:p>5.89562320709229</text:p>
              </table:table-cell>
              <table:table-cell office:value-type="float" office:value="8.65876293182373">
                <text:p>8.658762931823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86552429199219">
                <text:p>5.86552429199219</text:p>
              </table:table-cell>
              <table:table-cell office:value-type="float" office:value="8.64789772033691">
                <text:p>8.647897720336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83542490005493">
                <text:p>5.83542490005493</text:p>
              </table:table-cell>
              <table:table-cell office:value-type="float" office:value="8.63703346252441">
                <text:p>8.637033462524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80532598495483">
                <text:p>5.80532598495483</text:p>
              </table:table-cell>
              <table:table-cell office:value-type="float" office:value="8.62616920471191">
                <text:p>8.626169204711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77522659301758">
                <text:p>5.77522659301758</text:p>
              </table:table-cell>
              <table:table-cell office:value-type="float" office:value="8.6153039932251">
                <text:p>8.61530399322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74512767791748">
                <text:p>5.74512767791748</text:p>
              </table:table-cell>
              <table:table-cell office:value-type="float" office:value="8.6044397354126">
                <text:p>8.60443973541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71502828598022">
                <text:p>5.71502828598022</text:p>
              </table:table-cell>
              <table:table-cell office:value-type="float" office:value="8.59357452392578">
                <text:p>8.593574523925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68492937088013">
                <text:p>5.68492937088013</text:p>
              </table:table-cell>
              <table:table-cell office:value-type="float" office:value="8.58271026611328">
                <text:p>8.582710266113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65482997894287">
                <text:p>5.65482997894287</text:p>
              </table:table-cell>
              <table:table-cell office:value-type="float" office:value="8.57184505462647">
                <text:p>8.571845054626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62473106384277">
                <text:p>5.62473106384277</text:p>
              </table:table-cell>
              <table:table-cell office:value-type="float" office:value="8.56098079681397">
                <text:p>8.560980796813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59463167190552">
                <text:p>5.59463167190552</text:p>
              </table:table-cell>
              <table:table-cell office:value-type="float" office:value="8.55011558532715">
                <text:p>8.550115585327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56453275680542">
                <text:p>5.56453275680542</text:p>
              </table:table-cell>
              <table:table-cell office:value-type="float" office:value="8.53925132751465">
                <text:p>8.539251327514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53443336486816">
                <text:p>5.53443336486816</text:p>
              </table:table-cell>
              <table:table-cell office:value-type="float" office:value="8.52838611602783">
                <text:p>8.528386116027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50433444976807">
                <text:p>5.50433444976807</text:p>
              </table:table-cell>
              <table:table-cell office:value-type="float" office:value="8.51752185821533">
                <text:p>8.517521858215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47423553466797">
                <text:p>5.47423553466797</text:p>
              </table:table-cell>
              <table:table-cell office:value-type="float" office:value="8.50665664672852">
                <text:p>8.506656646728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44413614273071">
                <text:p>5.44413614273071</text:p>
              </table:table-cell>
              <table:table-cell office:value-type="float" office:value="8.49579238891602">
                <text:p>8.495792388916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41403722763062">
                <text:p>5.41403722763062</text:p>
              </table:table-cell>
              <table:table-cell office:value-type="float" office:value="8.4849271774292">
                <text:p>8.48492717742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38393783569336">
                <text:p>5.38393783569336</text:p>
              </table:table-cell>
              <table:table-cell office:value-type="float" office:value="8.4740629196167">
                <text:p>8.47406291961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35383892059326">
                <text:p>5.35383892059326</text:p>
              </table:table-cell>
              <table:table-cell office:value-type="float" office:value="8.46319770812988">
                <text:p>8.463197708129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.32373952865601">
                <text:p>5.32373952865601</text:p>
              </table:table-cell>
              <table:table-cell office:value-type="float" office:value="8.45233345031738">
                <text:p>8.452333450317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29364061355591">
                <text:p>5.29364061355591</text:p>
              </table:table-cell>
              <table:table-cell office:value-type="float" office:value="8.44146823883057">
                <text:p>8.441468238830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26354122161865">
                <text:p>5.26354122161865</text:p>
              </table:table-cell>
              <table:table-cell office:value-type="float" office:value="8.43060398101807">
                <text:p>8.430603981018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23344230651856">
                <text:p>5.23344230651856</text:p>
              </table:table-cell>
              <table:table-cell office:value-type="float" office:value="8.41973972320557">
                <text:p>8.419739723205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2033429145813">
                <text:p>5.2033429145813</text:p>
              </table:table-cell>
              <table:table-cell office:value-type="float" office:value="8.40887451171875">
                <text:p>8.40887451171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.1732439994812">
                <text:p>5.1732439994812</text:p>
              </table:table-cell>
              <table:table-cell office:value-type="float" office:value="8.39801025390625">
                <text:p>8.398010253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14314460754395">
                <text:p>5.14314460754395</text:p>
              </table:table-cell>
              <table:table-cell office:value-type="float" office:value="8.38714504241943">
                <text:p>8.387145042419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11304569244385">
                <text:p>5.11304569244385</text:p>
              </table:table-cell>
              <table:table-cell office:value-type="float" office:value="8.37628078460693">
                <text:p>8.376280784606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.08294630050659">
                <text:p>5.08294630050659</text:p>
              </table:table-cell>
              <table:table-cell office:value-type="float" office:value="8.36541557312012">
                <text:p>8.365415573120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.05284738540649">
                <text:p>5.05284738540649</text:p>
              </table:table-cell>
              <table:table-cell office:value-type="float" office:value="8.35455131530762">
                <text:p>8.354551315307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02274799346924">
                <text:p>5.02274799346924</text:p>
              </table:table-cell>
              <table:table-cell office:value-type="float" office:value="8.3436861038208">
                <text:p>8.34368610382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99264907836914">
                <text:p>4.99264907836914</text:p>
              </table:table-cell>
              <table:table-cell office:value-type="float" office:value="8.3328218460083">
                <text:p>8.33282184600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96255016326904">
                <text:p>4.96255016326904</text:p>
              </table:table-cell>
              <table:table-cell office:value-type="float" office:value="8.32195663452148">
                <text:p>8.3219566345214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93245077133179">
                <text:p>4.93245077133179</text:p>
              </table:table-cell>
              <table:table-cell office:value-type="float" office:value="8.31109237670898">
                <text:p>8.3110923767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90235185623169">
                <text:p>4.90235185623169</text:p>
              </table:table-cell>
              <table:table-cell office:value-type="float" office:value="8.30022716522217">
                <text:p>8.300227165222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87225246429443">
                <text:p>4.87225246429443</text:p>
              </table:table-cell>
              <table:table-cell office:value-type="float" office:value="8.28936290740967">
                <text:p>8.289362907409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84215354919434">
                <text:p>4.84215354919434</text:p>
              </table:table-cell>
              <table:table-cell office:value-type="float" office:value="8.27849769592285">
                <text:p>8.278497695922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81205415725708">
                <text:p>4.81205415725708</text:p>
              </table:table-cell>
              <table:table-cell office:value-type="float" office:value="8.26763343811035">
                <text:p>8.267633438110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78195524215698">
                <text:p>4.78195524215698</text:p>
              </table:table-cell>
              <table:table-cell office:value-type="float" office:value="8.25676822662354">
                <text:p>8.256768226623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75185585021973">
                <text:p>4.75185585021973</text:p>
              </table:table-cell>
              <table:table-cell office:value-type="float" office:value="8.24590396881104">
                <text:p>8.245903968811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72175693511963">
                <text:p>4.72175693511963</text:p>
              </table:table-cell>
              <table:table-cell office:value-type="float" office:value="8.23503971099854">
                <text:p>8.235039710998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69165754318237">
                <text:p>4.69165754318237</text:p>
              </table:table-cell>
              <table:table-cell office:value-type="float" office:value="8.22417449951172">
                <text:p>8.224174499511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66155862808228">
                <text:p>4.66155862808228</text:p>
              </table:table-cell>
              <table:table-cell office:value-type="float" office:value="8.21331024169922">
                <text:p>8.213310241699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63145923614502">
                <text:p>4.63145923614502</text:p>
              </table:table-cell>
              <table:table-cell office:value-type="float" office:value="8.2024450302124">
                <text:p>8.20244503021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60136032104492">
                <text:p>4.60136032104492</text:p>
              </table:table-cell>
              <table:table-cell office:value-type="float" office:value="8.1915807723999">
                <text:p>8.19158077239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57126092910767">
                <text:p>4.57126092910767</text:p>
              </table:table-cell>
              <table:table-cell office:value-type="float" office:value="8.18071556091309">
                <text:p>8.180715560913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54116201400757">
                <text:p>4.54116201400757</text:p>
              </table:table-cell>
              <table:table-cell office:value-type="float" office:value="8.16985130310059">
                <text:p>8.169851303100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51106309890747">
                <text:p>4.51106309890747</text:p>
              </table:table-cell>
              <table:table-cell office:value-type="float" office:value="8.15898609161377">
                <text:p>8.158986091613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48096370697022">
                <text:p>4.48096370697022</text:p>
              </table:table-cell>
              <table:table-cell office:value-type="float" office:value="8.14812183380127">
                <text:p>8.148121833801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45086479187012">
                <text:p>4.45086479187012</text:p>
              </table:table-cell>
              <table:table-cell office:value-type="float" office:value="8.13725662231445">
                <text:p>8.137256622314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42076539993286">
                <text:p>4.42076539993286</text:p>
              </table:table-cell>
              <table:table-cell office:value-type="float" office:value="8.12639236450195">
                <text:p>8.126392364501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39066648483276">
                <text:p>4.39066648483276</text:p>
              </table:table-cell>
              <table:table-cell office:value-type="float" office:value="8.11552715301514">
                <text:p>8.115527153015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36056709289551">
                <text:p>4.36056709289551</text:p>
              </table:table-cell>
              <table:table-cell office:value-type="float" office:value="8.10466289520264">
                <text:p>8.104662895202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33046817779541">
                <text:p>4.33046817779541</text:p>
              </table:table-cell>
              <table:table-cell office:value-type="float" office:value="8.09379768371582">
                <text:p>8.093797683715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30036878585815">
                <text:p>4.30036878585815</text:p>
              </table:table-cell>
              <table:table-cell office:value-type="float" office:value="8.08293342590332">
                <text:p>8.082933425903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27026987075806">
                <text:p>4.27026987075806</text:p>
              </table:table-cell>
              <table:table-cell office:value-type="float" office:value="8.0720682144165">
                <text:p>8.07206821441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2401704788208">
                <text:p>4.2401704788208</text:p>
              </table:table-cell>
              <table:table-cell office:value-type="float" office:value="8.061203956604">
                <text:p>8.0612039566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2100715637207">
                <text:p>4.2100715637207</text:p>
              </table:table-cell>
              <table:table-cell office:value-type="float" office:value="8.0503396987915">
                <text:p>8.05033969879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17997217178345">
                <text:p>4.17997217178345</text:p>
              </table:table-cell>
              <table:table-cell office:value-type="float" office:value="8.03947448730469">
                <text:p>8.039474487304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14987325668335">
                <text:p>4.14987325668335</text:p>
              </table:table-cell>
              <table:table-cell office:value-type="float" office:value="8.02861022949219">
                <text:p>8.028610229492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11977386474609">
                <text:p>4.11977386474609</text:p>
              </table:table-cell>
              <table:table-cell office:value-type="float" office:value="8.01774501800537">
                <text:p>8.017745018005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089674949646">
                <text:p>4.089674949646</text:p>
              </table:table-cell>
              <table:table-cell office:value-type="float" office:value="8.00688076019287">
                <text:p>8.006880760192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05957555770874">
                <text:p>4.05957555770874</text:p>
              </table:table-cell>
              <table:table-cell office:value-type="float" office:value="7.99601554870606">
                <text:p>7.996015548706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02947664260864">
                <text:p>4.02947664260864</text:p>
              </table:table-cell>
              <table:table-cell office:value-type="float" office:value="7.9851508140564">
                <text:p>7.98515081405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99937748908997">
                <text:p>3.99937748908997</text:p>
              </table:table-cell>
              <table:table-cell office:value-type="float" office:value="7.9742865562439">
                <text:p>7.97428655624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96927833557129">
                <text:p>3.96927833557129</text:p>
              </table:table-cell>
              <table:table-cell office:value-type="float" office:value="7.96342182159424">
                <text:p>7.963421821594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93917918205261">
                <text:p>3.93917918205261</text:p>
              </table:table-cell>
              <table:table-cell office:value-type="float" office:value="7.95255708694458">
                <text:p>7.952557086944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90908002853394">
                <text:p>3.90908002853394</text:p>
              </table:table-cell>
              <table:table-cell office:value-type="float" office:value="7.94169235229492">
                <text:p>7.941692352294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87898087501526">
                <text:p>3.87898087501526</text:p>
              </table:table-cell>
              <table:table-cell office:value-type="float" office:value="7.93082761764526">
                <text:p>7.930827617645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84888172149658">
                <text:p>3.84888172149658</text:p>
              </table:table-cell>
              <table:table-cell office:value-type="float" office:value="7.91996288299561">
                <text:p>7.919962882995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81878256797791">
                <text:p>3.81878256797791</text:p>
              </table:table-cell>
              <table:table-cell office:value-type="float" office:value="7.90909814834595">
                <text:p>7.909098148345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78868365287781">
                <text:p>3.78868365287781</text:p>
              </table:table-cell>
              <table:table-cell office:value-type="float" office:value="7.89823341369629">
                <text:p>7.898233413696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75858449935913">
                <text:p>3.75858449935913</text:p>
              </table:table-cell>
              <table:table-cell office:value-type="float" office:value="7.88736867904663">
                <text:p>7.887368679046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72848534584045">
                <text:p>3.72848534584045</text:p>
              </table:table-cell>
              <table:table-cell office:value-type="float" office:value="7.87650394439697">
                <text:p>7.876503944396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69838619232178">
                <text:p>3.69838619232178</text:p>
              </table:table-cell>
              <table:table-cell office:value-type="float" office:value="7.86563920974731">
                <text:p>7.865639209747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6682870388031">
                <text:p>3.6682870388031</text:p>
              </table:table-cell>
              <table:table-cell office:value-type="float" office:value="7.85477447509766">
                <text:p>7.854774475097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63818788528442">
                <text:p>3.63818788528442</text:p>
              </table:table-cell>
              <table:table-cell office:value-type="float" office:value="7.843909740448">
                <text:p>7.8439097404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60808873176575">
                <text:p>3.60808873176575</text:p>
              </table:table-cell>
              <table:table-cell office:value-type="float" office:value="7.83304500579834">
                <text:p>7.833045005798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57798957824707">
                <text:p>3.57798957824707</text:p>
              </table:table-cell>
              <table:table-cell office:value-type="float" office:value="7.82218027114868">
                <text:p>7.822180271148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54789042472839">
                <text:p>3.54789042472839</text:p>
              </table:table-cell>
              <table:table-cell office:value-type="float" office:value="7.81131553649902">
                <text:p>7.81131553649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51779127120972">
                <text:p>3.51779127120972</text:p>
              </table:table-cell>
              <table:table-cell office:value-type="float" office:value="7.80045080184937">
                <text:p>7.800450801849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48769211769104">
                <text:p>3.48769211769104</text:p>
              </table:table-cell>
              <table:table-cell office:value-type="float" office:value="7.78958606719971">
                <text:p>7.789586067199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45759296417236">
                <text:p>3.45759296417236</text:p>
              </table:table-cell>
              <table:table-cell office:value-type="float" office:value="7.77872180938721">
                <text:p>7.778721809387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42749381065369">
                <text:p>3.42749381065369</text:p>
              </table:table-cell>
              <table:table-cell office:value-type="float" office:value="7.76785707473755">
                <text:p>7.767857074737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39739465713501">
                <text:p>3.39739465713501</text:p>
              </table:table-cell>
              <table:table-cell office:value-type="float" office:value="7.75699234008789">
                <text:p>7.756992340087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36729550361633">
                <text:p>3.36729550361633</text:p>
              </table:table-cell>
              <table:table-cell office:value-type="float" office:value="7.74612760543823">
                <text:p>7.746127605438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33719635009766">
                <text:p>3.33719635009766</text:p>
              </table:table-cell>
              <table:table-cell office:value-type="float" office:value="7.73526287078857">
                <text:p>7.735262870788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30709743499756">
                <text:p>3.30709743499756</text:p>
              </table:table-cell>
              <table:table-cell office:value-type="float" office:value="7.72439813613892">
                <text:p>7.724398136138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27699828147888">
                <text:p>3.27699828147888</text:p>
              </table:table-cell>
              <table:table-cell office:value-type="float" office:value="7.71353340148926">
                <text:p>7.713533401489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2468991279602">
                <text:p>3.2468991279602</text:p>
              </table:table-cell>
              <table:table-cell office:value-type="float" office:value="7.7026686668396">
                <text:p>7.70266866683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21679997444153">
                <text:p>3.21679997444153</text:p>
              </table:table-cell>
              <table:table-cell office:value-type="float" office:value="7.69180393218994">
                <text:p>7.691803932189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8670082092285">
                <text:p>3.18670082092285</text:p>
              </table:table-cell>
              <table:table-cell office:value-type="float" office:value="7.68093919754028">
                <text:p>7.680939197540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15660166740417">
                <text:p>3.15660166740417</text:p>
              </table:table-cell>
              <table:table-cell office:value-type="float" office:value="7.67007446289063">
                <text:p>7.670074462890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1265025138855">
                <text:p>3.1265025138855</text:p>
              </table:table-cell>
              <table:table-cell office:value-type="float" office:value="7.65920972824097">
                <text:p>7.659209728240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09640336036682">
                <text:p>3.09640336036682</text:p>
              </table:table-cell>
              <table:table-cell office:value-type="float" office:value="7.64834499359131">
                <text:p>7.648344993591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06630420684814">
                <text:p>3.06630420684814</text:p>
              </table:table-cell>
              <table:table-cell office:value-type="float" office:value="7.63748025894165">
                <text:p>7.637480258941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03620505332947">
                <text:p>3.03620505332947</text:p>
              </table:table-cell>
              <table:table-cell office:value-type="float" office:value="7.62661552429199">
                <text:p>7.626615524291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00610589981079">
                <text:p>3.00610589981079</text:p>
              </table:table-cell>
              <table:table-cell office:value-type="float" office:value="7.61575078964233">
                <text:p>7.615750789642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97600674629211">
                <text:p>2.97600674629211</text:p>
              </table:table-cell>
              <table:table-cell office:value-type="float" office:value="7.60488605499268">
                <text:p>7.604886054992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94590759277344">
                <text:p>2.94590759277344</text:p>
              </table:table-cell>
              <table:table-cell office:value-type="float" office:value="7.59402179718018">
                <text:p>7.594021797180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91580843925476">
                <text:p>2.91580843925476</text:p>
              </table:table-cell>
              <table:table-cell office:value-type="float" office:value="7.58315706253052">
                <text:p>7.583157062530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88570928573608">
                <text:p>2.88570928573608</text:p>
              </table:table-cell>
              <table:table-cell office:value-type="float" office:value="7.57229232788086">
                <text:p>7.572292327880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85561013221741">
                <text:p>2.85561013221741</text:p>
              </table:table-cell>
              <table:table-cell office:value-type="float" office:value="7.5614275932312">
                <text:p>7.56142759323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82551121711731">
                <text:p>2.82551121711731</text:p>
              </table:table-cell>
              <table:table-cell office:value-type="float" office:value="7.55056285858154">
                <text:p>7.550562858581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79541206359863">
                <text:p>2.79541206359863</text:p>
              </table:table-cell>
              <table:table-cell office:value-type="float" office:value="7.53969812393189">
                <text:p>7.539698123931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76531291007996">
                <text:p>2.76531291007996</text:p>
              </table:table-cell>
              <table:table-cell office:value-type="float" office:value="7.52883338928223">
                <text:p>7.52883338928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73521375656128">
                <text:p>2.73521375656128</text:p>
              </table:table-cell>
              <table:table-cell office:value-type="float" office:value="7.51796865463257">
                <text:p>7.517968654632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7051146030426">
                <text:p>2.7051146030426</text:p>
              </table:table-cell>
              <table:table-cell office:value-type="float" office:value="7.50710391998291">
                <text:p>7.507103919982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67501544952393">
                <text:p>2.67501544952393</text:p>
              </table:table-cell>
              <table:table-cell office:value-type="float" office:value="7.49623918533325">
                <text:p>7.496239185333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69307374954224">
                <text:p>2.69307374954224</text:p>
              </table:table-cell>
              <table:table-cell office:value-type="float" office:value="7.46982145309448">
                <text:p>7.469821453094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71113204956055">
                <text:p>2.71113204956055</text:p>
              </table:table-cell>
              <table:table-cell office:value-type="float" office:value="7.44340372085571">
                <text:p>7.443403720855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72919034957886">
                <text:p>2.72919034957886</text:p>
              </table:table-cell>
              <table:table-cell office:value-type="float" office:value="7.41698598861694">
                <text:p>7.416985988616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74724864959717">
                <text:p>2.74724864959717</text:p>
              </table:table-cell>
              <table:table-cell office:value-type="float" office:value="7.39056825637817">
                <text:p>7.390568256378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76530694961548">
                <text:p>2.76530694961548</text:p>
              </table:table-cell>
              <table:table-cell office:value-type="float" office:value="7.3641505241394">
                <text:p>7.36415052413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8336524963379">
                <text:p>2.78336524963379</text:p>
              </table:table-cell>
              <table:table-cell office:value-type="float" office:value="7.33773279190064">
                <text:p>7.337732791900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8014235496521">
                <text:p>2.8014235496521</text:p>
              </table:table-cell>
              <table:table-cell office:value-type="float" office:value="7.31131505966187">
                <text:p>7.311315059661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81948184967041">
                <text:p>2.81948184967041</text:p>
              </table:table-cell>
              <table:table-cell office:value-type="float" office:value="7.2848973274231">
                <text:p>7.28489732742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8375403881073">
                <text:p>2.8375403881073</text:p>
              </table:table-cell>
              <table:table-cell office:value-type="float" office:value="7.25847959518433">
                <text:p>7.258479595184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85559868812561">
                <text:p>2.85559868812561</text:p>
              </table:table-cell>
              <table:table-cell office:value-type="float" office:value="7.23206186294556">
                <text:p>7.232061862945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87365698814392">
                <text:p>2.87365698814392</text:p>
              </table:table-cell>
              <table:table-cell office:value-type="float" office:value="7.20564413070679">
                <text:p>7.205644130706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89171528816223">
                <text:p>2.89171528816223</text:p>
              </table:table-cell>
              <table:table-cell office:value-type="float" office:value="7.17922639846802">
                <text:p>7.179226398468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90977358818054">
                <text:p>2.90977358818054</text:p>
              </table:table-cell>
              <table:table-cell office:value-type="float" office:value="7.15280866622925">
                <text:p>7.152808666229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92783188819885">
                <text:p>2.92783188819885</text:p>
              </table:table-cell>
              <table:table-cell office:value-type="float" office:value="7.12639093399048">
                <text:p>7.126390933990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94589018821716">
                <text:p>2.94589018821716</text:p>
              </table:table-cell>
              <table:table-cell office:value-type="float" office:value="7.09997320175171">
                <text:p>7.099973201751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96394848823547">
                <text:p>2.96394848823547</text:p>
              </table:table-cell>
              <table:table-cell office:value-type="float" office:value="7.07355546951294">
                <text:p>7.073555469512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98200678825378">
                <text:p>2.98200678825378</text:p>
              </table:table-cell>
              <table:table-cell office:value-type="float" office:value="7.04713773727417">
                <text:p>7.047137737274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00006508827209">
                <text:p>3.00006508827209</text:p>
              </table:table-cell>
              <table:table-cell office:value-type="float" office:value="7.0207200050354">
                <text:p>7.02072000503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01812338829041">
                <text:p>3.01812338829041</text:p>
              </table:table-cell>
              <table:table-cell office:value-type="float" office:value="6.99430227279663">
                <text:p>6.994302272796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03618168830872">
                <text:p>3.03618168830872</text:p>
              </table:table-cell>
              <table:table-cell office:value-type="float" office:value="6.96788454055786">
                <text:p>6.967884540557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05423998832703">
                <text:p>3.05423998832703</text:p>
              </table:table-cell>
              <table:table-cell office:value-type="float" office:value="6.94146680831909">
                <text:p>6.941466808319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07229828834534">
                <text:p>3.07229828834534</text:p>
              </table:table-cell>
              <table:table-cell office:value-type="float" office:value="6.91504907608032">
                <text:p>6.915049076080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09035682678223">
                <text:p>3.09035682678223</text:p>
              </table:table-cell>
              <table:table-cell office:value-type="float" office:value="6.88863134384155">
                <text:p>6.888631343841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10841512680054">
                <text:p>3.10841512680054</text:p>
              </table:table-cell>
              <table:table-cell office:value-type="float" office:value="6.86221313476563">
                <text:p>6.862213134765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12647342681885">
                <text:p>3.12647342681885</text:p>
              </table:table-cell>
              <table:table-cell office:value-type="float" office:value="6.83579540252686">
                <text:p>6.835795402526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14453172683716">
                <text:p>3.14453172683716</text:p>
              </table:table-cell>
              <table:table-cell office:value-type="float" office:value="6.80937767028809">
                <text:p>6.809377670288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16259002685547">
                <text:p>3.16259002685547</text:p>
              </table:table-cell>
              <table:table-cell office:value-type="float" office:value="6.78295993804932">
                <text:p>6.782959938049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18064832687378">
                <text:p>3.18064832687378</text:p>
              </table:table-cell>
              <table:table-cell office:value-type="float" office:value="6.75654220581055">
                <text:p>6.756542205810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19870662689209">
                <text:p>3.19870662689209</text:p>
              </table:table-cell>
              <table:table-cell office:value-type="float" office:value="6.73012447357178">
                <text:p>6.730124473571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2167649269104">
                <text:p>3.2167649269104</text:p>
              </table:table-cell>
              <table:table-cell office:value-type="float" office:value="6.70370674133301">
                <text:p>6.703706741333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23482322692871">
                <text:p>3.23482322692871</text:p>
              </table:table-cell>
              <table:table-cell office:value-type="float" office:value="6.67728900909424">
                <text:p>6.677289009094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25288152694702">
                <text:p>3.25288152694702</text:p>
              </table:table-cell>
              <table:table-cell office:value-type="float" office:value="6.65087127685547">
                <text:p>6.650871276855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27093982696533">
                <text:p>3.27093982696533</text:p>
              </table:table-cell>
              <table:table-cell office:value-type="float" office:value="6.6244535446167">
                <text:p>6.62445354461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28899812698364">
                <text:p>3.28899812698364</text:p>
              </table:table-cell>
              <table:table-cell office:value-type="float" office:value="6.59803581237793">
                <text:p>6.598035812377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30705642700195">
                <text:p>3.30705642700195</text:p>
              </table:table-cell>
              <table:table-cell office:value-type="float" office:value="6.57161808013916">
                <text:p>6.571618080139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32511472702026">
                <text:p>3.32511472702026</text:p>
              </table:table-cell>
              <table:table-cell office:value-type="float" office:value="6.54520034790039">
                <text:p>6.545200347900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34317326545715">
                <text:p>3.34317326545715</text:p>
              </table:table-cell>
              <table:table-cell office:value-type="float" office:value="6.51878261566162">
                <text:p>6.518782615661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36123156547546">
                <text:p>3.36123156547546</text:p>
              </table:table-cell>
              <table:table-cell office:value-type="float" office:value="6.49236488342285">
                <text:p>6.4923648834228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37928986549377">
                <text:p>3.37928986549377</text:p>
              </table:table-cell>
              <table:table-cell office:value-type="float" office:value="6.46594715118408">
                <text:p>6.46594715118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39734816551208">
                <text:p>3.39734816551208</text:p>
              </table:table-cell>
              <table:table-cell office:value-type="float" office:value="6.43952941894531">
                <text:p>6.4395294189453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4154064655304">
                <text:p>3.4154064655304</text:p>
              </table:table-cell>
              <table:table-cell office:value-type="float" office:value="6.41311168670654">
                <text:p>6.413111686706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43346476554871">
                <text:p>3.43346476554871</text:p>
              </table:table-cell>
              <table:table-cell office:value-type="float" office:value="6.38669395446777">
                <text:p>6.386693954467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45152306556702">
                <text:p>3.45152306556702</text:p>
              </table:table-cell>
              <table:table-cell office:value-type="float" office:value="6.360276222229">
                <text:p>6.3602762222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46958136558533">
                <text:p>3.46958136558533</text:p>
              </table:table-cell>
              <table:table-cell office:value-type="float" office:value="6.33385848999023">
                <text:p>6.33385848999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48763966560364">
                <text:p>3.48763966560364</text:p>
              </table:table-cell>
              <table:table-cell office:value-type="float" office:value="6.30744075775147">
                <text:p>6.3074407577514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50569796562195">
                <text:p>3.50569796562195</text:p>
              </table:table-cell>
              <table:table-cell office:value-type="float" office:value="6.2810230255127">
                <text:p>6.28102302551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52375626564026">
                <text:p>3.52375626564026</text:p>
              </table:table-cell>
              <table:table-cell office:value-type="float" office:value="6.25460529327393">
                <text:p>6.254605293273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54181456565857">
                <text:p>3.54181456565857</text:p>
              </table:table-cell>
              <table:table-cell office:value-type="float" office:value="6.22818756103516">
                <text:p>6.228187561035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55987286567688">
                <text:p>3.55987286567688</text:p>
              </table:table-cell>
              <table:table-cell office:value-type="float" office:value="6.20176982879639">
                <text:p>6.201769828796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57793116569519">
                <text:p>3.57793116569519</text:p>
              </table:table-cell>
              <table:table-cell office:value-type="float" office:value="6.17535209655762">
                <text:p>6.175352096557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59598970413208">
                <text:p>3.59598970413208</text:p>
              </table:table-cell>
              <table:table-cell office:value-type="float" office:value="6.14893436431885">
                <text:p>6.148934364318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61404800415039">
                <text:p>3.61404800415039</text:p>
              </table:table-cell>
              <table:table-cell office:value-type="float" office:value="6.12251663208008">
                <text:p>6.122516632080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6321063041687">
                <text:p>3.6321063041687</text:p>
              </table:table-cell>
              <table:table-cell office:value-type="float" office:value="6.09609889984131">
                <text:p>6.096098899841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65016460418701">
                <text:p>3.65016460418701</text:p>
              </table:table-cell>
              <table:table-cell office:value-type="float" office:value="6.06968116760254">
                <text:p>6.069681167602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66822290420532">
                <text:p>3.66822290420532</text:p>
              </table:table-cell>
              <table:table-cell office:value-type="float" office:value="6.04326343536377">
                <text:p>6.043263435363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68628120422363">
                <text:p>3.68628120422363</text:p>
              </table:table-cell>
              <table:table-cell office:value-type="float" office:value="6.016845703125">
                <text:p>6.016845703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70433950424194">
                <text:p>3.70433950424194</text:p>
              </table:table-cell>
              <table:table-cell office:value-type="float" office:value="5.99042797088623">
                <text:p>5.990427970886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72239780426025">
                <text:p>3.72239780426025</text:p>
              </table:table-cell>
              <table:table-cell office:value-type="float" office:value="5.96401023864746">
                <text:p>5.964010238647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74045610427856">
                <text:p>3.74045610427856</text:p>
              </table:table-cell>
              <table:table-cell office:value-type="float" office:value="5.93759250640869">
                <text:p>5.937592506408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75851440429687">
                <text:p>3.75851440429687</text:p>
              </table:table-cell>
              <table:table-cell office:value-type="float" office:value="5.91117477416992">
                <text:p>5.911174774169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77657270431519">
                <text:p>3.77657270431519</text:p>
              </table:table-cell>
              <table:table-cell office:value-type="float" office:value="5.88475704193115">
                <text:p>5.884757041931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7946310043335">
                <text:p>3.7946310043335</text:p>
              </table:table-cell>
              <table:table-cell office:value-type="float" office:value="5.85833930969238">
                <text:p>5.858339309692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81268930435181">
                <text:p>3.81268930435181</text:p>
              </table:table-cell>
              <table:table-cell office:value-type="float" office:value="5.83192157745361">
                <text:p>5.831921577453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83049249649048">
                <text:p>3.83049249649048</text:p>
              </table:table-cell>
              <table:table-cell office:value-type="float" office:value="5.85851192474365">
                <text:p>5.858511924743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84829545021057">
                <text:p>3.84829545021057</text:p>
              </table:table-cell>
              <table:table-cell office:value-type="float" office:value="5.88510227203369">
                <text:p>5.885102272033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86609840393066">
                <text:p>3.86609840393066</text:p>
              </table:table-cell>
              <table:table-cell office:value-type="float" office:value="5.91169261932373">
                <text:p>5.9116926193237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88390159606934">
                <text:p>3.88390159606934</text:p>
              </table:table-cell>
              <table:table-cell office:value-type="float" office:value="5.93828296661377">
                <text:p>5.9382829666137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90170454978943">
                <text:p>3.90170454978943</text:p>
              </table:table-cell>
              <table:table-cell office:value-type="float" office:value="5.96487379074097">
                <text:p>5.964873790740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91950750350952">
                <text:p>3.91950750350952</text:p>
              </table:table-cell>
              <table:table-cell office:value-type="float" office:value="5.99146413803101">
                <text:p>5.991464138031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93731045722961">
                <text:p>3.93731045722961</text:p>
              </table:table-cell>
              <table:table-cell office:value-type="float" office:value="6.01805448532105">
                <text:p>6.018054485321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95511364936829">
                <text:p>3.95511364936829</text:p>
              </table:table-cell>
              <table:table-cell office:value-type="float" office:value="6.04464483261108">
                <text:p>6.044644832611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97291660308838">
                <text:p>3.97291660308838</text:p>
              </table:table-cell>
              <table:table-cell office:value-type="float" office:value="6.07123565673828">
                <text:p>6.071235656738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99071955680847">
                <text:p>3.99071955680847</text:p>
              </table:table-cell>
              <table:table-cell office:value-type="float" office:value="6.09782600402832">
                <text:p>6.097826004028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00852251052856">
                <text:p>4.00852251052856</text:p>
              </table:table-cell>
              <table:table-cell office:value-type="float" office:value="6.12441635131836">
                <text:p>6.124416351318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02632570266724">
                <text:p>4.02632570266724</text:p>
              </table:table-cell>
              <table:table-cell office:value-type="float" office:value="6.1510066986084">
                <text:p>6.151006698608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04412889480591">
                <text:p>4.04412889480591</text:p>
              </table:table-cell>
              <table:table-cell office:value-type="float" office:value="6.1775975227356">
                <text:p>6.17759752273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06193161010742">
                <text:p>4.06193161010742</text:p>
              </table:table-cell>
              <table:table-cell office:value-type="float" office:value="6.20418787002564">
                <text:p>6.204187870025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07973480224609">
                <text:p>4.07973480224609</text:p>
              </table:table-cell>
              <table:table-cell office:value-type="float" office:value="6.23077821731567">
                <text:p>6.230778217315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.09753799438477">
                <text:p>4.09753799438477</text:p>
              </table:table-cell>
              <table:table-cell office:value-type="float" office:value="6.25736856460571">
                <text:p>6.257368564605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.11534070968628">
                <text:p>4.11534070968628</text:p>
              </table:table-cell>
              <table:table-cell office:value-type="float" office:value="6.28395891189575">
                <text:p>6.2839589118957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13314390182495">
                <text:p>4.13314390182495</text:p>
              </table:table-cell>
              <table:table-cell office:value-type="float" office:value="6.31054973602295">
                <text:p>6.310549736022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.15094709396362">
                <text:p>4.15094709396362</text:p>
              </table:table-cell>
              <table:table-cell office:value-type="float" office:value="6.33714008331299">
                <text:p>6.337140083312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.16874980926514">
                <text:p>4.16874980926514</text:p>
              </table:table-cell>
              <table:table-cell office:value-type="float" office:value="6.36373043060303">
                <text:p>6.363730430603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18655300140381">
                <text:p>4.18655300140381</text:p>
              </table:table-cell>
              <table:table-cell office:value-type="float" office:value="6.39032077789307">
                <text:p>6.390320777893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.20435571670532">
                <text:p>4.20435571670532</text:p>
              </table:table-cell>
              <table:table-cell office:value-type="float" office:value="6.41691160202026">
                <text:p>6.416911602020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.22215890884399">
                <text:p>4.22215890884399</text:p>
              </table:table-cell>
              <table:table-cell office:value-type="float" office:value="6.4435019493103">
                <text:p>6.44350194931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23996210098267">
                <text:p>4.23996210098267</text:p>
              </table:table-cell>
              <table:table-cell office:value-type="float" office:value="6.47009229660034">
                <text:p>6.4700922966003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.25776481628418">
                <text:p>4.25776481628418</text:p>
              </table:table-cell>
              <table:table-cell office:value-type="float" office:value="6.49668264389038">
                <text:p>6.4966826438903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.27556800842285">
                <text:p>4.27556800842285</text:p>
              </table:table-cell>
              <table:table-cell office:value-type="float" office:value="6.52327299118042">
                <text:p>6.523272991180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.29337120056152">
                <text:p>4.29337120056152</text:p>
              </table:table-cell>
              <table:table-cell office:value-type="float" office:value="6.54986381530762">
                <text:p>6.549863815307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31117391586304">
                <text:p>4.31117391586304</text:p>
              </table:table-cell>
              <table:table-cell office:value-type="float" office:value="6.57645416259766">
                <text:p>6.576454162597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32897710800171">
                <text:p>4.32897710800171</text:p>
              </table:table-cell>
              <table:table-cell office:value-type="float" office:value="6.6030445098877">
                <text:p>6.60304450988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.34678030014038">
                <text:p>4.34678030014038</text:p>
              </table:table-cell>
              <table:table-cell office:value-type="float" office:value="6.62963485717773">
                <text:p>6.629634857177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.36458301544189">
                <text:p>4.36458301544189</text:p>
              </table:table-cell>
              <table:table-cell office:value-type="float" office:value="6.65622568130493">
                <text:p>6.6562256813049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38238620758057">
                <text:p>4.38238620758057</text:p>
              </table:table-cell>
              <table:table-cell office:value-type="float" office:value="6.68281602859497">
                <text:p>6.682816028594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.40018939971924">
                <text:p>4.40018939971924</text:p>
              </table:table-cell>
              <table:table-cell office:value-type="float" office:value="6.70940637588501">
                <text:p>6.709406375885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41799211502075">
                <text:p>4.41799211502075</text:p>
              </table:table-cell>
              <table:table-cell office:value-type="float" office:value="6.73599672317505">
                <text:p>6.735996723175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43579530715942">
                <text:p>4.43579530715942</text:p>
              </table:table-cell>
              <table:table-cell office:value-type="float" office:value="6.76258707046509">
                <text:p>6.762587070465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4535984992981">
                <text:p>4.4535984992981</text:p>
              </table:table-cell>
              <table:table-cell office:value-type="float" office:value="6.78917789459229">
                <text:p>6.789177894592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47140121459961">
                <text:p>4.47140121459961</text:p>
              </table:table-cell>
              <table:table-cell office:value-type="float" office:value="6.81576824188232">
                <text:p>6.8157682418823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48920440673828">
                <text:p>4.48920440673828</text:p>
              </table:table-cell>
              <table:table-cell office:value-type="float" office:value="6.84235858917236">
                <text:p>6.8423585891723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5070071220398">
                <text:p>4.5070071220398</text:p>
              </table:table-cell>
              <table:table-cell office:value-type="float" office:value="6.8689489364624">
                <text:p>6.86894893646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52481031417847">
                <text:p>4.52481031417847</text:p>
              </table:table-cell>
              <table:table-cell office:value-type="float" office:value="6.8955397605896">
                <text:p>6.89553976058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54261350631714">
                <text:p>4.54261350631714</text:p>
              </table:table-cell>
              <table:table-cell office:value-type="float" office:value="6.92213010787964">
                <text:p>6.922130107879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56041622161865">
                <text:p>4.56041622161865</text:p>
              </table:table-cell>
              <table:table-cell office:value-type="float" office:value="6.94872045516968">
                <text:p>6.9487204551696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.57821941375732">
                <text:p>4.57821941375732</text:p>
              </table:table-cell>
              <table:table-cell office:value-type="float" office:value="6.97531080245972">
                <text:p>6.9753108024597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.596022605896">
                <text:p>4.596022605896</text:p>
              </table:table-cell>
              <table:table-cell office:value-type="float" office:value="7.00190162658691">
                <text:p>7.001901626586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.61382532119751">
                <text:p>4.61382532119751</text:p>
              </table:table-cell>
              <table:table-cell office:value-type="float" office:value="7.02849197387695">
                <text:p>7.028491973876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.63162851333618">
                <text:p>4.63162851333618</text:p>
              </table:table-cell>
              <table:table-cell office:value-type="float" office:value="7.05508232116699">
                <text:p>7.0550823211669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64943170547485">
                <text:p>4.64943170547485</text:p>
              </table:table-cell>
              <table:table-cell office:value-type="float" office:value="7.08167266845703">
                <text:p>7.081672668457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66723442077637">
                <text:p>4.66723442077637</text:p>
              </table:table-cell>
              <table:table-cell office:value-type="float" office:value="7.10826301574707">
                <text:p>7.108263015747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.68503761291504">
                <text:p>4.68503761291504</text:p>
              </table:table-cell>
              <table:table-cell office:value-type="float" office:value="7.13485383987427">
                <text:p>7.1348538398742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.70284080505371">
                <text:p>4.70284080505371</text:p>
              </table:table-cell>
              <table:table-cell office:value-type="float" office:value="7.16144418716431">
                <text:p>7.1614441871643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72064352035522">
                <text:p>4.72064352035522</text:p>
              </table:table-cell>
              <table:table-cell office:value-type="float" office:value="7.18803453445435">
                <text:p>7.188034534454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.7384467124939">
                <text:p>4.7384467124939</text:p>
              </table:table-cell>
              <table:table-cell office:value-type="float" office:value="7.21462488174439">
                <text:p>7.2146248817443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.75624990463257">
                <text:p>4.75624990463257</text:p>
              </table:table-cell>
              <table:table-cell office:value-type="float" office:value="7.24121570587158">
                <text:p>7.241215705871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77405261993408">
                <text:p>4.77405261993408</text:p>
              </table:table-cell>
              <table:table-cell office:value-type="float" office:value="7.26780605316162">
                <text:p>7.2678060531616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.80124664306641">
                <text:p>4.80124664306641</text:p>
              </table:table-cell>
              <table:table-cell office:value-type="float" office:value="7.2509388923645">
                <text:p>7.250938892364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.82844018936157">
                <text:p>4.82844018936157</text:p>
              </table:table-cell>
              <table:table-cell office:value-type="float" office:value="7.23407173156738">
                <text:p>7.2340717315673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.85563373565674">
                <text:p>4.85563373565674</text:p>
              </table:table-cell>
              <table:table-cell office:value-type="float" office:value="7.21720457077026">
                <text:p>7.217204570770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88282775878906">
                <text:p>4.88282775878906</text:p>
              </table:table-cell>
              <table:table-cell office:value-type="float" office:value="7.20033740997314">
                <text:p>7.200337409973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.91002130508423">
                <text:p>4.91002130508423</text:p>
              </table:table-cell>
              <table:table-cell office:value-type="float" office:value="7.18346977233887">
                <text:p>7.1834697723388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93721485137939">
                <text:p>4.93721485137939</text:p>
              </table:table-cell>
              <table:table-cell office:value-type="float" office:value="7.16660261154175">
                <text:p>7.1666026115417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.96440887451172">
                <text:p>4.96440887451172</text:p>
              </table:table-cell>
              <table:table-cell office:value-type="float" office:value="7.14973545074463">
                <text:p>7.1497354507446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.99160242080689">
                <text:p>4.99160242080689</text:p>
              </table:table-cell>
              <table:table-cell office:value-type="float" office:value="7.13286828994751">
                <text:p>7.1328682899475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.01879596710205">
                <text:p>5.01879596710205</text:p>
              </table:table-cell>
              <table:table-cell office:value-type="float" office:value="7.11600112915039">
                <text:p>7.116001129150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.04598999023438">
                <text:p>5.04598999023438</text:p>
              </table:table-cell>
              <table:table-cell office:value-type="float" office:value="7.09913396835327">
                <text:p>7.099133968353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.07318353652954">
                <text:p>5.07318353652954</text:p>
              </table:table-cell>
              <table:table-cell office:value-type="float" office:value="7.08226680755615">
                <text:p>7.082266807556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.10037708282471">
                <text:p>5.10037708282471</text:p>
              </table:table-cell>
              <table:table-cell office:value-type="float" office:value="7.06539964675903">
                <text:p>7.0653996467590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.12757110595703">
                <text:p>5.12757110595703</text:p>
              </table:table-cell>
              <table:table-cell office:value-type="float" office:value="7.04853248596191">
                <text:p>7.048532485961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.1547646522522">
                <text:p>5.1547646522522</text:p>
              </table:table-cell>
              <table:table-cell office:value-type="float" office:value="7.0316653251648">
                <text:p>7.03166532516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18195819854736">
                <text:p>5.18195819854736</text:p>
              </table:table-cell>
              <table:table-cell office:value-type="float" office:value="7.01479816436768">
                <text:p>7.014798164367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20915222167969">
                <text:p>5.20915222167969</text:p>
              </table:table-cell>
              <table:table-cell office:value-type="float" office:value="6.99793100357056">
                <text:p>6.9979310035705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.23634576797485">
                <text:p>5.23634576797485</text:p>
              </table:table-cell>
              <table:table-cell office:value-type="float" office:value="6.98106384277344">
                <text:p>6.9810638427734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.26353931427002">
                <text:p>5.26353931427002</text:p>
              </table:table-cell>
              <table:table-cell office:value-type="float" office:value="6.96419668197632">
                <text:p>6.964196681976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29073333740234">
                <text:p>5.29073333740234</text:p>
              </table:table-cell>
              <table:table-cell office:value-type="float" office:value="6.9473295211792">
                <text:p>6.947329521179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31792688369751">
                <text:p>5.31792688369751</text:p>
              </table:table-cell>
              <table:table-cell office:value-type="float" office:value="6.93046236038208">
                <text:p>6.930462360382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.34512042999268">
                <text:p>5.34512042999268</text:p>
              </table:table-cell>
              <table:table-cell office:value-type="float" office:value="6.91359519958496">
                <text:p>6.9135951995849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372314453125">
                <text:p>5.372314453125</text:p>
              </table:table-cell>
              <table:table-cell office:value-type="float" office:value="6.89672756195068">
                <text:p>6.8967275619506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39950799942017">
                <text:p>5.39950799942017</text:p>
              </table:table-cell>
              <table:table-cell office:value-type="float" office:value="6.87986040115356">
                <text:p>6.8798604011535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.42670202255249">
                <text:p>5.42670202255249</text:p>
              </table:table-cell>
              <table:table-cell office:value-type="float" office:value="6.86299324035645">
                <text:p>6.8629932403564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.45389556884766">
                <text:p>5.45389556884766</text:p>
              </table:table-cell>
              <table:table-cell office:value-type="float" office:value="6.84612607955933">
                <text:p>6.846126079559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.48108911514282">
                <text:p>5.48108911514282</text:p>
              </table:table-cell>
              <table:table-cell office:value-type="float" office:value="6.82925891876221">
                <text:p>6.8292589187622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.50828313827515">
                <text:p>5.50828313827515</text:p>
              </table:table-cell>
              <table:table-cell office:value-type="float" office:value="6.81239175796509">
                <text:p>6.812391757965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.53547668457031">
                <text:p>5.53547668457031</text:p>
              </table:table-cell>
              <table:table-cell office:value-type="float" office:value="6.79552459716797">
                <text:p>6.7955245971679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.56267023086548">
                <text:p>5.56267023086548</text:p>
              </table:table-cell>
              <table:table-cell office:value-type="float" office:value="6.77865743637085">
                <text:p>6.778657436370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.5898642539978">
                <text:p>5.5898642539978</text:p>
              </table:table-cell>
              <table:table-cell office:value-type="float" office:value="6.76179027557373">
                <text:p>6.7617902755737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.61705780029297">
                <text:p>5.61705780029297</text:p>
              </table:table-cell>
              <table:table-cell office:value-type="float" office:value="6.74492311477661">
                <text:p>6.7449231147766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.64425134658814">
                <text:p>5.64425134658814</text:p>
              </table:table-cell>
              <table:table-cell office:value-type="float" office:value="6.72805595397949">
                <text:p>6.728055953979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.67144536972046">
                <text:p>5.67144536972046</text:p>
              </table:table-cell>
              <table:table-cell office:value-type="float" office:value="6.71118879318237">
                <text:p>6.7111887931823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.69863891601563">
                <text:p>5.69863891601563</text:p>
              </table:table-cell>
              <table:table-cell office:value-type="float" office:value="6.69432163238525">
                <text:p>6.6943216323852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.72583246231079">
                <text:p>5.72583246231079</text:p>
              </table:table-cell>
              <table:table-cell office:value-type="float" office:value="6.67745447158814">
                <text:p>6.677454471588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.75302648544312">
                <text:p>5.75302648544312</text:p>
              </table:table-cell>
              <table:table-cell office:value-type="float" office:value="6.66058731079102">
                <text:p>6.660587310791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.78022003173828">
                <text:p>5.78022003173828</text:p>
              </table:table-cell>
              <table:table-cell office:value-type="float" office:value="6.6437201499939">
                <text:p>6.643720149993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.80741357803345">
                <text:p>5.80741357803345</text:p>
              </table:table-cell>
              <table:table-cell office:value-type="float" office:value="6.62685251235962">
                <text:p>6.6268525123596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83460760116577">
                <text:p>5.83460760116577</text:p>
              </table:table-cell>
              <table:table-cell office:value-type="float" office:value="6.6099853515625">
                <text:p>6.60998535156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.86180114746094">
                <text:p>5.86180114746094</text:p>
              </table:table-cell>
              <table:table-cell office:value-type="float" office:value="6.59311819076538">
                <text:p>6.593118190765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.8889946937561">
                <text:p>5.8889946937561</text:p>
              </table:table-cell>
              <table:table-cell office:value-type="float" office:value="6.57625102996826">
                <text:p>6.5762510299682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91618871688843">
                <text:p>5.91618871688843</text:p>
              </table:table-cell>
              <table:table-cell office:value-type="float" office:value="6.55938386917114">
                <text:p>6.559383869171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.94338226318359">
                <text:p>5.94338226318359</text:p>
              </table:table-cell>
              <table:table-cell office:value-type="float" office:value="6.54251670837402">
                <text:p>6.5425167083740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.97057580947876">
                <text:p>5.97057580947876</text:p>
              </table:table-cell>
              <table:table-cell office:value-type="float" office:value="6.5256495475769">
                <text:p>6.52564954757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.99776983261108">
                <text:p>5.99776983261108</text:p>
              </table:table-cell>
              <table:table-cell office:value-type="float" office:value="6.50878238677979">
                <text:p>6.5087823867797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02496337890625">
                <text:p>6.02496337890625</text:p>
              </table:table-cell>
              <table:table-cell office:value-type="float" office:value="6.49191522598267">
                <text:p>6.4919152259826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05215692520142">
                <text:p>6.05215692520142</text:p>
              </table:table-cell>
              <table:table-cell office:value-type="float" office:value="6.47504806518555">
                <text:p>6.475048065185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07935094833374">
                <text:p>6.07935094833374</text:p>
              </table:table-cell>
              <table:table-cell office:value-type="float" office:value="6.45818090438843">
                <text:p>6.458180904388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.10654449462891">
                <text:p>6.10654449462891</text:p>
              </table:table-cell>
              <table:table-cell office:value-type="float" office:value="6.44131374359131">
                <text:p>6.4413137435913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.13373804092407">
                <text:p>6.13373804092407</text:p>
              </table:table-cell>
              <table:table-cell office:value-type="float" office:value="6.42444658279419">
                <text:p>6.424446582794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1609320640564">
                <text:p>6.1609320640564</text:p>
              </table:table-cell>
              <table:table-cell office:value-type="float" office:value="6.40757942199707">
                <text:p>6.407579421997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18812561035156">
                <text:p>6.18812561035156</text:p>
              </table:table-cell>
              <table:table-cell office:value-type="float" office:value="6.39071226119995">
                <text:p>6.3907122611999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21531963348389">
                <text:p>6.21531963348389</text:p>
              </table:table-cell>
              <table:table-cell office:value-type="float" office:value="6.37384510040283">
                <text:p>6.3738451004028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.24251317977905">
                <text:p>6.24251317977905</text:p>
              </table:table-cell>
              <table:table-cell office:value-type="float" office:value="6.35697793960571">
                <text:p>6.3569779396057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.26970672607422">
                <text:p>6.26970672607422</text:p>
              </table:table-cell>
              <table:table-cell office:value-type="float" office:value="6.34011030197144">
                <text:p>6.3401103019714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.29690074920654">
                <text:p>6.29690074920654</text:p>
              </table:table-cell>
              <table:table-cell office:value-type="float" office:value="6.32324314117432">
                <text:p>6.323243141174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.32409429550171">
                <text:p>6.32409429550171</text:p>
              </table:table-cell>
              <table:table-cell office:value-type="float" office:value="6.3063759803772">
                <text:p>6.306375980377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.35128784179688">
                <text:p>6.35128784179688</text:p>
              </table:table-cell>
              <table:table-cell office:value-type="float" office:value="6.28950881958008">
                <text:p>6.289508819580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.3784818649292">
                <text:p>6.3784818649292</text:p>
              </table:table-cell>
              <table:table-cell office:value-type="float" office:value="6.27264165878296">
                <text:p>6.2726416587829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.40567541122437">
                <text:p>6.40567541122437</text:p>
              </table:table-cell>
              <table:table-cell office:value-type="float" office:value="6.25577449798584">
                <text:p>6.2557744979858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.43286895751953">
                <text:p>6.43286895751953</text:p>
              </table:table-cell>
              <table:table-cell office:value-type="float" office:value="6.23890733718872">
                <text:p>6.2389073371887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.46006298065186">
                <text:p>6.46006298065186</text:p>
              </table:table-cell>
              <table:table-cell office:value-type="float" office:value="6.2220401763916">
                <text:p>6.22204017639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.48725652694702">
                <text:p>6.48725652694702</text:p>
              </table:table-cell>
              <table:table-cell office:value-type="float" office:value="6.20517301559448">
                <text:p>6.205173015594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.50980663299561">
                <text:p>6.50980663299561</text:p>
              </table:table-cell>
              <table:table-cell office:value-type="float" office:value="6.22787761688232">
                <text:p>6.2278776168823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.53235626220703">
                <text:p>6.53235626220703</text:p>
              </table:table-cell>
              <table:table-cell office:value-type="float" office:value="6.25058221817017">
                <text:p>6.250582218170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.55490636825562">
                <text:p>6.55490636825562</text:p>
              </table:table-cell>
              <table:table-cell office:value-type="float" office:value="6.27328681945801">
                <text:p>6.2732868194580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.5774564743042">
                <text:p>6.5774564743042</text:p>
              </table:table-cell>
              <table:table-cell office:value-type="float" office:value="6.29599142074585">
                <text:p>6.2959914207458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.60000610351563">
                <text:p>6.60000610351563</text:p>
              </table:table-cell>
              <table:table-cell office:value-type="float" office:value="6.31869602203369">
                <text:p>6.3186960220336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.62255620956421">
                <text:p>6.62255620956421</text:p>
              </table:table-cell>
              <table:table-cell office:value-type="float" office:value="6.34140062332153">
                <text:p>6.3414006233215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.64510631561279">
                <text:p>6.64510631561279</text:p>
              </table:table-cell>
              <table:table-cell office:value-type="float" office:value="6.36410522460938">
                <text:p>6.3641052246093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.66765594482422">
                <text:p>6.66765594482422</text:p>
              </table:table-cell>
              <table:table-cell office:value-type="float" office:value="6.38680982589722">
                <text:p>6.3868098258972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.6902060508728">
                <text:p>6.6902060508728</text:p>
              </table:table-cell>
              <table:table-cell office:value-type="float" office:value="6.40951442718506">
                <text:p>6.4095144271850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.71275615692139">
                <text:p>6.71275615692139</text:p>
              </table:table-cell>
              <table:table-cell office:value-type="float" office:value="6.4322190284729">
                <text:p>6.432219028472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.73530578613281">
                <text:p>6.73530578613281</text:p>
              </table:table-cell>
              <table:table-cell office:value-type="float" office:value="6.4549241065979">
                <text:p>6.45492410659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.7578558921814">
                <text:p>6.7578558921814</text:p>
              </table:table-cell>
              <table:table-cell office:value-type="float" office:value="6.47762870788574">
                <text:p>6.4776287078857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.78040599822998">
                <text:p>6.78040599822998</text:p>
              </table:table-cell>
              <table:table-cell office:value-type="float" office:value="6.50033330917358">
                <text:p>6.5003333091735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.80295562744141">
                <text:p>6.80295562744141</text:p>
              </table:table-cell>
              <table:table-cell office:value-type="float" office:value="6.52303791046143">
                <text:p>6.5230379104614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.82550573348999">
                <text:p>6.82550573348999</text:p>
              </table:table-cell>
              <table:table-cell office:value-type="float" office:value="6.54574251174927">
                <text:p>6.5457425117492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.84805583953857">
                <text:p>6.84805583953857</text:p>
              </table:table-cell>
              <table:table-cell office:value-type="float" office:value="6.56844711303711">
                <text:p>6.5684471130371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.87060546875">
                <text:p>6.87060546875</text:p>
              </table:table-cell>
              <table:table-cell office:value-type="float" office:value="6.59115171432495">
                <text:p>6.5911517143249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.89315557479858">
                <text:p>6.89315557479858</text:p>
              </table:table-cell>
              <table:table-cell office:value-type="float" office:value="6.61385631561279">
                <text:p>6.6138563156127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.91570568084717">
                <text:p>6.91570568084717</text:p>
              </table:table-cell>
              <table:table-cell office:value-type="float" office:value="6.63656091690064">
                <text:p>6.6365609169006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.93825531005859">
                <text:p>6.93825531005859</text:p>
              </table:table-cell>
              <table:table-cell office:value-type="float" office:value="6.65926551818848">
                <text:p>6.6592655181884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.96080541610718">
                <text:p>6.96080541610718</text:p>
              </table:table-cell>
              <table:table-cell office:value-type="float" office:value="6.68197011947632">
                <text:p>6.6819701194763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.98335552215576">
                <text:p>6.98335552215576</text:p>
              </table:table-cell>
              <table:table-cell office:value-type="float" office:value="6.70467472076416">
                <text:p>6.704674720764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00590515136719">
                <text:p>7.00590515136719</text:p>
              </table:table-cell>
              <table:table-cell office:value-type="float" office:value="6.727379322052">
                <text:p>6.7273793220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.02845525741577">
                <text:p>7.02845525741577</text:p>
              </table:table-cell>
              <table:table-cell office:value-type="float" office:value="6.75008392333984">
                <text:p>6.7500839233398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05100536346436">
                <text:p>7.05100536346436</text:p>
              </table:table-cell>
              <table:table-cell office:value-type="float" office:value="6.77278852462769">
                <text:p>6.772788524627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.07355499267578">
                <text:p>7.07355499267578</text:p>
              </table:table-cell>
              <table:table-cell office:value-type="float" office:value="6.79549312591553">
                <text:p>6.7954931259155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.09610509872437">
                <text:p>7.09610509872437</text:p>
              </table:table-cell>
              <table:table-cell office:value-type="float" office:value="6.81819772720337">
                <text:p>6.8181977272033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.11865472793579">
                <text:p>7.11865472793579</text:p>
              </table:table-cell>
              <table:table-cell office:value-type="float" office:value="6.84090232849121">
                <text:p>6.8409023284912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.14120483398438">
                <text:p>7.14120483398438</text:p>
              </table:table-cell>
              <table:table-cell office:value-type="float" office:value="6.86360692977905">
                <text:p>6.863606929779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.16375494003296">
                <text:p>7.16375494003296</text:p>
              </table:table-cell>
              <table:table-cell office:value-type="float" office:value="6.88631153106689">
                <text:p>6.8863115310668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.18630456924439">
                <text:p>7.18630456924439</text:p>
              </table:table-cell>
              <table:table-cell office:value-type="float" office:value="6.90901660919189">
                <text:p>6.9090166091918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.20885467529297">
                <text:p>7.20885467529297</text:p>
              </table:table-cell>
              <table:table-cell office:value-type="float" office:value="6.93172121047974">
                <text:p>6.9317212104797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.23140478134155">
                <text:p>7.23140478134155</text:p>
              </table:table-cell>
              <table:table-cell office:value-type="float" office:value="6.95442581176758">
                <text:p>6.9544258117675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.25395441055298">
                <text:p>7.25395441055298</text:p>
              </table:table-cell>
              <table:table-cell office:value-type="float" office:value="6.97713041305542">
                <text:p>6.9771304130554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.27650451660156">
                <text:p>7.27650451660156</text:p>
              </table:table-cell>
              <table:table-cell office:value-type="float" office:value="6.99983501434326">
                <text:p>6.999835014343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.29905462265015">
                <text:p>7.29905462265015</text:p>
              </table:table-cell>
              <table:table-cell office:value-type="float" office:value="7.0225396156311">
                <text:p>7.022539615631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32160425186157">
                <text:p>7.32160425186157</text:p>
              </table:table-cell>
              <table:table-cell office:value-type="float" office:value="7.04524421691895">
                <text:p>7.045244216918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34415435791016">
                <text:p>7.34415435791016</text:p>
              </table:table-cell>
              <table:table-cell office:value-type="float" office:value="7.06794881820679">
                <text:p>7.0679488182067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.36670446395874">
                <text:p>7.36670446395874</text:p>
              </table:table-cell>
              <table:table-cell office:value-type="float" office:value="7.09065341949463">
                <text:p>7.0906534194946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38925409317017">
                <text:p>7.38925409317017</text:p>
              </table:table-cell>
              <table:table-cell office:value-type="float" office:value="7.11335802078247">
                <text:p>7.1133580207824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41180419921875">
                <text:p>7.41180419921875</text:p>
              </table:table-cell>
              <table:table-cell office:value-type="float" office:value="7.13606262207031">
                <text:p>7.1360626220703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43435430526733">
                <text:p>7.43435430526733</text:p>
              </table:table-cell>
              <table:table-cell office:value-type="float" office:value="7.15876722335815">
                <text:p>7.1587672233581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45690393447876">
                <text:p>7.45690393447876</text:p>
              </table:table-cell>
              <table:table-cell office:value-type="float" office:value="7.181471824646">
                <text:p>7.18147182464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.47945404052734">
                <text:p>7.47945404052734</text:p>
              </table:table-cell>
              <table:table-cell office:value-type="float" office:value="7.20417642593384">
                <text:p>7.2041764259338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.50200414657593">
                <text:p>7.50200414657593</text:p>
              </table:table-cell>
              <table:table-cell office:value-type="float" office:value="7.22688102722168">
                <text:p>7.2268810272216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.52455377578735">
                <text:p>7.52455377578735</text:p>
              </table:table-cell>
              <table:table-cell office:value-type="float" office:value="7.24958562850952">
                <text:p>7.2495856285095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.54710388183594">
                <text:p>7.54710388183594</text:p>
              </table:table-cell>
              <table:table-cell office:value-type="float" office:value="7.27229022979736">
                <text:p>7.2722902297973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.56965398788452">
                <text:p>7.56965398788452</text:p>
              </table:table-cell>
              <table:table-cell office:value-type="float" office:value="7.29499483108521">
                <text:p>7.2949948310852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.59220361709595">
                <text:p>7.59220361709595</text:p>
              </table:table-cell>
              <table:table-cell office:value-type="float" office:value="7.31769943237305">
                <text:p>7.3176994323730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.61475372314453">
                <text:p>7.61475372314453</text:p>
              </table:table-cell>
              <table:table-cell office:value-type="float" office:value="7.34040403366089">
                <text:p>7.340404033660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.63730382919312">
                <text:p>7.63730382919312</text:p>
              </table:table-cell>
              <table:table-cell office:value-type="float" office:value="7.36310863494873">
                <text:p>7.363108634948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.65985345840454">
                <text:p>7.65985345840454</text:p>
              </table:table-cell>
              <table:table-cell office:value-type="float" office:value="7.38581371307373">
                <text:p>7.3858137130737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.68240356445313">
                <text:p>7.68240356445313</text:p>
              </table:table-cell>
              <table:table-cell office:value-type="float" office:value="7.40851831436157">
                <text:p>7.4085183143615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.70495367050171">
                <text:p>7.70495367050171</text:p>
              </table:table-cell>
              <table:table-cell office:value-type="float" office:value="7.43122291564941">
                <text:p>7.4312229156494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.72750329971314">
                <text:p>7.72750329971314</text:p>
              </table:table-cell>
              <table:table-cell office:value-type="float" office:value="7.45392751693726">
                <text:p>7.453927516937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.75005340576172">
                <text:p>7.75005340576172</text:p>
              </table:table-cell>
              <table:table-cell office:value-type="float" office:value="7.4766321182251">
                <text:p>7.476632118225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7726035118103">
                <text:p>7.7726035118103</text:p>
              </table:table-cell>
              <table:table-cell office:value-type="float" office:value="7.49933671951294">
                <text:p>7.4993367195129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.79515314102173">
                <text:p>7.79515314102173</text:p>
              </table:table-cell>
              <table:table-cell office:value-type="float" office:value="7.52204132080078">
                <text:p>7.5220413208007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.81770324707031">
                <text:p>7.81770324707031</text:p>
              </table:table-cell>
              <table:table-cell office:value-type="float" office:value="7.54474592208862">
                <text:p>7.5447459220886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.8402533531189">
                <text:p>7.8402533531189</text:p>
              </table:table-cell>
              <table:table-cell office:value-type="float" office:value="7.56745052337647">
                <text:p>7.5674505233764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.86280298233032">
                <text:p>7.86280298233032</text:p>
              </table:table-cell>
              <table:table-cell office:value-type="float" office:value="7.59015512466431">
                <text:p>7.5901551246643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88535308837891">
                <text:p>7.88535308837891</text:p>
              </table:table-cell>
              <table:table-cell office:value-type="float" office:value="7.61285972595215">
                <text:p>7.612859725952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.90790319442749">
                <text:p>7.90790319442749</text:p>
              </table:table-cell>
              <table:table-cell office:value-type="float" office:value="7.63556432723999">
                <text:p>7.6355643272399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.93206214904785">
                <text:p>7.93206214904785</text:p>
              </table:table-cell>
              <table:table-cell office:value-type="float" office:value="7.61458015441895">
                <text:p>7.614580154418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.95622110366821">
                <text:p>7.95622110366821</text:p>
              </table:table-cell>
              <table:table-cell office:value-type="float" office:value="7.5935959815979">
                <text:p>7.593595981597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.98038053512573">
                <text:p>7.98038053512573</text:p>
              </table:table-cell>
              <table:table-cell office:value-type="float" office:value="7.57261180877686">
                <text:p>7.5726118087768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.00453948974609">
                <text:p>8.00453948974609</text:p>
              </table:table-cell>
              <table:table-cell office:value-type="float" office:value="7.55162763595581">
                <text:p>7.5516276359558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02869892120361">
                <text:p>8.02869892120361</text:p>
              </table:table-cell>
              <table:table-cell office:value-type="float" office:value="7.53064346313477">
                <text:p>7.5306434631347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.05285739898682">
                <text:p>8.05285739898682</text:p>
              </table:table-cell>
              <table:table-cell office:value-type="float" office:value="7.50965929031372">
                <text:p>7.509659290313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.07701683044434">
                <text:p>8.07701683044434</text:p>
              </table:table-cell>
              <table:table-cell office:value-type="float" office:value="7.48867511749268">
                <text:p>7.4886751174926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.10117626190186">
                <text:p>8.10117626190186</text:p>
              </table:table-cell>
              <table:table-cell office:value-type="float" office:value="7.46769094467163">
                <text:p>7.4676909446716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.12533473968506">
                <text:p>8.12533473968506</text:p>
              </table:table-cell>
              <table:table-cell office:value-type="float" office:value="7.44670677185059">
                <text:p>7.4467067718505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.14949417114258">
                <text:p>8.14949417114258</text:p>
              </table:table-cell>
              <table:table-cell office:value-type="float" office:value="7.42572212219238">
                <text:p>7.4257221221923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.1736536026001">
                <text:p>8.1736536026001</text:p>
              </table:table-cell>
              <table:table-cell office:value-type="float" office:value="7.40473794937134">
                <text:p>7.4047379493713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1978120803833">
                <text:p>8.1978120803833</text:p>
              </table:table-cell>
              <table:table-cell office:value-type="float" office:value="7.38375377655029">
                <text:p>7.383753776550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22197151184082">
                <text:p>8.22197151184082</text:p>
              </table:table-cell>
              <table:table-cell office:value-type="float" office:value="7.36276960372925">
                <text:p>7.3627696037292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24613094329834">
                <text:p>8.24613094329834</text:p>
              </table:table-cell>
              <table:table-cell office:value-type="float" office:value="7.3417854309082">
                <text:p>7.341785430908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27028942108154">
                <text:p>8.27028942108154</text:p>
              </table:table-cell>
              <table:table-cell office:value-type="float" office:value="7.32080125808716">
                <text:p>7.3208012580871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29444885253906">
                <text:p>8.29444885253906</text:p>
              </table:table-cell>
              <table:table-cell office:value-type="float" office:value="7.29981708526611">
                <text:p>7.299817085266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.31860828399658">
                <text:p>8.31860828399658</text:p>
              </table:table-cell>
              <table:table-cell office:value-type="float" office:value="7.27883291244507">
                <text:p>7.2788329124450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34276676177979">
                <text:p>8.34276676177979</text:p>
              </table:table-cell>
              <table:table-cell office:value-type="float" office:value="7.25784873962402">
                <text:p>7.2578487396240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.36692619323731">
                <text:p>8.36692619323731</text:p>
              </table:table-cell>
              <table:table-cell office:value-type="float" office:value="7.23686456680298">
                <text:p>7.236864566802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.39108562469482">
                <text:p>8.39108562469482</text:p>
              </table:table-cell>
              <table:table-cell office:value-type="float" office:value="7.21588039398193">
                <text:p>7.2158803939819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.41524505615234">
                <text:p>8.41524505615234</text:p>
              </table:table-cell>
              <table:table-cell office:value-type="float" office:value="7.19489622116089">
                <text:p>7.1948962211608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.43940353393555">
                <text:p>8.43940353393555</text:p>
              </table:table-cell>
              <table:table-cell office:value-type="float" office:value="7.17391204833984">
                <text:p>7.1739120483398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46356296539307">
                <text:p>8.46356296539307</text:p>
              </table:table-cell>
              <table:table-cell office:value-type="float" office:value="7.1529278755188">
                <text:p>7.152927875518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.48772239685059">
                <text:p>8.48772239685059</text:p>
              </table:table-cell>
              <table:table-cell office:value-type="float" office:value="7.13194370269775">
                <text:p>7.1319437026977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.51188087463379">
                <text:p>8.51188087463379</text:p>
              </table:table-cell>
              <table:table-cell office:value-type="float" office:value="7.11095905303955">
                <text:p>7.110959053039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.53604030609131">
                <text:p>8.53604030609131</text:p>
              </table:table-cell>
              <table:table-cell office:value-type="float" office:value="7.08997488021851">
                <text:p>7.0899748802185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.56019973754883">
                <text:p>8.56019973754883</text:p>
              </table:table-cell>
              <table:table-cell office:value-type="float" office:value="7.06899070739746">
                <text:p>7.068990707397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.58435821533203">
                <text:p>8.58435821533203</text:p>
              </table:table-cell>
              <table:table-cell office:value-type="float" office:value="7.04800653457642">
                <text:p>7.048006534576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.60851764678955">
                <text:p>8.60851764678955</text:p>
              </table:table-cell>
              <table:table-cell office:value-type="float" office:value="7.02702236175537">
                <text:p>7.0270223617553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.63267707824707">
                <text:p>8.63267707824707</text:p>
              </table:table-cell>
              <table:table-cell office:value-type="float" office:value="7.00603818893433">
                <text:p>7.006038188934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.65683555603027">
                <text:p>8.65683555603027</text:p>
              </table:table-cell>
              <table:table-cell office:value-type="float" office:value="6.98505401611328">
                <text:p>6.9850540161132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.68099498748779">
                <text:p>8.68099498748779</text:p>
              </table:table-cell>
              <table:table-cell office:value-type="float" office:value="6.96406984329224">
                <text:p>6.9640698432922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.70515441894531">
                <text:p>8.70515441894531</text:p>
              </table:table-cell>
              <table:table-cell office:value-type="float" office:value="6.94308567047119">
                <text:p>6.9430856704711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.72931289672852">
                <text:p>8.72931289672852</text:p>
              </table:table-cell>
              <table:table-cell office:value-type="float" office:value="6.92210149765015">
                <text:p>6.922101497650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.75347232818604">
                <text:p>8.75347232818604</text:p>
              </table:table-cell>
              <table:table-cell office:value-type="float" office:value="6.9011173248291">
                <text:p>6.901117324829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.77763175964356">
                <text:p>8.77763175964356</text:p>
              </table:table-cell>
              <table:table-cell office:value-type="float" office:value="6.88013315200806">
                <text:p>6.8801331520080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.80179023742676">
                <text:p>8.80179023742676</text:p>
              </table:table-cell>
              <table:table-cell office:value-type="float" office:value="6.85914897918701">
                <text:p>6.8591489791870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.82594966888428">
                <text:p>8.82594966888428</text:p>
              </table:table-cell>
              <table:table-cell office:value-type="float" office:value="6.83816480636597">
                <text:p>6.8381648063659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.8501091003418">
                <text:p>8.8501091003418</text:p>
              </table:table-cell>
              <table:table-cell office:value-type="float" office:value="6.81718063354492">
                <text:p>6.817180633544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.874267578125">
                <text:p>8.874267578125</text:p>
              </table:table-cell>
              <table:table-cell office:value-type="float" office:value="6.79619598388672">
                <text:p>6.7961959838867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.89842700958252">
                <text:p>8.89842700958252</text:p>
              </table:table-cell>
              <table:table-cell office:value-type="float" office:value="6.77521181106567">
                <text:p>6.7752118110656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.92258644104004">
                <text:p>8.92258644104004</text:p>
              </table:table-cell>
              <table:table-cell office:value-type="float" office:value="6.75422763824463">
                <text:p>6.754227638244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.94674491882324">
                <text:p>8.94674491882324</text:p>
              </table:table-cell>
              <table:table-cell office:value-type="float" office:value="6.73324346542358">
                <text:p>6.7332434654235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.97090435028076">
                <text:p>8.97090435028076</text:p>
              </table:table-cell>
              <table:table-cell office:value-type="float" office:value="6.71225929260254">
                <text:p>6.7122592926025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.99506378173828">
                <text:p>8.99506378173828</text:p>
              </table:table-cell>
              <table:table-cell office:value-type="float" office:value="6.69127511978149">
                <text:p>6.691275119781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.01922225952148">
                <text:p>9.01922225952148</text:p>
              </table:table-cell>
              <table:table-cell office:value-type="float" office:value="6.67029094696045">
                <text:p>6.6702909469604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.043381690979">
                <text:p>9.043381690979</text:p>
              </table:table-cell>
              <table:table-cell office:value-type="float" office:value="6.6493067741394">
                <text:p>6.649306774139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.06754112243652">
                <text:p>9.06754112243652</text:p>
              </table:table-cell>
              <table:table-cell office:value-type="float" office:value="6.62832260131836">
                <text:p>6.6283226013183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.09169960021973">
                <text:p>9.09169960021973</text:p>
              </table:table-cell>
              <table:table-cell office:value-type="float" office:value="6.60733842849731">
                <text:p>6.6073384284973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.11585903167725">
                <text:p>9.11585903167725</text:p>
              </table:table-cell>
              <table:table-cell office:value-type="float" office:value="6.58635425567627">
                <text:p>6.5863542556762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.14001846313477">
                <text:p>9.14001846313477</text:p>
              </table:table-cell>
              <table:table-cell office:value-type="float" office:value="6.56537008285522">
                <text:p>6.565370082855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.16417694091797">
                <text:p>9.16417694091797</text:p>
              </table:table-cell>
              <table:table-cell office:value-type="float" office:value="6.54438591003418">
                <text:p>6.5443859100341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.18833637237549">
                <text:p>9.18833637237549</text:p>
              </table:table-cell>
              <table:table-cell office:value-type="float" office:value="6.52340173721314">
                <text:p>6.5234017372131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.21249580383301">
                <text:p>9.21249580383301</text:p>
              </table:table-cell>
              <table:table-cell office:value-type="float" office:value="6.50241756439209">
                <text:p>6.5024175643920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.23665428161621">
                <text:p>9.23665428161621</text:p>
              </table:table-cell>
              <table:table-cell office:value-type="float" office:value="6.48143339157105">
                <text:p>6.4814333915710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.26081371307373">
                <text:p>9.26081371307373</text:p>
              </table:table-cell>
              <table:table-cell office:value-type="float" office:value="6.46044874191284">
                <text:p>6.460448741912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.28497314453125">
                <text:p>9.28497314453125</text:p>
              </table:table-cell>
              <table:table-cell office:value-type="float" office:value="6.4394645690918">
                <text:p>6.43946456909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.30913257598877">
                <text:p>9.30913257598877</text:p>
              </table:table-cell>
              <table:table-cell office:value-type="float" office:value="6.41848039627075">
                <text:p>6.4184803962707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.33329105377197">
                <text:p>9.33329105377197</text:p>
              </table:table-cell>
              <table:table-cell office:value-type="float" office:value="6.39749622344971">
                <text:p>6.3974962234497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.35745048522949">
                <text:p>9.35745048522949</text:p>
              </table:table-cell>
              <table:table-cell office:value-type="float" office:value="6.37651205062866">
                <text:p>6.3765120506286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.38160991668701">
                <text:p>9.38160991668701</text:p>
              </table:table-cell>
              <table:table-cell office:value-type="float" office:value="6.35552787780762">
                <text:p>6.3555278778076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.40576839447022">
                <text:p>9.40576839447022</text:p>
              </table:table-cell>
              <table:table-cell office:value-type="float" office:value="6.33454370498657">
                <text:p>6.334543704986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.42992782592773">
                <text:p>9.42992782592773</text:p>
              </table:table-cell>
              <table:table-cell office:value-type="float" office:value="6.31355953216553">
                <text:p>6.3135595321655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.41582489013672">
                <text:p>9.41582489013672</text:p>
              </table:table-cell>
              <table:table-cell office:value-type="float" office:value="6.28483486175537">
                <text:p>6.2848348617553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.40172290802002">
                <text:p>9.40172290802002</text:p>
              </table:table-cell>
              <table:table-cell office:value-type="float" office:value="6.25610971450806">
                <text:p>6.2561097145080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.387619972229">
                <text:p>9.387619972229</text:p>
              </table:table-cell>
              <table:table-cell office:value-type="float" office:value="6.2273850440979">
                <text:p>6.227385044097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.37351703643799">
                <text:p>9.37351703643799</text:p>
              </table:table-cell>
              <table:table-cell office:value-type="float" office:value="6.19866037368774">
                <text:p>6.1986603736877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.35941505432129">
                <text:p>9.35941505432129</text:p>
              </table:table-cell>
              <table:table-cell office:value-type="float" office:value="6.16993522644043">
                <text:p>6.1699352264404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.34531211853027">
                <text:p>9.34531211853027</text:p>
              </table:table-cell>
              <table:table-cell office:value-type="float" office:value="6.14121055603027">
                <text:p>6.1412105560302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.33120918273926">
                <text:p>9.33120918273926</text:p>
              </table:table-cell>
              <table:table-cell office:value-type="float" office:value="6.11248588562012">
                <text:p>6.1124858856201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.31710720062256">
                <text:p>9.31710720062256</text:p>
              </table:table-cell>
              <table:table-cell office:value-type="float" office:value="6.0837607383728">
                <text:p>6.083760738372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.30300426483154">
                <text:p>9.30300426483154</text:p>
              </table:table-cell>
              <table:table-cell office:value-type="float" office:value="6.05503606796265">
                <text:p>6.055036067962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.28890132904053">
                <text:p>9.28890132904053</text:p>
              </table:table-cell>
              <table:table-cell office:value-type="float" office:value="6.02631139755249">
                <text:p>6.0263113975524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.27479934692383">
                <text:p>9.27479934692383</text:p>
              </table:table-cell>
              <table:table-cell office:value-type="float" office:value="5.99758625030518">
                <text:p>5.9975862503051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.26069641113281">
                <text:p>9.26069641113281</text:p>
              </table:table-cell>
              <table:table-cell office:value-type="float" office:value="5.96886157989502">
                <text:p>5.9688615798950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.2465934753418">
                <text:p>9.2465934753418</text:p>
              </table:table-cell>
              <table:table-cell office:value-type="float" office:value="5.94013690948486">
                <text:p>5.940136909484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.2324914932251">
                <text:p>9.2324914932251</text:p>
              </table:table-cell>
              <table:table-cell office:value-type="float" office:value="5.91141176223755">
                <text:p>5.911411762237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.21838855743408">
                <text:p>9.21838855743408</text:p>
              </table:table-cell>
              <table:table-cell office:value-type="float" office:value="5.88268709182739">
                <text:p>5.8826870918273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.20428562164307">
                <text:p>9.20428562164307</text:p>
              </table:table-cell>
              <table:table-cell office:value-type="float" office:value="5.85396242141724">
                <text:p>5.8539624214172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.19018363952637">
                <text:p>9.19018363952637</text:p>
              </table:table-cell>
              <table:table-cell office:value-type="float" office:value="5.82523727416992">
                <text:p>5.8252372741699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.17608070373535">
                <text:p>9.17608070373535</text:p>
              </table:table-cell>
              <table:table-cell office:value-type="float" office:value="5.79651260375977">
                <text:p>5.7965126037597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.16197776794434">
                <text:p>9.16197776794434</text:p>
              </table:table-cell>
              <table:table-cell office:value-type="float" office:value="5.76778745651245">
                <text:p>5.7677874565124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.14787578582764">
                <text:p>9.14787578582764</text:p>
              </table:table-cell>
              <table:table-cell office:value-type="float" office:value="5.7390627861023">
                <text:p>5.739062786102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.13377285003662">
                <text:p>9.13377285003662</text:p>
              </table:table-cell>
              <table:table-cell office:value-type="float" office:value="5.71033811569214">
                <text:p>5.710338115692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.11966991424561">
                <text:p>9.11966991424561</text:p>
              </table:table-cell>
              <table:table-cell office:value-type="float" office:value="5.68161296844482">
                <text:p>5.681612968444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.10556793212891">
                <text:p>9.10556793212891</text:p>
              </table:table-cell>
              <table:table-cell office:value-type="float" office:value="5.65288829803467">
                <text:p>5.652888298034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.09146499633789">
                <text:p>9.09146499633789</text:p>
              </table:table-cell>
              <table:table-cell office:value-type="float" office:value="5.62416362762451">
                <text:p>5.624163627624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.07736206054688">
                <text:p>9.07736206054688</text:p>
              </table:table-cell>
              <table:table-cell office:value-type="float" office:value="5.5954384803772">
                <text:p>5.595438480377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.06325912475586">
                <text:p>9.06325912475586</text:p>
              </table:table-cell>
              <table:table-cell office:value-type="float" office:value="5.56671380996704">
                <text:p>5.5667138099670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.04915714263916">
                <text:p>9.04915714263916</text:p>
              </table:table-cell>
              <table:table-cell office:value-type="float" office:value="5.53798913955689">
                <text:p>5.5379891395568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.03505420684814">
                <text:p>9.03505420684814</text:p>
              </table:table-cell>
              <table:table-cell office:value-type="float" office:value="5.50926399230957">
                <text:p>5.5092639923095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.02095127105713">
                <text:p>9.02095127105713</text:p>
              </table:table-cell>
              <table:table-cell office:value-type="float" office:value="5.48053932189941">
                <text:p>5.4805393218994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.00684928894043">
                <text:p>9.00684928894043</text:p>
              </table:table-cell>
              <table:table-cell office:value-type="float" office:value="5.45181465148926">
                <text:p>5.4518146514892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.99274635314941">
                <text:p>8.99274635314941</text:p>
              </table:table-cell>
              <table:table-cell office:value-type="float" office:value="5.42308950424194">
                <text:p>5.423089504241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.9786434173584">
                <text:p>8.9786434173584</text:p>
              </table:table-cell>
              <table:table-cell office:value-type="float" office:value="5.39436483383179">
                <text:p>5.3943648338317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.9645414352417">
                <text:p>8.9645414352417</text:p>
              </table:table-cell>
              <table:table-cell office:value-type="float" office:value="5.36564016342163">
                <text:p>5.365640163421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.95043849945068">
                <text:p>8.95043849945068</text:p>
              </table:table-cell>
              <table:table-cell office:value-type="float" office:value="5.33691501617432">
                <text:p>5.3369150161743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.93633556365967">
                <text:p>8.93633556365967</text:p>
              </table:table-cell>
              <table:table-cell office:value-type="float" office:value="5.30819034576416">
                <text:p>5.3081903457641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.92223358154297">
                <text:p>8.92223358154297</text:p>
              </table:table-cell>
              <table:table-cell office:value-type="float" office:value="5.279465675354">
                <text:p>5.2794656753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.90813064575195">
                <text:p>8.90813064575195</text:p>
              </table:table-cell>
              <table:table-cell office:value-type="float" office:value="5.25074052810669">
                <text:p>5.2507405281066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.89402770996094">
                <text:p>8.89402770996094</text:p>
              </table:table-cell>
              <table:table-cell office:value-type="float" office:value="5.22201585769653">
                <text:p>5.222015857696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.87992572784424">
                <text:p>8.87992572784424</text:p>
              </table:table-cell>
              <table:table-cell office:value-type="float" office:value="5.19329118728638">
                <text:p>5.1932911872863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.86582279205322">
                <text:p>8.86582279205322</text:p>
              </table:table-cell>
              <table:table-cell office:value-type="float" office:value="5.16456604003906">
                <text:p>5.164566040039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.85171985626221">
                <text:p>8.85171985626221</text:p>
              </table:table-cell>
              <table:table-cell office:value-type="float" office:value="5.13584136962891">
                <text:p>5.135841369628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.83761787414551">
                <text:p>8.83761787414551</text:p>
              </table:table-cell>
              <table:table-cell office:value-type="float" office:value="5.10711669921875">
                <text:p>5.107116699218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.82351493835449">
                <text:p>8.82351493835449</text:p>
              </table:table-cell>
              <table:table-cell office:value-type="float" office:value="5.07839155197144">
                <text:p>5.0783915519714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.80941200256348">
                <text:p>8.80941200256348</text:p>
              </table:table-cell>
              <table:table-cell office:value-type="float" office:value="5.04966688156128">
                <text:p>5.049666881561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.79531002044678">
                <text:p>8.79531002044678</text:p>
              </table:table-cell>
              <table:table-cell office:value-type="float" office:value="5.02094221115112">
                <text:p>5.0209422111511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.78120708465576">
                <text:p>8.78120708465576</text:p>
              </table:table-cell>
              <table:table-cell office:value-type="float" office:value="4.99221706390381">
                <text:p>4.9922170639038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.76710414886475">
                <text:p>8.76710414886475</text:p>
              </table:table-cell>
              <table:table-cell office:value-type="float" office:value="4.96349239349365">
                <text:p>4.9634923934936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.75300216674805">
                <text:p>8.75300216674805</text:p>
              </table:table-cell>
              <table:table-cell office:value-type="float" office:value="4.9347677230835">
                <text:p>4.934767723083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.73889923095703">
                <text:p>8.73889923095703</text:p>
              </table:table-cell>
              <table:table-cell office:value-type="float" office:value="4.90604257583618">
                <text:p>4.906042575836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.72479629516602">
                <text:p>8.72479629516602</text:p>
              </table:table-cell>
              <table:table-cell office:value-type="float" office:value="4.87731790542603">
                <text:p>4.8773179054260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.71069431304932">
                <text:p>8.71069431304932</text:p>
              </table:table-cell>
              <table:table-cell office:value-type="float" office:value="4.84859323501587">
                <text:p>4.8485932350158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.6965913772583">
                <text:p>8.6965913772583</text:p>
              </table:table-cell>
              <table:table-cell office:value-type="float" office:value="4.81986808776856">
                <text:p>4.8198680877685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.68248844146729">
                <text:p>8.68248844146729</text:p>
              </table:table-cell>
              <table:table-cell office:value-type="float" office:value="4.7911434173584">
                <text:p>4.791143417358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.66838645935059">
                <text:p>8.66838645935059</text:p>
              </table:table-cell>
              <table:table-cell office:value-type="float" office:value="4.76241827011108">
                <text:p>4.762418270111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.65428352355957">
                <text:p>8.65428352355957</text:p>
              </table:table-cell>
              <table:table-cell office:value-type="float" office:value="4.73369359970093">
                <text:p>4.733693599700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.64018058776856">
                <text:p>8.64018058776856</text:p>
              </table:table-cell>
              <table:table-cell office:value-type="float" office:value="4.70496892929077">
                <text:p>4.704968929290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.62607860565186">
                <text:p>8.62607860565186</text:p>
              </table:table-cell>
              <table:table-cell office:value-type="float" office:value="4.67624378204346">
                <text:p>4.6762437820434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.61197566986084">
                <text:p>8.61197566986084</text:p>
              </table:table-cell>
              <table:table-cell office:value-type="float" office:value="4.6475191116333">
                <text:p>4.64751911163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.59787273406982">
                <text:p>8.59787273406982</text:p>
              </table:table-cell>
              <table:table-cell office:value-type="float" office:value="4.61879444122314">
                <text:p>4.618794441223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.58377075195313">
                <text:p>8.58377075195313</text:p>
              </table:table-cell>
              <table:table-cell office:value-type="float" office:value="4.59006929397583">
                <text:p>4.5900692939758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.56966781616211">
                <text:p>8.56966781616211</text:p>
              </table:table-cell>
              <table:table-cell office:value-type="float" office:value="4.56134462356567">
                <text:p>4.5613446235656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.55556488037109">
                <text:p>8.55556488037109</text:p>
              </table:table-cell>
              <table:table-cell office:value-type="float" office:value="4.53261995315552">
                <text:p>4.5326199531555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.54146289825439">
                <text:p>8.54146289825439</text:p>
              </table:table-cell>
              <table:table-cell office:value-type="float" office:value="4.5038948059082">
                <text:p>4.50389480590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.52735996246338">
                <text:p>8.52735996246338</text:p>
              </table:table-cell>
              <table:table-cell office:value-type="float" office:value="4.47517013549805">
                <text:p>4.4751701354980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.51325702667236">
                <text:p>8.51325702667236</text:p>
              </table:table-cell>
              <table:table-cell office:value-type="float" office:value="4.44644546508789">
                <text:p>4.4464454650878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.49915504455566">
                <text:p>8.49915504455566</text:p>
              </table:table-cell>
              <table:table-cell office:value-type="float" office:value="4.41772031784058">
                <text:p>4.4177203178405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.48505210876465">
                <text:p>8.48505210876465</text:p>
              </table:table-cell>
              <table:table-cell office:value-type="float" office:value="4.38899564743042">
                <text:p>4.3889956474304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.47094917297363">
                <text:p>8.47094917297363</text:p>
              </table:table-cell>
              <table:table-cell office:value-type="float" office:value="4.36027097702026">
                <text:p>4.3602709770202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.45684719085693">
                <text:p>8.45684719085693</text:p>
              </table:table-cell>
              <table:table-cell office:value-type="float" office:value="4.33154582977295">
                <text:p>4.3315458297729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.44274425506592">
                <text:p>8.44274425506592</text:p>
              </table:table-cell>
              <table:table-cell office:value-type="float" office:value="4.30282115936279">
                <text:p>4.3028211593627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.4286413192749">
                <text:p>8.4286413192749</text:p>
              </table:table-cell>
              <table:table-cell office:value-type="float" office:value="4.27409648895264">
                <text:p>4.274096488952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.4145393371582">
                <text:p>8.4145393371582</text:p>
              </table:table-cell>
              <table:table-cell office:value-type="float" office:value="4.24537134170532">
                <text:p>4.2453713417053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.40043640136719">
                <text:p>8.40043640136719</text:p>
              </table:table-cell>
              <table:table-cell office:value-type="float" office:value="4.21664667129517">
                <text:p>4.2166466712951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.38633346557617">
                <text:p>8.38633346557617</text:p>
              </table:table-cell>
              <table:table-cell office:value-type="float" office:value="4.18792200088501">
                <text:p>4.1879220008850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.37223148345947">
                <text:p>8.37223148345947</text:p>
              </table:table-cell>
              <table:table-cell office:value-type="float" office:value="4.1591968536377">
                <text:p>4.159196853637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.35812854766846">
                <text:p>8.35812854766846</text:p>
              </table:table-cell>
              <table:table-cell office:value-type="float" office:value="4.13047218322754">
                <text:p>4.1304721832275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.34402561187744">
                <text:p>8.34402561187744</text:p>
              </table:table-cell>
              <table:table-cell office:value-type="float" office:value="4.10174751281738">
                <text:p>4.1017475128173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.32992362976074">
                <text:p>8.32992362976074</text:p>
              </table:table-cell>
              <table:table-cell office:value-type="float" office:value="4.07302236557007">
                <text:p>4.0730223655700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.31582069396973">
                <text:p>8.31582069396973</text:p>
              </table:table-cell>
              <table:table-cell office:value-type="float" office:value="4.04429769515991">
                <text:p>4.044297695159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.30171775817871">
                <text:p>8.30171775817871</text:p>
              </table:table-cell>
              <table:table-cell office:value-type="float" office:value="4.01557302474976">
                <text:p>4.0155730247497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.28761577606201">
                <text:p>8.28761577606201</text:p>
              </table:table-cell>
              <table:table-cell office:value-type="float" office:value="3.98684787750244">
                <text:p>3.9868478775024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.273512840271">
                <text:p>8.273512840271</text:p>
              </table:table-cell>
              <table:table-cell office:value-type="float" office:value="3.95812320709229">
                <text:p>3.9581232070922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.25940990447998">
                <text:p>8.25940990447998</text:p>
              </table:table-cell>
              <table:table-cell office:value-type="float" office:value="3.92939829826355">
                <text:p>3.9293982982635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.24530792236328">
                <text:p>8.24530792236328</text:p>
              </table:table-cell>
              <table:table-cell office:value-type="float" office:value="3.90067338943481">
                <text:p>3.9006733894348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.23120498657227">
                <text:p>8.23120498657227</text:p>
              </table:table-cell>
              <table:table-cell office:value-type="float" office:value="3.87194871902466">
                <text:p>3.8719487190246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.21710205078125">
                <text:p>8.21710205078125</text:p>
              </table:table-cell>
              <table:table-cell office:value-type="float" office:value="3.84322381019592">
                <text:p>3.8432238101959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.20300006866455">
                <text:p>8.20300006866455</text:p>
              </table:table-cell>
              <table:table-cell office:value-type="float" office:value="3.81449890136719">
                <text:p>3.8144989013671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.18889713287354">
                <text:p>8.18889713287354</text:p>
              </table:table-cell>
              <table:table-cell office:value-type="float" office:value="3.78577423095703">
                <text:p>3.7857742309570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.17479419708252">
                <text:p>8.17479419708252</text:p>
              </table:table-cell>
              <table:table-cell office:value-type="float" office:value="3.7570493221283">
                <text:p>3.757049322128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.16069221496582">
                <text:p>8.16069221496582</text:p>
              </table:table-cell>
              <table:table-cell office:value-type="float" office:value="3.72832441329956">
                <text:p>3.7283244132995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.14658927917481">
                <text:p>8.14658927917481</text:p>
              </table:table-cell>
              <table:table-cell office:value-type="float" office:value="3.6995997428894">
                <text:p>3.699599742889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.13248634338379">
                <text:p>8.13248634338379</text:p>
              </table:table-cell>
              <table:table-cell office:value-type="float" office:value="3.67087483406067">
                <text:p>3.6708748340606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.11838436126709">
                <text:p>8.11838436126709</text:p>
              </table:table-cell>
              <table:table-cell office:value-type="float" office:value="3.64214992523193">
                <text:p>3.6421499252319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.10428142547607">
                <text:p>8.10428142547607</text:p>
              </table:table-cell>
              <table:table-cell office:value-type="float" office:value="3.6134250164032">
                <text:p>3.61342501640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.09017848968506">
                <text:p>8.09017848968506</text:p>
              </table:table-cell>
              <table:table-cell office:value-type="float" office:value="3.58470034599304">
                <text:p>3.5847003459930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.07607650756836">
                <text:p>8.07607650756836</text:p>
              </table:table-cell>
              <table:table-cell office:value-type="float" office:value="3.55597543716431">
                <text:p>3.5559754371643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.06197357177734">
                <text:p>8.06197357177734</text:p>
              </table:table-cell>
              <table:table-cell office:value-type="float" office:value="3.52725052833557">
                <text:p>3.5272505283355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.04787063598633">
                <text:p>8.04787063598633</text:p>
              </table:table-cell>
              <table:table-cell office:value-type="float" office:value="3.49852585792541">
                <text:p>3.4985258579254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.03376865386963">
                <text:p>8.03376865386963</text:p>
              </table:table-cell>
              <table:table-cell office:value-type="float" office:value="3.46980094909668">
                <text:p>3.4698009490966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.01966571807861">
                <text:p>8.01966571807861</text:p>
              </table:table-cell>
              <table:table-cell office:value-type="float" office:value="3.44107604026794">
                <text:p>3.4410760402679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.0055627822876">
                <text:p>8.0055627822876</text:p>
              </table:table-cell>
              <table:table-cell office:value-type="float" office:value="3.41235136985779">
                <text:p>3.4123513698577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.99146032333374">
                <text:p>7.99146032333374</text:p>
              </table:table-cell>
              <table:table-cell office:value-type="float" office:value="3.38362646102905">
                <text:p>3.3836264610290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.97735786437988">
                <text:p>7.97735786437988</text:p>
              </table:table-cell>
              <table:table-cell office:value-type="float" office:value="3.35490155220032">
                <text:p>3.3549015522003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.96325540542603">
                <text:p>7.96325540542603</text:p>
              </table:table-cell>
              <table:table-cell office:value-type="float" office:value="3.32617688179016">
                <text:p>3.3261768817901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.94915246963501">
                <text:p>7.94915246963501</text:p>
              </table:table-cell>
              <table:table-cell office:value-type="float" office:value="3.29745197296143">
                <text:p>3.2974519729614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.93505001068115">
                <text:p>7.93505001068115</text:p>
              </table:table-cell>
              <table:table-cell office:value-type="float" office:value="3.26872706413269">
                <text:p>3.268727064132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.9209475517273">
                <text:p>7.9209475517273</text:p>
              </table:table-cell>
              <table:table-cell office:value-type="float" office:value="3.24000239372253">
                <text:p>3.2400023937225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.90684461593628">
                <text:p>7.90684461593628</text:p>
              </table:table-cell>
              <table:table-cell office:value-type="float" office:value="3.2112774848938">
                <text:p>3.211277484893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.89274215698242">
                <text:p>7.89274215698242</text:p>
              </table:table-cell>
              <table:table-cell office:value-type="float" office:value="3.18255257606506">
                <text:p>3.1825525760650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.87863969802856">
                <text:p>7.87863969802856</text:p>
              </table:table-cell>
              <table:table-cell office:value-type="float" office:value="3.15382790565491">
                <text:p>3.1538279056549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.86453676223755">
                <text:p>7.86453676223755</text:p>
              </table:table-cell>
              <table:table-cell office:value-type="float" office:value="3.12510299682617">
                <text:p>3.1251029968261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.85043430328369">
                <text:p>7.85043430328369</text:p>
              </table:table-cell>
              <table:table-cell office:value-type="float" office:value="3.09637808799744">
                <text:p>3.0963780879974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.83633184432983">
                <text:p>7.83633184432983</text:p>
              </table:table-cell>
              <table:table-cell office:value-type="float" office:value="3.0676531791687">
                <text:p>3.067653179168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.82222890853882">
                <text:p>7.82222890853882</text:p>
              </table:table-cell>
              <table:table-cell office:value-type="float" office:value="3.03892850875854">
                <text:p>3.0389285087585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.80812644958496">
                <text:p>7.80812644958496</text:p>
              </table:table-cell>
              <table:table-cell office:value-type="float" office:value="3.01020359992981">
                <text:p>3.0102035999298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.79402351379395">
                <text:p>7.79402351379395</text:p>
              </table:table-cell>
              <table:table-cell office:value-type="float" office:value="2.98147869110107">
                <text:p>2.9814786911010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.77992105484009">
                <text:p>7.77992105484009</text:p>
              </table:table-cell>
              <table:table-cell office:value-type="float" office:value="2.95275402069092">
                <text:p>2.9527540206909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.76581859588623">
                <text:p>7.76581859588623</text:p>
              </table:table-cell>
              <table:table-cell office:value-type="float" office:value="2.92402911186218">
                <text:p>2.9240291118621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.75171566009522">
                <text:p>7.75171566009522</text:p>
              </table:table-cell>
              <table:table-cell office:value-type="float" office:value="2.89530420303345">
                <text:p>2.8953042030334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.73761320114136">
                <text:p>7.73761320114136</text:p>
              </table:table-cell>
              <table:table-cell office:value-type="float" office:value="2.86657953262329">
                <text:p>2.8665795326232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.7235107421875">
                <text:p>7.7235107421875</text:p>
              </table:table-cell>
              <table:table-cell office:value-type="float" office:value="2.83785462379456">
                <text:p>2.8378546237945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.70940780639648">
                <text:p>7.70940780639648</text:p>
              </table:table-cell>
              <table:table-cell office:value-type="float" office:value="2.80912971496582">
                <text:p>2.8091297149658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.69530534744263">
                <text:p>7.69530534744263</text:p>
              </table:table-cell>
              <table:table-cell office:value-type="float" office:value="2.78040504455566">
                <text:p>2.780405044555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.68120288848877">
                <text:p>7.68120288848877</text:p>
              </table:table-cell>
              <table:table-cell office:value-type="float" office:value="2.75168013572693">
                <text:p>2.7516801357269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.66709995269775">
                <text:p>7.66709995269775</text:p>
              </table:table-cell>
              <table:table-cell office:value-type="float" office:value="2.72295522689819">
                <text:p>2.7229552268981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.6529974937439">
                <text:p>7.6529974937439</text:p>
              </table:table-cell>
              <table:table-cell office:value-type="float" office:value="2.69423055648804">
                <text:p>2.6942305564880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.6223669052124">
                <text:p>7.6223669052124</text:p>
              </table:table-cell>
              <table:table-cell office:value-type="float" office:value="2.70349097251892">
                <text:p>2.7034909725189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.59173583984375">
                <text:p>7.59173583984375</text:p>
              </table:table-cell>
              <table:table-cell office:value-type="float" office:value="2.71275162696838">
                <text:p>2.7127516269683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.56110525131226">
                <text:p>7.56110525131226</text:p>
              </table:table-cell>
              <table:table-cell office:value-type="float" office:value="2.72201228141785">
                <text:p>2.7220122814178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.53047466278076">
                <text:p>7.53047466278076</text:p>
              </table:table-cell>
              <table:table-cell office:value-type="float" office:value="2.73127269744873">
                <text:p>2.7312726974487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.49984407424927">
                <text:p>7.49984407424927</text:p>
              </table:table-cell>
              <table:table-cell office:value-type="float" office:value="2.74053335189819">
                <text:p>2.7405333518981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.46921300888062">
                <text:p>7.46921300888062</text:p>
              </table:table-cell>
              <table:table-cell office:value-type="float" office:value="2.74979400634766">
                <text:p>2.7497940063476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.43858242034912">
                <text:p>7.43858242034912</text:p>
              </table:table-cell>
              <table:table-cell office:value-type="float" office:value="2.75905442237854">
                <text:p>2.7590544223785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.40795183181763">
                <text:p>7.40795183181763</text:p>
              </table:table-cell>
              <table:table-cell office:value-type="float" office:value="2.768315076828">
                <text:p>2.76831507682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.37732076644897">
                <text:p>7.37732076644897</text:p>
              </table:table-cell>
              <table:table-cell office:value-type="float" office:value="2.77757573127747">
                <text:p>2.7775757312774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.34669017791748">
                <text:p>7.34669017791748</text:p>
              </table:table-cell>
              <table:table-cell office:value-type="float" office:value="2.78683614730835">
                <text:p>2.7868361473083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.31605958938599">
                <text:p>7.31605958938599</text:p>
              </table:table-cell>
              <table:table-cell office:value-type="float" office:value="2.79609680175781">
                <text:p>2.7960968017578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.28542852401733">
                <text:p>7.28542852401733</text:p>
              </table:table-cell>
              <table:table-cell office:value-type="float" office:value="2.80535745620728">
                <text:p>2.8053574562072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.25479793548584">
                <text:p>7.25479793548584</text:p>
              </table:table-cell>
              <table:table-cell office:value-type="float" office:value="2.81461787223816">
                <text:p>2.8146178722381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.22416734695435">
                <text:p>7.22416734695435</text:p>
              </table:table-cell>
              <table:table-cell office:value-type="float" office:value="2.82387852668762">
                <text:p>2.8238785266876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.19353675842285">
                <text:p>7.19353675842285</text:p>
              </table:table-cell>
              <table:table-cell office:value-type="float" office:value="2.83313918113708">
                <text:p>2.8331391811370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.1629056930542">
                <text:p>7.1629056930542</text:p>
              </table:table-cell>
              <table:table-cell office:value-type="float" office:value="2.84239959716797">
                <text:p>2.8423995971679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.13227510452271">
                <text:p>7.13227510452271</text:p>
              </table:table-cell>
              <table:table-cell office:value-type="float" office:value="2.85166025161743">
                <text:p>2.8516602516174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.10164451599121">
                <text:p>7.10164451599121</text:p>
              </table:table-cell>
              <table:table-cell office:value-type="float" office:value="2.86092090606689">
                <text:p>2.8609209060668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.07101345062256">
                <text:p>7.07101345062256</text:p>
              </table:table-cell>
              <table:table-cell office:value-type="float" office:value="2.87018132209778">
                <text:p>2.8701813220977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.04038286209106">
                <text:p>7.04038286209106</text:p>
              </table:table-cell>
              <table:table-cell office:value-type="float" office:value="2.87944197654724">
                <text:p>2.8794419765472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.00975227355957">
                <text:p>7.00975227355957</text:p>
              </table:table-cell>
              <table:table-cell office:value-type="float" office:value="2.8887026309967">
                <text:p>2.888702630996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.97912120819092">
                <text:p>6.97912120819092</text:p>
              </table:table-cell>
              <table:table-cell office:value-type="float" office:value="2.89796304702759">
                <text:p>2.8979630470275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.94849061965942">
                <text:p>6.94849061965942</text:p>
              </table:table-cell>
              <table:table-cell office:value-type="float" office:value="2.90722370147705">
                <text:p>2.9072237014770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.91786003112793">
                <text:p>6.91786003112793</text:p>
              </table:table-cell>
              <table:table-cell office:value-type="float" office:value="2.91648435592651">
                <text:p>2.9164843559265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.88722944259644">
                <text:p>6.88722944259644</text:p>
              </table:table-cell>
              <table:table-cell office:value-type="float" office:value="2.9257447719574">
                <text:p>2.925744771957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.85659837722778">
                <text:p>6.85659837722778</text:p>
              </table:table-cell>
              <table:table-cell office:value-type="float" office:value="2.93500542640686">
                <text:p>2.9350054264068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.82596778869629">
                <text:p>6.82596778869629</text:p>
              </table:table-cell>
              <table:table-cell office:value-type="float" office:value="2.94426608085632">
                <text:p>2.944266080856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.7953372001648">
                <text:p>6.7953372001648</text:p>
              </table:table-cell>
              <table:table-cell office:value-type="float" office:value="2.95352649688721">
                <text:p>2.9535264968872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.76470613479614">
                <text:p>6.76470613479614</text:p>
              </table:table-cell>
              <table:table-cell office:value-type="float" office:value="2.96278715133667">
                <text:p>2.962787151336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.73407554626465">
                <text:p>6.73407554626465</text:p>
              </table:table-cell>
              <table:table-cell office:value-type="float" office:value="2.97204780578613">
                <text:p>2.9720478057861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.70344495773315">
                <text:p>6.70344495773315</text:p>
              </table:table-cell>
              <table:table-cell office:value-type="float" office:value="2.98130822181702">
                <text:p>2.9813082218170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.6728138923645">
                <text:p>6.6728138923645</text:p>
              </table:table-cell>
              <table:table-cell office:value-type="float" office:value="2.99056887626648">
                <text:p>2.9905688762664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.64218330383301">
                <text:p>6.64218330383301</text:p>
              </table:table-cell>
              <table:table-cell office:value-type="float" office:value="2.99982953071594">
                <text:p>2.9998295307159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.61155271530151">
                <text:p>6.61155271530151</text:p>
              </table:table-cell>
              <table:table-cell office:value-type="float" office:value="3.00908994674683">
                <text:p>3.0090899467468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.58092212677002">
                <text:p>6.58092212677002</text:p>
              </table:table-cell>
              <table:table-cell office:value-type="float" office:value="3.01835060119629">
                <text:p>3.0183506011962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.55029106140137">
                <text:p>6.55029106140137</text:p>
              </table:table-cell>
              <table:table-cell office:value-type="float" office:value="3.02761101722717">
                <text:p>3.0276110172271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.51966047286987">
                <text:p>6.51966047286987</text:p>
              </table:table-cell>
              <table:table-cell office:value-type="float" office:value="3.03687167167664">
                <text:p>3.0368716716766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.48902988433838">
                <text:p>6.48902988433838</text:p>
              </table:table-cell>
              <table:table-cell office:value-type="float" office:value="3.0461323261261">
                <text:p>3.046132326126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.45839881896973">
                <text:p>6.45839881896973</text:p>
              </table:table-cell>
              <table:table-cell office:value-type="float" office:value="3.05539274215698">
                <text:p>3.0553927421569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.42776823043823">
                <text:p>6.42776823043823</text:p>
              </table:table-cell>
              <table:table-cell office:value-type="float" office:value="3.06465339660645">
                <text:p>3.0646533966064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.39713764190674">
                <text:p>6.39713764190674</text:p>
              </table:table-cell>
              <table:table-cell office:value-type="float" office:value="3.07391405105591">
                <text:p>3.0739140510559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.36650657653809">
                <text:p>6.36650657653809</text:p>
              </table:table-cell>
              <table:table-cell office:value-type="float" office:value="3.08317446708679">
                <text:p>3.0831744670867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.33587598800659">
                <text:p>6.33587598800659</text:p>
              </table:table-cell>
              <table:table-cell office:value-type="float" office:value="3.09243512153625">
                <text:p>3.0924351215362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.3052453994751">
                <text:p>6.3052453994751</text:p>
              </table:table-cell>
              <table:table-cell office:value-type="float" office:value="3.10169577598572">
                <text:p>3.1016957759857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.2746148109436">
                <text:p>6.2746148109436</text:p>
              </table:table-cell>
              <table:table-cell office:value-type="float" office:value="3.1109561920166">
                <text:p>3.110956192016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.24398374557495">
                <text:p>6.24398374557495</text:p>
              </table:table-cell>
              <table:table-cell office:value-type="float" office:value="3.12021684646606">
                <text:p>3.1202168464660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.21335315704346">
                <text:p>6.21335315704346</text:p>
              </table:table-cell>
              <table:table-cell office:value-type="float" office:value="3.12947750091553">
                <text:p>3.1294775009155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.18272256851196">
                <text:p>6.18272256851196</text:p>
              </table:table-cell>
              <table:table-cell office:value-type="float" office:value="3.13873791694641">
                <text:p>3.1387379169464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.15209150314331">
                <text:p>6.15209150314331</text:p>
              </table:table-cell>
              <table:table-cell office:value-type="float" office:value="3.14799857139587">
                <text:p>3.1479985713958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.12146091461182">
                <text:p>6.12146091461182</text:p>
              </table:table-cell>
              <table:table-cell office:value-type="float" office:value="3.15725922584534">
                <text:p>3.1572592258453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.09083032608032">
                <text:p>6.09083032608032</text:p>
              </table:table-cell>
              <table:table-cell office:value-type="float" office:value="3.16651964187622">
                <text:p>3.166519641876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.06019926071167">
                <text:p>6.06019926071167</text:p>
              </table:table-cell>
              <table:table-cell office:value-type="float" office:value="3.17578029632568">
                <text:p>3.1757802963256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.02956867218018">
                <text:p>6.02956867218018</text:p>
              </table:table-cell>
              <table:table-cell office:value-type="float" office:value="3.18504095077515">
                <text:p>3.185040950775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.99893808364868">
                <text:p>5.99893808364868</text:p>
              </table:table-cell>
              <table:table-cell office:value-type="float" office:value="3.19430136680603">
                <text:p>3.1943013668060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96830749511719">
                <text:p>5.96830749511719</text:p>
              </table:table-cell>
              <table:table-cell office:value-type="float" office:value="3.20356202125549">
                <text:p>3.2035620212554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93767642974854">
                <text:p>5.93767642974854</text:p>
              </table:table-cell>
              <table:table-cell office:value-type="float" office:value="3.21282267570496">
                <text:p>3.2128226757049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.90704584121704">
                <text:p>5.90704584121704</text:p>
              </table:table-cell>
              <table:table-cell office:value-type="float" office:value="3.22208309173584">
                <text:p>3.2220830917358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.87641525268555">
                <text:p>5.87641525268555</text:p>
              </table:table-cell>
              <table:table-cell office:value-type="float" office:value="3.2313437461853">
                <text:p>3.231343746185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.84578418731689">
                <text:p>5.84578418731689</text:p>
              </table:table-cell>
              <table:table-cell office:value-type="float" office:value="3.24060440063477">
                <text:p>3.2406044006347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.8151535987854">
                <text:p>5.8151535987854</text:p>
              </table:table-cell>
              <table:table-cell office:value-type="float" office:value="3.24986481666565">
                <text:p>3.2498648166656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.78452301025391">
                <text:p>5.78452301025391</text:p>
              </table:table-cell>
              <table:table-cell office:value-type="float" office:value="3.25912547111511">
                <text:p>3.2591254711151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75389194488525">
                <text:p>5.75389194488525</text:p>
              </table:table-cell>
              <table:table-cell office:value-type="float" office:value="3.26838612556458">
                <text:p>3.2683861255645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72326135635376">
                <text:p>5.72326135635376</text:p>
              </table:table-cell>
              <table:table-cell office:value-type="float" office:value="3.27764654159546">
                <text:p>3.2776465415954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.69263076782227">
                <text:p>5.69263076782227</text:p>
              </table:table-cell>
              <table:table-cell office:value-type="float" office:value="3.28690719604492">
                <text:p>3.2869071960449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.66200017929077">
                <text:p>5.66200017929077</text:p>
              </table:table-cell>
              <table:table-cell office:value-type="float" office:value="3.29616785049438">
                <text:p>3.2961678504943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63136911392212">
                <text:p>5.63136911392212</text:p>
              </table:table-cell>
              <table:table-cell office:value-type="float" office:value="3.30542826652527">
                <text:p>3.3054282665252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.60073852539063">
                <text:p>5.60073852539063</text:p>
              </table:table-cell>
              <table:table-cell office:value-type="float" office:value="3.31468892097473">
                <text:p>3.3146889209747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.57010793685913">
                <text:p>5.57010793685913</text:p>
              </table:table-cell>
              <table:table-cell office:value-type="float" office:value="3.32394957542419">
                <text:p>3.3239495754241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.53947687149048">
                <text:p>5.53947687149048</text:p>
              </table:table-cell>
              <table:table-cell office:value-type="float" office:value="3.33320999145508">
                <text:p>3.3332099914550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.50884628295898">
                <text:p>5.50884628295898</text:p>
              </table:table-cell>
              <table:table-cell office:value-type="float" office:value="3.34247064590454">
                <text:p>3.3424706459045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.47821569442749">
                <text:p>5.47821569442749</text:p>
              </table:table-cell>
              <table:table-cell office:value-type="float" office:value="3.351731300354">
                <text:p>3.35173130035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.44758462905884">
                <text:p>5.44758462905884</text:p>
              </table:table-cell>
              <table:table-cell office:value-type="float" office:value="3.36099171638489">
                <text:p>3.3609917163848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.41695404052734">
                <text:p>5.41695404052734</text:p>
              </table:table-cell>
              <table:table-cell office:value-type="float" office:value="3.37025237083435">
                <text:p>3.3702523708343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.38632345199585">
                <text:p>5.38632345199585</text:p>
              </table:table-cell>
              <table:table-cell office:value-type="float" office:value="3.37951302528381">
                <text:p>3.3795130252838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.35569286346436">
                <text:p>5.35569286346436</text:p>
              </table:table-cell>
              <table:table-cell office:value-type="float" office:value="3.3887734413147">
                <text:p>3.388773441314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.3250617980957">
                <text:p>5.3250617980957</text:p>
              </table:table-cell>
              <table:table-cell office:value-type="float" office:value="3.39803409576416">
                <text:p>3.3980340957641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.29443120956421">
                <text:p>5.29443120956421</text:p>
              </table:table-cell>
              <table:table-cell office:value-type="float" office:value="3.40729475021362">
                <text:p>3.4072947502136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.26380062103272">
                <text:p>5.26380062103272</text:p>
              </table:table-cell>
              <table:table-cell office:value-type="float" office:value="3.41655516624451">
                <text:p>3.4165551662445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.23316955566406">
                <text:p>5.23316955566406</text:p>
              </table:table-cell>
              <table:table-cell office:value-type="float" office:value="3.42581582069397">
                <text:p>3.4258158206939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.20253896713257">
                <text:p>5.20253896713257</text:p>
              </table:table-cell>
              <table:table-cell office:value-type="float" office:value="3.43507647514343">
                <text:p>3.4350764751434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.17190837860107">
                <text:p>5.17190837860107</text:p>
              </table:table-cell>
              <table:table-cell office:value-type="float" office:value="3.44433689117432">
                <text:p>3.444336891174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.14127731323242">
                <text:p>5.14127731323242</text:p>
              </table:table-cell>
              <table:table-cell office:value-type="float" office:value="3.45359754562378">
                <text:p>3.4535975456237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.11064672470093">
                <text:p>5.11064672470093</text:p>
              </table:table-cell>
              <table:table-cell office:value-type="float" office:value="3.46285820007324">
                <text:p>3.4628582000732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.08001613616943">
                <text:p>5.08001613616943</text:p>
              </table:table-cell>
              <table:table-cell office:value-type="float" office:value="3.47211861610413">
                <text:p>3.4721186161041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.04938507080078">
                <text:p>5.04938507080078</text:p>
              </table:table-cell>
              <table:table-cell office:value-type="float" office:value="3.48137927055359">
                <text:p>3.4813792705535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.01875448226929">
                <text:p>5.01875448226929</text:p>
              </table:table-cell>
              <table:table-cell office:value-type="float" office:value="3.49063992500305">
                <text:p>3.4906399250030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98812389373779">
                <text:p>4.98812389373779</text:p>
              </table:table-cell>
              <table:table-cell office:value-type="float" office:value="3.49990034103394">
                <text:p>3.4999003410339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9574933052063">
                <text:p>4.9574933052063</text:p>
              </table:table-cell>
              <table:table-cell office:value-type="float" office:value="3.5091609954834">
                <text:p>3.50916099548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92686223983765">
                <text:p>4.92686223983765</text:p>
              </table:table-cell>
              <table:table-cell office:value-type="float" office:value="3.51842164993286">
                <text:p>3.5184216499328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89623165130615">
                <text:p>4.89623165130615</text:p>
              </table:table-cell>
              <table:table-cell office:value-type="float" office:value="3.52768206596375">
                <text:p>3.5276820659637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86560106277466">
                <text:p>4.86560106277466</text:p>
              </table:table-cell>
              <table:table-cell office:value-type="float" office:value="3.53694272041321">
                <text:p>3.5369427204132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83496999740601">
                <text:p>4.83496999740601</text:p>
              </table:table-cell>
              <table:table-cell office:value-type="float" office:value="3.54620337486267">
                <text:p>3.5462033748626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80433940887451">
                <text:p>4.80433940887451</text:p>
              </table:table-cell>
              <table:table-cell office:value-type="float" office:value="3.55546379089355">
                <text:p>3.555463790893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77370882034302">
                <text:p>4.77370882034302</text:p>
              </table:table-cell>
              <table:table-cell office:value-type="float" office:value="3.56472444534302">
                <text:p>3.564724445343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74307775497437">
                <text:p>4.74307775497437</text:p>
              </table:table-cell>
              <table:table-cell office:value-type="float" office:value="3.57398509979248">
                <text:p>3.5739850997924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71244716644287">
                <text:p>4.71244716644287</text:p>
              </table:table-cell>
              <table:table-cell office:value-type="float" office:value="3.58324551582336">
                <text:p>3.5832455158233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68181657791138">
                <text:p>4.68181657791138</text:p>
              </table:table-cell>
              <table:table-cell office:value-type="float" office:value="3.59250617027283">
                <text:p>3.5925061702728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65118598937988">
                <text:p>4.65118598937988</text:p>
              </table:table-cell>
              <table:table-cell office:value-type="float" office:value="3.60176682472229">
                <text:p>3.6017668247222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62055492401123">
                <text:p>4.62055492401123</text:p>
              </table:table-cell>
              <table:table-cell office:value-type="float" office:value="3.61102724075317">
                <text:p>3.6110272407531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8992433547974">
                <text:p>4.58992433547974</text:p>
              </table:table-cell>
              <table:table-cell office:value-type="float" office:value="3.62028789520264">
                <text:p>3.6202878952026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5929374694824">
                <text:p>4.55929374694824</text:p>
              </table:table-cell>
              <table:table-cell office:value-type="float" office:value="3.6295485496521">
                <text:p>3.629548549652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2866268157959">
                <text:p>4.52866268157959</text:p>
              </table:table-cell>
              <table:table-cell office:value-type="float" office:value="3.63880896568298">
                <text:p>3.6388089656829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4980320930481">
                <text:p>4.4980320930481</text:p>
              </table:table-cell>
              <table:table-cell office:value-type="float" office:value="3.64806962013245">
                <text:p>3.6480696201324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4674015045166">
                <text:p>4.4674015045166</text:p>
              </table:table-cell>
              <table:table-cell office:value-type="float" office:value="3.65733027458191">
                <text:p>3.6573302745819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43677043914795">
                <text:p>4.43677043914795</text:p>
              </table:table-cell>
              <table:table-cell office:value-type="float" office:value="3.66659069061279">
                <text:p>3.6665906906127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40613985061646">
                <text:p>4.40613985061646</text:p>
              </table:table-cell>
              <table:table-cell office:value-type="float" office:value="3.67585134506226">
                <text:p>3.6758513450622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37550926208496">
                <text:p>4.37550926208496</text:p>
              </table:table-cell>
              <table:table-cell office:value-type="float" office:value="3.68511199951172">
                <text:p>3.6851119995117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34487867355347">
                <text:p>4.34487867355347</text:p>
              </table:table-cell>
              <table:table-cell office:value-type="float" office:value="3.6943724155426">
                <text:p>3.694372415542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31424760818481">
                <text:p>4.31424760818481</text:p>
              </table:table-cell>
              <table:table-cell office:value-type="float" office:value="3.70363306999207">
                <text:p>3.7036330699920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28361701965332">
                <text:p>4.28361701965332</text:p>
              </table:table-cell>
              <table:table-cell office:value-type="float" office:value="3.71289372444153">
                <text:p>3.7128937244415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25298643112183">
                <text:p>4.25298643112183</text:p>
              </table:table-cell>
              <table:table-cell office:value-type="float" office:value="3.72215414047241">
                <text:p>3.7221541404724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22235536575317">
                <text:p>4.22235536575317</text:p>
              </table:table-cell>
              <table:table-cell office:value-type="float" office:value="3.73141479492187">
                <text:p>3.7314147949218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19172477722168">
                <text:p>4.19172477722168</text:p>
              </table:table-cell>
              <table:table-cell office:value-type="float" office:value="3.74067544937134">
                <text:p>3.7406754493713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16109418869019">
                <text:p>4.16109418869019</text:p>
              </table:table-cell>
              <table:table-cell office:value-type="float" office:value="3.74993586540222">
                <text:p>3.749935865402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13046312332153">
                <text:p>4.13046312332153</text:p>
              </table:table-cell>
              <table:table-cell office:value-type="float" office:value="3.75919651985168">
                <text:p>3.7591965198516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09983253479004">
                <text:p>4.09983253479004</text:p>
              </table:table-cell>
              <table:table-cell office:value-type="float" office:value="3.76845717430115">
                <text:p>3.7684571743011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06920194625855">
                <text:p>4.06920194625855</text:p>
              </table:table-cell>
              <table:table-cell office:value-type="float" office:value="3.77771759033203">
                <text:p>3.7777175903320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03857135772705">
                <text:p>4.03857135772705</text:p>
              </table:table-cell>
              <table:table-cell office:value-type="float" office:value="3.78697824478149">
                <text:p>3.7869782447814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0079402923584">
                <text:p>4.0079402923584</text:p>
              </table:table-cell>
              <table:table-cell office:value-type="float" office:value="3.79623889923096">
                <text:p>3.7962388992309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.9773097038269">
                <text:p>3.9773097038269</text:p>
              </table:table-cell>
              <table:table-cell office:value-type="float" office:value="3.80549931526184">
                <text:p>3.8054993152618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.94667887687683">
                <text:p>3.94667887687683</text:p>
              </table:table-cell>
              <table:table-cell office:value-type="float" office:value="3.8147599697113">
                <text:p>3.814759969711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.91604828834534">
                <text:p>3.91604828834534</text:p>
              </table:table-cell>
              <table:table-cell office:value-type="float" office:value="3.82402062416077">
                <text:p>3.8240206241607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.88541746139526">
                <text:p>3.88541746139526</text:p>
              </table:table-cell>
              <table:table-cell office:value-type="float" office:value="3.83328104019165">
                <text:p>3.8332810401916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.85478663444519">
                <text:p>3.85478663444519</text:p>
              </table:table-cell>
              <table:table-cell office:value-type="float" office:value="3.84254169464111">
                <text:p>3.8425416946411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.8241560459137">
                <text:p>3.8241560459137</text:p>
              </table:table-cell>
              <table:table-cell office:value-type="float" office:value="3.85180234909058">
                <text:p>3.8518023490905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.79352521896362">
                <text:p>3.79352521896362</text:p>
              </table:table-cell>
              <table:table-cell office:value-type="float" office:value="3.86106276512146">
                <text:p>3.8610627651214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.76289463043213">
                <text:p>3.76289463043213</text:p>
              </table:table-cell>
              <table:table-cell office:value-type="float" office:value="3.87032341957092">
                <text:p>3.870323419570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.73226380348206">
                <text:p>3.73226380348206</text:p>
              </table:table-cell>
              <table:table-cell office:value-type="float" office:value="3.87958407402039">
                <text:p>3.8795840740203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.70163297653198">
                <text:p>3.70163297653198</text:p>
              </table:table-cell>
              <table:table-cell office:value-type="float" office:value="3.88884449005127">
                <text:p>3.8888444900512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.67100238800049">
                <text:p>3.67100238800049</text:p>
              </table:table-cell>
              <table:table-cell office:value-type="float" office:value="3.89810514450073">
                <text:p>3.8981051445007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.64037156105041">
                <text:p>3.64037156105041</text:p>
              </table:table-cell>
              <table:table-cell office:value-type="float" office:value="3.9073657989502">
                <text:p>3.907365798950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.60974097251892">
                <text:p>3.60974097251892</text:p>
              </table:table-cell>
              <table:table-cell office:value-type="float" office:value="3.91662621498108">
                <text:p>3.9166262149810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.57911014556885">
                <text:p>3.57911014556885</text:p>
              </table:table-cell>
              <table:table-cell office:value-type="float" office:value="3.92588686943054">
                <text:p>3.9258868694305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.54847931861877">
                <text:p>3.54847931861877</text:p>
              </table:table-cell>
              <table:table-cell office:value-type="float" office:value="3.93514752388">
                <text:p>3.935147523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.51784873008728">
                <text:p>3.51784873008728</text:p>
              </table:table-cell>
              <table:table-cell office:value-type="float" office:value="3.94440793991089">
                <text:p>3.944407939910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.48721790313721">
                <text:p>3.48721790313721</text:p>
              </table:table-cell>
              <table:table-cell office:value-type="float" office:value="3.95366859436035">
                <text:p>3.9536685943603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.45658731460571">
                <text:p>3.45658731460571</text:p>
              </table:table-cell>
              <table:table-cell office:value-type="float" office:value="3.96292924880981">
                <text:p>3.9629292488098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.42595648765564">
                <text:p>3.42595648765564</text:p>
              </table:table-cell>
              <table:table-cell office:value-type="float" office:value="3.9721896648407">
                <text:p>3.972189664840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.39532566070557">
                <text:p>3.39532566070557</text:p>
              </table:table-cell>
              <table:table-cell office:value-type="float" office:value="3.98145031929016">
                <text:p>3.9814503192901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.36469507217407">
                <text:p>3.36469507217407</text:p>
              </table:table-cell>
              <table:table-cell office:value-type="float" office:value="3.99071097373962">
                <text:p>3.9907109737396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.334064245224">
                <text:p>3.334064245224</text:p>
              </table:table-cell>
              <table:table-cell office:value-type="float" office:value="3.99997138977051">
                <text:p>3.9999713897705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.3034336566925">
                <text:p>3.3034336566925</text:p>
              </table:table-cell>
              <table:table-cell office:value-type="float" office:value="4.00923204421997">
                <text:p>4.0092320442199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.27280282974243">
                <text:p>3.27280282974243</text:p>
              </table:table-cell>
              <table:table-cell office:value-type="float" office:value="4.01849269866943">
                <text:p>4.0184926986694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.24217200279236">
                <text:p>3.24217200279236</text:p>
              </table:table-cell>
              <table:table-cell office:value-type="float" office:value="4.0277533531189">
                <text:p>4.027753353118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.21154141426086">
                <text:p>3.21154141426086</text:p>
              </table:table-cell>
              <table:table-cell office:value-type="float" office:value="4.03701400756836">
                <text:p>4.0370140075683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.18091058731079">
                <text:p>3.18091058731079</text:p>
              </table:table-cell>
              <table:table-cell office:value-type="float" office:value="4.04627418518066">
                <text:p>4.0462741851806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.1502799987793">
                <text:p>3.1502799987793</text:p>
              </table:table-cell>
              <table:table-cell office:value-type="float" office:value="4.05553483963013">
                <text:p>4.0555348396301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.11964917182922">
                <text:p>3.11964917182922</text:p>
              </table:table-cell>
              <table:table-cell office:value-type="float" office:value="4.06479549407959">
                <text:p>4.0647954940795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.08901834487915">
                <text:p>3.08901834487915</text:p>
              </table:table-cell>
              <table:table-cell office:value-type="float" office:value="4.07405614852905">
                <text:p>4.0740561485290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.05838775634766">
                <text:p>3.05838775634766</text:p>
              </table:table-cell>
              <table:table-cell office:value-type="float" office:value="4.08331680297852">
                <text:p>4.0833168029785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.02775692939758">
                <text:p>3.02775692939758</text:p>
              </table:table-cell>
              <table:table-cell office:value-type="float" office:value="4.09257745742798">
                <text:p>4.0925774574279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.99712634086609">
                <text:p>2.99712634086609</text:p>
              </table:table-cell>
              <table:table-cell office:value-type="float" office:value="4.10183763504028">
                <text:p>4.1018376350402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.96649551391602">
                <text:p>2.96649551391602</text:p>
              </table:table-cell>
              <table:table-cell office:value-type="float" office:value="4.11109828948975">
                <text:p>4.1110982894897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93586468696594">
                <text:p>2.93586468696594</text:p>
              </table:table-cell>
              <table:table-cell office:value-type="float" office:value="4.12035894393921">
                <text:p>4.1203589439392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.90523409843445">
                <text:p>2.90523409843445</text:p>
              </table:table-cell>
              <table:table-cell office:value-type="float" office:value="4.12961959838867">
                <text:p>4.1296195983886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.87460327148437">
                <text:p>2.87460327148437</text:p>
              </table:table-cell>
              <table:table-cell office:value-type="float" office:value="4.13888025283814">
                <text:p>4.138880252838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.84397268295288">
                <text:p>2.84397268295288</text:p>
              </table:table-cell>
              <table:table-cell office:value-type="float" office:value="4.1481409072876">
                <text:p>4.14814090728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81334185600281">
                <text:p>2.81334185600281</text:p>
              </table:table-cell>
              <table:table-cell office:value-type="float" office:value="4.1574010848999">
                <text:p>4.157401084899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78271102905273">
                <text:p>2.78271102905273</text:p>
              </table:table-cell>
              <table:table-cell office:value-type="float" office:value="4.16666173934937">
                <text:p>4.1666617393493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75208044052124">
                <text:p>2.75208044052124</text:p>
              </table:table-cell>
              <table:table-cell office:value-type="float" office:value="4.17592239379883">
                <text:p>4.1759223937988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.72144961357117">
                <text:p>2.72144961357117</text:p>
              </table:table-cell>
              <table:table-cell office:value-type="float" office:value="4.18518304824829">
                <text:p>4.1851830482482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69081902503967">
                <text:p>2.69081902503967</text:p>
              </table:table-cell>
              <table:table-cell office:value-type="float" office:value="4.19444370269775">
                <text:p>4.1944437026977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.6601881980896">
                <text:p>2.6601881980896</text:p>
              </table:table-cell>
              <table:table-cell office:value-type="float" office:value="4.20370435714722">
                <text:p>4.203704357147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.62955737113953">
                <text:p>2.62955737113953</text:p>
              </table:table-cell>
              <table:table-cell office:value-type="float" office:value="4.21296453475952">
                <text:p>4.2129645347595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.59892678260803">
                <text:p>2.59892678260803</text:p>
              </table:table-cell>
              <table:table-cell office:value-type="float" office:value="4.22222518920898">
                <text:p>4.2222251892089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.56829595565796">
                <text:p>2.56829595565796</text:p>
              </table:table-cell>
              <table:table-cell office:value-type="float" office:value="4.23148584365845">
                <text:p>4.2314858436584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.53766536712646">
                <text:p>2.53766536712646</text:p>
              </table:table-cell>
              <table:table-cell office:value-type="float" office:value="4.24074649810791">
                <text:p>4.2407464981079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50703454017639">
                <text:p>2.50703454017639</text:p>
              </table:table-cell>
              <table:table-cell office:value-type="float" office:value="4.25000715255737">
                <text:p>4.2500071525573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47640371322632">
                <text:p>2.47640371322632</text:p>
              </table:table-cell>
              <table:table-cell office:value-type="float" office:value="4.25926780700684">
                <text:p>4.2592678070068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47342562675476">
                <text:p>2.47342562675476</text:p>
              </table:table-cell>
              <table:table-cell office:value-type="float" office:value="4.29112863540649">
                <text:p>4.2911286354064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4704475402832">
                <text:p>2.4704475402832</text:p>
              </table:table-cell>
              <table:table-cell office:value-type="float" office:value="4.32298994064331">
                <text:p>4.3229899406433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46746921539307">
                <text:p>2.46746921539307</text:p>
              </table:table-cell>
              <table:table-cell office:value-type="float" office:value="4.35485076904297">
                <text:p>4.3548507690429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46449112892151">
                <text:p>2.46449112892151</text:p>
              </table:table-cell>
              <table:table-cell office:value-type="float" office:value="4.38671207427979">
                <text:p>4.3867120742797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.46151304244995">
                <text:p>2.46151304244995</text:p>
              </table:table-cell>
              <table:table-cell office:value-type="float" office:value="4.4185733795166">
                <text:p>4.418573379516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45853471755981">
                <text:p>2.45853471755981</text:p>
              </table:table-cell>
              <table:table-cell office:value-type="float" office:value="4.45043420791626">
                <text:p>4.4504342079162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.45555663108826">
                <text:p>2.45555663108826</text:p>
              </table:table-cell>
              <table:table-cell office:value-type="float" office:value="4.48229551315308">
                <text:p>4.4822955131530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4525785446167">
                <text:p>2.4525785446167</text:p>
              </table:table-cell>
              <table:table-cell office:value-type="float" office:value="4.51415634155273">
                <text:p>4.5141563415527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44960021972656">
                <text:p>2.44960021972656</text:p>
              </table:table-cell>
              <table:table-cell office:value-type="float" office:value="4.54601764678955">
                <text:p>4.5460176467895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.446622133255">
                <text:p>2.446622133255</text:p>
              </table:table-cell>
              <table:table-cell office:value-type="float" office:value="4.57787895202637">
                <text:p>4.5778789520263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.44364404678345">
                <text:p>2.44364404678345</text:p>
              </table:table-cell>
              <table:table-cell office:value-type="float" office:value="4.60973978042603">
                <text:p>4.6097397804260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44066572189331">
                <text:p>2.44066572189331</text:p>
              </table:table-cell>
              <table:table-cell office:value-type="float" office:value="4.64160108566284">
                <text:p>4.6416010856628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.43768763542175">
                <text:p>2.43768763542175</text:p>
              </table:table-cell>
              <table:table-cell office:value-type="float" office:value="4.6734619140625">
                <text:p>4.673461914062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.4347095489502">
                <text:p>2.4347095489502</text:p>
              </table:table-cell>
              <table:table-cell office:value-type="float" office:value="4.70532321929932">
                <text:p>4.7053232192993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.43173122406006">
                <text:p>2.43173122406006</text:p>
              </table:table-cell>
              <table:table-cell office:value-type="float" office:value="4.73718404769897">
                <text:p>4.7371840476989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.4287531375885">
                <text:p>2.4287531375885</text:p>
              </table:table-cell>
              <table:table-cell office:value-type="float" office:value="4.76904535293579">
                <text:p>4.7690453529357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.42577505111694">
                <text:p>2.42577505111694</text:p>
              </table:table-cell>
              <table:table-cell office:value-type="float" office:value="4.80090665817261">
                <text:p>4.8009066581726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.42279672622681">
                <text:p>2.42279672622681</text:p>
              </table:table-cell>
              <table:table-cell office:value-type="float" office:value="4.83276748657227">
                <text:p>4.8327674865722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.41981863975525">
                <text:p>2.41981863975525</text:p>
              </table:table-cell>
              <table:table-cell office:value-type="float" office:value="4.86462879180908">
                <text:p>4.8646287918090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.41684055328369">
                <text:p>2.41684055328369</text:p>
              </table:table-cell>
              <table:table-cell office:value-type="float" office:value="4.89648962020874">
                <text:p>4.8964896202087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.41386222839355">
                <text:p>2.41386222839355</text:p>
              </table:table-cell>
              <table:table-cell office:value-type="float" office:value="4.92835092544556">
                <text:p>4.9283509254455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.410884141922">
                <text:p>2.410884141922</text:p>
              </table:table-cell>
              <table:table-cell office:value-type="float" office:value="4.96021223068237">
                <text:p>4.9602122306823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.40790581703186">
                <text:p>2.40790581703186</text:p>
              </table:table-cell>
              <table:table-cell office:value-type="float" office:value="4.99207305908203">
                <text:p>4.9920730590820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.4049277305603">
                <text:p>2.4049277305603</text:p>
              </table:table-cell>
              <table:table-cell office:value-type="float" office:value="5.02393436431885">
                <text:p>5.0239343643188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.40194964408875">
                <text:p>2.40194964408875</text:p>
              </table:table-cell>
              <table:table-cell office:value-type="float" office:value="5.05579519271851">
                <text:p>5.0557951927185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.39897131919861">
                <text:p>2.39897131919861</text:p>
              </table:table-cell>
              <table:table-cell office:value-type="float" office:value="5.08765649795532">
                <text:p>5.0876564979553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.39599323272705">
                <text:p>2.39599323272705</text:p>
              </table:table-cell>
              <table:table-cell office:value-type="float" office:value="5.11951780319214">
                <text:p>5.119517803192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.39301514625549">
                <text:p>2.39301514625549</text:p>
              </table:table-cell>
              <table:table-cell office:value-type="float" office:value="5.1513786315918">
                <text:p>5.151378631591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.39003682136536">
                <text:p>2.39003682136536</text:p>
              </table:table-cell>
              <table:table-cell office:value-type="float" office:value="5.18323993682861">
                <text:p>5.1832399368286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.3870587348938">
                <text:p>2.3870587348938</text:p>
              </table:table-cell>
              <table:table-cell office:value-type="float" office:value="5.21510076522827">
                <text:p>5.215100765228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.38408064842224">
                <text:p>2.38408064842224</text:p>
              </table:table-cell>
              <table:table-cell office:value-type="float" office:value="5.24696207046509">
                <text:p>5.2469620704650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.3811023235321">
                <text:p>2.3811023235321</text:p>
              </table:table-cell>
              <table:table-cell office:value-type="float" office:value="5.2788233757019">
                <text:p>5.278823375701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.37812423706055">
                <text:p>2.37812423706055</text:p>
              </table:table-cell>
              <table:table-cell office:value-type="float" office:value="5.31068420410156">
                <text:p>5.3106842041015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.37514615058899">
                <text:p>2.37514615058899</text:p>
              </table:table-cell>
              <table:table-cell office:value-type="float" office:value="5.34254550933838">
                <text:p>5.3425455093383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.37216782569885">
                <text:p>2.37216782569885</text:p>
              </table:table-cell>
              <table:table-cell office:value-type="float" office:value="5.37440633773804">
                <text:p>5.3744063377380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.36918973922729">
                <text:p>2.36918973922729</text:p>
              </table:table-cell>
              <table:table-cell office:value-type="float" office:value="5.40626764297485">
                <text:p>5.4062676429748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.36621165275574">
                <text:p>2.36621165275574</text:p>
              </table:table-cell>
              <table:table-cell office:value-type="float" office:value="5.43812894821167">
                <text:p>5.4381289482116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.3632333278656">
                <text:p>2.3632333278656</text:p>
              </table:table-cell>
              <table:table-cell office:value-type="float" office:value="5.46998977661133">
                <text:p>5.4699897766113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.36025524139404">
                <text:p>2.36025524139404</text:p>
              </table:table-cell>
              <table:table-cell office:value-type="float" office:value="5.50185108184814">
                <text:p>5.501851081848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.35727715492249">
                <text:p>2.35727715492249</text:p>
              </table:table-cell>
              <table:table-cell office:value-type="float" office:value="5.5337119102478">
                <text:p>5.533711910247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.35429883003235">
                <text:p>2.35429883003235</text:p>
              </table:table-cell>
              <table:table-cell office:value-type="float" office:value="5.56557321548462">
                <text:p>5.5655732154846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35132074356079">
                <text:p>2.35132074356079</text:p>
              </table:table-cell>
              <table:table-cell office:value-type="float" office:value="5.59743452072144">
                <text:p>5.5974345207214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34834265708923">
                <text:p>2.34834265708923</text:p>
              </table:table-cell>
              <table:table-cell office:value-type="float" office:value="5.62929534912109">
                <text:p>5.6292953491210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3453643321991">
                <text:p>2.3453643321991</text:p>
              </table:table-cell>
              <table:table-cell office:value-type="float" office:value="5.66115665435791">
                <text:p>5.6611566543579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34238624572754">
                <text:p>2.34238624572754</text:p>
              </table:table-cell>
              <table:table-cell office:value-type="float" office:value="5.69301748275757">
                <text:p>5.6930174827575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33940815925598">
                <text:p>2.33940815925598</text:p>
              </table:table-cell>
              <table:table-cell office:value-type="float" office:value="5.72487878799439">
                <text:p>5.7248787879943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33642983436584">
                <text:p>2.33642983436584</text:p>
              </table:table-cell>
              <table:table-cell office:value-type="float" office:value="5.7567400932312">
                <text:p>5.756740093231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33345174789429">
                <text:p>2.33345174789429</text:p>
              </table:table-cell>
              <table:table-cell office:value-type="float" office:value="5.78860092163086">
                <text:p>5.7886009216308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33047366142273">
                <text:p>2.33047366142273</text:p>
              </table:table-cell>
              <table:table-cell office:value-type="float" office:value="5.82046222686768">
                <text:p>5.8204622268676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.32749533653259">
                <text:p>2.32749533653259</text:p>
              </table:table-cell>
              <table:table-cell office:value-type="float" office:value="5.85232305526733">
                <text:p>5.8523230552673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.32451725006104">
                <text:p>2.32451725006104</text:p>
              </table:table-cell>
              <table:table-cell office:value-type="float" office:value="5.88418436050415">
                <text:p>5.8841843605041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32153916358948">
                <text:p>2.32153916358948</text:p>
              </table:table-cell>
              <table:table-cell office:value-type="float" office:value="5.91604566574097">
                <text:p>5.9160456657409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.31856083869934">
                <text:p>2.31856083869934</text:p>
              </table:table-cell>
              <table:table-cell office:value-type="float" office:value="5.94790649414063">
                <text:p>5.9479064941406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31558275222778">
                <text:p>2.31558275222778</text:p>
              </table:table-cell>
              <table:table-cell office:value-type="float" office:value="5.97976779937744">
                <text:p>5.9797677993774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31260466575623">
                <text:p>2.31260466575623</text:p>
              </table:table-cell>
              <table:table-cell office:value-type="float" office:value="6.0116286277771">
                <text:p>6.011628627777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30962634086609">
                <text:p>2.30962634086609</text:p>
              </table:table-cell>
              <table:table-cell office:value-type="float" office:value="6.04348993301392">
                <text:p>6.0434899330139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30664825439453">
                <text:p>2.30664825439453</text:p>
              </table:table-cell>
              <table:table-cell office:value-type="float" office:value="6.07535123825073">
                <text:p>6.0753512382507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30366992950439">
                <text:p>2.30366992950439</text:p>
              </table:table-cell>
              <table:table-cell office:value-type="float" office:value="6.10721206665039">
                <text:p>6.1072120666503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30069184303284">
                <text:p>2.30069184303284</text:p>
              </table:table-cell>
              <table:table-cell office:value-type="float" office:value="6.13907337188721">
                <text:p>6.1390733718872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.29771375656128">
                <text:p>2.29771375656128</text:p>
              </table:table-cell>
              <table:table-cell office:value-type="float" office:value="6.17093420028687">
                <text:p>6.1709342002868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29473543167114">
                <text:p>2.29473543167114</text:p>
              </table:table-cell>
              <table:table-cell office:value-type="float" office:value="6.20279550552368">
                <text:p>6.2027955055236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.29175734519958">
                <text:p>2.29175734519958</text:p>
              </table:table-cell>
              <table:table-cell office:value-type="float" office:value="6.2346568107605">
                <text:p>6.234656810760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.28877925872803">
                <text:p>2.28877925872803</text:p>
              </table:table-cell>
              <table:table-cell office:value-type="float" office:value="6.26651763916016">
                <text:p>6.2665176391601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.28580093383789">
                <text:p>2.28580093383789</text:p>
              </table:table-cell>
              <table:table-cell office:value-type="float" office:value="6.29837894439697">
                <text:p>6.2983789443969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.28282284736633">
                <text:p>2.28282284736633</text:p>
              </table:table-cell>
              <table:table-cell office:value-type="float" office:value="6.33023977279663">
                <text:p>6.3302397727966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.27984476089478">
                <text:p>2.27984476089478</text:p>
              </table:table-cell>
              <table:table-cell office:value-type="float" office:value="6.36210107803345">
                <text:p>6.3621010780334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.27686643600464">
                <text:p>2.27686643600464</text:p>
              </table:table-cell>
              <table:table-cell office:value-type="float" office:value="6.39396238327026">
                <text:p>6.3939623832702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.27388834953308">
                <text:p>2.27388834953308</text:p>
              </table:table-cell>
              <table:table-cell office:value-type="float" office:value="6.42582321166992">
                <text:p>6.4258232116699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.27091026306152">
                <text:p>2.27091026306152</text:p>
              </table:table-cell>
              <table:table-cell office:value-type="float" office:value="6.45768451690674">
                <text:p>6.4576845169067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.26793193817139">
                <text:p>2.26793193817139</text:p>
              </table:table-cell>
              <table:table-cell office:value-type="float" office:value="6.4895453453064">
                <text:p>6.489545345306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.26495385169983">
                <text:p>2.26495385169983</text:p>
              </table:table-cell>
              <table:table-cell office:value-type="float" office:value="6.52140665054321">
                <text:p>6.5214066505432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26197576522827">
                <text:p>2.26197576522827</text:p>
              </table:table-cell>
              <table:table-cell office:value-type="float" office:value="6.55326747894287">
                <text:p>6.5532674789428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25899744033813">
                <text:p>2.25899744033813</text:p>
              </table:table-cell>
              <table:table-cell office:value-type="float" office:value="6.58512878417969">
                <text:p>6.5851287841796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.25601935386658">
                <text:p>2.25601935386658</text:p>
              </table:table-cell>
              <table:table-cell office:value-type="float" office:value="6.6169900894165">
                <text:p>6.616990089416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.25304126739502">
                <text:p>2.25304126739502</text:p>
              </table:table-cell>
              <table:table-cell office:value-type="float" office:value="6.64885091781616">
                <text:p>6.6488509178161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.25006294250488">
                <text:p>2.25006294250488</text:p>
              </table:table-cell>
              <table:table-cell office:value-type="float" office:value="6.68071222305298">
                <text:p>6.6807122230529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24708485603333">
                <text:p>2.24708485603333</text:p>
              </table:table-cell>
              <table:table-cell office:value-type="float" office:value="6.71257305145264">
                <text:p>6.712573051452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.24410676956177">
                <text:p>2.24410676956177</text:p>
              </table:table-cell>
              <table:table-cell office:value-type="float" office:value="6.74443435668945">
                <text:p>6.7444343566894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24112844467163">
                <text:p>2.24112844467163</text:p>
              </table:table-cell>
              <table:table-cell office:value-type="float" office:value="6.77629566192627">
                <text:p>6.776295661926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.23815035820007">
                <text:p>2.23815035820007</text:p>
              </table:table-cell>
              <table:table-cell office:value-type="float" office:value="6.80815649032593">
                <text:p>6.8081564903259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.23517227172852">
                <text:p>2.23517227172852</text:p>
              </table:table-cell>
              <table:table-cell office:value-type="float" office:value="6.84001779556274">
                <text:p>6.8400177955627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.23219394683838">
                <text:p>2.23219394683838</text:p>
              </table:table-cell>
              <table:table-cell office:value-type="float" office:value="6.8718786239624">
                <text:p>6.871878623962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.22921586036682">
                <text:p>2.22921586036682</text:p>
              </table:table-cell>
              <table:table-cell office:value-type="float" office:value="6.90373992919922">
                <text:p>6.9037399291992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.22623777389526">
                <text:p>2.22623777389526</text:p>
              </table:table-cell>
              <table:table-cell office:value-type="float" office:value="6.93560123443604">
                <text:p>6.9356012344360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.22325944900513">
                <text:p>2.22325944900513</text:p>
              </table:table-cell>
              <table:table-cell office:value-type="float" office:value="6.96746206283569">
                <text:p>6.9674620628356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22028136253357">
                <text:p>2.22028136253357</text:p>
              </table:table-cell>
              <table:table-cell office:value-type="float" office:value="6.99932336807251">
                <text:p>6.9993233680725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21730327606201">
                <text:p>2.21730327606201</text:p>
              </table:table-cell>
              <table:table-cell office:value-type="float" office:value="7.03118419647217">
                <text:p>7.0311841964721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.21432495117187">
                <text:p>2.21432495117187</text:p>
              </table:table-cell>
              <table:table-cell office:value-type="float" office:value="7.06304550170898">
                <text:p>7.0630455017089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.21134686470032">
                <text:p>2.21134686470032</text:p>
              </table:table-cell>
              <table:table-cell office:value-type="float" office:value="7.0949068069458">
                <text:p>7.094906806945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.20836877822876">
                <text:p>2.20836877822876</text:p>
              </table:table-cell>
              <table:table-cell office:value-type="float" office:value="7.12676763534546">
                <text:p>7.1267676353454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.20539045333862">
                <text:p>2.20539045333862</text:p>
              </table:table-cell>
              <table:table-cell office:value-type="float" office:value="7.15862894058228">
                <text:p>7.1586289405822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20241236686707">
                <text:p>2.20241236686707</text:p>
              </table:table-cell>
              <table:table-cell office:value-type="float" office:value="7.19048976898193">
                <text:p>7.1904897689819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.19943404197693">
                <text:p>2.19943404197693</text:p>
              </table:table-cell>
              <table:table-cell office:value-type="float" office:value="7.22235107421875">
                <text:p>7.2223510742187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.19645595550537">
                <text:p>2.19645595550537</text:p>
              </table:table-cell>
              <table:table-cell office:value-type="float" office:value="7.25421237945557">
                <text:p>7.2542123794555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.19347786903381">
                <text:p>2.19347786903381</text:p>
              </table:table-cell>
              <table:table-cell office:value-type="float" office:value="7.28607320785522">
                <text:p>7.2860732078552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19049954414368">
                <text:p>2.19049954414368</text:p>
              </table:table-cell>
              <table:table-cell office:value-type="float" office:value="7.31793451309204">
                <text:p>7.3179345130920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.18752145767212">
                <text:p>2.18752145767212</text:p>
              </table:table-cell>
              <table:table-cell office:value-type="float" office:value="7.3497953414917">
                <text:p>7.349795341491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.18454337120056">
                <text:p>2.18454337120056</text:p>
              </table:table-cell>
              <table:table-cell office:value-type="float" office:value="7.38165664672852">
                <text:p>7.3816566467285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.18156504631042">
                <text:p>2.18156504631042</text:p>
              </table:table-cell>
              <table:table-cell office:value-type="float" office:value="7.41351795196533">
                <text:p>7.413517951965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.17858695983887">
                <text:p>2.17858695983887</text:p>
              </table:table-cell>
              <table:table-cell office:value-type="float" office:value="7.44537878036499">
                <text:p>7.4453787803649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17560887336731">
                <text:p>2.17560887336731</text:p>
              </table:table-cell>
              <table:table-cell office:value-type="float" office:value="7.47724008560181">
                <text:p>7.477240085601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.17263054847717">
                <text:p>2.17263054847717</text:p>
              </table:table-cell>
              <table:table-cell office:value-type="float" office:value="7.50910091400147">
                <text:p>7.509100914001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.16965246200562">
                <text:p>2.16965246200562</text:p>
              </table:table-cell>
              <table:table-cell office:value-type="float" office:value="7.54096221923828">
                <text:p>7.5409622192382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16667437553406">
                <text:p>2.16667437553406</text:p>
              </table:table-cell>
              <table:table-cell office:value-type="float" office:value="7.5728235244751">
                <text:p>7.572823524475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16369605064392">
                <text:p>2.16369605064392</text:p>
              </table:table-cell>
              <table:table-cell office:value-type="float" office:value="7.60468435287476">
                <text:p>7.6046843528747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.16071796417236">
                <text:p>2.16071796417236</text:p>
              </table:table-cell>
              <table:table-cell office:value-type="float" office:value="7.63654565811157">
                <text:p>7.636545658111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15773987770081">
                <text:p>2.15773987770081</text:p>
              </table:table-cell>
              <table:table-cell office:value-type="float" office:value="7.66840648651123">
                <text:p>7.6684064865112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.15476155281067">
                <text:p>2.15476155281067</text:p>
              </table:table-cell>
              <table:table-cell office:value-type="float" office:value="7.70026779174805">
                <text:p>7.7002677917480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.15178346633911">
                <text:p>2.15178346633911</text:p>
              </table:table-cell>
              <table:table-cell office:value-type="float" office:value="7.73212909698486">
                <text:p>7.7321290969848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.14880537986755">
                <text:p>2.14880537986755</text:p>
              </table:table-cell>
              <table:table-cell office:value-type="float" office:value="7.76398992538452">
                <text:p>7.7639899253845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.14582705497742">
                <text:p>2.14582705497742</text:p>
              </table:table-cell>
              <table:table-cell office:value-type="float" office:value="7.79585123062134">
                <text:p>7.7958512306213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.14284896850586">
                <text:p>2.14284896850586</text:p>
              </table:table-cell>
              <table:table-cell office:value-type="float" office:value="7.827712059021">
                <text:p>7.82771205902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.1398708820343">
                <text:p>2.1398708820343</text:p>
              </table:table-cell>
              <table:table-cell office:value-type="float" office:value="7.85957336425781">
                <text:p>7.8595733642578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.13689255714416">
                <text:p>2.13689255714416</text:p>
              </table:table-cell>
              <table:table-cell office:value-type="float" office:value="7.89143466949463">
                <text:p>7.8914346694946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.13391447067261">
                <text:p>2.13391447067261</text:p>
              </table:table-cell>
              <table:table-cell office:value-type="float" office:value="7.92329549789429">
                <text:p>7.9232954978942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.13093638420105">
                <text:p>2.13093638420105</text:p>
              </table:table-cell>
              <table:table-cell office:value-type="float" office:value="7.9551568031311">
                <text:p>7.955156803131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.12795805931091">
                <text:p>2.12795805931091</text:p>
              </table:table-cell>
              <table:table-cell office:value-type="float" office:value="7.98701763153076">
                <text:p>7.9870176315307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.12497997283936">
                <text:p>2.12497997283936</text:p>
              </table:table-cell>
              <table:table-cell office:value-type="float" office:value="8.01887893676758">
                <text:p>8.0188789367675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.1220018863678">
                <text:p>2.1220018863678</text:p>
              </table:table-cell>
              <table:table-cell office:value-type="float" office:value="8.05074024200439">
                <text:p>8.0507402420043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.11902356147766">
                <text:p>2.11902356147766</text:p>
              </table:table-cell>
              <table:table-cell office:value-type="float" office:value="8.08260154724121">
                <text:p>8.0826015472412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.1160454750061">
                <text:p>2.1160454750061</text:p>
              </table:table-cell>
              <table:table-cell office:value-type="float" office:value="8.11446189880371">
                <text:p>8.1144618988037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.11306738853455">
                <text:p>2.11306738853455</text:p>
              </table:table-cell>
              <table:table-cell office:value-type="float" office:value="8.14632320404053">
                <text:p>8.146323204040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.11008906364441">
                <text:p>2.11008906364441</text:p>
              </table:table-cell>
              <table:table-cell office:value-type="float" office:value="8.17818450927734">
                <text:p>8.1781845092773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.10711097717285">
                <text:p>2.10711097717285</text:p>
              </table:table-cell>
              <table:table-cell office:value-type="float" office:value="8.21004581451416">
                <text:p>8.2100458145141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.10413289070129">
                <text:p>2.10413289070129</text:p>
              </table:table-cell>
              <table:table-cell office:value-type="float" office:value="8.24190711975098">
                <text:p>8.241907119750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.10115456581116">
                <text:p>2.10115456581116</text:p>
              </table:table-cell>
              <table:table-cell office:value-type="float" office:value="8.27376747131348">
                <text:p>8.273767471313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.0981764793396">
                <text:p>2.0981764793396</text:p>
              </table:table-cell>
              <table:table-cell office:value-type="float" office:value="8.30562877655029">
                <text:p>8.3056287765502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.09519815444946">
                <text:p>2.09519815444946</text:p>
              </table:table-cell>
              <table:table-cell office:value-type="float" office:value="8.33749008178711">
                <text:p>8.3374900817871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.09222006797791">
                <text:p>2.09222006797791</text:p>
              </table:table-cell>
              <table:table-cell office:value-type="float" office:value="8.36935138702393">
                <text:p>8.3693513870239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.08924198150635">
                <text:p>2.08924198150635</text:p>
              </table:table-cell>
              <table:table-cell office:value-type="float" office:value="8.40121269226074">
                <text:p>8.4012126922607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08626365661621">
                <text:p>2.08626365661621</text:p>
              </table:table-cell>
              <table:table-cell office:value-type="float" office:value="8.43307304382324">
                <text:p>8.433073043823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.08328557014465">
                <text:p>2.08328557014465</text:p>
              </table:table-cell>
              <table:table-cell office:value-type="float" office:value="8.46493434906006">
                <text:p>8.4649343490600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.0803074836731">
                <text:p>2.0803074836731</text:p>
              </table:table-cell>
              <table:table-cell office:value-type="float" office:value="8.49679565429688">
                <text:p>8.4967956542968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.07732915878296">
                <text:p>2.07732915878296</text:p>
              </table:table-cell>
              <table:table-cell office:value-type="float" office:value="8.52865695953369">
                <text:p>8.5286569595336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.0743510723114">
                <text:p>2.0743510723114</text:p>
              </table:table-cell>
              <table:table-cell office:value-type="float" office:value="8.56051826477051">
                <text:p>8.5605182647705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.07137298583984">
                <text:p>2.07137298583984</text:p>
              </table:table-cell>
              <table:table-cell office:value-type="float" office:value="8.59237861633301">
                <text:p>8.5923786163330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.06839466094971">
                <text:p>2.06839466094971</text:p>
              </table:table-cell>
              <table:table-cell office:value-type="float" office:value="8.62423992156982">
                <text:p>8.6242399215698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.06541657447815">
                <text:p>2.06541657447815</text:p>
              </table:table-cell>
              <table:table-cell office:value-type="float" office:value="8.65610122680664">
                <text:p>8.6561012268066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.06243848800659">
                <text:p>2.06243848800659</text:p>
              </table:table-cell>
              <table:table-cell office:value-type="float" office:value="8.68796253204346">
                <text:p>8.6879625320434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.05946016311645">
                <text:p>2.05946016311645</text:p>
              </table:table-cell>
              <table:table-cell office:value-type="float" office:value="8.71982383728027">
                <text:p>8.719823837280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.0564820766449">
                <text:p>2.0564820766449</text:p>
              </table:table-cell>
              <table:table-cell office:value-type="float" office:value="8.75168418884277">
                <text:p>8.7516841888427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.05350399017334">
                <text:p>2.05350399017334</text:p>
              </table:table-cell>
              <table:table-cell office:value-type="float" office:value="8.78354549407959">
                <text:p>8.7835454940795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.0505256652832">
                <text:p>2.0505256652832</text:p>
              </table:table-cell>
              <table:table-cell office:value-type="float" office:value="8.81540679931641">
                <text:p>8.8154067993164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.04754757881165">
                <text:p>2.04754757881165</text:p>
              </table:table-cell>
              <table:table-cell office:value-type="float" office:value="8.84726810455322">
                <text:p>8.8472681045532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.04456949234009">
                <text:p>2.04456949234009</text:p>
              </table:table-cell>
              <table:table-cell office:value-type="float" office:value="8.87912940979004">
                <text:p>8.8791294097900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.04159116744995">
                <text:p>2.04159116744995</text:p>
              </table:table-cell>
              <table:table-cell office:value-type="float" office:value="8.91098976135254">
                <text:p>8.9109897613525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.03861308097839">
                <text:p>2.03861308097839</text:p>
              </table:table-cell>
              <table:table-cell office:value-type="float" office:value="8.94285106658936">
                <text:p>8.9428510665893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.03563499450684">
                <text:p>2.03563499450684</text:p>
              </table:table-cell>
              <table:table-cell office:value-type="float" office:value="8.97471237182617">
                <text:p>8.9747123718261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.0326566696167">
                <text:p>2.0326566696167</text:p>
              </table:table-cell>
              <table:table-cell office:value-type="float" office:value="9.00657367706299">
                <text:p>9.006573677062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.02967858314514">
                <text:p>2.02967858314514</text:p>
              </table:table-cell>
              <table:table-cell office:value-type="float" office:value="9.03843498229981">
                <text:p>9.0384349822998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.02670049667358">
                <text:p>2.02670049667358</text:p>
              </table:table-cell>
              <table:table-cell office:value-type="float" office:value="9.07029533386231">
                <text:p>9.0702953338623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.02372217178345">
                <text:p>2.02372217178345</text:p>
              </table:table-cell>
              <table:table-cell office:value-type="float" office:value="9.10215663909912">
                <text:p>9.1021566390991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.02074408531189">
                <text:p>2.02074408531189</text:p>
              </table:table-cell>
              <table:table-cell office:value-type="float" office:value="9.13401794433594">
                <text:p>9.1340179443359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.01776599884033">
                <text:p>2.01776599884033</text:p>
              </table:table-cell>
              <table:table-cell office:value-type="float" office:value="9.16587924957275">
                <text:p>9.1658792495727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.0147876739502">
                <text:p>2.0147876739502</text:p>
              </table:table-cell>
              <table:table-cell office:value-type="float" office:value="9.19774055480957">
                <text:p>9.1977405548095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.01180958747864">
                <text:p>2.01180958747864</text:p>
              </table:table-cell>
              <table:table-cell office:value-type="float" office:value="9.22960090637207">
                <text:p>9.2296009063720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.00883150100708">
                <text:p>2.00883150100708</text:p>
              </table:table-cell>
              <table:table-cell office:value-type="float" office:value="9.26146221160889">
                <text:p>9.2614622116088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.00585317611694">
                <text:p>2.00585317611694</text:p>
              </table:table-cell>
              <table:table-cell office:value-type="float" office:value="9.2933235168457">
                <text:p>9.293323516845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.00287508964539">
                <text:p>2.00287508964539</text:p>
              </table:table-cell>
              <table:table-cell office:value-type="float" office:value="9.32518482208252">
                <text:p>9.3251848220825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99989688396454">
                <text:p>1.99989688396454</text:p>
              </table:table-cell>
              <table:table-cell office:value-type="float" office:value="9.35704517364502">
                <text:p>9.3570451736450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99691867828369">
                <text:p>1.99691867828369</text:p>
              </table:table-cell>
              <table:table-cell office:value-type="float" office:value="9.38890647888184">
                <text:p>9.3889064788818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.02695655822754">
                <text:p>2.02695655822754</text:p>
              </table:table-cell>
              <table:table-cell office:value-type="float" office:value="9.37787437438965">
                <text:p>9.3778743743896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.05699467658997">
                <text:p>2.05699467658997</text:p>
              </table:table-cell>
              <table:table-cell office:value-type="float" office:value="9.36684131622314">
                <text:p>9.3668413162231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.08703255653381">
                <text:p>2.08703255653381</text:p>
              </table:table-cell>
              <table:table-cell office:value-type="float" office:value="9.35580825805664">
                <text:p>9.3558082580566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.11707043647766">
                <text:p>2.11707043647766</text:p>
              </table:table-cell>
              <table:table-cell office:value-type="float" office:value="9.34477519989014">
                <text:p>9.3447751998901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.14710831642151">
                <text:p>2.14710831642151</text:p>
              </table:table-cell>
              <table:table-cell office:value-type="float" office:value="9.33374214172363">
                <text:p>9.3337421417236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.17714619636536">
                <text:p>2.17714619636536</text:p>
              </table:table-cell>
              <table:table-cell office:value-type="float" office:value="9.32271003723145">
                <text:p>9.3227100372314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.2071840763092">
                <text:p>2.2071840763092</text:p>
              </table:table-cell>
              <table:table-cell office:value-type="float" office:value="9.31167697906494">
                <text:p>9.3116769790649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.23722219467163">
                <text:p>2.23722219467163</text:p>
              </table:table-cell>
              <table:table-cell office:value-type="float" office:value="9.30064392089844">
                <text:p>9.3006439208984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.26726007461548">
                <text:p>2.26726007461548</text:p>
              </table:table-cell>
              <table:table-cell office:value-type="float" office:value="9.28961086273193">
                <text:p>9.2896108627319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.29729795455933">
                <text:p>2.29729795455933</text:p>
              </table:table-cell>
              <table:table-cell office:value-type="float" office:value="9.27857875823975">
                <text:p>9.2785787582397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.32733583450317">
                <text:p>2.32733583450317</text:p>
              </table:table-cell>
              <table:table-cell office:value-type="float" office:value="9.26754570007324">
                <text:p>9.2675457000732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.35737371444702">
                <text:p>2.35737371444702</text:p>
              </table:table-cell>
              <table:table-cell office:value-type="float" office:value="9.25651264190674">
                <text:p>9.2565126419067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.38741159439087">
                <text:p>2.38741159439087</text:p>
              </table:table-cell>
              <table:table-cell office:value-type="float" office:value="9.24547958374023">
                <text:p>9.2454795837402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.4174497127533">
                <text:p>2.4174497127533</text:p>
              </table:table-cell>
              <table:table-cell office:value-type="float" office:value="9.23444747924805">
                <text:p>9.2344474792480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.44748759269714">
                <text:p>2.44748759269714</text:p>
              </table:table-cell>
              <table:table-cell office:value-type="float" office:value="9.22341442108154">
                <text:p>9.2234144210815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.47752547264099">
                <text:p>2.47752547264099</text:p>
              </table:table-cell>
              <table:table-cell office:value-type="float" office:value="9.21238136291504">
                <text:p>9.2123813629150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.50756335258484">
                <text:p>2.50756335258484</text:p>
              </table:table-cell>
              <table:table-cell office:value-type="float" office:value="9.20134830474854">
                <text:p>9.2013483047485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.53760123252869">
                <text:p>2.53760123252869</text:p>
              </table:table-cell>
              <table:table-cell office:value-type="float" office:value="9.19031620025635">
                <text:p>9.1903162002563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.56763911247253">
                <text:p>2.56763911247253</text:p>
              </table:table-cell>
              <table:table-cell office:value-type="float" office:value="9.17928314208984">
                <text:p>9.1792831420898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.59767723083496">
                <text:p>2.59767723083496</text:p>
              </table:table-cell>
              <table:table-cell office:value-type="float" office:value="9.16825008392334">
                <text:p>9.1682500839233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.62771511077881">
                <text:p>2.62771511077881</text:p>
              </table:table-cell>
              <table:table-cell office:value-type="float" office:value="9.15721702575684">
                <text:p>9.1572170257568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.65775299072266">
                <text:p>2.65775299072266</text:p>
              </table:table-cell>
              <table:table-cell office:value-type="float" office:value="9.14618492126465">
                <text:p>9.1461849212646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.6877908706665">
                <text:p>2.6877908706665</text:p>
              </table:table-cell>
              <table:table-cell office:value-type="float" office:value="9.13515186309814">
                <text:p>9.1351518630981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.71782875061035">
                <text:p>2.71782875061035</text:p>
              </table:table-cell>
              <table:table-cell office:value-type="float" office:value="9.12411880493164">
                <text:p>9.1241188049316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.7478666305542">
                <text:p>2.7478666305542</text:p>
              </table:table-cell>
              <table:table-cell office:value-type="float" office:value="9.11308574676514">
                <text:p>9.1130857467651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.77790474891663">
                <text:p>2.77790474891663</text:p>
              </table:table-cell>
              <table:table-cell office:value-type="float" office:value="9.10205268859863">
                <text:p>9.1020526885986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.80794262886047">
                <text:p>2.80794262886047</text:p>
              </table:table-cell>
              <table:table-cell office:value-type="float" office:value="9.09102058410645">
                <text:p>9.0910205841064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.83798050880432">
                <text:p>2.83798050880432</text:p>
              </table:table-cell>
              <table:table-cell office:value-type="float" office:value="9.07998752593994">
                <text:p>9.0799875259399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.86801838874817">
                <text:p>2.86801838874817</text:p>
              </table:table-cell>
              <table:table-cell office:value-type="float" office:value="9.06895446777344">
                <text:p>9.0689544677734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.89805626869202">
                <text:p>2.89805626869202</text:p>
              </table:table-cell>
              <table:table-cell office:value-type="float" office:value="9.05792140960693">
                <text:p>9.0579214096069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.92809414863586">
                <text:p>2.92809414863586</text:p>
              </table:table-cell>
              <table:table-cell office:value-type="float" office:value="9.04688930511475">
                <text:p>9.0468893051147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.95813226699829">
                <text:p>2.95813226699829</text:p>
              </table:table-cell>
              <table:table-cell office:value-type="float" office:value="9.03585624694824">
                <text:p>9.0358562469482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.98817014694214">
                <text:p>2.98817014694214</text:p>
              </table:table-cell>
              <table:table-cell office:value-type="float" office:value="9.02482318878174">
                <text:p>9.0248231887817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.01820802688599">
                <text:p>3.01820802688599</text:p>
              </table:table-cell>
              <table:table-cell office:value-type="float" office:value="9.01379013061523">
                <text:p>9.0137901306152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.04824590682983">
                <text:p>3.04824590682983</text:p>
              </table:table-cell>
              <table:table-cell office:value-type="float" office:value="9.00275802612305">
                <text:p>9.0027580261230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07828378677368">
                <text:p>3.07828378677368</text:p>
              </table:table-cell>
              <table:table-cell office:value-type="float" office:value="8.99172496795654">
                <text:p>8.9917249679565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.10832166671753">
                <text:p>3.10832166671753</text:p>
              </table:table-cell>
              <table:table-cell office:value-type="float" office:value="8.98069190979004">
                <text:p>8.9806919097900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.13835978507996">
                <text:p>3.13835978507996</text:p>
              </table:table-cell>
              <table:table-cell office:value-type="float" office:value="8.96965885162354">
                <text:p>8.9696588516235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.1683976650238">
                <text:p>3.1683976650238</text:p>
              </table:table-cell>
              <table:table-cell office:value-type="float" office:value="8.95862674713135">
                <text:p>8.9586267471313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.19843554496765">
                <text:p>3.19843554496765</text:p>
              </table:table-cell>
              <table:table-cell office:value-type="float" office:value="8.94759368896484">
                <text:p>8.9475936889648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.2284734249115">
                <text:p>3.2284734249115</text:p>
              </table:table-cell>
              <table:table-cell office:value-type="float" office:value="8.93656063079834">
                <text:p>8.936560630798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.25851130485535">
                <text:p>3.25851130485535</text:p>
              </table:table-cell>
              <table:table-cell office:value-type="float" office:value="8.92552757263184">
                <text:p>8.9255275726318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.28854918479919">
                <text:p>3.28854918479919</text:p>
              </table:table-cell>
              <table:table-cell office:value-type="float" office:value="8.91449546813965">
                <text:p>8.9144954681396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.31858730316162">
                <text:p>3.31858730316162</text:p>
              </table:table-cell>
              <table:table-cell office:value-type="float" office:value="8.90346240997314">
                <text:p>8.9034624099731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.34862518310547">
                <text:p>3.34862518310547</text:p>
              </table:table-cell>
              <table:table-cell office:value-type="float" office:value="8.89242935180664">
                <text:p>8.8924293518066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.37866306304932">
                <text:p>3.37866306304932</text:p>
              </table:table-cell>
              <table:table-cell office:value-type="float" office:value="8.88139629364014">
                <text:p>8.881396293640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.40870094299316">
                <text:p>3.40870094299316</text:p>
              </table:table-cell>
              <table:table-cell office:value-type="float" office:value="8.87036323547363">
                <text:p>8.8703632354736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.43873882293701">
                <text:p>3.43873882293701</text:p>
              </table:table-cell>
              <table:table-cell office:value-type="float" office:value="8.85933113098145">
                <text:p>8.8593311309814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.46877670288086">
                <text:p>3.46877670288086</text:p>
              </table:table-cell>
              <table:table-cell office:value-type="float" office:value="8.84829807281494">
                <text:p>8.8482980728149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.49881482124329">
                <text:p>3.49881482124329</text:p>
              </table:table-cell>
              <table:table-cell office:value-type="float" office:value="8.83726501464844">
                <text:p>8.8372650146484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.52885270118713">
                <text:p>3.52885270118713</text:p>
              </table:table-cell>
              <table:table-cell office:value-type="float" office:value="8.82623195648193">
                <text:p>8.8262319564819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.55889058113098">
                <text:p>3.55889058113098</text:p>
              </table:table-cell>
              <table:table-cell office:value-type="float" office:value="8.81519985198975">
                <text:p>8.8151998519897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.58892846107483">
                <text:p>3.58892846107483</text:p>
              </table:table-cell>
              <table:table-cell office:value-type="float" office:value="8.80416679382324">
                <text:p>8.8041667938232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.61896634101868">
                <text:p>3.61896634101868</text:p>
              </table:table-cell>
              <table:table-cell office:value-type="float" office:value="8.79313373565674">
                <text:p>8.7931337356567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.64900422096252">
                <text:p>3.64900422096252</text:p>
              </table:table-cell>
              <table:table-cell office:value-type="float" office:value="8.78210067749023">
                <text:p>8.7821006774902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.67904233932495">
                <text:p>3.67904233932495</text:p>
              </table:table-cell>
              <table:table-cell office:value-type="float" office:value="8.77106857299805">
                <text:p>8.7710685729980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.7090802192688">
                <text:p>3.7090802192688</text:p>
              </table:table-cell>
              <table:table-cell office:value-type="float" office:value="8.76003551483154">
                <text:p>8.7600355148315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.73911809921265">
                <text:p>3.73911809921265</text:p>
              </table:table-cell>
              <table:table-cell office:value-type="float" office:value="8.74900245666504">
                <text:p>8.7490024566650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.76915597915649">
                <text:p>3.76915597915649</text:p>
              </table:table-cell>
              <table:table-cell office:value-type="float" office:value="8.73796939849854">
                <text:p>8.7379693984985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.79919385910034">
                <text:p>3.79919385910034</text:p>
              </table:table-cell>
              <table:table-cell office:value-type="float" office:value="8.72693729400635">
                <text:p>8.7269372940063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.82923173904419">
                <text:p>3.82923173904419</text:p>
              </table:table-cell>
              <table:table-cell office:value-type="float" office:value="8.71590423583984">
                <text:p>8.7159042358398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.85926985740662">
                <text:p>3.85926985740662</text:p>
              </table:table-cell>
              <table:table-cell office:value-type="float" office:value="8.70487117767334">
                <text:p>8.7048711776733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.88930773735046">
                <text:p>3.88930773735046</text:p>
              </table:table-cell>
              <table:table-cell office:value-type="float" office:value="8.69383811950684">
                <text:p>8.69383811950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